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0.28000000000000003" table:style-name="ce1">
            <text:p>0.28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.41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78" table:style-name="ce1">
            <text:p>0.78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7" table:style-name="ce1">
            <text:p>0.7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5" table:style-name="ce1">
            <text:p>0.75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.44" table:style-name="ce1">
            <text:p>0.44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0.63" table:style-name="ce1">
            <text:p>0.63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0.49" table:style-name="ce1">
            <text:p>0.49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.8" table:style-name="ce1">
            <text:p>2.8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.37" table:style-name="ce1">
            <text:p>2.37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.04" table:style-name="ce1">
            <text:p>1.04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.05" table:style-name="ce1">
            <text:p>1.05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48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3.7029999999999998" table:style-name="ce3">
            <text:p>3.703</text:p>
          </table:table-cell>
          <table:table-cell office:value-type="float" office:value="3.9009999999999998" table:style-name="ce3">
            <text:p>3.901</text:p>
          </table:table-cell>
          <table:table-cell office:value-type="float" office:value="3.895" table:style-name="ce3">
            <text:p>3.895</text:p>
          </table:table-cell>
          <table:table-cell office:value-type="float" office:value="3.9060000000000001" table:style-name="ce3">
            <text:p>3.906</text:p>
          </table:table-cell>
          <table:table-cell office:value-type="float" office:value="3.8" table:style-name="ce3">
            <text:p>3.800</text:p>
          </table:table-cell>
          <table:table-cell office:value-type="float" office:value="3.7160000000000002" table:style-name="ce3">
            <text:p>3.716</text:p>
          </table:table-cell>
          <table:table-cell office:value-type="float" office:value="3.782" table:style-name="ce3">
            <text:p>3.782</text:p>
          </table:table-cell>
          <table:table-cell office:value-type="float" office:value="3.7719999999999998" table:style-name="ce3">
            <text:p>3.772</text:p>
          </table:table-cell>
          <table:table-cell office:value-type="float" office:value="3.8119999999999998" table:style-name="ce3">
            <text:p>3.812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4.2359999999999998" table:style-name="ce3">
            <text:p>4.236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335" table:style-name="ce3">
            <text:p>4.33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92" table:style-name="ce3">
            <text:p>0.920</text:p>
          </table:table-cell>
          <table:table-cell office:value-type="float" office:value="0.85399999999999998" table:style-name="ce3">
            <text:p>0.854</text:p>
          </table:table-cell>
          <table:table-cell office:value-type="float" office:value="0.81799999999999995" table:style-name="ce3">
            <text:p>0.818</text:p>
          </table:table-cell>
          <table:table-cell office:value-type="float" office:value="0.79900000000000004" table:style-name="ce3">
            <text:p>0.799</text:p>
          </table:table-cell>
          <table:table-cell office:value-type="float" office:value="0.79800000000000004" table:style-name="ce3">
            <text:p>0.798</text:p>
          </table:table-cell>
          <table:table-cell office:value-type="float" office:value="0.81" table:style-name="ce3">
            <text:p>0.810</text:p>
          </table:table-cell>
          <table:table-cell office:value-type="float" office:value="0.86899999999999999" table:style-name="ce3">
            <text:p>0.869</text:p>
          </table:table-cell>
          <table:table-cell office:value-type="float" office:value="0.996" table:style-name="ce3">
            <text:p>0.996</text:p>
          </table:table-cell>
          <table:table-cell office:value-type="float" office:value="5.5540000000000003" table:style-name="ce3">
            <text:p>5.554</text:p>
          </table:table-cell>
          <table:table-cell office:value-type="float" office:value="5.851" table:style-name="ce3">
            <text:p>5.851</text:p>
          </table:table-cell>
          <table:table-cell office:value-type="float" office:value="5.843" table:style-name="ce3">
            <text:p>5.843</text:p>
          </table:table-cell>
          <table:table-cell office:value-type="float" office:value="5.859" table:style-name="ce3">
            <text:p>5.859</text:p>
          </table:table-cell>
          <table:table-cell office:value-type="float" office:value="5.7" table:style-name="ce3">
            <text:p>5.700</text:p>
          </table:table-cell>
          <table:table-cell office:value-type="float" office:value="5.5739999999999998" table:style-name="ce3">
            <text:p>5.574</text:p>
          </table:table-cell>
          <table:table-cell office:value-type="float" office:value="5.6719999999999997" table:style-name="ce3">
            <text:p>5.672</text:p>
          </table:table-cell>
          <table:table-cell office:value-type="float" office:value="5.6580000000000004" table:style-name="ce3">
            <text:p>5.658</text:p>
          </table:table-cell>
          <table:table-cell office:value-type="float" office:value="5.7169999999999996" table:style-name="ce3">
            <text:p>5.717</text:p>
          </table:table-cell>
          <table:table-cell office:value-type="float" office:value="5.89" table:style-name="ce3">
            <text:p>5.890</text:p>
          </table:table-cell>
          <table:table-cell office:value-type="float" office:value="6.3550000000000004" table:style-name="ce3">
            <text:p>6.355</text:p>
          </table:table-cell>
          <table:table-cell office:value-type="float" office:value="6.5179999999999998" table:style-name="ce3">
            <text:p>6.518</text:p>
          </table:table-cell>
          <table:table-cell office:value-type="float" office:value="6.5030000000000001" table:style-name="ce3">
            <text:p>6.503</text:p>
          </table:table-cell>
          <table:table-cell office:value-type="float" office:value="6.2249999999999996" table:style-name="ce3">
            <text:p>6.225</text:p>
          </table:table-cell>
          <table:table-cell office:value-type="float" office:value="1.173" table:style-name="ce3">
            <text:p>1.173</text:p>
          </table:table-cell>
          <table:table-cell office:value-type="float" office:value="1.0329999999999999" table:style-name="ce3">
            <text:p>1.033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6.48" table:style-name="ce3">
            <text:p>6.480</text:p>
          </table:table-cell>
          <table:table-cell office:value-type="float" office:value="6.8259999999999996" table:style-name="ce3">
            <text:p>6.826</text:p>
          </table:table-cell>
          <table:table-cell office:value-type="float" office:value="6.8170000000000002" table:style-name="ce3">
            <text:p>6.817</text:p>
          </table:table-cell>
          <table:table-cell office:value-type="float" office:value="6.835" table:style-name="ce3">
            <text:p>6.835</text:p>
          </table:table-cell>
          <table:table-cell office:value-type="float" office:value="6.65" table:style-name="ce3">
            <text:p>6.650</text:p>
          </table:table-cell>
          <table:table-cell office:value-type="float" office:value="6.5030000000000001" table:style-name="ce3">
            <text:p>6.503</text:p>
          </table:table-cell>
          <table:table-cell office:value-type="float" office:value="6.6180000000000003" table:style-name="ce3">
            <text:p>6.618</text:p>
          </table:table-cell>
          <table:table-cell office:value-type="float" office:value="6.601" table:style-name="ce3">
            <text:p>6.601</text:p>
          </table:table-cell>
          <table:table-cell office:value-type="float" office:value="6.67" table:style-name="ce3">
            <text:p>6.670</text:p>
          </table:table-cell>
          <table:table-cell office:value-type="float" office:value="6.8710000000000004" table:style-name="ce3">
            <text:p>6.871</text:p>
          </table:table-cell>
          <table:table-cell office:value-type="float" office:value="7.4139999999999997" table:style-name="ce3">
            <text:p>7.414</text:p>
          </table:table-cell>
          <table:table-cell office:value-type="float" office:value="7.6040000000000001" table:style-name="ce3">
            <text:p>7.604</text:p>
          </table:table-cell>
          <table:table-cell office:value-type="float" office:value="7.5869999999999997" table:style-name="ce3">
            <text:p>7.587</text:p>
          </table:table-cell>
          <table:table-cell office:value-type="float" office:value="7.2619999999999996" table:style-name="ce3">
            <text:p>7.262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3.7029999999999998" table:style-name="ce3">
            <text:p>3.703</text:p>
          </table:table-cell>
          <table:table-cell office:value-type="float" office:value="3.9009999999999998" table:style-name="ce3">
            <text:p>3.901</text:p>
          </table:table-cell>
          <table:table-cell office:value-type="float" office:value="3.895" table:style-name="ce3">
            <text:p>3.895</text:p>
          </table:table-cell>
          <table:table-cell office:value-type="float" office:value="3.9060000000000001" table:style-name="ce3">
            <text:p>3.906</text:p>
          </table:table-cell>
          <table:table-cell office:value-type="float" office:value="3.8" table:style-name="ce3">
            <text:p>3.800</text:p>
          </table:table-cell>
          <table:table-cell office:value-type="float" office:value="3.7160000000000002" table:style-name="ce3">
            <text:p>3.716</text:p>
          </table:table-cell>
          <table:table-cell office:value-type="float" office:value="3.782" table:style-name="ce3">
            <text:p>3.782</text:p>
          </table:table-cell>
          <table:table-cell office:value-type="float" office:value="3.7719999999999998" table:style-name="ce3">
            <text:p>3.772</text:p>
          </table:table-cell>
          <table:table-cell office:value-type="float" office:value="3.8119999999999998" table:style-name="ce3">
            <text:p>3.812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4.2359999999999998" table:style-name="ce3">
            <text:p>4.236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335" table:style-name="ce3">
            <text:p>4.33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2.7770000000000001" table:style-name="ce3">
            <text:p>2.777</text:p>
          </table:table-cell>
          <table:table-cell office:value-type="float" office:value="2.9260000000000002" table:style-name="ce3">
            <text:p>2.926</text:p>
          </table:table-cell>
          <table:table-cell office:value-type="float" office:value="2.9220000000000002" table:style-name="ce3">
            <text:p>2.922</text:p>
          </table:table-cell>
          <table:table-cell office:value-type="float" office:value="2.9289999999999998" table:style-name="ce3">
            <text:p>2.929</text:p>
          </table:table-cell>
          <table:table-cell office:value-type="float" office:value="2.85" table:style-name="ce3">
            <text:p>2.850</text:p>
          </table:table-cell>
          <table:table-cell office:value-type="float" office:value="2.7869999999999999" table:style-name="ce3">
            <text:p>2.787</text:p>
          </table:table-cell>
          <table:table-cell office:value-type="float" office:value="2.8359999999999999" table:style-name="ce3">
            <text:p>2.836</text:p>
          </table:table-cell>
          <table:table-cell office:value-type="float" office:value="2.8290000000000002" table:style-name="ce3">
            <text:p>2.829</text:p>
          </table:table-cell>
          <table:table-cell office:value-type="float" office:value="2.859" table:style-name="ce3">
            <text:p>2.859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3.177" table:style-name="ce3">
            <text:p>3.177</text:p>
          </table:table-cell>
          <table:table-cell office:value-type="float" office:value="3.2589999999999999" table:style-name="ce3">
            <text:p>3.259</text:p>
          </table:table-cell>
          <table:table-cell office:value-type="float" office:value="3.2519999999999998" table:style-name="ce3">
            <text:p>3.252</text:p>
          </table:table-cell>
          <table:table-cell office:value-type="float" office:value="3.1120000000000001" table:style-name="ce3">
            <text:p>3.112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1.851" table:style-name="ce3">
            <text:p>1.851</text:p>
          </table:table-cell>
          <table:table-cell office:value-type="float" office:value="1.95" table:style-name="ce3">
            <text:p>1.950</text:p>
          </table:table-cell>
          <table:table-cell office:value-type="float" office:value="1.948" table:style-name="ce3">
            <text:p>1.948</text:p>
          </table:table-cell>
          <table:table-cell office:value-type="float" office:value="1.9530000000000001" table:style-name="ce3">
            <text:p>1.953</text:p>
          </table:table-cell>
          <table:table-cell office:value-type="float" office:value="1.9" table:style-name="ce3">
            <text:p>1.900</text:p>
          </table:table-cell>
          <table:table-cell office:value-type="float" office:value="1.8580000000000001" table:style-name="ce3">
            <text:p>1.858</text:p>
          </table:table-cell>
          <table:table-cell office:value-type="float" office:value="1.891" table:style-name="ce3">
            <text:p>1.891</text:p>
          </table:table-cell>
          <table:table-cell office:value-type="float" office:value="1.8859999999999999" table:style-name="ce3">
            <text:p>1.886</text:p>
          </table:table-cell>
          <table:table-cell office:value-type="float" office:value="1.9059999999999999" table:style-name="ce3">
            <text:p>1.906</text:p>
          </table:table-cell>
          <table:table-cell office:value-type="float" office:value="1.9630000000000001" table:style-name="ce3">
            <text:p>1.963</text:p>
          </table:table-cell>
          <table:table-cell office:value-type="float" office:value="2.1179999999999999" table:style-name="ce3">
            <text:p>2.118</text:p>
          </table:table-cell>
          <table:table-cell office:value-type="float" office:value="2.173" table:style-name="ce3">
            <text:p>2.173</text:p>
          </table:table-cell>
          <table:table-cell office:value-type="float" office:value="2.1680000000000001" table:style-name="ce3">
            <text:p>2.16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.359" table:style-name="ce3">
            <text:p>7.359</text:p>
          </table:table-cell>
          <table:table-cell office:value-type="float" office:value="6.8289999999999997" table:style-name="ce3">
            <text:p>6.829</text:p>
          </table:table-cell>
          <table:table-cell office:value-type="float" office:value="6.5430000000000001" table:style-name="ce3">
            <text:p>6.543</text:p>
          </table:table-cell>
          <table:table-cell office:value-type="float" office:value="6.3929999999999998" table:style-name="ce3">
            <text:p>6.393</text:p>
          </table:table-cell>
          <table:table-cell office:value-type="float" office:value="6.3849999999999998" table:style-name="ce3">
            <text:p>6.385</text:p>
          </table:table-cell>
          <table:table-cell office:value-type="float" office:value="6.48" table:style-name="ce3">
            <text:p>6.480</text:p>
          </table:table-cell>
          <table:table-cell office:value-type="float" office:value="6.952" table:style-name="ce3">
            <text:p>6.952</text:p>
          </table:table-cell>
          <table:table-cell office:value-type="float" office:value="7.9690000000000003" table:style-name="ce3">
            <text:p>7.969</text:p>
          </table:table-cell>
          <table:table-cell office:value-type="float" office:value="37.027999999999999" table:style-name="ce3">
            <text:p>37.028</text:p>
          </table:table-cell>
          <table:table-cell office:value-type="float" office:value="39.008000000000003" table:style-name="ce3">
            <text:p>39.008</text:p>
          </table:table-cell>
          <table:table-cell office:value-type="float" office:value="38.954999999999998" table:style-name="ce3">
            <text:p>38.955</text:p>
          </table:table-cell>
          <table:table-cell office:value-type="float" office:value="39.058" table:style-name="ce3">
            <text:p>39.058</text:p>
          </table:table-cell>
          <table:table-cell office:value-type="float" office:value="37.999000000000002" table:style-name="ce3">
            <text:p>37.999</text:p>
          </table:table-cell>
          <table:table-cell office:value-type="float" office:value="37.159999999999997" table:style-name="ce3">
            <text:p>37.160</text:p>
          </table:table-cell>
          <table:table-cell office:value-type="float" office:value="37.814999999999998" table:style-name="ce3">
            <text:p>37.815</text:p>
          </table:table-cell>
          <table:table-cell office:value-type="float" office:value="37.722000000000001" table:style-name="ce3">
            <text:p>37.722</text:p>
          </table:table-cell>
          <table:table-cell office:value-type="float" office:value="38.116999999999997" table:style-name="ce3">
            <text:p>38.117</text:p>
          </table:table-cell>
          <table:table-cell office:value-type="float" office:value="39.265000000000001" table:style-name="ce3">
            <text:p>39.265</text:p>
          </table:table-cell>
          <table:table-cell office:value-type="float" office:value="42.363999999999997" table:style-name="ce3">
            <text:p>42.364</text:p>
          </table:table-cell>
          <table:table-cell office:value-type="float" office:value="43.45" table:style-name="ce3">
            <text:p>43.450</text:p>
          </table:table-cell>
          <table:table-cell office:value-type="float" office:value="43.353999999999999" table:style-name="ce3">
            <text:p>43.354</text:p>
          </table:table-cell>
          <table:table-cell office:value-type="float" office:value="41.5" table:style-name="ce3">
            <text:p>41.500</text:p>
          </table:table-cell>
          <table:table-cell office:value-type="float" office:value="9.3849999999999998" table:style-name="ce3">
            <text:p>9.385</text:p>
          </table:table-cell>
          <table:table-cell office:value-type="float" office:value="8.2639999999999993" table:style-name="ce3">
            <text:p>8.264</text:p>
          </table:table-cell>
          <table:table-cell table:number-columns-repeated="1635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1.851" table:style-name="ce3">
            <text:p>1.851</text:p>
          </table:table-cell>
          <table:table-cell office:value-type="float" office:value="1.95" table:style-name="ce3">
            <text:p>1.950</text:p>
          </table:table-cell>
          <table:table-cell office:value-type="float" office:value="1.948" table:style-name="ce3">
            <text:p>1.948</text:p>
          </table:table-cell>
          <table:table-cell office:value-type="float" office:value="1.9530000000000001" table:style-name="ce3">
            <text:p>1.953</text:p>
          </table:table-cell>
          <table:table-cell office:value-type="float" office:value="1.9" table:style-name="ce3">
            <text:p>1.900</text:p>
          </table:table-cell>
          <table:table-cell office:value-type="float" office:value="1.8580000000000001" table:style-name="ce3">
            <text:p>1.858</text:p>
          </table:table-cell>
          <table:table-cell office:value-type="float" office:value="1.891" table:style-name="ce3">
            <text:p>1.891</text:p>
          </table:table-cell>
          <table:table-cell office:value-type="float" office:value="1.8859999999999999" table:style-name="ce3">
            <text:p>1.886</text:p>
          </table:table-cell>
          <table:table-cell office:value-type="float" office:value="1.9059999999999999" table:style-name="ce3">
            <text:p>1.906</text:p>
          </table:table-cell>
          <table:table-cell office:value-type="float" office:value="1.9630000000000001" table:style-name="ce3">
            <text:p>1.963</text:p>
          </table:table-cell>
          <table:table-cell office:value-type="float" office:value="2.1179999999999999" table:style-name="ce3">
            <text:p>2.118</text:p>
          </table:table-cell>
          <table:table-cell office:value-type="float" office:value="2.173" table:style-name="ce3">
            <text:p>2.173</text:p>
          </table:table-cell>
          <table:table-cell office:value-type="float" office:value="2.1680000000000001" table:style-name="ce3">
            <text:p>2.16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6.613" table:style-name="ce3">
            <text:p>36.613</text:p>
          </table:table-cell>
          <table:table-cell office:value-type="float" office:value="33.975999999999999" table:style-name="ce3">
            <text:p>33.976</text:p>
          </table:table-cell>
          <table:table-cell office:value-type="float" office:value="32.552999999999997" table:style-name="ce3">
            <text:p>32.553</text:p>
          </table:table-cell>
          <table:table-cell office:value-type="float" office:value="31.803999999999998" table:style-name="ce3">
            <text:p>31.804</text:p>
          </table:table-cell>
          <table:table-cell office:value-type="float" office:value="31.763000000000002" table:style-name="ce3">
            <text:p>31.763</text:p>
          </table:table-cell>
          <table:table-cell office:value-type="float" office:value="32.235999999999997" table:style-name="ce3">
            <text:p>32.236</text:p>
          </table:table-cell>
          <table:table-cell office:value-type="float" office:value="34.587000000000003" table:style-name="ce3">
            <text:p>34.587</text:p>
          </table:table-cell>
          <table:table-cell office:value-type="float" office:value="39.646999999999998" table:style-name="ce3">
            <text:p>39.647</text:p>
          </table:table-cell>
          <table:table-cell office:value-type="float" office:value="42.674999999999997" table:style-name="ce3">
            <text:p>42.675</text:p>
          </table:table-cell>
          <table:table-cell office:value-type="float" office:value="44.957000000000001" table:style-name="ce3">
            <text:p>44.957</text:p>
          </table:table-cell>
          <table:table-cell office:value-type="float" office:value="44.895000000000003" table:style-name="ce3">
            <text:p>44.895</text:p>
          </table:table-cell>
          <table:table-cell office:value-type="float" office:value="45.014000000000003" table:style-name="ce3">
            <text:p>45.014</text:p>
          </table:table-cell>
          <table:table-cell office:value-type="float" office:value="43.793999999999997" table:style-name="ce3">
            <text:p>43.794</text:p>
          </table:table-cell>
          <table:table-cell office:value-type="float" office:value="42.826999999999998" table:style-name="ce3">
            <text:p>42.827</text:p>
          </table:table-cell>
          <table:table-cell office:value-type="float" office:value="43.582000000000001" table:style-name="ce3">
            <text:p>43.582</text:p>
          </table:table-cell>
          <table:table-cell office:value-type="float" office:value="43.475000000000001" table:style-name="ce3">
            <text:p>43.475</text:p>
          </table:table-cell>
          <table:table-cell office:value-type="float" office:value="43.929000000000002" table:style-name="ce3">
            <text:p>43.929</text:p>
          </table:table-cell>
          <table:table-cell office:value-type="float" office:value="45.253" table:style-name="ce3">
            <text:p>45.253</text:p>
          </table:table-cell>
          <table:table-cell office:value-type="float" office:value="48.823999999999998" table:style-name="ce3">
            <text:p>48.824</text:p>
          </table:table-cell>
          <table:table-cell office:value-type="float" office:value="50.076999999999998" table:style-name="ce3">
            <text:p>50.077</text:p>
          </table:table-cell>
          <table:table-cell office:value-type="float" office:value="49.965000000000003" table:style-name="ce3">
            <text:p>49.965</text:p>
          </table:table-cell>
          <table:table-cell office:value-type="float" office:value="47.828000000000003" table:style-name="ce3">
            <text:p>47.828</text:p>
          </table:table-cell>
          <table:table-cell office:value-type="float" office:value="46.69" table:style-name="ce3">
            <text:p>46.690</text:p>
          </table:table-cell>
          <table:table-cell office:value-type="float" office:value="41.115000000000002" table:style-name="ce3">
            <text:p>41.115</text:p>
          </table:table-cell>
          <table:table-cell table:number-columns-repeated="1635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90.05699999999999" table:style-name="ce3">
            <text:p>190.057</text:p>
          </table:table-cell>
          <table:table-cell office:value-type="float" office:value="176.36799999999999" table:style-name="ce3">
            <text:p>176.368</text:p>
          </table:table-cell>
          <table:table-cell office:value-type="float" office:value="168.982" table:style-name="ce3">
            <text:p>168.982</text:p>
          </table:table-cell>
          <table:table-cell office:value-type="float" office:value="165.09200000000001" table:style-name="ce3">
            <text:p>165.092</text:p>
          </table:table-cell>
          <table:table-cell office:value-type="float" office:value="164.88200000000001" table:style-name="ce3">
            <text:p>164.882</text:p>
          </table:table-cell>
          <table:table-cell office:value-type="float" office:value="167.33600000000001" table:style-name="ce3">
            <text:p>167.336</text:p>
          </table:table-cell>
          <table:table-cell office:value-type="float" office:value="179.53899999999999" table:style-name="ce3">
            <text:p>179.539</text:p>
          </table:table-cell>
          <table:table-cell office:value-type="float" office:value="205.80799999999999" table:style-name="ce3">
            <text:p>205.808</text:p>
          </table:table-cell>
          <table:table-cell office:value-type="float" office:value="219.39099999999999" table:style-name="ce3">
            <text:p>219.391</text:p>
          </table:table-cell>
          <table:table-cell office:value-type="float" office:value="231.12200000000001" table:style-name="ce3">
            <text:p>231.122</text:p>
          </table:table-cell>
          <table:table-cell office:value-type="float" office:value="230.80600000000001" table:style-name="ce3">
            <text:p>230.806</text:p>
          </table:table-cell>
          <table:table-cell office:value-type="float" office:value="231.41900000000001" table:style-name="ce3">
            <text:p>231.419</text:p>
          </table:table-cell>
          <table:table-cell office:value-type="float" office:value="225.14400000000001" table:style-name="ce3">
            <text:p>225.144</text:p>
          </table:table-cell>
          <table:table-cell office:value-type="float" office:value="220.17500000000001" table:style-name="ce3">
            <text:p>220.175</text:p>
          </table:table-cell>
          <table:table-cell office:value-type="float" office:value="224.05600000000001" table:style-name="ce3">
            <text:p>224.056</text:p>
          </table:table-cell>
          <table:table-cell office:value-type="float" office:value="223.50399999999999" table:style-name="ce3">
            <text:p>223.504</text:p>
          </table:table-cell>
          <table:table-cell office:value-type="float" office:value="225.84100000000001" table:style-name="ce3">
            <text:p>225.841</text:p>
          </table:table-cell>
          <table:table-cell office:value-type="float" office:value="232.64400000000001" table:style-name="ce3">
            <text:p>232.644</text:p>
          </table:table-cell>
          <table:table-cell office:value-type="float" office:value="251.005" table:style-name="ce3">
            <text:p>251.005</text:p>
          </table:table-cell>
          <table:table-cell office:value-type="float" office:value="257.44299999999998" table:style-name="ce3">
            <text:p>257.443</text:p>
          </table:table-cell>
          <table:table-cell office:value-type="float" office:value="256.87099999999998" table:style-name="ce3">
            <text:p>256.871</text:p>
          </table:table-cell>
          <table:table-cell office:value-type="float" office:value="245.886" table:style-name="ce3">
            <text:p>245.886</text:p>
          </table:table-cell>
          <table:table-cell office:value-type="float" office:value="242.36699999999999" table:style-name="ce3">
            <text:p>242.367</text:p>
          </table:table-cell>
          <table:table-cell office:value-type="float" office:value="213.428" table:style-name="ce3">
            <text:p>213.428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42.95699999999999" table:style-name="ce3">
            <text:p>142.957</text:p>
          </table:table-cell>
          <table:table-cell office:value-type="float" office:value="132.66" table:style-name="ce3">
            <text:p>132.660</text:p>
          </table:table-cell>
          <table:table-cell office:value-type="float" office:value="127.105" table:style-name="ce3">
            <text:p>127.105</text:p>
          </table:table-cell>
          <table:table-cell office:value-type="float" office:value="124.178" table:style-name="ce3">
            <text:p>124.178</text:p>
          </table:table-cell>
          <table:table-cell office:value-type="float" office:value="124.021" table:style-name="ce3">
            <text:p>124.021</text:p>
          </table:table-cell>
          <table:table-cell office:value-type="float" office:value="125.866" table:style-name="ce3">
            <text:p>125.866</text:p>
          </table:table-cell>
          <table:table-cell office:value-type="float" office:value="135.04499999999999" table:style-name="ce3">
            <text:p>135.045</text:p>
          </table:table-cell>
          <table:table-cell office:value-type="float" office:value="154.804" table:style-name="ce3">
            <text:p>154.804</text:p>
          </table:table-cell>
          <table:table-cell office:value-type="float" office:value="171.625" table:style-name="ce3">
            <text:p>171.625</text:p>
          </table:table-cell>
          <table:table-cell office:value-type="float" office:value="180.80199999999999" table:style-name="ce3">
            <text:p>180.802</text:p>
          </table:table-cell>
          <table:table-cell office:value-type="float" office:value="180.55500000000001" table:style-name="ce3">
            <text:p>180.555</text:p>
          </table:table-cell>
          <table:table-cell office:value-type="float" office:value="181.03399999999999" table:style-name="ce3">
            <text:p>181.034</text:p>
          </table:table-cell>
          <table:table-cell office:value-type="float" office:value="176.125" table:style-name="ce3">
            <text:p>176.125</text:p>
          </table:table-cell>
          <table:table-cell office:value-type="float" office:value="172.238" table:style-name="ce3">
            <text:p>172.238</text:p>
          </table:table-cell>
          <table:table-cell office:value-type="float" office:value="175.27500000000001" table:style-name="ce3">
            <text:p>175.275</text:p>
          </table:table-cell>
          <table:table-cell office:value-type="float" office:value="174.84200000000001" table:style-name="ce3">
            <text:p>174.842</text:p>
          </table:table-cell>
          <table:table-cell office:value-type="float" office:value="176.67" table:style-name="ce3">
            <text:p>176.670</text:p>
          </table:table-cell>
          <table:table-cell office:value-type="float" office:value="181.99199999999999" table:style-name="ce3">
            <text:p>181.992</text:p>
          </table:table-cell>
          <table:table-cell office:value-type="float" office:value="196.35599999999999" table:style-name="ce3">
            <text:p>196.356</text:p>
          </table:table-cell>
          <table:table-cell office:value-type="float" office:value="201.392" table:style-name="ce3">
            <text:p>201.392</text:p>
          </table:table-cell>
          <table:table-cell office:value-type="float" office:value="200.94499999999999" table:style-name="ce3">
            <text:p>200.945</text:p>
          </table:table-cell>
          <table:table-cell office:value-type="float" office:value="192.351" table:style-name="ce3">
            <text:p>192.351</text:p>
          </table:table-cell>
          <table:table-cell office:value-type="float" office:value="182.303" table:style-name="ce3">
            <text:p>182.303</text:p>
          </table:table-cell>
          <table:table-cell office:value-type="float" office:value="160.536" table:style-name="ce3">
            <text:p>160.536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26.58199999999999" table:style-name="ce3">
            <text:p>126.582</text:p>
          </table:table-cell>
          <table:table-cell office:value-type="float" office:value="117.465" table:style-name="ce3">
            <text:p>117.465</text:p>
          </table:table-cell>
          <table:table-cell office:value-type="float" office:value="112.54600000000001" table:style-name="ce3">
            <text:p>112.546</text:p>
          </table:table-cell>
          <table:table-cell office:value-type="float" office:value="109.955" table:style-name="ce3">
            <text:p>109.955</text:p>
          </table:table-cell>
          <table:table-cell office:value-type="float" office:value="109.815" table:style-name="ce3">
            <text:p>109.815</text:p>
          </table:table-cell>
          <table:table-cell office:value-type="float" office:value="111.449" table:style-name="ce3">
            <text:p>111.449</text:p>
          </table:table-cell>
          <table:table-cell office:value-type="float" office:value="119.577" table:style-name="ce3">
            <text:p>119.577</text:p>
          </table:table-cell>
          <table:table-cell office:value-type="float" office:value="137.072" table:style-name="ce3">
            <text:p>137.072</text:p>
          </table:table-cell>
          <table:table-cell office:value-type="float" office:value="164.49700000000001" table:style-name="ce3">
            <text:p>164.497</text:p>
          </table:table-cell>
          <table:table-cell office:value-type="float" office:value="173.29300000000001" table:style-name="ce3">
            <text:p>173.293</text:p>
          </table:table-cell>
          <table:table-cell office:value-type="float" office:value="173.05600000000001" table:style-name="ce3">
            <text:p>173.056</text:p>
          </table:table-cell>
          <table:table-cell office:value-type="float" office:value="173.51499999999999" table:style-name="ce3">
            <text:p>173.515</text:p>
          </table:table-cell>
          <table:table-cell office:value-type="float" office:value="168.81100000000001" table:style-name="ce3">
            <text:p>168.811</text:p>
          </table:table-cell>
          <table:table-cell office:value-type="float" office:value="165.08500000000001" table:style-name="ce3">
            <text:p>165.085</text:p>
          </table:table-cell>
          <table:table-cell office:value-type="float" office:value="167.995" table:style-name="ce3">
            <text:p>167.995</text:p>
          </table:table-cell>
          <table:table-cell office:value-type="float" office:value="167.58" table:style-name="ce3">
            <text:p>167.580</text:p>
          </table:table-cell>
          <table:table-cell office:value-type="float" office:value="169.333" table:style-name="ce3">
            <text:p>169.333</text:p>
          </table:table-cell>
          <table:table-cell office:value-type="float" office:value="174.434" table:style-name="ce3">
            <text:p>174.434</text:p>
          </table:table-cell>
          <table:table-cell office:value-type="float" office:value="188.20099999999999" table:style-name="ce3">
            <text:p>188.201</text:p>
          </table:table-cell>
          <table:table-cell office:value-type="float" office:value="193.02799999999999" table:style-name="ce3">
            <text:p>193.028</text:p>
          </table:table-cell>
          <table:table-cell office:value-type="float" office:value="192.59899999999999" table:style-name="ce3">
            <text:p>192.599</text:p>
          </table:table-cell>
          <table:table-cell office:value-type="float" office:value="184.363" table:style-name="ce3">
            <text:p>184.363</text:p>
          </table:table-cell>
          <table:table-cell office:value-type="float" office:value="161.422" table:style-name="ce3">
            <text:p>161.422</text:p>
          </table:table-cell>
          <table:table-cell office:value-type="float" office:value="142.14699999999999" table:style-name="ce3">
            <text:p>142.147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15.447" table:style-name="ce3">
            <text:p>215.447</text:p>
          </table:table-cell>
          <table:table-cell office:value-type="float" office:value="199.929" table:style-name="ce3">
            <text:p>199.929</text:p>
          </table:table-cell>
          <table:table-cell office:value-type="float" office:value="191.55699999999999" table:style-name="ce3">
            <text:p>191.557</text:p>
          </table:table-cell>
          <table:table-cell office:value-type="float" office:value="187.14699999999999" table:style-name="ce3">
            <text:p>187.147</text:p>
          </table:table-cell>
          <table:table-cell office:value-type="float" office:value="186.90899999999999" table:style-name="ce3">
            <text:p>186.909</text:p>
          </table:table-cell>
          <table:table-cell office:value-type="float" office:value="189.691" table:style-name="ce3">
            <text:p>189.691</text:p>
          </table:table-cell>
          <table:table-cell office:value-type="float" office:value="203.524" table:style-name="ce3">
            <text:p>203.524</text:p>
          </table:table-cell>
          <table:table-cell office:value-type="float" office:value="233.30199999999999" table:style-name="ce3">
            <text:p>233.302</text:p>
          </table:table-cell>
          <table:table-cell office:value-type="float" office:value="208.19" table:style-name="ce3">
            <text:p>208.190</text:p>
          </table:table-cell>
          <table:table-cell office:value-type="float" office:value="219.322" table:style-name="ce3">
            <text:p>219.322</text:p>
          </table:table-cell>
          <table:table-cell office:value-type="float" office:value="219.02199999999999" table:style-name="ce3">
            <text:p>219.022</text:p>
          </table:table-cell>
          <table:table-cell office:value-type="float" office:value="219.60300000000001" table:style-name="ce3">
            <text:p>219.603</text:p>
          </table:table-cell>
          <table:table-cell office:value-type="float" office:value="213.649" table:style-name="ce3">
            <text:p>213.649</text:p>
          </table:table-cell>
          <table:table-cell office:value-type="float" office:value="208.934" table:style-name="ce3">
            <text:p>208.934</text:p>
          </table:table-cell>
          <table:table-cell office:value-type="float" office:value="212.61699999999999" table:style-name="ce3">
            <text:p>212.617</text:p>
          </table:table-cell>
          <table:table-cell office:value-type="float" office:value="212.09299999999999" table:style-name="ce3">
            <text:p>212.093</text:p>
          </table:table-cell>
          <table:table-cell office:value-type="float" office:value="214.31100000000001" table:style-name="ce3">
            <text:p>214.311</text:p>
          </table:table-cell>
          <table:table-cell office:value-type="float" office:value="220.76599999999999" table:style-name="ce3">
            <text:p>220.766</text:p>
          </table:table-cell>
          <table:table-cell office:value-type="float" office:value="238.19" table:style-name="ce3">
            <text:p>238.190</text:p>
          </table:table-cell>
          <table:table-cell office:value-type="float" office:value="244.3" table:style-name="ce3">
            <text:p>244.300</text:p>
          </table:table-cell>
          <table:table-cell office:value-type="float" office:value="243.75700000000001" table:style-name="ce3">
            <text:p>243.757</text:p>
          </table:table-cell>
          <table:table-cell office:value-type="float" office:value="233.33199999999999" table:style-name="ce3">
            <text:p>233.332</text:p>
          </table:table-cell>
          <table:table-cell office:value-type="float" office:value="274.745" table:style-name="ce3">
            <text:p>274.745</text:p>
          </table:table-cell>
          <table:table-cell office:value-type="float" office:value="241.94" table:style-name="ce3">
            <text:p>241.940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28.97399999999999" table:style-name="ce3">
            <text:p>128.974</text:p>
          </table:table-cell>
          <table:table-cell office:value-type="float" office:value="119.684" table:style-name="ce3">
            <text:p>119.684</text:p>
          </table:table-cell>
          <table:table-cell office:value-type="float" office:value="114.672" table:style-name="ce3">
            <text:p>114.672</text:p>
          </table:table-cell>
          <table:table-cell office:value-type="float" office:value="112.032" table:style-name="ce3">
            <text:p>112.032</text:p>
          </table:table-cell>
          <table:table-cell office:value-type="float" office:value="111.89" table:style-name="ce3">
            <text:p>111.890</text:p>
          </table:table-cell>
          <table:table-cell office:value-type="float" office:value="113.55500000000001" table:style-name="ce3">
            <text:p>113.555</text:p>
          </table:table-cell>
          <table:table-cell office:value-type="float" office:value="121.836" table:style-name="ce3">
            <text:p>121.836</text:p>
          </table:table-cell>
          <table:table-cell office:value-type="float" office:value="139.66200000000001" table:style-name="ce3">
            <text:p>139.662</text:p>
          </table:table-cell>
          <table:table-cell office:value-type="float" office:value="113.398" table:style-name="ce3">
            <text:p>113.398</text:p>
          </table:table-cell>
          <table:table-cell office:value-type="float" office:value="119.462" table:style-name="ce3">
            <text:p>119.462</text:p>
          </table:table-cell>
          <table:table-cell office:value-type="float" office:value="119.29900000000001" table:style-name="ce3">
            <text:p>119.299</text:p>
          </table:table-cell>
          <table:table-cell office:value-type="float" office:value="119.61499999999999" table:style-name="ce3">
            <text:p>119.615</text:p>
          </table:table-cell>
          <table:table-cell office:value-type="float" office:value="116.372" table:style-name="ce3">
            <text:p>116.372</text:p>
          </table:table-cell>
          <table:table-cell office:value-type="float" office:value="113.803" table:style-name="ce3">
            <text:p>113.803</text:p>
          </table:table-cell>
          <table:table-cell office:value-type="float" office:value="115.81" table:style-name="ce3">
            <text:p>115.810</text:p>
          </table:table-cell>
          <table:table-cell office:value-type="float" office:value="115.524" table:style-name="ce3">
            <text:p>115.524</text:p>
          </table:table-cell>
          <table:table-cell office:value-type="float" office:value="116.732" table:style-name="ce3">
            <text:p>116.732</text:p>
          </table:table-cell>
          <table:table-cell office:value-type="float" office:value="120.249" table:style-name="ce3">
            <text:p>120.249</text:p>
          </table:table-cell>
          <table:table-cell office:value-type="float" office:value="129.739" table:style-name="ce3">
            <text:p>129.739</text:p>
          </table:table-cell>
          <table:table-cell office:value-type="float" office:value="133.06700000000001" table:style-name="ce3">
            <text:p>133.067</text:p>
          </table:table-cell>
          <table:table-cell office:value-type="float" office:value="132.77099999999999" table:style-name="ce3">
            <text:p>132.771</text:p>
          </table:table-cell>
          <table:table-cell office:value-type="float" office:value="127.093" table:style-name="ce3">
            <text:p>127.093</text:p>
          </table:table-cell>
          <table:table-cell office:value-type="float" office:value="164.47200000000001" table:style-name="ce3">
            <text:p>164.472</text:p>
          </table:table-cell>
          <table:table-cell office:value-type="float" office:value="144.833" table:style-name="ce3">
            <text:p>144.833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68.898" table:style-name="ce3">
            <text:p>168.898</text:p>
          </table:table-cell>
          <table:table-cell office:value-type="float" office:value="156.73400000000001" table:style-name="ce3">
            <text:p>156.734</text:p>
          </table:table-cell>
          <table:table-cell office:value-type="float" office:value="150.16999999999999" table:style-name="ce3">
            <text:p>150.170</text:p>
          </table:table-cell>
          <table:table-cell office:value-type="float" office:value="146.71299999999999" table:style-name="ce3">
            <text:p>146.713</text:p>
          </table:table-cell>
          <table:table-cell office:value-type="float" office:value="146.52600000000001" table:style-name="ce3">
            <text:p>146.526</text:p>
          </table:table-cell>
          <table:table-cell office:value-type="float" office:value="148.70699999999999" table:style-name="ce3">
            <text:p>148.707</text:p>
          </table:table-cell>
          <table:table-cell office:value-type="float" office:value="159.55199999999999" table:style-name="ce3">
            <text:p>159.552</text:p>
          </table:table-cell>
          <table:table-cell office:value-type="float" office:value="182.89599999999999" table:style-name="ce3">
            <text:p>182.896</text:p>
          </table:table-cell>
          <table:table-cell office:value-type="float" office:value="197.08199999999999" table:style-name="ce3">
            <text:p>197.082</text:p>
          </table:table-cell>
          <table:table-cell office:value-type="float" office:value="207.62" table:style-name="ce3">
            <text:p>207.620</text:p>
          </table:table-cell>
          <table:table-cell office:value-type="float" office:value="207.33600000000001" table:style-name="ce3">
            <text:p>207.336</text:p>
          </table:table-cell>
          <table:table-cell office:value-type="float" office:value="207.886" table:style-name="ce3">
            <text:p>207.886</text:p>
          </table:table-cell>
          <table:table-cell office:value-type="float" office:value="202.25" table:style-name="ce3">
            <text:p>202.250</text:p>
          </table:table-cell>
          <table:table-cell office:value-type="float" office:value="197.786" table:style-name="ce3">
            <text:p>197.786</text:p>
          </table:table-cell>
          <table:table-cell office:value-type="float" office:value="201.273" table:style-name="ce3">
            <text:p>201.273</text:p>
          </table:table-cell>
          <table:table-cell office:value-type="float" office:value="200.77600000000001" table:style-name="ce3">
            <text:p>200.776</text:p>
          </table:table-cell>
          <table:table-cell office:value-type="float" office:value="202.876" table:style-name="ce3">
            <text:p>202.876</text:p>
          </table:table-cell>
          <table:table-cell office:value-type="float" office:value="208.98699999999999" table:style-name="ce3">
            <text:p>208.987</text:p>
          </table:table-cell>
          <table:table-cell office:value-type="float" office:value="225.48099999999999" table:style-name="ce3">
            <text:p>225.481</text:p>
          </table:table-cell>
          <table:table-cell office:value-type="float" office:value="231.26499999999999" table:style-name="ce3">
            <text:p>231.265</text:p>
          </table:table-cell>
          <table:table-cell office:value-type="float" office:value="230.751" table:style-name="ce3">
            <text:p>230.751</text:p>
          </table:table-cell>
          <table:table-cell office:value-type="float" office:value="220.88200000000001" table:style-name="ce3">
            <text:p>220.882</text:p>
          </table:table-cell>
          <table:table-cell office:value-type="float" office:value="215.38499999999999" table:style-name="ce3">
            <text:p>215.385</text:p>
          </table:table-cell>
          <table:table-cell office:value-type="float" office:value="189.66800000000001" table:style-name="ce3">
            <text:p>189.668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4.957000000000001" table:style-name="ce3">
            <text:p>34.957</text:p>
          </table:table-cell>
          <table:table-cell office:value-type="float" office:value="32.439" table:style-name="ce3">
            <text:p>32.439</text:p>
          </table:table-cell>
          <table:table-cell office:value-type="float" office:value="31.081" table:style-name="ce3">
            <text:p>31.081</text:p>
          </table:table-cell>
          <table:table-cell office:value-type="float" office:value="30.364999999999998" table:style-name="ce3">
            <text:p>30.365</text:p>
          </table:table-cell>
          <table:table-cell office:value-type="float" office:value="30.327000000000002" table:style-name="ce3">
            <text:p>30.327</text:p>
          </table:table-cell>
          <table:table-cell office:value-type="float" office:value="30.777999999999999" table:style-name="ce3">
            <text:p>30.778</text:p>
          </table:table-cell>
          <table:table-cell office:value-type="float" office:value="33.023000000000003" table:style-name="ce3">
            <text:p>33.023</text:p>
          </table:table-cell>
          <table:table-cell office:value-type="float" office:value="37.853999999999999" table:style-name="ce3">
            <text:p>37.854</text:p>
          </table:table-cell>
          <table:table-cell office:value-type="float" office:value="31.381" table:style-name="ce3">
            <text:p>31.381</text:p>
          </table:table-cell>
          <table:table-cell office:value-type="float" office:value="33.058999999999997" table:style-name="ce3">
            <text:p>33.059</text:p>
          </table:table-cell>
          <table:table-cell office:value-type="float" office:value="33.014000000000003" table:style-name="ce3">
            <text:p>33.014</text:p>
          </table:table-cell>
          <table:table-cell office:value-type="float" office:value="33.101999999999997" table:style-name="ce3">
            <text:p>33.102</text:p>
          </table:table-cell>
          <table:table-cell office:value-type="float" office:value="32.204000000000001" table:style-name="ce3">
            <text:p>32.204</text:p>
          </table:table-cell>
          <table:table-cell office:value-type="float" office:value="31.492999999999999" table:style-name="ce3">
            <text:p>31.493</text:p>
          </table:table-cell>
          <table:table-cell office:value-type="float" office:value="32.048999999999999" table:style-name="ce3">
            <text:p>32.049</text:p>
          </table:table-cell>
          <table:table-cell office:value-type="float" office:value="31.969000000000001" table:style-name="ce3">
            <text:p>31.969</text:p>
          </table:table-cell>
          <table:table-cell office:value-type="float" office:value="32.304000000000002" table:style-name="ce3">
            <text:p>32.304</text:p>
          </table:table-cell>
          <table:table-cell office:value-type="float" office:value="33.277000000000001" table:style-name="ce3">
            <text:p>33.277</text:p>
          </table:table-cell>
          <table:table-cell office:value-type="float" office:value="35.902999999999999" table:style-name="ce3">
            <text:p>35.903</text:p>
          </table:table-cell>
          <table:table-cell office:value-type="float" office:value="36.823999999999998" table:style-name="ce3">
            <text:p>36.824</text:p>
          </table:table-cell>
          <table:table-cell office:value-type="float" office:value="36.741999999999997" table:style-name="ce3">
            <text:p>36.742</text:p>
          </table:table-cell>
          <table:table-cell office:value-type="float" office:value="35.170999999999999" table:style-name="ce3">
            <text:p>35.171</text:p>
          </table:table-cell>
          <table:table-cell office:value-type="float" office:value="44.579000000000001" table:style-name="ce3">
            <text:p>44.579</text:p>
          </table:table-cell>
          <table:table-cell office:value-type="float" office:value="39.256" table:style-name="ce3">
            <text:p>39.256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98.88800000000001" table:style-name="ce3">
            <text:p>198.888</text:p>
          </table:table-cell>
          <table:table-cell office:value-type="float" office:value="184.56299999999999" table:style-name="ce3">
            <text:p>184.563</text:p>
          </table:table-cell>
          <table:table-cell office:value-type="float" office:value="176.834" table:style-name="ce3">
            <text:p>176.834</text:p>
          </table:table-cell>
          <table:table-cell office:value-type="float" office:value="172.76300000000001" table:style-name="ce3">
            <text:p>172.763</text:p>
          </table:table-cell>
          <table:table-cell office:value-type="float" office:value="172.54400000000001" table:style-name="ce3">
            <text:p>172.544</text:p>
          </table:table-cell>
          <table:table-cell office:value-type="float" office:value="175.11199999999999" table:style-name="ce3">
            <text:p>175.112</text:p>
          </table:table-cell>
          <table:table-cell office:value-type="float" office:value="187.881" table:style-name="ce3">
            <text:p>187.881</text:p>
          </table:table-cell>
          <table:table-cell office:value-type="float" office:value="215.37100000000001" table:style-name="ce3">
            <text:p>215.371</text:p>
          </table:table-cell>
          <table:table-cell office:value-type="float" office:value="249.291" table:style-name="ce3">
            <text:p>249.291</text:p>
          </table:table-cell>
          <table:table-cell office:value-type="float" office:value="262.62099999999998" table:style-name="ce3">
            <text:p>262.621</text:p>
          </table:table-cell>
          <table:table-cell office:value-type="float" office:value="262.262" table:style-name="ce3">
            <text:p>262.262</text:p>
          </table:table-cell>
          <table:table-cell office:value-type="float" office:value="262.95800000000003" table:style-name="ce3">
            <text:p>262.958</text:p>
          </table:table-cell>
          <table:table-cell office:value-type="float" office:value="255.828" table:style-name="ce3">
            <text:p>255.828</text:p>
          </table:table-cell>
          <table:table-cell office:value-type="float" office:value="250.18199999999999" table:style-name="ce3">
            <text:p>250.182</text:p>
          </table:table-cell>
          <table:table-cell office:value-type="float" office:value="254.59200000000001" table:style-name="ce3">
            <text:p>254.592</text:p>
          </table:table-cell>
          <table:table-cell office:value-type="float" office:value="253.964" table:style-name="ce3">
            <text:p>253.964</text:p>
          </table:table-cell>
          <table:table-cell office:value-type="float" office:value="256.62" table:style-name="ce3">
            <text:p>256.620</text:p>
          </table:table-cell>
          <table:table-cell office:value-type="float" office:value="264.35000000000002" table:style-name="ce3">
            <text:p>264.350</text:p>
          </table:table-cell>
          <table:table-cell office:value-type="float" office:value="285.21300000000002" table:style-name="ce3">
            <text:p>285.213</text:p>
          </table:table-cell>
          <table:table-cell office:value-type="float" office:value="292.52999999999997" table:style-name="ce3">
            <text:p>292.530</text:p>
          </table:table-cell>
          <table:table-cell office:value-type="float" office:value="291.88" table:style-name="ce3">
            <text:p>291.880</text:p>
          </table:table-cell>
          <table:table-cell office:value-type="float" office:value="279.39699999999999" table:style-name="ce3">
            <text:p>279.397</text:p>
          </table:table-cell>
          <table:table-cell office:value-type="float" office:value="253.62899999999999" table:style-name="ce3">
            <text:p>253.629</text:p>
          </table:table-cell>
          <table:table-cell office:value-type="float" office:value="223.345" table:style-name="ce3">
            <text:p>223.345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9.978999999999999" table:style-name="ce3">
            <text:p>59.979</text:p>
          </table:table-cell>
          <table:table-cell office:value-type="float" office:value="55.658999999999999" table:style-name="ce3">
            <text:p>55.659</text:p>
          </table:table-cell>
          <table:table-cell office:value-type="float" office:value="53.328000000000003" table:style-name="ce3">
            <text:p>53.328</text:p>
          </table:table-cell>
          <table:table-cell office:value-type="float" office:value="52.100999999999999" table:style-name="ce3">
            <text:p>52.101</text:p>
          </table:table-cell>
          <table:table-cell office:value-type="float" office:value="52.033999999999999" table:style-name="ce3">
            <text:p>52.034</text:p>
          </table:table-cell>
          <table:table-cell office:value-type="float" office:value="52.808999999999997" table:style-name="ce3">
            <text:p>52.809</text:p>
          </table:table-cell>
          <table:table-cell office:value-type="float" office:value="56.66" table:style-name="ce3">
            <text:p>56.660</text:p>
          </table:table-cell>
          <table:table-cell office:value-type="float" office:value="64.95" table:style-name="ce3">
            <text:p>64.950</text:p>
          </table:table-cell>
          <table:table-cell office:value-type="float" office:value="63.133000000000003" table:style-name="ce3">
            <text:p>63.133</text:p>
          </table:table-cell>
          <table:table-cell office:value-type="float" office:value="66.509" table:style-name="ce3">
            <text:p>66.509</text:p>
          </table:table-cell>
          <table:table-cell office:value-type="float" office:value="66.418000000000006" table:style-name="ce3">
            <text:p>66.418</text:p>
          </table:table-cell>
          <table:table-cell office:value-type="float" office:value="66.593999999999994" table:style-name="ce3">
            <text:p>66.594</text:p>
          </table:table-cell>
          <table:table-cell office:value-type="float" office:value="64.787999999999997" table:style-name="ce3">
            <text:p>64.788</text:p>
          </table:table-cell>
          <table:table-cell office:value-type="float" office:value="63.357999999999997" table:style-name="ce3">
            <text:p>63.358</text:p>
          </table:table-cell>
          <table:table-cell office:value-type="float" office:value="64.474999999999994" table:style-name="ce3">
            <text:p>64.475</text:p>
          </table:table-cell>
          <table:table-cell office:value-type="float" office:value="64.316000000000003" table:style-name="ce3">
            <text:p>64.316</text:p>
          </table:table-cell>
          <table:table-cell office:value-type="float" office:value="64.989000000000004" table:style-name="ce3">
            <text:p>64.989</text:p>
          </table:table-cell>
          <table:table-cell office:value-type="float" office:value="66.947000000000003" table:style-name="ce3">
            <text:p>66.947</text:p>
          </table:table-cell>
          <table:table-cell office:value-type="float" office:value="72.23" table:style-name="ce3">
            <text:p>72.230</text:p>
          </table:table-cell>
          <table:table-cell office:value-type="float" office:value="74.082999999999998" table:style-name="ce3">
            <text:p>74.083</text:p>
          </table:table-cell>
          <table:table-cell office:value-type="float" office:value="73.918000000000006" table:style-name="ce3">
            <text:p>73.918</text:p>
          </table:table-cell>
          <table:table-cell office:value-type="float" office:value="70.757000000000005" table:style-name="ce3">
            <text:p>70.757</text:p>
          </table:table-cell>
          <table:table-cell office:value-type="float" office:value="76.488" table:style-name="ce3">
            <text:p>76.488</text:p>
          </table:table-cell>
          <table:table-cell office:value-type="float" office:value="67.355000000000004" table:style-name="ce3">
            <text:p>67.355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9.361999999999995" table:style-name="ce3">
            <text:p>69.362</text:p>
          </table:table-cell>
          <table:table-cell office:value-type="float" office:value="64.367000000000004" table:style-name="ce3">
            <text:p>64.367</text:p>
          </table:table-cell>
          <table:table-cell office:value-type="float" office:value="61.670999999999999" table:style-name="ce3">
            <text:p>61.671</text:p>
          </table:table-cell>
          <table:table-cell office:value-type="float" office:value="60.250999999999998" table:style-name="ce3">
            <text:p>60.251</text:p>
          </table:table-cell>
          <table:table-cell office:value-type="float" office:value="60.174999999999997" table:style-name="ce3">
            <text:p>60.175</text:p>
          </table:table-cell>
          <table:table-cell office:value-type="float" office:value="61.07" table:style-name="ce3">
            <text:p>61.070</text:p>
          </table:table-cell>
          <table:table-cell office:value-type="float" office:value="65.524000000000001" table:style-name="ce3">
            <text:p>65.524</text:p>
          </table:table-cell>
          <table:table-cell office:value-type="float" office:value="75.111000000000004" table:style-name="ce3">
            <text:p>75.111</text:p>
          </table:table-cell>
          <table:table-cell office:value-type="float" office:value="91.274000000000001" table:style-name="ce3">
            <text:p>91.274</text:p>
          </table:table-cell>
          <table:table-cell office:value-type="float" office:value="96.155000000000001" table:style-name="ce3">
            <text:p>96.155</text:p>
          </table:table-cell>
          <table:table-cell office:value-type="float" office:value="96.022999999999996" table:style-name="ce3">
            <text:p>96.023</text:p>
          </table:table-cell>
          <table:table-cell office:value-type="float" office:value="96.278000000000006" table:style-name="ce3">
            <text:p>96.278</text:p>
          </table:table-cell>
          <table:table-cell office:value-type="float" office:value="93.668000000000006" table:style-name="ce3">
            <text:p>93.668</text:p>
          </table:table-cell>
          <table:table-cell office:value-type="float" office:value="91.6" table:style-name="ce3">
            <text:p>91.600</text:p>
          </table:table-cell>
          <table:table-cell office:value-type="float" office:value="93.215000000000003" table:style-name="ce3">
            <text:p>93.215</text:p>
          </table:table-cell>
          <table:table-cell office:value-type="float" office:value="92.984999999999999" table:style-name="ce3">
            <text:p>92.985</text:p>
          </table:table-cell>
          <table:table-cell office:value-type="float" office:value="93.956999999999994" table:style-name="ce3">
            <text:p>93.957</text:p>
          </table:table-cell>
          <table:table-cell office:value-type="float" office:value="96.787999999999997" table:style-name="ce3">
            <text:p>96.788</text:p>
          </table:table-cell>
          <table:table-cell office:value-type="float" office:value="104.426" table:style-name="ce3">
            <text:p>104.426</text:p>
          </table:table-cell>
          <table:table-cell office:value-type="float" office:value="107.105" table:style-name="ce3">
            <text:p>107.105</text:p>
          </table:table-cell>
          <table:table-cell office:value-type="float" office:value="106.867" table:style-name="ce3">
            <text:p>106.867</text:p>
          </table:table-cell>
          <table:table-cell office:value-type="float" office:value="102.297" table:style-name="ce3">
            <text:p>102.297</text:p>
          </table:table-cell>
          <table:table-cell office:value-type="float" office:value="88.453000000000003" table:style-name="ce3">
            <text:p>88.453</text:p>
          </table:table-cell>
          <table:table-cell office:value-type="float" office:value="77.891999999999996" table:style-name="ce3">
            <text:p>77.892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06.983" table:style-name="ce3">
            <text:p>206.983</text:p>
          </table:table-cell>
          <table:table-cell office:value-type="float" office:value="192.07599999999999" table:style-name="ce3">
            <text:p>192.076</text:p>
          </table:table-cell>
          <table:table-cell office:value-type="float" office:value="184.03200000000001" table:style-name="ce3">
            <text:p>184.032</text:p>
          </table:table-cell>
          <table:table-cell office:value-type="float" office:value="179.79499999999999" table:style-name="ce3">
            <text:p>179.795</text:p>
          </table:table-cell>
          <table:table-cell office:value-type="float" office:value="179.56700000000001" table:style-name="ce3">
            <text:p>179.567</text:p>
          </table:table-cell>
          <table:table-cell office:value-type="float" office:value="182.239" table:style-name="ce3">
            <text:p>182.239</text:p>
          </table:table-cell>
          <table:table-cell office:value-type="float" office:value="195.529" table:style-name="ce3">
            <text:p>195.529</text:p>
          </table:table-cell>
          <table:table-cell office:value-type="float" office:value="224.137" table:style-name="ce3">
            <text:p>224.137</text:p>
          </table:table-cell>
          <table:table-cell office:value-type="float" office:value="262.25099999999998" table:style-name="ce3">
            <text:p>262.251</text:p>
          </table:table-cell>
          <table:table-cell office:value-type="float" office:value="276.274" table:style-name="ce3">
            <text:p>276.274</text:p>
          </table:table-cell>
          <table:table-cell office:value-type="float" office:value="275.89600000000002" table:style-name="ce3">
            <text:p>275.896</text:p>
          </table:table-cell>
          <table:table-cell office:value-type="float" office:value="276.62799999999999" table:style-name="ce3">
            <text:p>276.628</text:p>
          </table:table-cell>
          <table:table-cell office:value-type="float" office:value="269.12799999999999" table:style-name="ce3">
            <text:p>269.128</text:p>
          </table:table-cell>
          <table:table-cell office:value-type="float" office:value="263.18799999999999" table:style-name="ce3">
            <text:p>263.188</text:p>
          </table:table-cell>
          <table:table-cell office:value-type="float" office:value="267.82799999999997" table:style-name="ce3">
            <text:p>267.828</text:p>
          </table:table-cell>
          <table:table-cell office:value-type="float" office:value="267.16699999999997" table:style-name="ce3">
            <text:p>267.167</text:p>
          </table:table-cell>
          <table:table-cell office:value-type="float" office:value="269.96100000000001" table:style-name="ce3">
            <text:p>269.961</text:p>
          </table:table-cell>
          <table:table-cell office:value-type="float" office:value="278.09300000000002" table:style-name="ce3">
            <text:p>278.093</text:p>
          </table:table-cell>
          <table:table-cell office:value-type="float" office:value="300.041" table:style-name="ce3">
            <text:p>300.041</text:p>
          </table:table-cell>
          <table:table-cell office:value-type="float" office:value="307.73700000000002" table:style-name="ce3">
            <text:p>307.737</text:p>
          </table:table-cell>
          <table:table-cell office:value-type="float" office:value="307.053" table:style-name="ce3">
            <text:p>307.053</text:p>
          </table:table-cell>
          <table:table-cell office:value-type="float" office:value="293.92200000000003" table:style-name="ce3">
            <text:p>293.922</text:p>
          </table:table-cell>
          <table:table-cell office:value-type="float" office:value="263.95299999999997" table:style-name="ce3">
            <text:p>263.953</text:p>
          </table:table-cell>
          <table:table-cell office:value-type="float" office:value="232.43600000000001" table:style-name="ce3">
            <text:p>232.436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95.208" table:style-name="ce3">
            <text:p>195.208</text:p>
          </table:table-cell>
          <table:table-cell office:value-type="float" office:value="181.149" table:style-name="ce3">
            <text:p>181.149</text:p>
          </table:table-cell>
          <table:table-cell office:value-type="float" office:value="173.56299999999999" table:style-name="ce3">
            <text:p>173.563</text:p>
          </table:table-cell>
          <table:table-cell office:value-type="float" office:value="169.56700000000001" table:style-name="ce3">
            <text:p>169.567</text:p>
          </table:table-cell>
          <table:table-cell office:value-type="float" office:value="169.351" table:style-name="ce3">
            <text:p>169.351</text:p>
          </table:table-cell>
          <table:table-cell office:value-type="float" office:value="171.87200000000001" table:style-name="ce3">
            <text:p>171.872</text:p>
          </table:table-cell>
          <table:table-cell office:value-type="float" office:value="184.405" table:style-name="ce3">
            <text:p>184.405</text:p>
          </table:table-cell>
          <table:table-cell office:value-type="float" office:value="211.386" table:style-name="ce3">
            <text:p>211.386</text:p>
          </table:table-cell>
          <table:table-cell office:value-type="float" office:value="227.53700000000001" table:style-name="ce3">
            <text:p>227.537</text:p>
          </table:table-cell>
          <table:table-cell office:value-type="float" office:value="239.70400000000001" table:style-name="ce3">
            <text:p>239.704</text:p>
          </table:table-cell>
          <table:table-cell office:value-type="float" office:value="239.376" table:style-name="ce3">
            <text:p>239.376</text:p>
          </table:table-cell>
          <table:table-cell office:value-type="float" office:value="240.011" table:style-name="ce3">
            <text:p>240.011</text:p>
          </table:table-cell>
          <table:table-cell office:value-type="float" office:value="233.50399999999999" table:style-name="ce3">
            <text:p>233.504</text:p>
          </table:table-cell>
          <table:table-cell office:value-type="float" office:value="228.35" table:style-name="ce3">
            <text:p>228.350</text:p>
          </table:table-cell>
          <table:table-cell office:value-type="float" office:value="232.376" table:style-name="ce3">
            <text:p>232.376</text:p>
          </table:table-cell>
          <table:table-cell office:value-type="float" office:value="231.80199999999999" table:style-name="ce3">
            <text:p>231.802</text:p>
          </table:table-cell>
          <table:table-cell office:value-type="float" office:value="234.227" table:style-name="ce3">
            <text:p>234.227</text:p>
          </table:table-cell>
          <table:table-cell office:value-type="float" office:value="241.28200000000001" table:style-name="ce3">
            <text:p>241.282</text:p>
          </table:table-cell>
          <table:table-cell office:value-type="float" office:value="260.32499999999999" table:style-name="ce3">
            <text:p>260.325</text:p>
          </table:table-cell>
          <table:table-cell office:value-type="float" office:value="267.00299999999999" table:style-name="ce3">
            <text:p>267.003</text:p>
          </table:table-cell>
          <table:table-cell office:value-type="float" office:value="266.40899999999999" table:style-name="ce3">
            <text:p>266.409</text:p>
          </table:table-cell>
          <table:table-cell office:value-type="float" office:value="255.01599999999999" table:style-name="ce3">
            <text:p>255.016</text:p>
          </table:table-cell>
          <table:table-cell office:value-type="float" office:value="248.93700000000001" table:style-name="ce3">
            <text:p>248.937</text:p>
          </table:table-cell>
          <table:table-cell office:value-type="float" office:value="219.21299999999999" table:style-name="ce3">
            <text:p>219.213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24.55800000000001" table:style-name="ce3">
            <text:p>124.558</text:p>
          </table:table-cell>
          <table:table-cell office:value-type="float" office:value="115.587" table:style-name="ce3">
            <text:p>115.587</text:p>
          </table:table-cell>
          <table:table-cell office:value-type="float" office:value="110.746" table:style-name="ce3">
            <text:p>110.746</text:p>
          </table:table-cell>
          <table:table-cell office:value-type="float" office:value="108.197" table:style-name="ce3">
            <text:p>108.197</text:p>
          </table:table-cell>
          <table:table-cell office:value-type="float" office:value="108.059" table:style-name="ce3">
            <text:p>108.059</text:p>
          </table:table-cell>
          <table:table-cell office:value-type="float" office:value="109.667" table:style-name="ce3">
            <text:p>109.667</text:p>
          </table:table-cell>
          <table:table-cell office:value-type="float" office:value="117.66500000000001" table:style-name="ce3">
            <text:p>117.665</text:p>
          </table:table-cell>
          <table:table-cell office:value-type="float" office:value="134.881" table:style-name="ce3">
            <text:p>134.881</text:p>
          </table:table-cell>
          <table:table-cell office:value-type="float" office:value="134.227" table:style-name="ce3">
            <text:p>134.227</text:p>
          </table:table-cell>
          <table:table-cell office:value-type="float" office:value="141.404" table:style-name="ce3">
            <text:p>141.404</text:p>
          </table:table-cell>
          <table:table-cell office:value-type="float" office:value="141.21" table:style-name="ce3">
            <text:p>141.210</text:p>
          </table:table-cell>
          <table:table-cell office:value-type="float" office:value="141.58500000000001" table:style-name="ce3">
            <text:p>141.585</text:p>
          </table:table-cell>
          <table:table-cell office:value-type="float" office:value="137.74600000000001" table:style-name="ce3">
            <text:p>137.746</text:p>
          </table:table-cell>
          <table:table-cell office:value-type="float" office:value="134.70599999999999" table:style-name="ce3">
            <text:p>134.706</text:p>
          </table:table-cell>
          <table:table-cell office:value-type="float" office:value="137.08099999999999" table:style-name="ce3">
            <text:p>137.081</text:p>
          </table:table-cell>
          <table:table-cell office:value-type="float" office:value="136.74299999999999" table:style-name="ce3">
            <text:p>136.743</text:p>
          </table:table-cell>
          <table:table-cell office:value-type="float" office:value="138.173" table:style-name="ce3">
            <text:p>138.173</text:p>
          </table:table-cell>
          <table:table-cell office:value-type="float" office:value="142.33500000000001" table:style-name="ce3">
            <text:p>142.335</text:p>
          </table:table-cell>
          <table:table-cell office:value-type="float" office:value="153.56800000000001" table:style-name="ce3">
            <text:p>153.568</text:p>
          </table:table-cell>
          <table:table-cell office:value-type="float" office:value="157.50800000000001" table:style-name="ce3">
            <text:p>157.508</text:p>
          </table:table-cell>
          <table:table-cell office:value-type="float" office:value="157.15799999999999" table:style-name="ce3">
            <text:p>157.158</text:p>
          </table:table-cell>
          <table:table-cell office:value-type="float" office:value="150.43700000000001" table:style-name="ce3">
            <text:p>150.437</text:p>
          </table:table-cell>
          <table:table-cell office:value-type="float" office:value="158.84100000000001" table:style-name="ce3">
            <text:p>158.841</text:p>
          </table:table-cell>
          <table:table-cell office:value-type="float" office:value="139.875" table:style-name="ce3">
            <text:p>139.875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05.512" table:style-name="ce3">
            <text:p>205.512</text:p>
          </table:table-cell>
          <table:table-cell office:value-type="float" office:value="190.71" table:style-name="ce3">
            <text:p>190.710</text:p>
          </table:table-cell>
          <table:table-cell office:value-type="float" office:value="182.72300000000001" table:style-name="ce3">
            <text:p>182.723</text:p>
          </table:table-cell>
          <table:table-cell office:value-type="float" office:value="178.51599999999999" table:style-name="ce3">
            <text:p>178.516</text:p>
          </table:table-cell>
          <table:table-cell office:value-type="float" office:value="178.29" table:style-name="ce3">
            <text:p>178.290</text:p>
          </table:table-cell>
          <table:table-cell office:value-type="float" office:value="180.94300000000001" table:style-name="ce3">
            <text:p>180.943</text:p>
          </table:table-cell>
          <table:table-cell office:value-type="float" office:value="194.13800000000001" table:style-name="ce3">
            <text:p>194.138</text:p>
          </table:table-cell>
          <table:table-cell office:value-type="float" office:value="222.54300000000001" table:style-name="ce3">
            <text:p>222.543</text:p>
          </table:table-cell>
          <table:table-cell office:value-type="float" office:value="223.001" table:style-name="ce3">
            <text:p>223.001</text:p>
          </table:table-cell>
          <table:table-cell office:value-type="float" office:value="234.92500000000001" table:style-name="ce3">
            <text:p>234.925</text:p>
          </table:table-cell>
          <table:table-cell office:value-type="float" office:value="234.60400000000001" table:style-name="ce3">
            <text:p>234.604</text:p>
          </table:table-cell>
          <table:table-cell office:value-type="float" office:value="235.227" table:style-name="ce3">
            <text:p>235.227</text:p>
          </table:table-cell>
          <table:table-cell office:value-type="float" office:value="228.84899999999999" table:style-name="ce3">
            <text:p>228.849</text:p>
          </table:table-cell>
          <table:table-cell office:value-type="float" office:value="223.798" table:style-name="ce3">
            <text:p>223.798</text:p>
          </table:table-cell>
          <table:table-cell office:value-type="float" office:value="227.74299999999999" table:style-name="ce3">
            <text:p>227.743</text:p>
          </table:table-cell>
          <table:table-cell office:value-type="float" office:value="227.18100000000001" table:style-name="ce3">
            <text:p>227.181</text:p>
          </table:table-cell>
          <table:table-cell office:value-type="float" office:value="229.55699999999999" table:style-name="ce3">
            <text:p>229.557</text:p>
          </table:table-cell>
          <table:table-cell office:value-type="float" office:value="236.47200000000001" table:style-name="ce3">
            <text:p>236.472</text:p>
          </table:table-cell>
          <table:table-cell office:value-type="float" office:value="255.13499999999999" table:style-name="ce3">
            <text:p>255.135</text:p>
          </table:table-cell>
          <table:table-cell office:value-type="float" office:value="261.68" table:style-name="ce3">
            <text:p>261.680</text:p>
          </table:table-cell>
          <table:table-cell office:value-type="float" office:value="261.09800000000001" table:style-name="ce3">
            <text:p>261.098</text:p>
          </table:table-cell>
          <table:table-cell office:value-type="float" office:value="249.93199999999999" table:style-name="ce3">
            <text:p>249.932</text:p>
          </table:table-cell>
          <table:table-cell office:value-type="float" office:value="262.07600000000002" table:style-name="ce3">
            <text:p>262.076</text:p>
          </table:table-cell>
          <table:table-cell office:value-type="float" office:value="230.78299999999999" table:style-name="ce3">
            <text:p>230.783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49.94800000000001" table:style-name="ce3">
            <text:p>149.948</text:p>
          </table:table-cell>
          <table:table-cell office:value-type="float" office:value="139.148" table:style-name="ce3">
            <text:p>139.148</text:p>
          </table:table-cell>
          <table:table-cell office:value-type="float" office:value="133.321" table:style-name="ce3">
            <text:p>133.321</text:p>
          </table:table-cell>
          <table:table-cell office:value-type="float" office:value="130.251" table:style-name="ce3">
            <text:p>130.251</text:p>
          </table:table-cell>
          <table:table-cell office:value-type="float" office:value="130.08600000000001" table:style-name="ce3">
            <text:p>130.086</text:p>
          </table:table-cell>
          <table:table-cell office:value-type="float" office:value="132.02199999999999" table:style-name="ce3">
            <text:p>132.022</text:p>
          </table:table-cell>
          <table:table-cell office:value-type="float" office:value="141.65" table:style-name="ce3">
            <text:p>141.650</text:p>
          </table:table-cell>
          <table:table-cell office:value-type="float" office:value="162.375" table:style-name="ce3">
            <text:p>162.375</text:p>
          </table:table-cell>
          <table:table-cell office:value-type="float" office:value="192.63800000000001" table:style-name="ce3">
            <text:p>192.638</text:p>
          </table:table-cell>
          <table:table-cell office:value-type="float" office:value="202.93899999999999" table:style-name="ce3">
            <text:p>202.939</text:p>
          </table:table-cell>
          <table:table-cell office:value-type="float" office:value="202.661" table:style-name="ce3">
            <text:p>202.661</text:p>
          </table:table-cell>
          <table:table-cell office:value-type="float" office:value="203.19900000000001" table:style-name="ce3">
            <text:p>203.199</text:p>
          </table:table-cell>
          <table:table-cell office:value-type="float" office:value="197.69" table:style-name="ce3">
            <text:p>197.690</text:p>
          </table:table-cell>
          <table:table-cell office:value-type="float" office:value="193.327" table:style-name="ce3">
            <text:p>193.327</text:p>
          </table:table-cell>
          <table:table-cell office:value-type="float" office:value="196.73500000000001" table:style-name="ce3">
            <text:p>196.735</text:p>
          </table:table-cell>
          <table:table-cell office:value-type="float" office:value="196.249" table:style-name="ce3">
            <text:p>196.249</text:p>
          </table:table-cell>
          <table:table-cell office:value-type="float" office:value="198.30199999999999" table:style-name="ce3">
            <text:p>198.302</text:p>
          </table:table-cell>
          <table:table-cell office:value-type="float" office:value="204.27500000000001" table:style-name="ce3">
            <text:p>204.275</text:p>
          </table:table-cell>
          <table:table-cell office:value-type="float" office:value="220.39699999999999" table:style-name="ce3">
            <text:p>220.397</text:p>
          </table:table-cell>
          <table:table-cell office:value-type="float" office:value="226.05099999999999" table:style-name="ce3">
            <text:p>226.051</text:p>
          </table:table-cell>
          <table:table-cell office:value-type="float" office:value="225.548" table:style-name="ce3">
            <text:p>225.548</text:p>
          </table:table-cell>
          <table:table-cell office:value-type="float" office:value="215.90199999999999" table:style-name="ce3">
            <text:p>215.902</text:p>
          </table:table-cell>
          <table:table-cell office:value-type="float" office:value="191.21899999999999" table:style-name="ce3">
            <text:p>191.219</text:p>
          </table:table-cell>
          <table:table-cell office:value-type="float" office:value="168.387" table:style-name="ce3">
            <text:p>168.387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17.015" table:style-name="ce3">
            <text:p>117.015</text:p>
          </table:table-cell>
          <table:table-cell office:value-type="float" office:value="108.587" table:style-name="ce3">
            <text:p>108.587</text:p>
          </table:table-cell>
          <table:table-cell office:value-type="float" office:value="104.039" table:style-name="ce3">
            <text:p>104.039</text:p>
          </table:table-cell>
          <table:table-cell office:value-type="float" office:value="101.64400000000001" table:style-name="ce3">
            <text:p>101.644</text:p>
          </table:table-cell>
          <table:table-cell office:value-type="float" office:value="101.515" table:style-name="ce3">
            <text:p>101.515</text:p>
          </table:table-cell>
          <table:table-cell office:value-type="float" office:value="103.026" table:style-name="ce3">
            <text:p>103.026</text:p>
          </table:table-cell>
          <table:table-cell office:value-type="float" office:value="110.539" table:style-name="ce3">
            <text:p>110.539</text:p>
          </table:table-cell>
          <table:table-cell office:value-type="float" office:value="126.712" table:style-name="ce3">
            <text:p>126.712</text:p>
          </table:table-cell>
          <table:table-cell office:value-type="float" office:value="137.46700000000001" table:style-name="ce3">
            <text:p>137.467</text:p>
          </table:table-cell>
          <table:table-cell office:value-type="float" office:value="144.81700000000001" table:style-name="ce3">
            <text:p>144.817</text:p>
          </table:table-cell>
          <table:table-cell office:value-type="float" office:value="144.619" table:style-name="ce3">
            <text:p>144.619</text:p>
          </table:table-cell>
          <table:table-cell office:value-type="float" office:value="145.00299999999999" table:style-name="ce3">
            <text:p>145.003</text:p>
          </table:table-cell>
          <table:table-cell office:value-type="float" office:value="141.071" table:style-name="ce3">
            <text:p>141.071</text:p>
          </table:table-cell>
          <table:table-cell office:value-type="float" office:value="137.958" table:style-name="ce3">
            <text:p>137.958</text:p>
          </table:table-cell>
          <table:table-cell office:value-type="float" office:value="140.38999999999999" table:style-name="ce3">
            <text:p>140.390</text:p>
          </table:table-cell>
          <table:table-cell office:value-type="float" office:value="140.04300000000001" table:style-name="ce3">
            <text:p>140.043</text:p>
          </table:table-cell>
          <table:table-cell office:value-type="float" office:value="141.50800000000001" table:style-name="ce3">
            <text:p>141.508</text:p>
          </table:table-cell>
          <table:table-cell office:value-type="float" office:value="145.77099999999999" table:style-name="ce3">
            <text:p>145.771</text:p>
          </table:table-cell>
          <table:table-cell office:value-type="float" office:value="157.27500000000001" table:style-name="ce3">
            <text:p>157.275</text:p>
          </table:table-cell>
          <table:table-cell office:value-type="float" office:value="161.309" table:style-name="ce3">
            <text:p>161.309</text:p>
          </table:table-cell>
          <table:table-cell office:value-type="float" office:value="160.95099999999999" table:style-name="ce3">
            <text:p>160.951</text:p>
          </table:table-cell>
          <table:table-cell office:value-type="float" office:value="154.06800000000001" table:style-name="ce3">
            <text:p>154.068</text:p>
          </table:table-cell>
          <table:table-cell office:value-type="float" office:value="149.221" table:style-name="ce3">
            <text:p>149.221</text:p>
          </table:table-cell>
          <table:table-cell office:value-type="float" office:value="131.404" table:style-name="ce3">
            <text:p>131.404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03.032" table:style-name="ce3">
            <text:p>103.032</text:p>
          </table:table-cell>
          <table:table-cell office:value-type="float" office:value="95.611000000000004" table:style-name="ce3">
            <text:p>95.611</text:p>
          </table:table-cell>
          <table:table-cell office:value-type="float" office:value="91.606999999999999" table:style-name="ce3">
            <text:p>91.607</text:p>
          </table:table-cell>
          <table:table-cell office:value-type="float" office:value="89.498000000000005" table:style-name="ce3">
            <text:p>89.498</text:p>
          </table:table-cell>
          <table:table-cell office:value-type="float" office:value="89.384" table:style-name="ce3">
            <text:p>89.384</text:p>
          </table:table-cell>
          <table:table-cell office:value-type="float" office:value="90.715000000000003" table:style-name="ce3">
            <text:p>90.715</text:p>
          </table:table-cell>
          <table:table-cell office:value-type="float" office:value="97.33" table:style-name="ce3">
            <text:p>97.330</text:p>
          </table:table-cell>
          <table:table-cell office:value-type="float" office:value="111.57" table:style-name="ce3">
            <text:p>111.570</text:p>
          </table:table-cell>
          <table:table-cell office:value-type="float" office:value="125.988" table:style-name="ce3">
            <text:p>125.988</text:p>
          </table:table-cell>
          <table:table-cell office:value-type="float" office:value="132.72499999999999" table:style-name="ce3">
            <text:p>132.725</text:p>
          </table:table-cell>
          <table:table-cell office:value-type="float" office:value="132.54300000000001" table:style-name="ce3">
            <text:p>132.543</text:p>
          </table:table-cell>
          <table:table-cell office:value-type="float" office:value="132.89500000000001" table:style-name="ce3">
            <text:p>132.895</text:p>
          </table:table-cell>
          <table:table-cell office:value-type="float" office:value="129.292" table:style-name="ce3">
            <text:p>129.292</text:p>
          </table:table-cell>
          <table:table-cell office:value-type="float" office:value="126.438" table:style-name="ce3">
            <text:p>126.438</text:p>
          </table:table-cell>
          <table:table-cell office:value-type="float" office:value="128.667" table:style-name="ce3">
            <text:p>128.667</text:p>
          </table:table-cell>
          <table:table-cell office:value-type="float" office:value="128.34899999999999" table:style-name="ce3">
            <text:p>128.349</text:p>
          </table:table-cell>
          <table:table-cell office:value-type="float" office:value="129.69200000000001" table:style-name="ce3">
            <text:p>129.692</text:p>
          </table:table-cell>
          <table:table-cell office:value-type="float" office:value="133.59899999999999" table:style-name="ce3">
            <text:p>133.599</text:p>
          </table:table-cell>
          <table:table-cell office:value-type="float" office:value="144.142" table:style-name="ce3">
            <text:p>144.142</text:p>
          </table:table-cell>
          <table:table-cell office:value-type="float" office:value="147.84" table:style-name="ce3">
            <text:p>147.840</text:p>
          </table:table-cell>
          <table:table-cell office:value-type="float" office:value="147.511" table:style-name="ce3">
            <text:p>147.511</text:p>
          </table:table-cell>
          <table:table-cell office:value-type="float" office:value="141.203" table:style-name="ce3">
            <text:p>141.203</text:p>
          </table:table-cell>
          <table:table-cell office:value-type="float" office:value="131.38999999999999" table:style-name="ce3">
            <text:p>131.390</text:p>
          </table:table-cell>
          <table:table-cell office:value-type="float" office:value="115.70099999999999" table:style-name="ce3">
            <text:p>115.701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09.655" table:style-name="ce3">
            <text:p>109.655</text:p>
          </table:table-cell>
          <table:table-cell office:value-type="float" office:value="101.75700000000001" table:style-name="ce3">
            <text:p>101.757</text:p>
          </table:table-cell>
          <table:table-cell office:value-type="float" office:value="97.495999999999995" table:style-name="ce3">
            <text:p>97.496</text:p>
          </table:table-cell>
          <table:table-cell office:value-type="float" office:value="95.251000000000005" table:style-name="ce3">
            <text:p>95.251</text:p>
          </table:table-cell>
          <table:table-cell office:value-type="float" office:value="95.13" table:style-name="ce3">
            <text:p>95.130</text:p>
          </table:table-cell>
          <table:table-cell office:value-type="float" office:value="96.546000000000006" table:style-name="ce3">
            <text:p>96.546</text:p>
          </table:table-cell>
          <table:table-cell office:value-type="float" office:value="103.587" table:style-name="ce3">
            <text:p>103.587</text:p>
          </table:table-cell>
          <table:table-cell office:value-type="float" office:value="118.74299999999999" table:style-name="ce3">
            <text:p>118.743</text:p>
          </table:table-cell>
          <table:table-cell office:value-type="float" office:value="103.03100000000001" table:style-name="ce3">
            <text:p>103.031</text:p>
          </table:table-cell>
          <table:table-cell office:value-type="float" office:value="108.54" table:style-name="ce3">
            <text:p>108.540</text:p>
          </table:table-cell>
          <table:table-cell office:value-type="float" office:value="108.39100000000001" table:style-name="ce3">
            <text:p>108.391</text:p>
          </table:table-cell>
          <table:table-cell office:value-type="float" office:value="108.679" table:style-name="ce3">
            <text:p>108.679</text:p>
          </table:table-cell>
          <table:table-cell office:value-type="float" office:value="105.732" table:style-name="ce3">
            <text:p>105.732</text:p>
          </table:table-cell>
          <table:table-cell office:value-type="float" office:value="103.399" table:style-name="ce3">
            <text:p>103.399</text:p>
          </table:table-cell>
          <table:table-cell office:value-type="float" office:value="105.221" table:style-name="ce3">
            <text:p>105.221</text:p>
          </table:table-cell>
          <table:table-cell office:value-type="float" office:value="104.962" table:style-name="ce3">
            <text:p>104.962</text:p>
          </table:table-cell>
          <table:table-cell office:value-type="float" office:value="106.059" table:style-name="ce3">
            <text:p>106.059</text:p>
          </table:table-cell>
          <table:table-cell office:value-type="float" office:value="109.254" table:style-name="ce3">
            <text:p>109.254</text:p>
          </table:table-cell>
          <table:table-cell office:value-type="float" office:value="117.877" table:style-name="ce3">
            <text:p>117.877</text:p>
          </table:table-cell>
          <table:table-cell office:value-type="float" office:value="120.901" table:style-name="ce3">
            <text:p>120.901</text:p>
          </table:table-cell>
          <table:table-cell office:value-type="float" office:value="120.63200000000001" table:style-name="ce3">
            <text:p>120.632</text:p>
          </table:table-cell>
          <table:table-cell office:value-type="float" office:value="115.473" table:style-name="ce3">
            <text:p>115.473</text:p>
          </table:table-cell>
          <table:table-cell office:value-type="float" office:value="139.83600000000001" table:style-name="ce3">
            <text:p>139.836</text:p>
          </table:table-cell>
          <table:table-cell office:value-type="float" office:value="123.139" table:style-name="ce3">
            <text:p>123.139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08.919" table:style-name="ce3">
            <text:p>108.919</text:p>
          </table:table-cell>
          <table:table-cell office:value-type="float" office:value="101.074" table:style-name="ce3">
            <text:p>101.074</text:p>
          </table:table-cell>
          <table:table-cell office:value-type="float" office:value="96.841999999999999" table:style-name="ce3">
            <text:p>96.842</text:p>
          </table:table-cell>
          <table:table-cell office:value-type="float" office:value="94.611999999999995" table:style-name="ce3">
            <text:p>94.612</text:p>
          </table:table-cell>
          <table:table-cell office:value-type="float" office:value="94.492000000000004" table:style-name="ce3">
            <text:p>94.492</text:p>
          </table:table-cell>
          <table:table-cell office:value-type="float" office:value="95.897999999999996" table:style-name="ce3">
            <text:p>95.898</text:p>
          </table:table-cell>
          <table:table-cell office:value-type="float" office:value="102.892" table:style-name="ce3">
            <text:p>102.892</text:p>
          </table:table-cell>
          <table:table-cell office:value-type="float" office:value="117.946" table:style-name="ce3">
            <text:p>117.946</text:p>
          </table:table-cell>
          <table:table-cell office:value-type="float" office:value="125.71" table:style-name="ce3">
            <text:p>125.710</text:p>
          </table:table-cell>
          <table:table-cell office:value-type="float" office:value="132.43199999999999" table:style-name="ce3">
            <text:p>132.432</text:p>
          </table:table-cell>
          <table:table-cell office:value-type="float" office:value="132.251" table:style-name="ce3">
            <text:p>132.251</text:p>
          </table:table-cell>
          <table:table-cell office:value-type="float" office:value="132.602" table:style-name="ce3">
            <text:p>132.602</text:p>
          </table:table-cell>
          <table:table-cell office:value-type="float" office:value="129.00700000000001" table:style-name="ce3">
            <text:p>129.007</text:p>
          </table:table-cell>
          <table:table-cell office:value-type="float" office:value="126.15900000000001" table:style-name="ce3">
            <text:p>126.159</text:p>
          </table:table-cell>
          <table:table-cell office:value-type="float" office:value="128.38300000000001" table:style-name="ce3">
            <text:p>128.383</text:p>
          </table:table-cell>
          <table:table-cell office:value-type="float" office:value="128.06700000000001" table:style-name="ce3">
            <text:p>128.067</text:p>
          </table:table-cell>
          <table:table-cell office:value-type="float" office:value="129.40600000000001" table:style-name="ce3">
            <text:p>129.406</text:p>
          </table:table-cell>
          <table:table-cell office:value-type="float" office:value="133.304" table:style-name="ce3">
            <text:p>133.304</text:p>
          </table:table-cell>
          <table:table-cell office:value-type="float" office:value="143.82499999999999" table:style-name="ce3">
            <text:p>143.825</text:p>
          </table:table-cell>
          <table:table-cell office:value-type="float" office:value="147.51400000000001" table:style-name="ce3">
            <text:p>147.514</text:p>
          </table:table-cell>
          <table:table-cell office:value-type="float" office:value="147.18600000000001" table:style-name="ce3">
            <text:p>147.186</text:p>
          </table:table-cell>
          <table:table-cell office:value-type="float" office:value="140.892" table:style-name="ce3">
            <text:p>140.892</text:p>
          </table:table-cell>
          <table:table-cell office:value-type="float" office:value="138.898" table:style-name="ce3">
            <text:p>138.898</text:p>
          </table:table-cell>
          <table:table-cell office:value-type="float" office:value="122.313" table:style-name="ce3">
            <text:p>122.313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81.96100000000001" table:style-name="ce3">
            <text:p>181.961</text:p>
          </table:table-cell>
          <table:table-cell office:value-type="float" office:value="168.85599999999999" table:style-name="ce3">
            <text:p>168.856</text:p>
          </table:table-cell>
          <table:table-cell office:value-type="float" office:value="161.785" table:style-name="ce3">
            <text:p>161.785</text:p>
          </table:table-cell>
          <table:table-cell office:value-type="float" office:value="158.06" table:style-name="ce3">
            <text:p>158.060</text:p>
          </table:table-cell>
          <table:table-cell office:value-type="float" office:value="157.85900000000001" table:style-name="ce3">
            <text:p>157.859</text:p>
          </table:table-cell>
          <table:table-cell office:value-type="float" office:value="160.208" table:style-name="ce3">
            <text:p>160.208</text:p>
          </table:table-cell>
          <table:table-cell office:value-type="float" office:value="171.892" table:style-name="ce3">
            <text:p>171.892</text:p>
          </table:table-cell>
          <table:table-cell office:value-type="float" office:value="197.041" table:style-name="ce3">
            <text:p>197.041</text:p>
          </table:table-cell>
          <table:table-cell office:value-type="float" office:value="267.435" table:style-name="ce3">
            <text:p>267.435</text:p>
          </table:table-cell>
          <table:table-cell office:value-type="float" office:value="281.73500000000001" table:style-name="ce3">
            <text:p>281.735</text:p>
          </table:table-cell>
          <table:table-cell office:value-type="float" office:value="281.35000000000002" table:style-name="ce3">
            <text:p>281.350</text:p>
          </table:table-cell>
          <table:table-cell office:value-type="float" office:value="282.096" table:style-name="ce3">
            <text:p>282.096</text:p>
          </table:table-cell>
          <table:table-cell office:value-type="float" office:value="274.44799999999998" table:style-name="ce3">
            <text:p>274.448</text:p>
          </table:table-cell>
          <table:table-cell office:value-type="float" office:value="268.39" table:style-name="ce3">
            <text:p>268.390</text:p>
          </table:table-cell>
          <table:table-cell office:value-type="float" office:value="273.12200000000001" table:style-name="ce3">
            <text:p>273.122</text:p>
          </table:table-cell>
          <table:table-cell office:value-type="float" office:value="272.44799999999998" table:style-name="ce3">
            <text:p>272.448</text:p>
          </table:table-cell>
          <table:table-cell office:value-type="float" office:value="275.29700000000003" table:style-name="ce3">
            <text:p>275.297</text:p>
          </table:table-cell>
          <table:table-cell office:value-type="float" office:value="283.58999999999997" table:style-name="ce3">
            <text:p>283.590</text:p>
          </table:table-cell>
          <table:table-cell office:value-type="float" office:value="305.971" table:style-name="ce3">
            <text:p>305.971</text:p>
          </table:table-cell>
          <table:table-cell office:value-type="float" office:value="313.82" table:style-name="ce3">
            <text:p>313.820</text:p>
          </table:table-cell>
          <table:table-cell office:value-type="float" office:value="313.12299999999999" table:style-name="ce3">
            <text:p>313.123</text:p>
          </table:table-cell>
          <table:table-cell office:value-type="float" office:value="299.73200000000003" table:style-name="ce3">
            <text:p>299.732</text:p>
          </table:table-cell>
          <table:table-cell office:value-type="float" office:value="232.04400000000001" table:style-name="ce3">
            <text:p>232.044</text:p>
          </table:table-cell>
          <table:table-cell office:value-type="float" office:value="204.33699999999999" table:style-name="ce3">
            <text:p>204.337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70.554" table:style-name="ce3">
            <text:p>170.554</text:p>
          </table:table-cell>
          <table:table-cell office:value-type="float" office:value="158.27000000000001" table:style-name="ce3">
            <text:p>158.270</text:p>
          </table:table-cell>
          <table:table-cell office:value-type="float" office:value="151.642" table:style-name="ce3">
            <text:p>151.642</text:p>
          </table:table-cell>
          <table:table-cell office:value-type="float" office:value="148.15100000000001" table:style-name="ce3">
            <text:p>148.151</text:p>
          </table:table-cell>
          <table:table-cell office:value-type="float" office:value="147.96299999999999" table:style-name="ce3">
            <text:p>147.963</text:p>
          </table:table-cell>
          <table:table-cell office:value-type="float" office:value="150.16499999999999" table:style-name="ce3">
            <text:p>150.165</text:p>
          </table:table-cell>
          <table:table-cell office:value-type="float" office:value="161.11600000000001" table:style-name="ce3">
            <text:p>161.116</text:p>
          </table:table-cell>
          <table:table-cell office:value-type="float" office:value="184.68899999999999" table:style-name="ce3">
            <text:p>184.689</text:p>
          </table:table-cell>
          <table:table-cell office:value-type="float" office:value="190.04599999999999" table:style-name="ce3">
            <text:p>190.046</text:p>
          </table:table-cell>
          <table:table-cell office:value-type="float" office:value="200.208" table:style-name="ce3">
            <text:p>200.208</text:p>
          </table:table-cell>
          <table:table-cell office:value-type="float" office:value="199.935" table:style-name="ce3">
            <text:p>199.935</text:p>
          </table:table-cell>
          <table:table-cell office:value-type="float" office:value="200.465" table:style-name="ce3">
            <text:p>200.465</text:p>
          </table:table-cell>
          <table:table-cell office:value-type="float" office:value="195.03" table:style-name="ce3">
            <text:p>195.030</text:p>
          </table:table-cell>
          <table:table-cell office:value-type="float" office:value="190.72499999999999" table:style-name="ce3">
            <text:p>190.725</text:p>
          </table:table-cell>
          <table:table-cell office:value-type="float" office:value="194.08799999999999" table:style-name="ce3">
            <text:p>194.088</text:p>
          </table:table-cell>
          <table:table-cell office:value-type="float" office:value="193.60900000000001" table:style-name="ce3">
            <text:p>193.609</text:p>
          </table:table-cell>
          <table:table-cell office:value-type="float" office:value="195.63300000000001" table:style-name="ce3">
            <text:p>195.633</text:p>
          </table:table-cell>
          <table:table-cell office:value-type="float" office:value="201.52699999999999" table:style-name="ce3">
            <text:p>201.527</text:p>
          </table:table-cell>
          <table:table-cell office:value-type="float" office:value="217.43100000000001" table:style-name="ce3">
            <text:p>217.431</text:p>
          </table:table-cell>
          <table:table-cell office:value-type="float" office:value="223.00899999999999" table:style-name="ce3">
            <text:p>223.009</text:p>
          </table:table-cell>
          <table:table-cell office:value-type="float" office:value="222.51400000000001" table:style-name="ce3">
            <text:p>222.514</text:p>
          </table:table-cell>
          <table:table-cell office:value-type="float" office:value="212.99799999999999" table:style-name="ce3">
            <text:p>212.998</text:p>
          </table:table-cell>
          <table:table-cell office:value-type="float" office:value="217.49700000000001" table:style-name="ce3">
            <text:p>217.497</text:p>
          </table:table-cell>
          <table:table-cell office:value-type="float" office:value="191.52699999999999" table:style-name="ce3">
            <text:p>191.527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07.71899999999999" table:style-name="ce3">
            <text:p>207.719</text:p>
          </table:table-cell>
          <table:table-cell office:value-type="float" office:value="192.75899999999999" table:style-name="ce3">
            <text:p>192.759</text:p>
          </table:table-cell>
          <table:table-cell office:value-type="float" office:value="184.68600000000001" table:style-name="ce3">
            <text:p>184.686</text:p>
          </table:table-cell>
          <table:table-cell office:value-type="float" office:value="180.434" table:style-name="ce3">
            <text:p>180.434</text:p>
          </table:table-cell>
          <table:table-cell office:value-type="float" office:value="180.20500000000001" table:style-name="ce3">
            <text:p>180.205</text:p>
          </table:table-cell>
          <table:table-cell office:value-type="float" office:value="182.887" table:style-name="ce3">
            <text:p>182.887</text:p>
          </table:table-cell>
          <table:table-cell office:value-type="float" office:value="196.22399999999999" table:style-name="ce3">
            <text:p>196.224</text:p>
          </table:table-cell>
          <table:table-cell office:value-type="float" office:value="224.934" table:style-name="ce3">
            <text:p>224.934</text:p>
          </table:table-cell>
          <table:table-cell office:value-type="float" office:value="284.09800000000001" table:style-name="ce3">
            <text:p>284.098</text:p>
          </table:table-cell>
          <table:table-cell office:value-type="float" office:value="299.28899999999999" table:style-name="ce3">
            <text:p>299.289</text:p>
          </table:table-cell>
          <table:table-cell office:value-type="float" office:value="298.87900000000002" table:style-name="ce3">
            <text:p>298.879</text:p>
          </table:table-cell>
          <table:table-cell office:value-type="float" office:value="299.67200000000003" table:style-name="ce3">
            <text:p>299.672</text:p>
          </table:table-cell>
          <table:table-cell office:value-type="float" office:value="291.54700000000003" table:style-name="ce3">
            <text:p>291.547</text:p>
          </table:table-cell>
          <table:table-cell office:value-type="float" office:value="285.113" table:style-name="ce3">
            <text:p>285.113</text:p>
          </table:table-cell>
          <table:table-cell office:value-type="float" office:value="290.13900000000001" table:style-name="ce3">
            <text:p>290.139</text:p>
          </table:table-cell>
          <table:table-cell office:value-type="float" office:value="289.423" table:style-name="ce3">
            <text:p>289.423</text:p>
          </table:table-cell>
          <table:table-cell office:value-type="float" office:value="292.45" table:style-name="ce3">
            <text:p>292.450</text:p>
          </table:table-cell>
          <table:table-cell office:value-type="float" office:value="301.25900000000001" table:style-name="ce3">
            <text:p>301.259</text:p>
          </table:table-cell>
          <table:table-cell office:value-type="float" office:value="325.03500000000003" table:style-name="ce3">
            <text:p>325.035</text:p>
          </table:table-cell>
          <table:table-cell office:value-type="float" office:value="333.37299999999999" table:style-name="ce3">
            <text:p>333.373</text:p>
          </table:table-cell>
          <table:table-cell office:value-type="float" office:value="332.63200000000001" table:style-name="ce3">
            <text:p>332.632</text:p>
          </table:table-cell>
          <table:table-cell office:value-type="float" office:value="318.40699999999998" table:style-name="ce3">
            <text:p>318.407</text:p>
          </table:table-cell>
          <table:table-cell office:value-type="float" office:value="264.89100000000002" table:style-name="ce3">
            <text:p>264.891</text:p>
          </table:table-cell>
          <table:table-cell office:value-type="float" office:value="233.262" table:style-name="ce3">
            <text:p>233.262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49.02799999999999" table:style-name="ce3">
            <text:p>149.028</text:p>
          </table:table-cell>
          <table:table-cell office:value-type="float" office:value="138.29400000000001" table:style-name="ce3">
            <text:p>138.294</text:p>
          </table:table-cell>
          <table:table-cell office:value-type="float" office:value="132.50299999999999" table:style-name="ce3">
            <text:p>132.503</text:p>
          </table:table-cell>
          <table:table-cell office:value-type="float" office:value="129.452" table:style-name="ce3">
            <text:p>129.452</text:p>
          </table:table-cell>
          <table:table-cell office:value-type="float" office:value="129.28800000000001" table:style-name="ce3">
            <text:p>129.288</text:p>
          </table:table-cell>
          <table:table-cell office:value-type="float" office:value="131.21199999999999" table:style-name="ce3">
            <text:p>131.212</text:p>
          </table:table-cell>
          <table:table-cell office:value-type="float" office:value="140.78100000000001" table:style-name="ce3">
            <text:p>140.781</text:p>
          </table:table-cell>
          <table:table-cell office:value-type="float" office:value="161.37899999999999" table:style-name="ce3">
            <text:p>161.379</text:p>
          </table:table-cell>
          <table:table-cell office:value-type="float" office:value="157.83199999999999" table:style-name="ce3">
            <text:p>157.832</text:p>
          </table:table-cell>
          <table:table-cell office:value-type="float" office:value="166.27099999999999" table:style-name="ce3">
            <text:p>166.271</text:p>
          </table:table-cell>
          <table:table-cell office:value-type="float" office:value="166.04400000000001" table:style-name="ce3">
            <text:p>166.044</text:p>
          </table:table-cell>
          <table:table-cell office:value-type="float" office:value="166.48500000000001" table:style-name="ce3">
            <text:p>166.485</text:p>
          </table:table-cell>
          <table:table-cell office:value-type="float" office:value="161.971" table:style-name="ce3">
            <text:p>161.971</text:p>
          </table:table-cell>
          <table:table-cell office:value-type="float" office:value="158.39599999999999" table:style-name="ce3">
            <text:p>158.396</text:p>
          </table:table-cell>
          <table:table-cell office:value-type="float" office:value="161.18799999999999" table:style-name="ce3">
            <text:p>161.188</text:p>
          </table:table-cell>
          <table:table-cell office:value-type="float" office:value="160.791" table:style-name="ce3">
            <text:p>160.791</text:p>
          </table:table-cell>
          <table:table-cell office:value-type="float" office:value="162.47200000000001" table:style-name="ce3">
            <text:p>162.472</text:p>
          </table:table-cell>
          <table:table-cell office:value-type="float" office:value="167.36600000000001" table:style-name="ce3">
            <text:p>167.366</text:p>
          </table:table-cell>
          <table:table-cell office:value-type="float" office:value="180.57499999999999" table:style-name="ce3">
            <text:p>180.575</text:p>
          </table:table-cell>
          <table:table-cell office:value-type="float" office:value="185.20699999999999" table:style-name="ce3">
            <text:p>185.207</text:p>
          </table:table-cell>
          <table:table-cell office:value-type="float" office:value="184.79599999999999" table:style-name="ce3">
            <text:p>184.796</text:p>
          </table:table-cell>
          <table:table-cell office:value-type="float" office:value="176.893" table:style-name="ce3">
            <text:p>176.893</text:p>
          </table:table-cell>
          <table:table-cell office:value-type="float" office:value="190.04599999999999" table:style-name="ce3">
            <text:p>190.046</text:p>
          </table:table-cell>
          <table:table-cell office:value-type="float" office:value="167.35400000000001" table:style-name="ce3">
            <text:p>167.354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5.574000000000002" table:style-name="ce3">
            <text:p>25.574</text:p>
          </table:table-cell>
          <table:table-cell office:value-type="float" office:value="23.731999999999999" table:style-name="ce3">
            <text:p>23.732</text:p>
          </table:table-cell>
          <table:table-cell office:value-type="float" office:value="22.738" table:style-name="ce3">
            <text:p>22.738</text:p>
          </table:table-cell>
          <table:table-cell office:value-type="float" office:value="22.215" table:style-name="ce3">
            <text:p>22.215</text:p>
          </table:table-cell>
          <table:table-cell office:value-type="float" office:value="22.186" table:style-name="ce3">
            <text:p>22.186</text:p>
          </table:table-cell>
          <table:table-cell office:value-type="float" office:value="22.516999999999999" table:style-name="ce3">
            <text:p>22.517</text:p>
          </table:table-cell>
          <table:table-cell office:value-type="float" office:value="24.158999999999999" table:style-name="ce3">
            <text:p>24.159</text:p>
          </table:table-cell>
          <table:table-cell office:value-type="float" office:value="27.693000000000001" table:style-name="ce3">
            <text:p>27.693</text:p>
          </table:table-cell>
          <table:table-cell office:value-type="float" office:value="56.375" table:style-name="ce3">
            <text:p>56.375</text:p>
          </table:table-cell>
          <table:table-cell office:value-type="float" office:value="59.39" table:style-name="ce3">
            <text:p>59.390</text:p>
          </table:table-cell>
          <table:table-cell office:value-type="float" office:value="59.308" table:style-name="ce3">
            <text:p>59.308</text:p>
          </table:table-cell>
          <table:table-cell office:value-type="float" office:value="59.466000000000001" table:style-name="ce3">
            <text:p>59.466</text:p>
          </table:table-cell>
          <table:table-cell office:value-type="float" office:value="57.853000000000002" table:style-name="ce3">
            <text:p>57.853</text:p>
          </table:table-cell>
          <table:table-cell office:value-type="float" office:value="56.576999999999998" table:style-name="ce3">
            <text:p>56.577</text:p>
          </table:table-cell>
          <table:table-cell office:value-type="float" office:value="57.573999999999998" table:style-name="ce3">
            <text:p>57.574</text:p>
          </table:table-cell>
          <table:table-cell office:value-type="float" office:value="57.432000000000002" table:style-name="ce3">
            <text:p>57.432</text:p>
          </table:table-cell>
          <table:table-cell office:value-type="float" office:value="58.033000000000001" table:style-name="ce3">
            <text:p>58.033</text:p>
          </table:table-cell>
          <table:table-cell office:value-type="float" office:value="59.780999999999999" table:style-name="ce3">
            <text:p>59.781</text:p>
          </table:table-cell>
          <table:table-cell office:value-type="float" office:value="64.498999999999995" table:style-name="ce3">
            <text:p>64.499</text:p>
          </table:table-cell>
          <table:table-cell office:value-type="float" office:value="66.153000000000006" table:style-name="ce3">
            <text:p>66.153</text:p>
          </table:table-cell>
          <table:table-cell office:value-type="float" office:value="66.006" table:style-name="ce3">
            <text:p>66.006</text:p>
          </table:table-cell>
          <table:table-cell office:value-type="float" office:value="63.183" table:style-name="ce3">
            <text:p>63.183</text:p>
          </table:table-cell>
          <table:table-cell office:value-type="float" office:value="32.613" table:style-name="ce3">
            <text:p>32.613</text:p>
          </table:table-cell>
          <table:table-cell office:value-type="float" office:value="28.719000000000001" table:style-name="ce3">
            <text:p>28.719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80.49" table:style-name="ce3">
            <text:p>180.490</text:p>
          </table:table-cell>
          <table:table-cell office:value-type="float" office:value="167.49" table:style-name="ce3">
            <text:p>167.490</text:p>
          </table:table-cell>
          <table:table-cell office:value-type="float" office:value="160.476" table:style-name="ce3">
            <text:p>160.476</text:p>
          </table:table-cell>
          <table:table-cell office:value-type="float" office:value="156.78100000000001" table:style-name="ce3">
            <text:p>156.781</text:p>
          </table:table-cell>
          <table:table-cell office:value-type="float" office:value="156.58199999999999" table:style-name="ce3">
            <text:p>156.582</text:p>
          </table:table-cell>
          <table:table-cell office:value-type="float" office:value="158.91200000000001" table:style-name="ce3">
            <text:p>158.912</text:p>
          </table:table-cell>
          <table:table-cell office:value-type="float" office:value="170.501" table:style-name="ce3">
            <text:p>170.501</text:p>
          </table:table-cell>
          <table:table-cell office:value-type="float" office:value="195.44800000000001" table:style-name="ce3">
            <text:p>195.448</text:p>
          </table:table-cell>
          <table:table-cell office:value-type="float" office:value="195.69300000000001" table:style-name="ce3">
            <text:p>195.693</text:p>
          </table:table-cell>
          <table:table-cell office:value-type="float" office:value="206.15700000000001" table:style-name="ce3">
            <text:p>206.157</text:p>
          </table:table-cell>
          <table:table-cell office:value-type="float" office:value="205.875" table:style-name="ce3">
            <text:p>205.875</text:p>
          </table:table-cell>
          <table:table-cell office:value-type="float" office:value="206.42099999999999" table:style-name="ce3">
            <text:p>206.421</text:p>
          </table:table-cell>
          <table:table-cell office:value-type="float" office:value="200.82499999999999" table:style-name="ce3">
            <text:p>200.825</text:p>
          </table:table-cell>
          <table:table-cell office:value-type="float" office:value="196.392" table:style-name="ce3">
            <text:p>196.392</text:p>
          </table:table-cell>
          <table:table-cell office:value-type="float" office:value="199.85499999999999" table:style-name="ce3">
            <text:p>199.855</text:p>
          </table:table-cell>
          <table:table-cell office:value-type="float" office:value="199.36099999999999" table:style-name="ce3">
            <text:p>199.361</text:p>
          </table:table-cell>
          <table:table-cell office:value-type="float" office:value="201.446" table:style-name="ce3">
            <text:p>201.446</text:p>
          </table:table-cell>
          <table:table-cell office:value-type="float" office:value="207.51499999999999" table:style-name="ce3">
            <text:p>207.515</text:p>
          </table:table-cell>
          <table:table-cell office:value-type="float" office:value="223.892" table:style-name="ce3">
            <text:p>223.892</text:p>
          </table:table-cell>
          <table:table-cell office:value-type="float" office:value="229.63499999999999" table:style-name="ce3">
            <text:p>229.635</text:p>
          </table:table-cell>
          <table:table-cell office:value-type="float" office:value="229.125" table:style-name="ce3">
            <text:p>229.125</text:p>
          </table:table-cell>
          <table:table-cell office:value-type="float" office:value="219.32599999999999" table:style-name="ce3">
            <text:p>219.326</text:p>
          </table:table-cell>
          <table:table-cell office:value-type="float" office:value="230.167" table:style-name="ce3">
            <text:p>230.167</text:p>
          </table:table-cell>
          <table:table-cell office:value-type="float" office:value="202.684" table:style-name="ce3">
            <text:p>202.684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50.5" table:style-name="ce3">
            <text:p>150.500</text:p>
          </table:table-cell>
          <table:table-cell office:value-type="float" office:value="139.66" table:style-name="ce3">
            <text:p>139.660</text:p>
          </table:table-cell>
          <table:table-cell office:value-type="float" office:value="133.81200000000001" table:style-name="ce3">
            <text:p>133.812</text:p>
          </table:table-cell>
          <table:table-cell office:value-type="float" office:value="130.73099999999999" table:style-name="ce3">
            <text:p>130.731</text:p>
          </table:table-cell>
          <table:table-cell office:value-type="float" office:value="130.565" table:style-name="ce3">
            <text:p>130.565</text:p>
          </table:table-cell>
          <table:table-cell office:value-type="float" office:value="132.50800000000001" table:style-name="ce3">
            <text:p>132.508</text:p>
          </table:table-cell>
          <table:table-cell office:value-type="float" office:value="142.17099999999999" table:style-name="ce3">
            <text:p>142.171</text:p>
          </table:table-cell>
          <table:table-cell office:value-type="float" office:value="162.97300000000001" table:style-name="ce3">
            <text:p>162.973</text:p>
          </table:table-cell>
          <table:table-cell office:value-type="float" office:value="184.49199999999999" table:style-name="ce3">
            <text:p>184.492</text:p>
          </table:table-cell>
          <table:table-cell office:value-type="float" office:value="194.357" table:style-name="ce3">
            <text:p>194.357</text:p>
          </table:table-cell>
          <table:table-cell office:value-type="float" office:value="194.09100000000001" table:style-name="ce3">
            <text:p>194.091</text:p>
          </table:table-cell>
          <table:table-cell office:value-type="float" office:value="194.60599999999999" table:style-name="ce3">
            <text:p>194.606</text:p>
          </table:table-cell>
          <table:table-cell office:value-type="float" office:value="189.33" table:style-name="ce3">
            <text:p>189.330</text:p>
          </table:table-cell>
          <table:table-cell office:value-type="float" office:value="185.15100000000001" table:style-name="ce3">
            <text:p>185.151</text:p>
          </table:table-cell>
          <table:table-cell office:value-type="float" office:value="188.41499999999999" table:style-name="ce3">
            <text:p>188.415</text:p>
          </table:table-cell>
          <table:table-cell office:value-type="float" office:value="187.95" table:style-name="ce3">
            <text:p>187.950</text:p>
          </table:table-cell>
          <table:table-cell office:value-type="float" office:value="189.916" table:style-name="ce3">
            <text:p>189.916</text:p>
          </table:table-cell>
          <table:table-cell office:value-type="float" office:value="195.637" table:style-name="ce3">
            <text:p>195.637</text:p>
          </table:table-cell>
          <table:table-cell office:value-type="float" office:value="211.077" table:style-name="ce3">
            <text:p>211.077</text:p>
          </table:table-cell>
          <table:table-cell office:value-type="float" office:value="216.49100000000001" table:style-name="ce3">
            <text:p>216.491</text:p>
          </table:table-cell>
          <table:table-cell office:value-type="float" office:value="216.01" table:style-name="ce3">
            <text:p>216.010</text:p>
          </table:table-cell>
          <table:table-cell office:value-type="float" office:value="206.773" table:style-name="ce3">
            <text:p>206.773</text:p>
          </table:table-cell>
          <table:table-cell office:value-type="float" office:value="191.923" table:style-name="ce3">
            <text:p>191.923</text:p>
          </table:table-cell>
          <table:table-cell office:value-type="float" office:value="169.00700000000001" table:style-name="ce3">
            <text:p>169.007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46.636" table:style-name="ce3">
            <text:p>146.636</text:p>
          </table:table-cell>
          <table:table-cell office:value-type="float" office:value="136.07499999999999" table:style-name="ce3">
            <text:p>136.075</text:p>
          </table:table-cell>
          <table:table-cell office:value-type="float" office:value="130.376" table:style-name="ce3">
            <text:p>130.376</text:p>
          </table:table-cell>
          <table:table-cell office:value-type="float" office:value="127.375" table:style-name="ce3">
            <text:p>127.375</text:p>
          </table:table-cell>
          <table:table-cell office:value-type="float" office:value="127.21299999999999" table:style-name="ce3">
            <text:p>127.213</text:p>
          </table:table-cell>
          <table:table-cell office:value-type="float" office:value="129.10599999999999" table:style-name="ce3">
            <text:p>129.106</text:p>
          </table:table-cell>
          <table:table-cell office:value-type="float" office:value="138.52099999999999" table:style-name="ce3">
            <text:p>138.521</text:p>
          </table:table-cell>
          <table:table-cell office:value-type="float" office:value="158.78899999999999" table:style-name="ce3">
            <text:p>158.789</text:p>
          </table:table-cell>
          <table:table-cell office:value-type="float" office:value="185.233" table:style-name="ce3">
            <text:p>185.233</text:p>
          </table:table-cell>
          <table:table-cell office:value-type="float" office:value="195.137" table:style-name="ce3">
            <text:p>195.137</text:p>
          </table:table-cell>
          <table:table-cell office:value-type="float" office:value="194.87" table:style-name="ce3">
            <text:p>194.870</text:p>
          </table:table-cell>
          <table:table-cell office:value-type="float" office:value="195.38800000000001" table:style-name="ce3">
            <text:p>195.388</text:p>
          </table:table-cell>
          <table:table-cell office:value-type="float" office:value="190.09" table:style-name="ce3">
            <text:p>190.090</text:p>
          </table:table-cell>
          <table:table-cell office:value-type="float" office:value="185.89500000000001" table:style-name="ce3">
            <text:p>185.895</text:p>
          </table:table-cell>
          <table:table-cell office:value-type="float" office:value="189.172" table:style-name="ce3">
            <text:p>189.172</text:p>
          </table:table-cell>
          <table:table-cell office:value-type="float" office:value="188.70500000000001" table:style-name="ce3">
            <text:p>188.705</text:p>
          </table:table-cell>
          <table:table-cell office:value-type="float" office:value="190.678" table:style-name="ce3">
            <text:p>190.678</text:p>
          </table:table-cell>
          <table:table-cell office:value-type="float" office:value="196.422" table:style-name="ce3">
            <text:p>196.422</text:p>
          </table:table-cell>
          <table:table-cell office:value-type="float" office:value="211.92400000000001" table:style-name="ce3">
            <text:p>211.924</text:p>
          </table:table-cell>
          <table:table-cell office:value-type="float" office:value="217.36" table:style-name="ce3">
            <text:p>217.360</text:p>
          </table:table-cell>
          <table:table-cell office:value-type="float" office:value="216.87799999999999" table:style-name="ce3">
            <text:p>216.878</text:p>
          </table:table-cell>
          <table:table-cell office:value-type="float" office:value="207.60300000000001" table:style-name="ce3">
            <text:p>207.603</text:p>
          </table:table-cell>
          <table:table-cell office:value-type="float" office:value="186.99600000000001" table:style-name="ce3">
            <text:p>186.996</text:p>
          </table:table-cell>
          <table:table-cell office:value-type="float" office:value="164.66800000000001" table:style-name="ce3">
            <text:p>164.668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94.10400000000001" table:style-name="ce3">
            <text:p>194.104</text:p>
          </table:table-cell>
          <table:table-cell office:value-type="float" office:value="180.124" table:style-name="ce3">
            <text:p>180.124</text:p>
          </table:table-cell>
          <table:table-cell office:value-type="float" office:value="172.58099999999999" table:style-name="ce3">
            <text:p>172.581</text:p>
          </table:table-cell>
          <table:table-cell office:value-type="float" office:value="168.608" table:style-name="ce3">
            <text:p>168.608</text:p>
          </table:table-cell>
          <table:table-cell office:value-type="float" office:value="168.39400000000001" table:style-name="ce3">
            <text:p>168.394</text:p>
          </table:table-cell>
          <table:table-cell office:value-type="float" office:value="170.9" table:style-name="ce3">
            <text:p>170.900</text:p>
          </table:table-cell>
          <table:table-cell office:value-type="float" office:value="183.363" table:style-name="ce3">
            <text:p>183.363</text:p>
          </table:table-cell>
          <table:table-cell office:value-type="float" office:value="210.191" table:style-name="ce3">
            <text:p>210.191</text:p>
          </table:table-cell>
          <table:table-cell office:value-type="float" office:value="240.86699999999999" table:style-name="ce3">
            <text:p>240.867</text:p>
          </table:table-cell>
          <table:table-cell office:value-type="float" office:value="253.74700000000001" table:style-name="ce3">
            <text:p>253.747</text:p>
          </table:table-cell>
          <table:table-cell office:value-type="float" office:value="253.4" table:style-name="ce3">
            <text:p>253.400</text:p>
          </table:table-cell>
          <table:table-cell office:value-type="float" office:value="254.072" table:style-name="ce3">
            <text:p>254.072</text:p>
          </table:table-cell>
          <table:table-cell office:value-type="float" office:value="247.18299999999999" table:style-name="ce3">
            <text:p>247.183</text:p>
          </table:table-cell>
          <table:table-cell office:value-type="float" office:value="241.72800000000001" table:style-name="ce3">
            <text:p>241.728</text:p>
          </table:table-cell>
          <table:table-cell office:value-type="float" office:value="245.989" table:style-name="ce3">
            <text:p>245.989</text:p>
          </table:table-cell>
          <table:table-cell office:value-type="float" office:value="245.38200000000001" table:style-name="ce3">
            <text:p>245.382</text:p>
          </table:table-cell>
          <table:table-cell office:value-type="float" office:value="247.94900000000001" table:style-name="ce3">
            <text:p>247.949</text:p>
          </table:table-cell>
          <table:table-cell office:value-type="float" office:value="255.41800000000001" table:style-name="ce3">
            <text:p>255.418</text:p>
          </table:table-cell>
          <table:table-cell office:value-type="float" office:value="275.57600000000002" table:style-name="ce3">
            <text:p>275.576</text:p>
          </table:table-cell>
          <table:table-cell office:value-type="float" office:value="282.64499999999998" table:style-name="ce3">
            <text:p>282.645</text:p>
          </table:table-cell>
          <table:table-cell office:value-type="float" office:value="282.017" table:style-name="ce3">
            <text:p>282.017</text:p>
          </table:table-cell>
          <table:table-cell office:value-type="float" office:value="269.95600000000002" table:style-name="ce3">
            <text:p>269.956</text:p>
          </table:table-cell>
          <table:table-cell office:value-type="float" office:value="247.529" table:style-name="ce3">
            <text:p>247.529</text:p>
          </table:table-cell>
          <table:table-cell office:value-type="float" office:value="217.97300000000001" table:style-name="ce3">
            <text:p>217.973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00.08799999999999" table:style-name="ce3">
            <text:p>100.088</text:p>
          </table:table-cell>
          <table:table-cell office:value-type="float" office:value="92.879000000000005" table:style-name="ce3">
            <text:p>92.879</text:p>
          </table:table-cell>
          <table:table-cell office:value-type="float" office:value="88.99" table:style-name="ce3">
            <text:p>88.990</text:p>
          </table:table-cell>
          <table:table-cell office:value-type="float" office:value="86.941000000000003" table:style-name="ce3">
            <text:p>86.941</text:p>
          </table:table-cell>
          <table:table-cell office:value-type="float" office:value="86.83" table:style-name="ce3">
            <text:p>86.830</text:p>
          </table:table-cell>
          <table:table-cell office:value-type="float" office:value="88.123000000000005" table:style-name="ce3">
            <text:p>88.123</text:p>
          </table:table-cell>
          <table:table-cell office:value-type="float" office:value="94.549000000000007" table:style-name="ce3">
            <text:p>94.549</text:p>
          </table:table-cell>
          <table:table-cell office:value-type="float" office:value="108.383" table:style-name="ce3">
            <text:p>108.383</text:p>
          </table:table-cell>
          <table:table-cell office:value-type="float" office:value="135.893" table:style-name="ce3">
            <text:p>135.893</text:p>
          </table:table-cell>
          <table:table-cell office:value-type="float" office:value="143.15899999999999" table:style-name="ce3">
            <text:p>143.159</text:p>
          </table:table-cell>
          <table:table-cell office:value-type="float" office:value="142.96299999999999" table:style-name="ce3">
            <text:p>142.963</text:p>
          </table:table-cell>
          <table:table-cell office:value-type="float" office:value="143.34299999999999" table:style-name="ce3">
            <text:p>143.343</text:p>
          </table:table-cell>
          <table:table-cell office:value-type="float" office:value="139.45599999999999" table:style-name="ce3">
            <text:p>139.456</text:p>
          </table:table-cell>
          <table:table-cell office:value-type="float" office:value="136.37799999999999" table:style-name="ce3">
            <text:p>136.378</text:p>
          </table:table-cell>
          <table:table-cell office:value-type="float" office:value="138.78299999999999" table:style-name="ce3">
            <text:p>138.783</text:p>
          </table:table-cell>
          <table:table-cell office:value-type="float" office:value="138.44" table:style-name="ce3">
            <text:p>138.440</text:p>
          </table:table-cell>
          <table:table-cell office:value-type="float" office:value="139.88800000000001" table:style-name="ce3">
            <text:p>139.888</text:p>
          </table:table-cell>
          <table:table-cell office:value-type="float" office:value="144.102" table:style-name="ce3">
            <text:p>144.102</text:p>
          </table:table-cell>
          <table:table-cell office:value-type="float" office:value="155.47499999999999" table:style-name="ce3">
            <text:p>155.475</text:p>
          </table:table-cell>
          <table:table-cell office:value-type="float" office:value="159.46299999999999" table:style-name="ce3">
            <text:p>159.463</text:p>
          </table:table-cell>
          <table:table-cell office:value-type="float" office:value="159.10900000000001" table:style-name="ce3">
            <text:p>159.109</text:p>
          </table:table-cell>
          <table:table-cell office:value-type="float" office:value="152.304" table:style-name="ce3">
            <text:p>152.304</text:p>
          </table:table-cell>
          <table:table-cell office:value-type="float" office:value="127.636" table:style-name="ce3">
            <text:p>127.636</text:p>
          </table:table-cell>
          <table:table-cell office:value-type="float" office:value="112.396" table:style-name="ce3">
            <text:p>112.396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02.848" table:style-name="ce3">
            <text:p>102.848</text:p>
          </table:table-cell>
          <table:table-cell office:value-type="float" office:value="95.44" table:style-name="ce3">
            <text:p>95.440</text:p>
          </table:table-cell>
          <table:table-cell office:value-type="float" office:value="91.442999999999998" table:style-name="ce3">
            <text:p>91.443</text:p>
          </table:table-cell>
          <table:table-cell office:value-type="float" office:value="89.337999999999994" table:style-name="ce3">
            <text:p>89.338</text:p>
          </table:table-cell>
          <table:table-cell office:value-type="float" office:value="89.224999999999994" table:style-name="ce3">
            <text:p>89.225</text:p>
          </table:table-cell>
          <table:table-cell office:value-type="float" office:value="90.552999999999997" table:style-name="ce3">
            <text:p>90.553</text:p>
          </table:table-cell>
          <table:table-cell office:value-type="float" office:value="97.156000000000006" table:style-name="ce3">
            <text:p>97.156</text:p>
          </table:table-cell>
          <table:table-cell office:value-type="float" office:value="111.371" table:style-name="ce3">
            <text:p>111.371</text:p>
          </table:table-cell>
          <table:table-cell office:value-type="float" office:value="145.24199999999999" table:style-name="ce3">
            <text:p>145.242</text:p>
          </table:table-cell>
          <table:table-cell office:value-type="float" office:value="153.00899999999999" table:style-name="ce3">
            <text:p>153.009</text:p>
          </table:table-cell>
          <table:table-cell office:value-type="float" office:value="152.79900000000001" table:style-name="ce3">
            <text:p>152.799</text:p>
          </table:table-cell>
          <table:table-cell office:value-type="float" office:value="153.20500000000001" table:style-name="ce3">
            <text:p>153.205</text:p>
          </table:table-cell>
          <table:table-cell office:value-type="float" office:value="149.05099999999999" table:style-name="ce3">
            <text:p>149.051</text:p>
          </table:table-cell>
          <table:table-cell office:value-type="float" office:value="145.761" table:style-name="ce3">
            <text:p>145.761</text:p>
          </table:table-cell>
          <table:table-cell office:value-type="float" office:value="148.33099999999999" table:style-name="ce3">
            <text:p>148.331</text:p>
          </table:table-cell>
          <table:table-cell office:value-type="float" office:value="147.965" table:style-name="ce3">
            <text:p>147.965</text:p>
          </table:table-cell>
          <table:table-cell office:value-type="float" office:value="149.512" table:style-name="ce3">
            <text:p>149.512</text:p>
          </table:table-cell>
          <table:table-cell office:value-type="float" office:value="154.01599999999999" table:style-name="ce3">
            <text:p>154.016</text:p>
          </table:table-cell>
          <table:table-cell office:value-type="float" office:value="166.17099999999999" table:style-name="ce3">
            <text:p>166.171</text:p>
          </table:table-cell>
          <table:table-cell office:value-type="float" office:value="170.434" table:style-name="ce3">
            <text:p>170.434</text:p>
          </table:table-cell>
          <table:table-cell office:value-type="float" office:value="170.05500000000001" table:style-name="ce3">
            <text:p>170.055</text:p>
          </table:table-cell>
          <table:table-cell office:value-type="float" office:value="162.78299999999999" table:style-name="ce3">
            <text:p>162.783</text:p>
          </table:table-cell>
          <table:table-cell office:value-type="float" office:value="131.155" table:style-name="ce3">
            <text:p>131.155</text:p>
          </table:table-cell>
          <table:table-cell office:value-type="float" office:value="115.495" table:style-name="ce3">
            <text:p>115.495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37.43700000000001" table:style-name="ce3">
            <text:p>137.437</text:p>
          </table:table-cell>
          <table:table-cell office:value-type="float" office:value="127.538" table:style-name="ce3">
            <text:p>127.538</text:p>
          </table:table-cell>
          <table:table-cell office:value-type="float" office:value="122.197" table:style-name="ce3">
            <text:p>122.197</text:p>
          </table:table-cell>
          <table:table-cell office:value-type="float" office:value="119.384" table:style-name="ce3">
            <text:p>119.384</text:p>
          </table:table-cell>
          <table:table-cell office:value-type="float" office:value="119.232" table:style-name="ce3">
            <text:p>119.232</text:p>
          </table:table-cell>
          <table:table-cell office:value-type="float" office:value="121.00700000000001" table:style-name="ce3">
            <text:p>121.007</text:p>
          </table:table-cell>
          <table:table-cell office:value-type="float" office:value="129.83099999999999" table:style-name="ce3">
            <text:p>129.831</text:p>
          </table:table-cell>
          <table:table-cell office:value-type="float" office:value="148.827" table:style-name="ce3">
            <text:p>148.827</text:p>
          </table:table-cell>
          <table:table-cell office:value-type="float" office:value="178.197" table:style-name="ce3">
            <text:p>178.197</text:p>
          </table:table-cell>
          <table:table-cell office:value-type="float" office:value="187.726" table:style-name="ce3">
            <text:p>187.726</text:p>
          </table:table-cell>
          <table:table-cell office:value-type="float" office:value="187.46899999999999" table:style-name="ce3">
            <text:p>187.469</text:p>
          </table:table-cell>
          <table:table-cell office:value-type="float" office:value="187.96700000000001" table:style-name="ce3">
            <text:p>187.967</text:p>
          </table:table-cell>
          <table:table-cell office:value-type="float" office:value="182.87" table:style-name="ce3">
            <text:p>182.870</text:p>
          </table:table-cell>
          <table:table-cell office:value-type="float" office:value="178.834" table:style-name="ce3">
            <text:p>178.834</text:p>
          </table:table-cell>
          <table:table-cell office:value-type="float" office:value="181.98699999999999" table:style-name="ce3">
            <text:p>181.987</text:p>
          </table:table-cell>
          <table:table-cell office:value-type="float" office:value="181.53800000000001" table:style-name="ce3">
            <text:p>181.538</text:p>
          </table:table-cell>
          <table:table-cell office:value-type="float" office:value="183.43600000000001" table:style-name="ce3">
            <text:p>183.436</text:p>
          </table:table-cell>
          <table:table-cell office:value-type="float" office:value="188.96199999999999" table:style-name="ce3">
            <text:p>188.962</text:p>
          </table:table-cell>
          <table:table-cell office:value-type="float" office:value="203.875" table:style-name="ce3">
            <text:p>203.875</text:p>
          </table:table-cell>
          <table:table-cell office:value-type="float" office:value="209.10499999999999" table:style-name="ce3">
            <text:p>209.105</text:p>
          </table:table-cell>
          <table:table-cell office:value-type="float" office:value="208.64" table:style-name="ce3">
            <text:p>208.640</text:p>
          </table:table-cell>
          <table:table-cell office:value-type="float" office:value="199.71799999999999" table:style-name="ce3">
            <text:p>199.718</text:p>
          </table:table-cell>
          <table:table-cell office:value-type="float" office:value="175.26499999999999" table:style-name="ce3">
            <text:p>175.265</text:p>
          </table:table-cell>
          <table:table-cell office:value-type="float" office:value="154.33699999999999" table:style-name="ce3">
            <text:p>154.337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9.372999999999998" table:style-name="ce3">
            <text:p>39.373</text:p>
          </table:table-cell>
          <table:table-cell office:value-type="float" office:value="36.536999999999999" table:style-name="ce3">
            <text:p>36.537</text:p>
          </table:table-cell>
          <table:table-cell office:value-type="float" office:value="35.006999999999998" table:style-name="ce3">
            <text:p>35.007</text:p>
          </table:table-cell>
          <table:table-cell office:value-type="float" office:value="34.201000000000001" table:style-name="ce3">
            <text:p>34.201</text:p>
          </table:table-cell>
          <table:table-cell office:value-type="float" office:value="34.158000000000001" table:style-name="ce3">
            <text:p>34.158</text:p>
          </table:table-cell>
          <table:table-cell office:value-type="float" office:value="34.665999999999997" table:style-name="ce3">
            <text:p>34.666</text:p>
          </table:table-cell>
          <table:table-cell office:value-type="float" office:value="37.194000000000003" table:style-name="ce3">
            <text:p>37.194</text:p>
          </table:table-cell>
          <table:table-cell office:value-type="float" office:value="42.636000000000003" table:style-name="ce3">
            <text:p>42.636</text:p>
          </table:table-cell>
          <table:table-cell office:value-type="float" office:value="47.951000000000001" table:style-name="ce3">
            <text:p>47.951</text:p>
          </table:table-cell>
          <table:table-cell office:value-type="float" office:value="50.515000000000001" table:style-name="ce3">
            <text:p>50.515</text:p>
          </table:table-cell>
          <table:table-cell office:value-type="float" office:value="50.445999999999998" table:style-name="ce3">
            <text:p>50.446</text:p>
          </table:table-cell>
          <table:table-cell office:value-type="float" office:value="50.58" table:style-name="ce3">
            <text:p>50.580</text:p>
          </table:table-cell>
          <table:table-cell office:value-type="float" office:value="49.209000000000003" table:style-name="ce3">
            <text:p>49.209</text:p>
          </table:table-cell>
          <table:table-cell office:value-type="float" office:value="48.122999999999998" table:style-name="ce3">
            <text:p>48.123</text:p>
          </table:table-cell>
          <table:table-cell office:value-type="float" office:value="48.970999999999997" table:style-name="ce3">
            <text:p>48.971</text:p>
          </table:table-cell>
          <table:table-cell office:value-type="float" office:value="48.85" table:style-name="ce3">
            <text:p>48.850</text:p>
          </table:table-cell>
          <table:table-cell office:value-type="float" office:value="49.360999999999997" table:style-name="ce3">
            <text:p>49.361</text:p>
          </table:table-cell>
          <table:table-cell office:value-type="float" office:value="50.847999999999999" table:style-name="ce3">
            <text:p>50.848</text:p>
          </table:table-cell>
          <table:table-cell office:value-type="float" office:value="54.860999999999997" table:style-name="ce3">
            <text:p>54.861</text:p>
          </table:table-cell>
          <table:table-cell office:value-type="float" office:value="56.268000000000001" table:style-name="ce3">
            <text:p>56.268</text:p>
          </table:table-cell>
          <table:table-cell office:value-type="float" office:value="56.143000000000001" table:style-name="ce3">
            <text:p>56.143</text:p>
          </table:table-cell>
          <table:table-cell office:value-type="float" office:value="53.741999999999997" table:style-name="ce3">
            <text:p>53.742</text:p>
          </table:table-cell>
          <table:table-cell office:value-type="float" office:value="50.21" table:style-name="ce3">
            <text:p>50.210</text:p>
          </table:table-cell>
          <table:table-cell office:value-type="float" office:value="44.213999999999999" table:style-name="ce3">
            <text:p>44.214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84.448999999999998" table:style-name="ce3">
            <text:p>84.449</text:p>
          </table:table-cell>
          <table:table-cell office:value-type="float" office:value="78.367000000000004" table:style-name="ce3">
            <text:p>78.367</text:p>
          </table:table-cell>
          <table:table-cell office:value-type="float" office:value="75.084999999999994" table:style-name="ce3">
            <text:p>75.085</text:p>
          </table:table-cell>
          <table:table-cell office:value-type="float" office:value="73.355999999999995" table:style-name="ce3">
            <text:p>73.356</text:p>
          </table:table-cell>
          <table:table-cell office:value-type="float" office:value="73.263000000000005" table:style-name="ce3">
            <text:p>73.263</text:p>
          </table:table-cell>
          <table:table-cell office:value-type="float" office:value="74.353999999999999" table:style-name="ce3">
            <text:p>74.354</text:p>
          </table:table-cell>
          <table:table-cell office:value-type="float" office:value="79.775999999999996" table:style-name="ce3">
            <text:p>79.776</text:p>
          </table:table-cell>
          <table:table-cell office:value-type="float" office:value="91.447999999999993" table:style-name="ce3">
            <text:p>91.448</text:p>
          </table:table-cell>
          <table:table-cell office:value-type="float" office:value="100.809" table:style-name="ce3">
            <text:p>100.809</text:p>
          </table:table-cell>
          <table:table-cell office:value-type="float" office:value="106.199" table:style-name="ce3">
            <text:p>106.199</text:p>
          </table:table-cell>
          <table:table-cell office:value-type="float" office:value="106.054" table:style-name="ce3">
            <text:p>106.054</text:p>
          </table:table-cell>
          <table:table-cell office:value-type="float" office:value="106.33499999999999" table:style-name="ce3">
            <text:p>106.335</text:p>
          </table:table-cell>
          <table:table-cell office:value-type="float" office:value="103.452" table:style-name="ce3">
            <text:p>103.452</text:p>
          </table:table-cell>
          <table:table-cell office:value-type="float" office:value="101.169" table:style-name="ce3">
            <text:p>101.169</text:p>
          </table:table-cell>
          <table:table-cell office:value-type="float" office:value="102.953" table:style-name="ce3">
            <text:p>102.953</text:p>
          </table:table-cell>
          <table:table-cell office:value-type="float" office:value="102.69799999999999" table:style-name="ce3">
            <text:p>102.698</text:p>
          </table:table-cell>
          <table:table-cell office:value-type="float" office:value="103.77200000000001" table:style-name="ce3">
            <text:p>103.772</text:p>
          </table:table-cell>
          <table:table-cell office:value-type="float" office:value="106.898" table:style-name="ce3">
            <text:p>106.898</text:p>
          </table:table-cell>
          <table:table-cell office:value-type="float" office:value="115.33499999999999" table:style-name="ce3">
            <text:p>115.335</text:p>
          </table:table-cell>
          <table:table-cell office:value-type="float" office:value="118.294" table:style-name="ce3">
            <text:p>118.294</text:p>
          </table:table-cell>
          <table:table-cell office:value-type="float" office:value="118.03100000000001" table:style-name="ce3">
            <text:p>118.031</text:p>
          </table:table-cell>
          <table:table-cell office:value-type="float" office:value="112.983" table:style-name="ce3">
            <text:p>112.983</text:p>
          </table:table-cell>
          <table:table-cell office:value-type="float" office:value="107.693" table:style-name="ce3">
            <text:p>107.693</text:p>
          </table:table-cell>
          <table:table-cell office:value-type="float" office:value="94.834000000000003" table:style-name="ce3">
            <text:p>94.834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15.727" table:style-name="ce3">
            <text:p>115.727</text:p>
          </table:table-cell>
          <table:table-cell office:value-type="float" office:value="107.392" table:style-name="ce3">
            <text:p>107.392</text:p>
          </table:table-cell>
          <table:table-cell office:value-type="float" office:value="102.89400000000001" table:style-name="ce3">
            <text:p>102.894</text:p>
          </table:table-cell>
          <table:table-cell office:value-type="float" office:value="100.52500000000001" table:style-name="ce3">
            <text:p>100.525</text:p>
          </table:table-cell>
          <table:table-cell office:value-type="float" office:value="100.398" table:style-name="ce3">
            <text:p>100.398</text:p>
          </table:table-cell>
          <table:table-cell office:value-type="float" office:value="101.892" table:style-name="ce3">
            <text:p>101.892</text:p>
          </table:table-cell>
          <table:table-cell office:value-type="float" office:value="109.322" table:style-name="ce3">
            <text:p>109.322</text:p>
          </table:table-cell>
          <table:table-cell office:value-type="float" office:value="125.318" table:style-name="ce3">
            <text:p>125.318</text:p>
          </table:table-cell>
          <table:table-cell office:value-type="float" office:value="147.464" table:style-name="ce3">
            <text:p>147.464</text:p>
          </table:table-cell>
          <table:table-cell office:value-type="float" office:value="155.34899999999999" table:style-name="ce3">
            <text:p>155.349</text:p>
          </table:table-cell>
          <table:table-cell office:value-type="float" office:value="155.137" table:style-name="ce3">
            <text:p>155.137</text:p>
          </table:table-cell>
          <table:table-cell office:value-type="float" office:value="155.548" table:style-name="ce3">
            <text:p>155.548</text:p>
          </table:table-cell>
          <table:table-cell office:value-type="float" office:value="151.33099999999999" table:style-name="ce3">
            <text:p>151.331</text:p>
          </table:table-cell>
          <table:table-cell office:value-type="float" office:value="147.99100000000001" table:style-name="ce3">
            <text:p>147.991</text:p>
          </table:table-cell>
          <table:table-cell office:value-type="float" office:value="150.6" table:style-name="ce3">
            <text:p>150.600</text:p>
          </table:table-cell>
          <table:table-cell office:value-type="float" office:value="150.22800000000001" table:style-name="ce3">
            <text:p>150.228</text:p>
          </table:table-cell>
          <table:table-cell office:value-type="float" office:value="151.79900000000001" table:style-name="ce3">
            <text:p>151.799</text:p>
          </table:table-cell>
          <table:table-cell office:value-type="float" office:value="156.37200000000001" table:style-name="ce3">
            <text:p>156.372</text:p>
          </table:table-cell>
          <table:table-cell office:value-type="float" office:value="168.71299999999999" table:style-name="ce3">
            <text:p>168.713</text:p>
          </table:table-cell>
          <table:table-cell office:value-type="float" office:value="173.041" table:style-name="ce3">
            <text:p>173.041</text:p>
          </table:table-cell>
          <table:table-cell office:value-type="float" office:value="172.65700000000001" table:style-name="ce3">
            <text:p>172.657</text:p>
          </table:table-cell>
          <table:table-cell office:value-type="float" office:value="165.273" table:style-name="ce3">
            <text:p>165.273</text:p>
          </table:table-cell>
          <table:table-cell office:value-type="float" office:value="147.57900000000001" table:style-name="ce3">
            <text:p>147.579</text:p>
          </table:table-cell>
          <table:table-cell office:value-type="float" office:value="129.95699999999999" table:style-name="ce3">
            <text:p>129.957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73.778000000000006" table:style-name="ce3">
            <text:p>73.778</text:p>
          </table:table-cell>
          <table:table-cell office:value-type="float" office:value="68.463999999999999" table:style-name="ce3">
            <text:p>68.464</text:p>
          </table:table-cell>
          <table:table-cell office:value-type="float" office:value="65.596999999999994" table:style-name="ce3">
            <text:p>65.597</text:p>
          </table:table-cell>
          <table:table-cell office:value-type="float" office:value="64.087000000000003" table:style-name="ce3">
            <text:p>64.087</text:p>
          </table:table-cell>
          <table:table-cell office:value-type="float" office:value="64.006" table:style-name="ce3">
            <text:p>64.006</text:p>
          </table:table-cell>
          <table:table-cell office:value-type="float" office:value="64.957999999999998" table:style-name="ce3">
            <text:p>64.958</text:p>
          </table:table-cell>
          <table:table-cell office:value-type="float" office:value="69.694999999999993" table:style-name="ce3">
            <text:p>69.695</text:p>
          </table:table-cell>
          <table:table-cell office:value-type="float" office:value="79.891999999999996" table:style-name="ce3">
            <text:p>79.892</text:p>
          </table:table-cell>
          <table:table-cell office:value-type="float" office:value="88.403999999999996" table:style-name="ce3">
            <text:p>88.404</text:p>
          </table:table-cell>
          <table:table-cell office:value-type="float" office:value="93.132000000000005" table:style-name="ce3">
            <text:p>93.132</text:p>
          </table:table-cell>
          <table:table-cell office:value-type="float" office:value="93.004000000000005" table:style-name="ce3">
            <text:p>93.004</text:p>
          </table:table-cell>
          <table:table-cell office:value-type="float" office:value="93.251000000000005" table:style-name="ce3">
            <text:p>93.251</text:p>
          </table:table-cell>
          <table:table-cell office:value-type="float" office:value="90.722999999999999" table:style-name="ce3">
            <text:p>90.723</text:p>
          </table:table-cell>
          <table:table-cell office:value-type="float" office:value="88.72" table:style-name="ce3">
            <text:p>88.720</text:p>
          </table:table-cell>
          <table:table-cell office:value-type="float" office:value="90.284000000000006" table:style-name="ce3">
            <text:p>90.284</text:p>
          </table:table-cell>
          <table:table-cell office:value-type="float" office:value="90.061999999999998" table:style-name="ce3">
            <text:p>90.062</text:p>
          </table:table-cell>
          <table:table-cell office:value-type="float" office:value="91.003" table:style-name="ce3">
            <text:p>91.003</text:p>
          </table:table-cell>
          <table:table-cell office:value-type="float" office:value="93.745000000000005" table:style-name="ce3">
            <text:p>93.745</text:p>
          </table:table-cell>
          <table:table-cell office:value-type="float" office:value="101.143" table:style-name="ce3">
            <text:p>101.143</text:p>
          </table:table-cell>
          <table:table-cell office:value-type="float" office:value="103.738" table:style-name="ce3">
            <text:p>103.738</text:p>
          </table:table-cell>
          <table:table-cell office:value-type="float" office:value="103.50700000000001" table:style-name="ce3">
            <text:p>103.507</text:p>
          </table:table-cell>
          <table:table-cell office:value-type="float" office:value="99.081000000000003" table:style-name="ce3">
            <text:p>99.081</text:p>
          </table:table-cell>
          <table:table-cell office:value-type="float" office:value="94.084000000000003" table:style-name="ce3">
            <text:p>94.084</text:p>
          </table:table-cell>
          <table:table-cell office:value-type="float" office:value="82.85" table:style-name="ce3">
            <text:p>82.850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7.587000000000003" table:style-name="ce3">
            <text:p>57.587</text:p>
          </table:table-cell>
          <table:table-cell office:value-type="float" office:value="53.44" table:style-name="ce3">
            <text:p>53.440</text:p>
          </table:table-cell>
          <table:table-cell office:value-type="float" office:value="51.201999999999998" table:style-name="ce3">
            <text:p>51.202</text:p>
          </table:table-cell>
          <table:table-cell office:value-type="float" office:value="50.023000000000003" table:style-name="ce3">
            <text:p>50.023</text:p>
          </table:table-cell>
          <table:table-cell office:value-type="float" office:value="49.959000000000003" table:style-name="ce3">
            <text:p>49.959</text:p>
          </table:table-cell>
          <table:table-cell office:value-type="float" office:value="50.703000000000003" table:style-name="ce3">
            <text:p>50.703</text:p>
          </table:table-cell>
          <table:table-cell office:value-type="float" office:value="54.4" table:style-name="ce3">
            <text:p>54.400</text:p>
          </table:table-cell>
          <table:table-cell office:value-type="float" office:value="62.36" table:style-name="ce3">
            <text:p>62.360</text:p>
          </table:table-cell>
          <table:table-cell office:value-type="float" office:value="72.204999999999998" table:style-name="ce3">
            <text:p>72.205</text:p>
          </table:table-cell>
          <table:table-cell office:value-type="float" office:value="76.066000000000003" table:style-name="ce3">
            <text:p>76.066</text:p>
          </table:table-cell>
          <table:table-cell office:value-type="float" office:value="75.960999999999999" table:style-name="ce3">
            <text:p>75.961</text:p>
          </table:table-cell>
          <table:table-cell office:value-type="float" office:value="76.162999999999997" table:style-name="ce3">
            <text:p>76.163</text:p>
          </table:table-cell>
          <table:table-cell office:value-type="float" office:value="74.097999999999999" table:style-name="ce3">
            <text:p>74.098</text:p>
          </table:table-cell>
          <table:table-cell office:value-type="float" office:value="72.462999999999994" table:style-name="ce3">
            <text:p>72.463</text:p>
          </table:table-cell>
          <table:table-cell office:value-type="float" office:value="73.739999999999995" table:style-name="ce3">
            <text:p>73.740</text:p>
          </table:table-cell>
          <table:table-cell office:value-type="float" office:value="73.558000000000007" table:style-name="ce3">
            <text:p>73.558</text:p>
          </table:table-cell>
          <table:table-cell office:value-type="float" office:value="74.326999999999998" table:style-name="ce3">
            <text:p>74.327</text:p>
          </table:table-cell>
          <table:table-cell office:value-type="float" office:value="76.566000000000003" table:style-name="ce3">
            <text:p>76.566</text:p>
          </table:table-cell>
          <table:table-cell office:value-type="float" office:value="82.608999999999995" table:style-name="ce3">
            <text:p>82.609</text:p>
          </table:table-cell>
          <table:table-cell office:value-type="float" office:value="84.727999999999994" table:style-name="ce3">
            <text:p>84.728</text:p>
          </table:table-cell>
          <table:table-cell office:value-type="float" office:value="84.54" table:style-name="ce3">
            <text:p>84.540</text:p>
          </table:table-cell>
          <table:table-cell office:value-type="float" office:value="80.924999999999997" table:style-name="ce3">
            <text:p>80.925</text:p>
          </table:table-cell>
          <table:table-cell office:value-type="float" office:value="73.438000000000002" table:style-name="ce3">
            <text:p>73.438</text:p>
          </table:table-cell>
          <table:table-cell office:value-type="float" office:value="64.668999999999997" table:style-name="ce3">
            <text:p>64.669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09.559" table:style-name="ce3">
            <text:p>209.559</text:p>
          </table:table-cell>
          <table:table-cell office:value-type="float" office:value="194.46600000000001" table:style-name="ce3">
            <text:p>194.466</text:p>
          </table:table-cell>
          <table:table-cell office:value-type="float" office:value="186.322" table:style-name="ce3">
            <text:p>186.322</text:p>
          </table:table-cell>
          <table:table-cell office:value-type="float" office:value="182.03200000000001" table:style-name="ce3">
            <text:p>182.032</text:p>
          </table:table-cell>
          <table:table-cell office:value-type="float" office:value="181.80099999999999" table:style-name="ce3">
            <text:p>181.801</text:p>
          </table:table-cell>
          <table:table-cell office:value-type="float" office:value="184.50700000000001" table:style-name="ce3">
            <text:p>184.507</text:p>
          </table:table-cell>
          <table:table-cell office:value-type="float" office:value="197.96199999999999" table:style-name="ce3">
            <text:p>197.962</text:p>
          </table:table-cell>
          <table:table-cell office:value-type="float" office:value="226.92599999999999" table:style-name="ce3">
            <text:p>226.926</text:p>
          </table:table-cell>
          <table:table-cell office:value-type="float" office:value="187.917" table:style-name="ce3">
            <text:p>187.917</text:p>
          </table:table-cell>
          <table:table-cell office:value-type="float" office:value="197.965" table:style-name="ce3">
            <text:p>197.965</text:p>
          </table:table-cell>
          <table:table-cell office:value-type="float" office:value="197.69499999999999" table:style-name="ce3">
            <text:p>197.695</text:p>
          </table:table-cell>
          <table:table-cell office:value-type="float" office:value="198.21899999999999" table:style-name="ce3">
            <text:p>198.219</text:p>
          </table:table-cell>
          <table:table-cell office:value-type="float" office:value="192.845" table:style-name="ce3">
            <text:p>192.845</text:p>
          </table:table-cell>
          <table:table-cell office:value-type="float" office:value="188.589" table:style-name="ce3">
            <text:p>188.589</text:p>
          </table:table-cell>
          <table:table-cell office:value-type="float" office:value="191.91300000000001" table:style-name="ce3">
            <text:p>191.913</text:p>
          </table:table-cell>
          <table:table-cell office:value-type="float" office:value="191.44" table:style-name="ce3">
            <text:p>191.440</text:p>
          </table:table-cell>
          <table:table-cell office:value-type="float" office:value="193.44200000000001" table:style-name="ce3">
            <text:p>193.442</text:p>
          </table:table-cell>
          <table:table-cell office:value-type="float" office:value="199.26900000000001" table:style-name="ce3">
            <text:p>199.269</text:p>
          </table:table-cell>
          <table:table-cell office:value-type="float" office:value="214.99600000000001" table:style-name="ce3">
            <text:p>214.996</text:p>
          </table:table-cell>
          <table:table-cell office:value-type="float" office:value="220.511" table:style-name="ce3">
            <text:p>220.511</text:p>
          </table:table-cell>
          <table:table-cell office:value-type="float" office:value="220.02099999999999" table:style-name="ce3">
            <text:p>220.021</text:p>
          </table:table-cell>
          <table:table-cell office:value-type="float" office:value="210.61099999999999" table:style-name="ce3">
            <text:p>210.611</text:p>
          </table:table-cell>
          <table:table-cell office:value-type="float" office:value="267.23700000000002" table:style-name="ce3">
            <text:p>267.237</text:p>
          </table:table-cell>
          <table:table-cell office:value-type="float" office:value="235.328" table:style-name="ce3">
            <text:p>235.328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0.855" table:style-name="ce3">
            <text:p>10.855</text:p>
          </table:table-cell>
          <table:table-cell office:value-type="float" office:value="10.073" table:style-name="ce3">
            <text:p>10.073</text:p>
          </table:table-cell>
          <table:table-cell office:value-type="float" office:value="9.6509999999999998" table:style-name="ce3">
            <text:p>9.651</text:p>
          </table:table-cell>
          <table:table-cell office:value-type="float" office:value="9.4290000000000003" table:style-name="ce3">
            <text:p>9.429</text:p>
          </table:table-cell>
          <table:table-cell office:value-type="float" office:value="9.4169999999999998" table:style-name="ce3">
            <text:p>9.417</text:p>
          </table:table-cell>
          <table:table-cell office:value-type="float" office:value="9.5570000000000004" table:style-name="ce3">
            <text:p>9.557</text:p>
          </table:table-cell>
          <table:table-cell office:value-type="float" office:value="10.254" table:style-name="ce3">
            <text:p>10.254</text:p>
          </table:table-cell>
          <table:table-cell office:value-type="float" office:value="11.755000000000001" table:style-name="ce3">
            <text:p>11.755</text:p>
          </table:table-cell>
          <table:table-cell office:value-type="float" office:value="17.588000000000001" table:style-name="ce3">
            <text:p>17.588</text:p>
          </table:table-cell>
          <table:table-cell office:value-type="float" office:value="18.529" table:style-name="ce3">
            <text:p>18.529</text:p>
          </table:table-cell>
          <table:table-cell office:value-type="float" office:value="18.503" table:style-name="ce3">
            <text:p>18.503</text:p>
          </table:table-cell>
          <table:table-cell office:value-type="float" office:value="18.553000000000001" table:style-name="ce3">
            <text:p>18.553</text:p>
          </table:table-cell>
          <table:table-cell office:value-type="float" office:value="18.05" table:style-name="ce3">
            <text:p>18.050</text:p>
          </table:table-cell>
          <table:table-cell office:value-type="float" office:value="17.651" table:style-name="ce3">
            <text:p>17.651</text:p>
          </table:table-cell>
          <table:table-cell office:value-type="float" office:value="17.962" table:style-name="ce3">
            <text:p>17.962</text:p>
          </table:table-cell>
          <table:table-cell office:value-type="float" office:value="17.917999999999999" table:style-name="ce3">
            <text:p>17.918</text:p>
          </table:table-cell>
          <table:table-cell office:value-type="float" office:value="18.105" table:style-name="ce3">
            <text:p>18.105</text:p>
          </table:table-cell>
          <table:table-cell office:value-type="float" office:value="18.651" table:style-name="ce3">
            <text:p>18.651</text:p>
          </table:table-cell>
          <table:table-cell office:value-type="float" office:value="20.123000000000001" table:style-name="ce3">
            <text:p>20.123</text:p>
          </table:table-cell>
          <table:table-cell office:value-type="float" office:value="20.638999999999999" table:style-name="ce3">
            <text:p>20.639</text:p>
          </table:table-cell>
          <table:table-cell office:value-type="float" office:value="20.593" table:style-name="ce3">
            <text:p>20.593</text:p>
          </table:table-cell>
          <table:table-cell office:value-type="float" office:value="19.712" table:style-name="ce3">
            <text:p>19.712</text:p>
          </table:table-cell>
          <table:table-cell office:value-type="float" office:value="13.843" table:style-name="ce3">
            <text:p>13.843</text:p>
          </table:table-cell>
          <table:table-cell office:value-type="float" office:value="12.19" table:style-name="ce3">
            <text:p>12.190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5.747999999999998" table:style-name="ce3">
            <text:p>55.748</text:p>
          </table:table-cell>
          <table:table-cell office:value-type="float" office:value="51.731999999999999" table:style-name="ce3">
            <text:p>51.732</text:p>
          </table:table-cell>
          <table:table-cell office:value-type="float" office:value="49.566000000000003" table:style-name="ce3">
            <text:p>49.566</text:p>
          </table:table-cell>
          <table:table-cell office:value-type="float" office:value="48.424999999999997" table:style-name="ce3">
            <text:p>48.425</text:p>
          </table:table-cell>
          <table:table-cell office:value-type="float" office:value="48.363" table:style-name="ce3">
            <text:p>48.363</text:p>
          </table:table-cell>
          <table:table-cell office:value-type="float" office:value="49.082999999999998" table:style-name="ce3">
            <text:p>49.083</text:p>
          </table:table-cell>
          <table:table-cell office:value-type="float" office:value="52.661999999999999" table:style-name="ce3">
            <text:p>52.662</text:p>
          </table:table-cell>
          <table:table-cell office:value-type="float" office:value="60.368000000000002" table:style-name="ce3">
            <text:p>60.368</text:p>
          </table:table-cell>
          <table:table-cell office:value-type="float" office:value="67.668999999999997" table:style-name="ce3">
            <text:p>67.669</text:p>
          </table:table-cell>
          <table:table-cell office:value-type="float" office:value="71.287000000000006" table:style-name="ce3">
            <text:p>71.287</text:p>
          </table:table-cell>
          <table:table-cell office:value-type="float" office:value="71.19" table:style-name="ce3">
            <text:p>71.190</text:p>
          </table:table-cell>
          <table:table-cell office:value-type="float" office:value="71.378" table:style-name="ce3">
            <text:p>71.378</text:p>
          </table:table-cell>
          <table:table-cell office:value-type="float" office:value="69.442999999999998" table:style-name="ce3">
            <text:p>69.443</text:p>
          </table:table-cell>
          <table:table-cell office:value-type="float" office:value="67.91" table:style-name="ce3">
            <text:p>67.910</text:p>
          </table:table-cell>
          <table:table-cell office:value-type="float" office:value="69.108000000000004" table:style-name="ce3">
            <text:p>69.108</text:p>
          </table:table-cell>
          <table:table-cell office:value-type="float" office:value="68.936999999999998" table:style-name="ce3">
            <text:p>68.937</text:p>
          </table:table-cell>
          <table:table-cell office:value-type="float" office:value="69.658000000000001" table:style-name="ce3">
            <text:p>69.658</text:p>
          </table:table-cell>
          <table:table-cell office:value-type="float" office:value="71.756" table:style-name="ce3">
            <text:p>71.756</text:p>
          </table:table-cell>
          <table:table-cell office:value-type="float" office:value="77.42" table:style-name="ce3">
            <text:p>77.420</text:p>
          </table:table-cell>
          <table:table-cell office:value-type="float" office:value="79.406000000000006" table:style-name="ce3">
            <text:p>79.406</text:p>
          </table:table-cell>
          <table:table-cell office:value-type="float" office:value="79.228999999999999" table:style-name="ce3">
            <text:p>79.229</text:p>
          </table:table-cell>
          <table:table-cell office:value-type="float" office:value="75.840999999999994" table:style-name="ce3">
            <text:p>75.841</text:p>
          </table:table-cell>
          <table:table-cell office:value-type="float" office:value="71.090999999999994" table:style-name="ce3">
            <text:p>71.091</text:p>
          </table:table-cell>
          <table:table-cell office:value-type="float" office:value="62.603000000000002" table:style-name="ce3">
            <text:p>62.60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48.108" table:style-name="ce3">
            <text:p>148.108</text:p>
          </table:table-cell>
          <table:table-cell office:value-type="float" office:value="137.441" table:style-name="ce3">
            <text:p>137.441</text:p>
          </table:table-cell>
          <table:table-cell office:value-type="float" office:value="131.685" table:style-name="ce3">
            <text:p>131.685</text:p>
          </table:table-cell>
          <table:table-cell office:value-type="float" office:value="128.65299999999999" table:style-name="ce3">
            <text:p>128.653</text:p>
          </table:table-cell>
          <table:table-cell office:value-type="float" office:value="128.49" table:style-name="ce3">
            <text:p>128.490</text:p>
          </table:table-cell>
          <table:table-cell office:value-type="float" office:value="130.40199999999999" table:style-name="ce3">
            <text:p>130.402</text:p>
          </table:table-cell>
          <table:table-cell office:value-type="float" office:value="139.91200000000001" table:style-name="ce3">
            <text:p>139.912</text:p>
          </table:table-cell>
          <table:table-cell office:value-type="float" office:value="160.38300000000001" table:style-name="ce3">
            <text:p>160.383</text:p>
          </table:table-cell>
          <table:table-cell office:value-type="float" office:value="174.495" table:style-name="ce3">
            <text:p>174.495</text:p>
          </table:table-cell>
          <table:table-cell office:value-type="float" office:value="183.82499999999999" table:style-name="ce3">
            <text:p>183.825</text:p>
          </table:table-cell>
          <table:table-cell office:value-type="float" office:value="183.57400000000001" table:style-name="ce3">
            <text:p>183.574</text:p>
          </table:table-cell>
          <table:table-cell office:value-type="float" office:value="184.06100000000001" table:style-name="ce3">
            <text:p>184.061</text:p>
          </table:table-cell>
          <table:table-cell office:value-type="float" office:value="179.07" table:style-name="ce3">
            <text:p>179.070</text:p>
          </table:table-cell>
          <table:table-cell office:value-type="float" office:value="175.11799999999999" table:style-name="ce3">
            <text:p>175.118</text:p>
          </table:table-cell>
          <table:table-cell office:value-type="float" office:value="178.20500000000001" table:style-name="ce3">
            <text:p>178.205</text:p>
          </table:table-cell>
          <table:table-cell office:value-type="float" office:value="177.76499999999999" table:style-name="ce3">
            <text:p>177.765</text:p>
          </table:table-cell>
          <table:table-cell office:value-type="float" office:value="179.625" table:style-name="ce3">
            <text:p>179.625</text:p>
          </table:table-cell>
          <table:table-cell office:value-type="float" office:value="185.035" table:style-name="ce3">
            <text:p>185.035</text:p>
          </table:table-cell>
          <table:table-cell office:value-type="float" office:value="199.63900000000001" table:style-name="ce3">
            <text:p>199.639</text:p>
          </table:table-cell>
          <table:table-cell office:value-type="float" office:value="204.76" table:style-name="ce3">
            <text:p>204.760</text:p>
          </table:table-cell>
          <table:table-cell office:value-type="float" office:value="204.30500000000001" table:style-name="ce3">
            <text:p>204.305</text:p>
          </table:table-cell>
          <table:table-cell office:value-type="float" office:value="195.56800000000001" table:style-name="ce3">
            <text:p>195.568</text:p>
          </table:table-cell>
          <table:table-cell office:value-type="float" office:value="188.87299999999999" table:style-name="ce3">
            <text:p>188.873</text:p>
          </table:table-cell>
          <table:table-cell office:value-type="float" office:value="166.321" table:style-name="ce3">
            <text:p>166.321</text:p>
          </table:table-cell>
          <table:table-cell table:number-columns-repeated="1635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43.052999999999997" table:style-name="ce3">
            <text:p>43.053</text:p>
          </table:table-cell>
          <table:table-cell office:value-type="float" office:value="39.951999999999998" table:style-name="ce3">
            <text:p>39.952</text:p>
          </table:table-cell>
          <table:table-cell office:value-type="float" office:value="38.279000000000003" table:style-name="ce3">
            <text:p>38.279</text:p>
          </table:table-cell>
          <table:table-cell office:value-type="float" office:value="37.396999999999998" table:style-name="ce3">
            <text:p>37.397</text:p>
          </table:table-cell>
          <table:table-cell office:value-type="float" office:value="37.35" table:style-name="ce3">
            <text:p>37.350</text:p>
          </table:table-cell>
          <table:table-cell office:value-type="float" office:value="37.905999999999999" table:style-name="ce3">
            <text:p>37.906</text:p>
          </table:table-cell>
          <table:table-cell office:value-type="float" office:value="40.67" table:style-name="ce3">
            <text:p>40.670</text:p>
          </table:table-cell>
          <table:table-cell office:value-type="float" office:value="46.621000000000002" table:style-name="ce3">
            <text:p>46.621</text:p>
          </table:table-cell>
          <table:table-cell office:value-type="float" office:value="43.878" table:style-name="ce3">
            <text:p>43.878</text:p>
          </table:table-cell>
          <table:table-cell office:value-type="float" office:value="46.223999999999997" table:style-name="ce3">
            <text:p>46.224</text:p>
          </table:table-cell>
          <table:table-cell office:value-type="float" office:value="46.161000000000001" table:style-name="ce3">
            <text:p>46.161</text:p>
          </table:table-cell>
          <table:table-cell office:value-type="float" office:value="46.283999999999999" table:style-name="ce3">
            <text:p>46.284</text:p>
          </table:table-cell>
          <table:table-cell office:value-type="float" office:value="45.029000000000003" table:style-name="ce3">
            <text:p>45.029</text:p>
          </table:table-cell>
          <table:table-cell office:value-type="float" office:value="44.034999999999997" table:style-name="ce3">
            <text:p>44.035</text:p>
          </table:table-cell>
          <table:table-cell office:value-type="float" office:value="44.811" table:style-name="ce3">
            <text:p>44.811</text:p>
          </table:table-cell>
          <table:table-cell office:value-type="float" office:value="44.701000000000001" table:style-name="ce3">
            <text:p>44.701</text:p>
          </table:table-cell>
          <table:table-cell office:value-type="float" office:value="45.167999999999999" table:style-name="ce3">
            <text:p>45.168</text:p>
          </table:table-cell>
          <table:table-cell office:value-type="float" office:value="46.529000000000003" table:style-name="ce3">
            <text:p>46.529</text:p>
          </table:table-cell>
          <table:table-cell office:value-type="float" office:value="50.201000000000001" table:style-name="ce3">
            <text:p>50.201</text:p>
          </table:table-cell>
          <table:table-cell office:value-type="float" office:value="51.488999999999997" table:style-name="ce3">
            <text:p>51.489</text:p>
          </table:table-cell>
          <table:table-cell office:value-type="float" office:value="51.374000000000002" table:style-name="ce3">
            <text:p>51.374</text:p>
          </table:table-cell>
          <table:table-cell office:value-type="float" office:value="49.177" table:style-name="ce3">
            <text:p>49.177</text:p>
          </table:table-cell>
          <table:table-cell office:value-type="float" office:value="54.902000000000001" table:style-name="ce3">
            <text:p>54.902</text:p>
          </table:table-cell>
          <table:table-cell office:value-type="float" office:value="48.347000000000001" table:style-name="ce3">
            <text:p>48.347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72.762" table:style-name="ce3">
            <text:p>172.762</text:p>
          </table:table-cell>
          <table:table-cell office:value-type="float" office:value="160.31899999999999" table:style-name="ce3">
            <text:p>160.319</text:p>
          </table:table-cell>
          <table:table-cell office:value-type="float" office:value="153.60499999999999" table:style-name="ce3">
            <text:p>153.605</text:p>
          </table:table-cell>
          <table:table-cell office:value-type="float" office:value="150.06899999999999" table:style-name="ce3">
            <text:p>150.069</text:p>
          </table:table-cell>
          <table:table-cell office:value-type="float" office:value="149.87799999999999" table:style-name="ce3">
            <text:p>149.878</text:p>
          </table:table-cell>
          <table:table-cell office:value-type="float" office:value="152.10900000000001" table:style-name="ce3">
            <text:p>152.109</text:p>
          </table:table-cell>
          <table:table-cell office:value-type="float" office:value="163.20099999999999" table:style-name="ce3">
            <text:p>163.201</text:p>
          </table:table-cell>
          <table:table-cell office:value-type="float" office:value="187.08" table:style-name="ce3">
            <text:p>187.080</text:p>
          </table:table-cell>
          <table:table-cell office:value-type="float" office:value="214.48500000000001" table:style-name="ce3">
            <text:p>214.485</text:p>
          </table:table-cell>
          <table:table-cell office:value-type="float" office:value="225.95400000000001" table:style-name="ce3">
            <text:p>225.954</text:p>
          </table:table-cell>
          <table:table-cell office:value-type="float" office:value="225.64500000000001" table:style-name="ce3">
            <text:p>225.645</text:p>
          </table:table-cell>
          <table:table-cell office:value-type="float" office:value="226.24299999999999" table:style-name="ce3">
            <text:p>226.243</text:p>
          </table:table-cell>
          <table:table-cell office:value-type="float" office:value="220.10900000000001" table:style-name="ce3">
            <text:p>220.109</text:p>
          </table:table-cell>
          <table:table-cell office:value-type="float" office:value="215.251" table:style-name="ce3">
            <text:p>215.251</text:p>
          </table:table-cell>
          <table:table-cell office:value-type="float" office:value="219.04599999999999" table:style-name="ce3">
            <text:p>219.046</text:p>
          </table:table-cell>
          <table:table-cell office:value-type="float" office:value="218.505" table:style-name="ce3">
            <text:p>218.505</text:p>
          </table:table-cell>
          <table:table-cell office:value-type="float" office:value="220.79" table:style-name="ce3">
            <text:p>220.790</text:p>
          </table:table-cell>
          <table:table-cell office:value-type="float" office:value="227.441" table:style-name="ce3">
            <text:p>227.441</text:p>
          </table:table-cell>
          <table:table-cell office:value-type="float" office:value="245.39099999999999" table:style-name="ce3">
            <text:p>245.391</text:p>
          </table:table-cell>
          <table:table-cell office:value-type="float" office:value="251.68600000000001" table:style-name="ce3">
            <text:p>251.686</text:p>
          </table:table-cell>
          <table:table-cell office:value-type="float" office:value="251.12700000000001" table:style-name="ce3">
            <text:p>251.127</text:p>
          </table:table-cell>
          <table:table-cell office:value-type="float" office:value="240.387" table:style-name="ce3">
            <text:p>240.387</text:p>
          </table:table-cell>
          <table:table-cell office:value-type="float" office:value="220.31299999999999" table:style-name="ce3">
            <text:p>220.313</text:p>
          </table:table-cell>
          <table:table-cell office:value-type="float" office:value="194.006" table:style-name="ce3">
            <text:p>194.006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1.451000000000001" table:style-name="ce3">
            <text:p>61.451</text:p>
          </table:table-cell>
          <table:table-cell office:value-type="float" office:value="57.024999999999999" table:style-name="ce3">
            <text:p>57.025</text:p>
          </table:table-cell>
          <table:table-cell office:value-type="float" office:value="54.637" table:style-name="ce3">
            <text:p>54.637</text:p>
          </table:table-cell>
          <table:table-cell office:value-type="float" office:value="53.378999999999998" table:style-name="ce3">
            <text:p>53.379</text:p>
          </table:table-cell>
          <table:table-cell office:value-type="float" office:value="53.311" table:style-name="ce3">
            <text:p>53.311</text:p>
          </table:table-cell>
          <table:table-cell office:value-type="float" office:value="54.104999999999997" table:style-name="ce3">
            <text:p>54.105</text:p>
          </table:table-cell>
          <table:table-cell office:value-type="float" office:value="58.05" table:style-name="ce3">
            <text:p>58.050</text:p>
          </table:table-cell>
          <table:table-cell office:value-type="float" office:value="66.543999999999997" table:style-name="ce3">
            <text:p>66.544</text:p>
          </table:table-cell>
          <table:table-cell office:value-type="float" office:value="73.963999999999999" table:style-name="ce3">
            <text:p>73.964</text:p>
          </table:table-cell>
          <table:table-cell office:value-type="float" office:value="77.918000000000006" table:style-name="ce3">
            <text:p>77.918</text:p>
          </table:table-cell>
          <table:table-cell office:value-type="float" office:value="77.811999999999998" table:style-name="ce3">
            <text:p>77.812</text:p>
          </table:table-cell>
          <table:table-cell office:value-type="float" office:value="78.018000000000001" table:style-name="ce3">
            <text:p>78.018</text:p>
          </table:table-cell>
          <table:table-cell office:value-type="float" office:value="75.903000000000006" table:style-name="ce3">
            <text:p>75.903</text:p>
          </table:table-cell>
          <table:table-cell office:value-type="float" office:value="74.227999999999994" table:style-name="ce3">
            <text:p>74.228</text:p>
          </table:table-cell>
          <table:table-cell office:value-type="float" office:value="75.536000000000001" table:style-name="ce3">
            <text:p>75.536</text:p>
          </table:table-cell>
          <table:table-cell office:value-type="float" office:value="75.349999999999994" table:style-name="ce3">
            <text:p>75.350</text:p>
          </table:table-cell>
          <table:table-cell office:value-type="float" office:value="76.138000000000005" table:style-name="ce3">
            <text:p>76.138</text:p>
          </table:table-cell>
          <table:table-cell office:value-type="float" office:value="78.430999999999997" table:style-name="ce3">
            <text:p>78.431</text:p>
          </table:table-cell>
          <table:table-cell office:value-type="float" office:value="84.620999999999995" table:style-name="ce3">
            <text:p>84.621</text:p>
          </table:table-cell>
          <table:table-cell office:value-type="float" office:value="86.792000000000002" table:style-name="ce3">
            <text:p>86.792</text:p>
          </table:table-cell>
          <table:table-cell office:value-type="float" office:value="86.599000000000004" table:style-name="ce3">
            <text:p>86.599</text:p>
          </table:table-cell>
          <table:table-cell office:value-type="float" office:value="82.896000000000001" table:style-name="ce3">
            <text:p>82.896</text:p>
          </table:table-cell>
          <table:table-cell office:value-type="float" office:value="78.364999999999995" table:style-name="ce3">
            <text:p>78.365</text:p>
          </table:table-cell>
          <table:table-cell office:value-type="float" office:value="69.007999999999996" table:style-name="ce3">
            <text:p>69.008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0.487" table:style-name="ce3">
            <text:p>10.487</text:p>
          </table:table-cell>
          <table:table-cell office:value-type="float" office:value="9.7319999999999993" table:style-name="ce3">
            <text:p>9.732</text:p>
          </table:table-cell>
          <table:table-cell office:value-type="float" office:value="9.3239999999999998" table:style-name="ce3">
            <text:p>9.324</text:p>
          </table:table-cell>
          <table:table-cell office:value-type="float" office:value="9.11" table:style-name="ce3">
            <text:p>9.110</text:p>
          </table:table-cell>
          <table:table-cell office:value-type="float" office:value="9.0980000000000008" table:style-name="ce3">
            <text:p>9.098</text:p>
          </table:table-cell>
          <table:table-cell office:value-type="float" office:value="9.2330000000000005" table:style-name="ce3">
            <text:p>9.233</text:p>
          </table:table-cell>
          <table:table-cell office:value-type="float" office:value="9.907" table:style-name="ce3">
            <text:p>9.907</text:p>
          </table:table-cell>
          <table:table-cell office:value-type="float" office:value="11.356" table:style-name="ce3">
            <text:p>11.356</text:p>
          </table:table-cell>
          <table:table-cell office:value-type="float" office:value="11.201000000000001" table:style-name="ce3">
            <text:p>11.201</text:p>
          </table:table-cell>
          <table:table-cell office:value-type="float" office:value="11.8" table:style-name="ce3">
            <text:p>11.800</text:p>
          </table:table-cell>
          <table:table-cell office:value-type="float" office:value="11.784000000000001" table:style-name="ce3">
            <text:p>11.784</text:p>
          </table:table-cell>
          <table:table-cell office:value-type="float" office:value="11.815" table:style-name="ce3">
            <text:p>11.815</text:p>
          </table:table-cell>
          <table:table-cell office:value-type="float" office:value="11.494999999999999" table:style-name="ce3">
            <text:p>11.495</text:p>
          </table:table-cell>
          <table:table-cell office:value-type="float" office:value="11.241" table:style-name="ce3">
            <text:p>11.241</text:p>
          </table:table-cell>
          <table:table-cell office:value-type="float" office:value="11.439" table:style-name="ce3">
            <text:p>11.439</text:p>
          </table:table-cell>
          <table:table-cell office:value-type="float" office:value="11.411" table:style-name="ce3">
            <text:p>11.411</text:p>
          </table:table-cell>
          <table:table-cell office:value-type="float" office:value="11.53" table:style-name="ce3">
            <text:p>11.530</text:p>
          </table:table-cell>
          <table:table-cell office:value-type="float" office:value="11.878" table:style-name="ce3">
            <text:p>11.878</text:p>
          </table:table-cell>
          <table:table-cell office:value-type="float" office:value="12.815" table:style-name="ce3">
            <text:p>12.815</text:p>
          </table:table-cell>
          <table:table-cell office:value-type="float" office:value="13.144" table:style-name="ce3">
            <text:p>13.144</text:p>
          </table:table-cell>
          <table:table-cell office:value-type="float" office:value="13.115" table:style-name="ce3">
            <text:p>13.115</text:p>
          </table:table-cell>
          <table:table-cell office:value-type="float" office:value="12.554" table:style-name="ce3">
            <text:p>12.554</text:p>
          </table:table-cell>
          <table:table-cell office:value-type="float" office:value="13.374000000000001" table:style-name="ce3">
            <text:p>13.374</text:p>
          </table:table-cell>
          <table:table-cell office:value-type="float" office:value="11.776999999999999" table:style-name="ce3">
            <text:p>11.777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73.41" table:style-name="ce3">
            <text:p>73.410</text:p>
          </table:table-cell>
          <table:table-cell office:value-type="float" office:value="68.123000000000005" table:style-name="ce3">
            <text:p>68.123</text:p>
          </table:table-cell>
          <table:table-cell office:value-type="float" office:value="65.27" table:style-name="ce3">
            <text:p>65.270</text:p>
          </table:table-cell>
          <table:table-cell office:value-type="float" office:value="63.767000000000003" table:style-name="ce3">
            <text:p>63.767</text:p>
          </table:table-cell>
          <table:table-cell office:value-type="float" office:value="63.686" table:style-name="ce3">
            <text:p>63.686</text:p>
          </table:table-cell>
          <table:table-cell office:value-type="float" office:value="64.634" table:style-name="ce3">
            <text:p>64.634</text:p>
          </table:table-cell>
          <table:table-cell office:value-type="float" office:value="69.347999999999999" table:style-name="ce3">
            <text:p>69.348</text:p>
          </table:table-cell>
          <table:table-cell office:value-type="float" office:value="79.494" table:style-name="ce3">
            <text:p>79.494</text:p>
          </table:table-cell>
          <table:table-cell office:value-type="float" office:value="89.885999999999996" table:style-name="ce3">
            <text:p>89.886</text:p>
          </table:table-cell>
          <table:table-cell office:value-type="float" office:value="94.691999999999993" table:style-name="ce3">
            <text:p>94.692</text:p>
          </table:table-cell>
          <table:table-cell office:value-type="float" office:value="94.561999999999998" table:style-name="ce3">
            <text:p>94.562</text:p>
          </table:table-cell>
          <table:table-cell office:value-type="float" office:value="94.813000000000002" table:style-name="ce3">
            <text:p>94.813</text:p>
          </table:table-cell>
          <table:table-cell office:value-type="float" office:value="92.242999999999995" table:style-name="ce3">
            <text:p>92.243</text:p>
          </table:table-cell>
          <table:table-cell office:value-type="float" office:value="90.206999999999994" table:style-name="ce3">
            <text:p>90.207</text:p>
          </table:table-cell>
          <table:table-cell office:value-type="float" office:value="91.796999999999997" table:style-name="ce3">
            <text:p>91.797</text:p>
          </table:table-cell>
          <table:table-cell office:value-type="float" office:value="91.57" table:style-name="ce3">
            <text:p>91.570</text:p>
          </table:table-cell>
          <table:table-cell office:value-type="float" office:value="92.528000000000006" table:style-name="ce3">
            <text:p>92.528</text:p>
          </table:table-cell>
          <table:table-cell office:value-type="float" office:value="95.314999999999998" table:style-name="ce3">
            <text:p>95.315</text:p>
          </table:table-cell>
          <table:table-cell office:value-type="float" office:value="102.83799999999999" table:style-name="ce3">
            <text:p>102.838</text:p>
          </table:table-cell>
          <table:table-cell office:value-type="float" office:value="105.476" table:style-name="ce3">
            <text:p>105.476</text:p>
          </table:table-cell>
          <table:table-cell office:value-type="float" office:value="105.241" table:style-name="ce3">
            <text:p>105.241</text:p>
          </table:table-cell>
          <table:table-cell office:value-type="float" office:value="100.741" table:style-name="ce3">
            <text:p>100.741</text:p>
          </table:table-cell>
          <table:table-cell office:value-type="float" office:value="93.614999999999995" table:style-name="ce3">
            <text:p>93.615</text:p>
          </table:table-cell>
          <table:table-cell office:value-type="float" office:value="82.436999999999998" table:style-name="ce3">
            <text:p>82.437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47.652000000000001" table:style-name="ce3">
            <text:p>47.652</text:p>
          </table:table-cell>
          <table:table-cell office:value-type="float" office:value="44.22" table:style-name="ce3">
            <text:p>44.220</text:p>
          </table:table-cell>
          <table:table-cell office:value-type="float" office:value="42.368000000000002" table:style-name="ce3">
            <text:p>42.368</text:p>
          </table:table-cell>
          <table:table-cell office:value-type="float" office:value="41.393000000000001" table:style-name="ce3">
            <text:p>41.393</text:p>
          </table:table-cell>
          <table:table-cell office:value-type="float" office:value="41.34" table:style-name="ce3">
            <text:p>41.340</text:p>
          </table:table-cell>
          <table:table-cell office:value-type="float" office:value="41.954999999999998" table:style-name="ce3">
            <text:p>41.955</text:p>
          </table:table-cell>
          <table:table-cell office:value-type="float" office:value="45.015000000000001" table:style-name="ce3">
            <text:p>45.015</text:p>
          </table:table-cell>
          <table:table-cell office:value-type="float" office:value="51.600999999999999" table:style-name="ce3">
            <text:p>51.601</text:p>
          </table:table-cell>
          <table:table-cell office:value-type="float" office:value="55.356999999999999" table:style-name="ce3">
            <text:p>55.357</text:p>
          </table:table-cell>
          <table:table-cell office:value-type="float" office:value="58.317" table:style-name="ce3">
            <text:p>58.317</text:p>
          </table:table-cell>
          <table:table-cell office:value-type="float" office:value="58.237000000000002" table:style-name="ce3">
            <text:p>58.237</text:p>
          </table:table-cell>
          <table:table-cell office:value-type="float" office:value="58.392000000000003" table:style-name="ce3">
            <text:p>58.392</text:p>
          </table:table-cell>
          <table:table-cell office:value-type="float" office:value="56.808999999999997" table:style-name="ce3">
            <text:p>56.809</text:p>
          </table:table-cell>
          <table:table-cell office:value-type="float" office:value="55.555" table:style-name="ce3">
            <text:p>55.555</text:p>
          </table:table-cell>
          <table:table-cell office:value-type="float" office:value="56.533999999999999" table:style-name="ce3">
            <text:p>56.534</text:p>
          </table:table-cell>
          <table:table-cell office:value-type="float" office:value="56.395000000000003" table:style-name="ce3">
            <text:p>56.395</text:p>
          </table:table-cell>
          <table:table-cell office:value-type="float" office:value="56.984000000000002" table:style-name="ce3">
            <text:p>56.984</text:p>
          </table:table-cell>
          <table:table-cell office:value-type="float" office:value="58.701000000000001" table:style-name="ce3">
            <text:p>58.701</text:p>
          </table:table-cell>
          <table:table-cell office:value-type="float" office:value="63.334000000000003" table:style-name="ce3">
            <text:p>63.334</text:p>
          </table:table-cell>
          <table:table-cell office:value-type="float" office:value="64.957999999999998" table:style-name="ce3">
            <text:p>64.958</text:p>
          </table:table-cell>
          <table:table-cell office:value-type="float" office:value="64.813999999999993" table:style-name="ce3">
            <text:p>64.814</text:p>
          </table:table-cell>
          <table:table-cell office:value-type="float" office:value="62.042000000000002" table:style-name="ce3">
            <text:p>62.042</text:p>
          </table:table-cell>
          <table:table-cell office:value-type="float" office:value="60.768000000000001" table:style-name="ce3">
            <text:p>60.768</text:p>
          </table:table-cell>
          <table:table-cell office:value-type="float" office:value="53.512" table:style-name="ce3">
            <text:p>53.512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4.47" table:style-name="ce3">
            <text:p>24.470</text:p>
          </table:table-cell>
          <table:table-cell office:value-type="float" office:value="22.707999999999998" table:style-name="ce3">
            <text:p>22.708</text:p>
          </table:table-cell>
          <table:table-cell office:value-type="float" office:value="21.757000000000001" table:style-name="ce3">
            <text:p>21.757</text:p>
          </table:table-cell>
          <table:table-cell office:value-type="float" office:value="21.256" table:style-name="ce3">
            <text:p>21.256</text:p>
          </table:table-cell>
          <table:table-cell office:value-type="float" office:value="21.228999999999999" table:style-name="ce3">
            <text:p>21.229</text:p>
          </table:table-cell>
          <table:table-cell office:value-type="float" office:value="21.545000000000002" table:style-name="ce3">
            <text:p>21.545</text:p>
          </table:table-cell>
          <table:table-cell office:value-type="float" office:value="23.116" table:style-name="ce3">
            <text:p>23.116</text:p>
          </table:table-cell>
          <table:table-cell office:value-type="float" office:value="26.498000000000001" table:style-name="ce3">
            <text:p>26.498</text:p>
          </table:table-cell>
          <table:table-cell office:value-type="float" office:value="30.363" table:style-name="ce3">
            <text:p>30.363</text:p>
          </table:table-cell>
          <table:table-cell office:value-type="float" office:value="31.986999999999998" table:style-name="ce3">
            <text:p>31.987</text:p>
          </table:table-cell>
          <table:table-cell office:value-type="float" office:value="31.943000000000001" table:style-name="ce3">
            <text:p>31.943</text:p>
          </table:table-cell>
          <table:table-cell office:value-type="float" office:value="32.027999999999999" table:style-name="ce3">
            <text:p>32.028</text:p>
          </table:table-cell>
          <table:table-cell office:value-type="float" office:value="31.158999999999999" table:style-name="ce3">
            <text:p>31.159</text:p>
          </table:table-cell>
          <table:table-cell office:value-type="float" office:value="30.471" table:style-name="ce3">
            <text:p>30.471</text:p>
          </table:table-cell>
          <table:table-cell office:value-type="float" office:value="31.009" table:style-name="ce3">
            <text:p>31.009</text:p>
          </table:table-cell>
          <table:table-cell office:value-type="float" office:value="30.931999999999999" table:style-name="ce3">
            <text:p>30.932</text:p>
          </table:table-cell>
          <table:table-cell office:value-type="float" office:value="31.256" table:style-name="ce3">
            <text:p>31.256</text:p>
          </table:table-cell>
          <table:table-cell office:value-type="float" office:value="32.197000000000003" table:style-name="ce3">
            <text:p>32.197</text:p>
          </table:table-cell>
          <table:table-cell office:value-type="float" office:value="34.738" table:style-name="ce3">
            <text:p>34.738</text:p>
          </table:table-cell>
          <table:table-cell office:value-type="float" office:value="35.628999999999998" table:style-name="ce3">
            <text:p>35.629</text:p>
          </table:table-cell>
          <table:table-cell office:value-type="float" office:value="35.549999999999997" table:style-name="ce3">
            <text:p>35.550</text:p>
          </table:table-cell>
          <table:table-cell office:value-type="float" office:value="34.03" table:style-name="ce3">
            <text:p>34.030</text:p>
          </table:table-cell>
          <table:table-cell office:value-type="float" office:value="31.204999999999998" table:style-name="ce3">
            <text:p>31.205</text:p>
          </table:table-cell>
          <table:table-cell office:value-type="float" office:value="27.478999999999999" table:style-name="ce3">
            <text:p>27.479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00.27200000000001" table:style-name="ce3">
            <text:p>100.272</text:p>
          </table:table-cell>
          <table:table-cell office:value-type="float" office:value="93.05" table:style-name="ce3">
            <text:p>93.050</text:p>
          </table:table-cell>
          <table:table-cell office:value-type="float" office:value="89.153000000000006" table:style-name="ce3">
            <text:p>89.153</text:p>
          </table:table-cell>
          <table:table-cell office:value-type="float" office:value="87.100999999999999" table:style-name="ce3">
            <text:p>87.101</text:p>
          </table:table-cell>
          <table:table-cell office:value-type="float" office:value="86.99" table:style-name="ce3">
            <text:p>86.990</text:p>
          </table:table-cell>
          <table:table-cell office:value-type="float" office:value="88.284999999999997" table:style-name="ce3">
            <text:p>88.285</text:p>
          </table:table-cell>
          <table:table-cell office:value-type="float" office:value="94.722999999999999" table:style-name="ce3">
            <text:p>94.723</text:p>
          </table:table-cell>
          <table:table-cell office:value-type="float" office:value="108.58199999999999" table:style-name="ce3">
            <text:p>108.582</text:p>
          </table:table-cell>
          <table:table-cell office:value-type="float" office:value="124.97" table:style-name="ce3">
            <text:p>124.970</text:p>
          </table:table-cell>
          <table:table-cell office:value-type="float" office:value="131.65199999999999" table:style-name="ce3">
            <text:p>131.652</text:p>
          </table:table-cell>
          <table:table-cell office:value-type="float" office:value="131.47200000000001" table:style-name="ce3">
            <text:p>131.472</text:p>
          </table:table-cell>
          <table:table-cell office:value-type="float" office:value="131.821" table:style-name="ce3">
            <text:p>131.821</text:p>
          </table:table-cell>
          <table:table-cell office:value-type="float" office:value="128.24700000000001" table:style-name="ce3">
            <text:p>128.247</text:p>
          </table:table-cell>
          <table:table-cell office:value-type="float" office:value="125.416" table:style-name="ce3">
            <text:p>125.416</text:p>
          </table:table-cell>
          <table:table-cell office:value-type="float" office:value="127.627" table:style-name="ce3">
            <text:p>127.627</text:p>
          </table:table-cell>
          <table:table-cell office:value-type="float" office:value="127.312" table:style-name="ce3">
            <text:p>127.312</text:p>
          </table:table-cell>
          <table:table-cell office:value-type="float" office:value="128.64400000000001" table:style-name="ce3">
            <text:p>128.644</text:p>
          </table:table-cell>
          <table:table-cell office:value-type="float" office:value="132.51900000000001" table:style-name="ce3">
            <text:p>132.519</text:p>
          </table:table-cell>
          <table:table-cell office:value-type="float" office:value="142.977" table:style-name="ce3">
            <text:p>142.977</text:p>
          </table:table-cell>
          <table:table-cell office:value-type="float" office:value="146.64500000000001" table:style-name="ce3">
            <text:p>146.645</text:p>
          </table:table-cell>
          <table:table-cell office:value-type="float" office:value="146.31899999999999" table:style-name="ce3">
            <text:p>146.319</text:p>
          </table:table-cell>
          <table:table-cell office:value-type="float" office:value="140.06200000000001" table:style-name="ce3">
            <text:p>140.062</text:p>
          </table:table-cell>
          <table:table-cell office:value-type="float" office:value="127.87" table:style-name="ce3">
            <text:p>127.870</text:p>
          </table:table-cell>
          <table:table-cell office:value-type="float" office:value="112.602" table:style-name="ce3">
            <text:p>112.602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75.25" table:style-name="ce3">
            <text:p>75.250</text:p>
          </table:table-cell>
          <table:table-cell office:value-type="float" office:value="69.83" table:style-name="ce3">
            <text:p>69.830</text:p>
          </table:table-cell>
          <table:table-cell office:value-type="float" office:value="66.906000000000006" table:style-name="ce3">
            <text:p>66.906</text:p>
          </table:table-cell>
          <table:table-cell office:value-type="float" office:value="65.364999999999995" table:style-name="ce3">
            <text:p>65.365</text:p>
          </table:table-cell>
          <table:table-cell office:value-type="float" office:value="65.281999999999996" table:style-name="ce3">
            <text:p>65.282</text:p>
          </table:table-cell>
          <table:table-cell office:value-type="float" office:value="66.254000000000005" table:style-name="ce3">
            <text:p>66.254</text:p>
          </table:table-cell>
          <table:table-cell office:value-type="float" office:value="71.085999999999999" table:style-name="ce3">
            <text:p>71.086</text:p>
          </table:table-cell>
          <table:table-cell office:value-type="float" office:value="81.486000000000004" table:style-name="ce3">
            <text:p>81.486</text:p>
          </table:table-cell>
          <table:table-cell office:value-type="float" office:value="90.441000000000003" table:style-name="ce3">
            <text:p>90.441</text:p>
          </table:table-cell>
          <table:table-cell office:value-type="float" office:value="95.277000000000001" table:style-name="ce3">
            <text:p>95.277</text:p>
          </table:table-cell>
          <table:table-cell office:value-type="float" office:value="95.147000000000006" table:style-name="ce3">
            <text:p>95.147</text:p>
          </table:table-cell>
          <table:table-cell office:value-type="float" office:value="95.399000000000001" table:style-name="ce3">
            <text:p>95.399</text:p>
          </table:table-cell>
          <table:table-cell office:value-type="float" office:value="92.813000000000002" table:style-name="ce3">
            <text:p>92.813</text:p>
          </table:table-cell>
          <table:table-cell office:value-type="float" office:value="90.763999999999996" table:style-name="ce3">
            <text:p>90.764</text:p>
          </table:table-cell>
          <table:table-cell office:value-type="float" office:value="92.364000000000004" table:style-name="ce3">
            <text:p>92.364</text:p>
          </table:table-cell>
          <table:table-cell office:value-type="float" office:value="92.135999999999996" table:style-name="ce3">
            <text:p>92.136</text:p>
          </table:table-cell>
          <table:table-cell office:value-type="float" office:value="93.1" table:style-name="ce3">
            <text:p>93.100</text:p>
          </table:table-cell>
          <table:table-cell office:value-type="float" office:value="95.903999999999996" table:style-name="ce3">
            <text:p>95.904</text:p>
          </table:table-cell>
          <table:table-cell office:value-type="float" office:value="103.473" table:style-name="ce3">
            <text:p>103.473</text:p>
          </table:table-cell>
          <table:table-cell office:value-type="float" office:value="106.128" table:style-name="ce3">
            <text:p>106.128</text:p>
          </table:table-cell>
          <table:table-cell office:value-type="float" office:value="105.892" table:style-name="ce3">
            <text:p>105.892</text:p>
          </table:table-cell>
          <table:table-cell office:value-type="float" office:value="101.363" table:style-name="ce3">
            <text:p>101.363</text:p>
          </table:table-cell>
          <table:table-cell office:value-type="float" office:value="95.960999999999999" table:style-name="ce3">
            <text:p>95.961</text:p>
          </table:table-cell>
          <table:table-cell office:value-type="float" office:value="84.503" table:style-name="ce3">
            <text:p>84.503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6.472999999999999" table:style-name="ce3">
            <text:p>86.473</text:p>
          </table:table-cell>
          <table:table-cell office:value-type="float" office:value="80.245000000000005" table:style-name="ce3">
            <text:p>80.245</text:p>
          </table:table-cell>
          <table:table-cell office:value-type="float" office:value="76.885000000000005" table:style-name="ce3">
            <text:p>76.885</text:p>
          </table:table-cell>
          <table:table-cell office:value-type="float" office:value="75.114000000000004" table:style-name="ce3">
            <text:p>75.114</text:p>
          </table:table-cell>
          <table:table-cell office:value-type="float" office:value="75.019000000000005" table:style-name="ce3">
            <text:p>75.019</text:p>
          </table:table-cell>
          <table:table-cell office:value-type="float" office:value="76.135000000000005" table:style-name="ce3">
            <text:p>76.135</text:p>
          </table:table-cell>
          <table:table-cell office:value-type="float" office:value="81.688000000000002" table:style-name="ce3">
            <text:p>81.688</text:p>
          </table:table-cell>
          <table:table-cell office:value-type="float" office:value="93.638999999999996" table:style-name="ce3">
            <text:p>93.639</text:p>
          </table:table-cell>
          <table:table-cell office:value-type="float" office:value="98.031999999999996" table:style-name="ce3">
            <text:p>98.032</text:p>
          </table:table-cell>
          <table:table-cell office:value-type="float" office:value="103.274" table:style-name="ce3">
            <text:p>103.274</text:p>
          </table:table-cell>
          <table:table-cell office:value-type="float" office:value="103.13200000000001" table:style-name="ce3">
            <text:p>103.132</text:p>
          </table:table-cell>
          <table:table-cell office:value-type="float" office:value="103.40600000000001" table:style-name="ce3">
            <text:p>103.406</text:p>
          </table:table-cell>
          <table:table-cell office:value-type="float" office:value="100.602" table:style-name="ce3">
            <text:p>100.602</text:p>
          </table:table-cell>
          <table:table-cell office:value-type="float" office:value="98.382000000000005" table:style-name="ce3">
            <text:p>98.382</text:p>
          </table:table-cell>
          <table:table-cell office:value-type="float" office:value="100.116" table:style-name="ce3">
            <text:p>100.116</text:p>
          </table:table-cell>
          <table:table-cell office:value-type="float" office:value="99.869" table:style-name="ce3">
            <text:p>99.869</text:p>
          </table:table-cell>
          <table:table-cell office:value-type="float" office:value="100.914" table:style-name="ce3">
            <text:p>100.914</text:p>
          </table:table-cell>
          <table:table-cell office:value-type="float" office:value="103.95399999999999" table:style-name="ce3">
            <text:p>103.954</text:p>
          </table:table-cell>
          <table:table-cell office:value-type="float" office:value="112.158" table:style-name="ce3">
            <text:p>112.158</text:p>
          </table:table-cell>
          <table:table-cell office:value-type="float" office:value="115.035" table:style-name="ce3">
            <text:p>115.035</text:p>
          </table:table-cell>
          <table:table-cell office:value-type="float" office:value="114.779" table:style-name="ce3">
            <text:p>114.779</text:p>
          </table:table-cell>
          <table:table-cell office:value-type="float" office:value="109.871" table:style-name="ce3">
            <text:p>109.871</text:p>
          </table:table-cell>
          <table:table-cell office:value-type="float" office:value="110.274" table:style-name="ce3">
            <text:p>110.274</text:p>
          </table:table-cell>
          <table:table-cell office:value-type="float" office:value="97.105999999999995" table:style-name="ce3">
            <text:p>97.106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85.736999999999995" table:style-name="ce3">
            <text:p>85.737</text:p>
          </table:table-cell>
          <table:table-cell office:value-type="float" office:value="79.561999999999998" table:style-name="ce3">
            <text:p>79.562</text:p>
          </table:table-cell>
          <table:table-cell office:value-type="float" office:value="76.23" table:style-name="ce3">
            <text:p>76.230</text:p>
          </table:table-cell>
          <table:table-cell office:value-type="float" office:value="74.474999999999994" table:style-name="ce3">
            <text:p>74.475</text:p>
          </table:table-cell>
          <table:table-cell office:value-type="float" office:value="74.38" table:style-name="ce3">
            <text:p>74.380</text:p>
          </table:table-cell>
          <table:table-cell office:value-type="float" office:value="75.486999999999995" table:style-name="ce3">
            <text:p>75.487</text:p>
          </table:table-cell>
          <table:table-cell office:value-type="float" office:value="80.992000000000004" table:style-name="ce3">
            <text:p>80.992</text:p>
          </table:table-cell>
          <table:table-cell office:value-type="float" office:value="92.843000000000004" table:style-name="ce3">
            <text:p>92.843</text:p>
          </table:table-cell>
          <table:table-cell office:value-type="float" office:value="102.012" table:style-name="ce3">
            <text:p>102.012</text:p>
          </table:table-cell>
          <table:table-cell office:value-type="float" office:value="107.467" table:style-name="ce3">
            <text:p>107.467</text:p>
          </table:table-cell>
          <table:table-cell office:value-type="float" office:value="107.32" table:style-name="ce3">
            <text:p>107.320</text:p>
          </table:table-cell>
          <table:table-cell office:value-type="float" office:value="107.605" table:style-name="ce3">
            <text:p>107.605</text:p>
          </table:table-cell>
          <table:table-cell office:value-type="float" office:value="104.687" table:style-name="ce3">
            <text:p>104.687</text:p>
          </table:table-cell>
          <table:table-cell office:value-type="float" office:value="102.377" table:style-name="ce3">
            <text:p>102.377</text:p>
          </table:table-cell>
          <table:table-cell office:value-type="float" office:value="104.182" table:style-name="ce3">
            <text:p>104.182</text:p>
          </table:table-cell>
          <table:table-cell office:value-type="float" office:value="103.92400000000001" table:style-name="ce3">
            <text:p>103.924</text:p>
          </table:table-cell>
          <table:table-cell office:value-type="float" office:value="105.011" table:style-name="ce3">
            <text:p>105.011</text:p>
          </table:table-cell>
          <table:table-cell office:value-type="float" office:value="108.175" table:style-name="ce3">
            <text:p>108.175</text:p>
          </table:table-cell>
          <table:table-cell office:value-type="float" office:value="116.712" table:style-name="ce3">
            <text:p>116.712</text:p>
          </table:table-cell>
          <table:table-cell office:value-type="float" office:value="119.706" table:style-name="ce3">
            <text:p>119.706</text:p>
          </table:table-cell>
          <table:table-cell office:value-type="float" office:value="119.44" table:style-name="ce3">
            <text:p>119.440</text:p>
          </table:table-cell>
          <table:table-cell office:value-type="float" office:value="114.33199999999999" table:style-name="ce3">
            <text:p>114.332</text:p>
          </table:table-cell>
          <table:table-cell office:value-type="float" office:value="109.33499999999999" table:style-name="ce3">
            <text:p>109.335</text:p>
          </table:table-cell>
          <table:table-cell office:value-type="float" office:value="96.28" table:style-name="ce3">
            <text:p>96.280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4.535" table:style-name="ce3">
            <text:p>14.535</text:p>
          </table:table-cell>
          <table:table-cell office:value-type="float" office:value="13.488" table:style-name="ce3">
            <text:p>13.488</text:p>
          </table:table-cell>
          <table:table-cell office:value-type="float" office:value="12.923" table:style-name="ce3">
            <text:p>12.923</text:p>
          </table:table-cell>
          <table:table-cell office:value-type="float" office:value="12.625999999999999" table:style-name="ce3">
            <text:p>12.626</text:p>
          </table:table-cell>
          <table:table-cell office:value-type="float" office:value="12.61" table:style-name="ce3">
            <text:p>12.610</text:p>
          </table:table-cell>
          <table:table-cell office:value-type="float" office:value="12.797000000000001" table:style-name="ce3">
            <text:p>12.797</text:p>
          </table:table-cell>
          <table:table-cell office:value-type="float" office:value="13.73" table:style-name="ce3">
            <text:p>13.730</text:p>
          </table:table-cell>
          <table:table-cell office:value-type="float" office:value="15.739000000000001" table:style-name="ce3">
            <text:p>15.739</text:p>
          </table:table-cell>
          <table:table-cell office:value-type="float" office:value="16.57" table:style-name="ce3">
            <text:p>16.570</text:p>
          </table:table-cell>
          <table:table-cell office:value-type="float" office:value="17.456" table:style-name="ce3">
            <text:p>17.456</text:p>
          </table:table-cell>
          <table:table-cell office:value-type="float" office:value="17.431999999999999" table:style-name="ce3">
            <text:p>17.432</text:p>
          </table:table-cell>
          <table:table-cell office:value-type="float" office:value="17.478000000000002" table:style-name="ce3">
            <text:p>17.478</text:p>
          </table:table-cell>
          <table:table-cell office:value-type="float" office:value="17.004999999999999" table:style-name="ce3">
            <text:p>17.005</text:p>
          </table:table-cell>
          <table:table-cell office:value-type="float" office:value="16.629000000000001" table:style-name="ce3">
            <text:p>16.629</text:p>
          </table:table-cell>
          <table:table-cell office:value-type="float" office:value="16.922000000000001" table:style-name="ce3">
            <text:p>16.922</text:p>
          </table:table-cell>
          <table:table-cell office:value-type="float" office:value="16.881" table:style-name="ce3">
            <text:p>16.881</text:p>
          </table:table-cell>
          <table:table-cell office:value-type="float" office:value="17.056999999999999" table:style-name="ce3">
            <text:p>17.057</text:p>
          </table:table-cell>
          <table:table-cell office:value-type="float" office:value="17.571000000000002" table:style-name="ce3">
            <text:p>17.571</text:p>
          </table:table-cell>
          <table:table-cell office:value-type="float" office:value="18.957999999999998" table:style-name="ce3">
            <text:p>18.958</text:p>
          </table:table-cell>
          <table:table-cell office:value-type="float" office:value="19.443999999999999" table:style-name="ce3">
            <text:p>19.444</text:p>
          </table:table-cell>
          <table:table-cell office:value-type="float" office:value="19.401" table:style-name="ce3">
            <text:p>19.401</text:p>
          </table:table-cell>
          <table:table-cell office:value-type="float" office:value="18.571000000000002" table:style-name="ce3">
            <text:p>18.571</text:p>
          </table:table-cell>
          <table:table-cell office:value-type="float" office:value="18.535" table:style-name="ce3">
            <text:p>18.535</text:p>
          </table:table-cell>
          <table:table-cell office:value-type="float" office:value="16.321999999999999" table:style-name="ce3">
            <text:p>16.322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5.012" table:style-name="ce3">
            <text:p>55.012</text:p>
          </table:table-cell>
          <table:table-cell office:value-type="float" office:value="51.048999999999999" table:style-name="ce3">
            <text:p>51.049</text:p>
          </table:table-cell>
          <table:table-cell office:value-type="float" office:value="48.911999999999999" table:style-name="ce3">
            <text:p>48.912</text:p>
          </table:table-cell>
          <table:table-cell office:value-type="float" office:value="47.784999999999997" table:style-name="ce3">
            <text:p>47.785</text:p>
          </table:table-cell>
          <table:table-cell office:value-type="float" office:value="47.725000000000001" table:style-name="ce3">
            <text:p>47.725</text:p>
          </table:table-cell>
          <table:table-cell office:value-type="float" office:value="48.435000000000002" table:style-name="ce3">
            <text:p>48.435</text:p>
          </table:table-cell>
          <table:table-cell office:value-type="float" office:value="51.966999999999999" table:style-name="ce3">
            <text:p>51.967</text:p>
          </table:table-cell>
          <table:table-cell office:value-type="float" office:value="59.570999999999998" table:style-name="ce3">
            <text:p>59.571</text:p>
          </table:table-cell>
          <table:table-cell office:value-type="float" office:value="64.058999999999997" table:style-name="ce3">
            <text:p>64.059</text:p>
          </table:table-cell>
          <table:table-cell office:value-type="float" office:value="67.483999999999995" table:style-name="ce3">
            <text:p>67.484</text:p>
          </table:table-cell>
          <table:table-cell office:value-type="float" office:value="67.391000000000005" table:style-name="ce3">
            <text:p>67.391</text:p>
          </table:table-cell>
          <table:table-cell office:value-type="float" office:value="67.569999999999993" table:style-name="ce3">
            <text:p>67.570</text:p>
          </table:table-cell>
          <table:table-cell office:value-type="float" office:value="65.738" table:style-name="ce3">
            <text:p>65.738</text:p>
          </table:table-cell>
          <table:table-cell office:value-type="float" office:value="64.287000000000006" table:style-name="ce3">
            <text:p>64.287</text:p>
          </table:table-cell>
          <table:table-cell office:value-type="float" office:value="65.421000000000006" table:style-name="ce3">
            <text:p>65.421</text:p>
          </table:table-cell>
          <table:table-cell office:value-type="float" office:value="65.259" table:style-name="ce3">
            <text:p>65.259</text:p>
          </table:table-cell>
          <table:table-cell office:value-type="float" office:value="65.941999999999993" table:style-name="ce3">
            <text:p>65.942</text:p>
          </table:table-cell>
          <table:table-cell office:value-type="float" office:value="67.927999999999997" table:style-name="ce3">
            <text:p>67.928</text:p>
          </table:table-cell>
          <table:table-cell office:value-type="float" office:value="73.289000000000001" table:style-name="ce3">
            <text:p>73.289</text:p>
          </table:table-cell>
          <table:table-cell office:value-type="float" office:value="75.168999999999997" table:style-name="ce3">
            <text:p>75.169</text:p>
          </table:table-cell>
          <table:table-cell office:value-type="float" office:value="75.001999999999995" table:style-name="ce3">
            <text:p>75.002</text:p>
          </table:table-cell>
          <table:table-cell office:value-type="float" office:value="71.795000000000002" table:style-name="ce3">
            <text:p>71.795</text:p>
          </table:table-cell>
          <table:table-cell office:value-type="float" office:value="70.153000000000006" table:style-name="ce3">
            <text:p>70.153</text:p>
          </table:table-cell>
          <table:table-cell office:value-type="float" office:value="61.776000000000003" table:style-name="ce3">
            <text:p>61.776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1.775" table:style-name="ce3">
            <text:p>11.775</text:p>
          </table:table-cell>
          <table:table-cell office:value-type="float" office:value="10.927" table:style-name="ce3">
            <text:p>10.927</text:p>
          </table:table-cell>
          <table:table-cell office:value-type="float" office:value="10.468999999999999" table:style-name="ce3">
            <text:p>10.469</text:p>
          </table:table-cell>
          <table:table-cell office:value-type="float" office:value="10.228" table:style-name="ce3">
            <text:p>10.228</text:p>
          </table:table-cell>
          <table:table-cell office:value-type="float" office:value="10.215" table:style-name="ce3">
            <text:p>10.215</text:p>
          </table:table-cell>
          <table:table-cell office:value-type="float" office:value="10.367000000000001" table:style-name="ce3">
            <text:p>10.367</text:p>
          </table:table-cell>
          <table:table-cell office:value-type="float" office:value="11.122999999999999" table:style-name="ce3">
            <text:p>11.123</text:p>
          </table:table-cell>
          <table:table-cell office:value-type="float" office:value="12.750999999999999" table:style-name="ce3">
            <text:p>12.751</text:p>
          </table:table-cell>
          <table:table-cell office:value-type="float" office:value="12.59" table:style-name="ce3">
            <text:p>12.590</text:p>
          </table:table-cell>
          <table:table-cell office:value-type="float" office:value="13.263" table:style-name="ce3">
            <text:p>13.263</text:p>
          </table:table-cell>
          <table:table-cell office:value-type="float" office:value="13.244999999999999" table:style-name="ce3">
            <text:p>13.245</text:p>
          </table:table-cell>
          <table:table-cell office:value-type="float" office:value="13.28" table:style-name="ce3">
            <text:p>13.280</text:p>
          </table:table-cell>
          <table:table-cell office:value-type="float" office:value="12.92" table:style-name="ce3">
            <text:p>12.920</text:p>
          </table:table-cell>
          <table:table-cell office:value-type="float" office:value="12.635" table:style-name="ce3">
            <text:p>12.635</text:p>
          </table:table-cell>
          <table:table-cell office:value-type="float" office:value="12.856999999999999" table:style-name="ce3">
            <text:p>12.857</text:p>
          </table:table-cell>
          <table:table-cell office:value-type="float" office:value="12.826000000000001" table:style-name="ce3">
            <text:p>12.826</text:p>
          </table:table-cell>
          <table:table-cell office:value-type="float" office:value="12.96" table:style-name="ce3">
            <text:p>12.960</text:p>
          </table:table-cell>
          <table:table-cell office:value-type="float" office:value="13.35" table:style-name="ce3">
            <text:p>13.350</text:p>
          </table:table-cell>
          <table:table-cell office:value-type="float" office:value="14.404" table:style-name="ce3">
            <text:p>14.404</text:p>
          </table:table-cell>
          <table:table-cell office:value-type="float" office:value="14.773" table:style-name="ce3">
            <text:p>14.773</text:p>
          </table:table-cell>
          <table:table-cell office:value-type="float" office:value="14.74" table:style-name="ce3">
            <text:p>14.740</text:p>
          </table:table-cell>
          <table:table-cell office:value-type="float" office:value="14.11" table:style-name="ce3">
            <text:p>14.110</text:p>
          </table:table-cell>
          <table:table-cell office:value-type="float" office:value="15.016" table:style-name="ce3">
            <text:p>15.016</text:p>
          </table:table-cell>
          <table:table-cell office:value-type="float" office:value="13.223000000000001" table:style-name="ce3">
            <text:p>13.223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40.292999999999999" table:style-name="ce3">
            <text:p>40.293</text:p>
          </table:table-cell>
          <table:table-cell office:value-type="float" office:value="37.390999999999998" table:style-name="ce3">
            <text:p>37.391</text:p>
          </table:table-cell>
          <table:table-cell office:value-type="float" office:value="35.825000000000003" table:style-name="ce3">
            <text:p>35.825</text:p>
          </table:table-cell>
          <table:table-cell office:value-type="float" office:value="35" table:style-name="ce3">
            <text:p>35.000</text:p>
          </table:table-cell>
          <table:table-cell office:value-type="float" office:value="34.956000000000003" table:style-name="ce3">
            <text:p>34.956</text:p>
          </table:table-cell>
          <table:table-cell office:value-type="float" office:value="35.475999999999999" table:style-name="ce3">
            <text:p>35.476</text:p>
          </table:table-cell>
          <table:table-cell office:value-type="float" office:value="38.063000000000002" table:style-name="ce3">
            <text:p>38.063</text:p>
          </table:table-cell>
          <table:table-cell office:value-type="float" office:value="43.631999999999998" table:style-name="ce3">
            <text:p>43.632</text:p>
          </table:table-cell>
          <table:table-cell office:value-type="float" office:value="39.25" table:style-name="ce3">
            <text:p>39.250</text:p>
          </table:table-cell>
          <table:table-cell office:value-type="float" office:value="41.347999999999999" table:style-name="ce3">
            <text:p>41.348</text:p>
          </table:table-cell>
          <table:table-cell office:value-type="float" office:value="41.292000000000002" table:style-name="ce3">
            <text:p>41.292</text:p>
          </table:table-cell>
          <table:table-cell office:value-type="float" office:value="41.401000000000003" table:style-name="ce3">
            <text:p>41.401</text:p>
          </table:table-cell>
          <table:table-cell office:value-type="float" office:value="40.279000000000003" table:style-name="ce3">
            <text:p>40.279</text:p>
          </table:table-cell>
          <table:table-cell office:value-type="float" office:value="39.39" table:style-name="ce3">
            <text:p>39.390</text:p>
          </table:table-cell>
          <table:table-cell office:value-type="float" office:value="40.084000000000003" table:style-name="ce3">
            <text:p>40.084</text:p>
          </table:table-cell>
          <table:table-cell office:value-type="float" office:value="39.984999999999999" table:style-name="ce3">
            <text:p>39.985</text:p>
          </table:table-cell>
          <table:table-cell office:value-type="float" office:value="40.404000000000003" table:style-name="ce3">
            <text:p>40.404</text:p>
          </table:table-cell>
          <table:table-cell office:value-type="float" office:value="41.621000000000002" table:style-name="ce3">
            <text:p>41.621</text:p>
          </table:table-cell>
          <table:table-cell office:value-type="float" office:value="44.905000000000001" table:style-name="ce3">
            <text:p>44.905</text:p>
          </table:table-cell>
          <table:table-cell office:value-type="float" office:value="46.057000000000002" table:style-name="ce3">
            <text:p>46.057</text:p>
          </table:table-cell>
          <table:table-cell office:value-type="float" office:value="45.954999999999998" table:style-name="ce3">
            <text:p>45.955</text:p>
          </table:table-cell>
          <table:table-cell office:value-type="float" office:value="43.99" table:style-name="ce3">
            <text:p>43.990</text:p>
          </table:table-cell>
          <table:table-cell office:value-type="float" office:value="51.383000000000003" table:style-name="ce3">
            <text:p>51.383</text:p>
          </table:table-cell>
          <table:table-cell office:value-type="float" office:value="45.247" table:style-name="ce3">
            <text:p>45.247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1.765000000000001" table:style-name="ce3">
            <text:p>41.765</text:p>
          </table:table-cell>
          <table:table-cell office:value-type="float" office:value="38.756999999999998" table:style-name="ce3">
            <text:p>38.757</text:p>
          </table:table-cell>
          <table:table-cell office:value-type="float" office:value="37.134" table:style-name="ce3">
            <text:p>37.134</text:p>
          </table:table-cell>
          <table:table-cell office:value-type="float" office:value="36.279000000000003" table:style-name="ce3">
            <text:p>36.279</text:p>
          </table:table-cell>
          <table:table-cell office:value-type="float" office:value="36.232999999999997" table:style-name="ce3">
            <text:p>36.233</text:p>
          </table:table-cell>
          <table:table-cell office:value-type="float" office:value="36.771999999999998" table:style-name="ce3">
            <text:p>36.772</text:p>
          </table:table-cell>
          <table:table-cell office:value-type="float" office:value="39.453000000000003" table:style-name="ce3">
            <text:p>39.453</text:p>
          </table:table-cell>
          <table:table-cell office:value-type="float" office:value="45.225999999999999" table:style-name="ce3">
            <text:p>45.226</text:p>
          </table:table-cell>
          <table:table-cell office:value-type="float" office:value="48.506999999999998" table:style-name="ce3">
            <text:p>48.507</text:p>
          </table:table-cell>
          <table:table-cell office:value-type="float" office:value="51.1" table:style-name="ce3">
            <text:p>51.100</text:p>
          </table:table-cell>
          <table:table-cell office:value-type="float" office:value="51.030999999999999" table:style-name="ce3">
            <text:p>51.031</text:p>
          </table:table-cell>
          <table:table-cell office:value-type="float" office:value="51.165999999999997" table:style-name="ce3">
            <text:p>51.166</text:p>
          </table:table-cell>
          <table:table-cell office:value-type="float" office:value="49.779000000000003" table:style-name="ce3">
            <text:p>49.779</text:p>
          </table:table-cell>
          <table:table-cell office:value-type="float" office:value="48.68" table:style-name="ce3">
            <text:p>48.680</text:p>
          </table:table-cell>
          <table:table-cell office:value-type="float" office:value="49.537999999999997" table:style-name="ce3">
            <text:p>49.538</text:p>
          </table:table-cell>
          <table:table-cell office:value-type="float" office:value="49.415999999999997" table:style-name="ce3">
            <text:p>49.416</text:p>
          </table:table-cell>
          <table:table-cell office:value-type="float" office:value="49.933" table:style-name="ce3">
            <text:p>49.933</text:p>
          </table:table-cell>
          <table:table-cell office:value-type="float" office:value="51.436999999999998" table:style-name="ce3">
            <text:p>51.437</text:p>
          </table:table-cell>
          <table:table-cell office:value-type="float" office:value="55.496000000000002" table:style-name="ce3">
            <text:p>55.496</text:p>
          </table:table-cell>
          <table:table-cell office:value-type="float" office:value="56.92" table:style-name="ce3">
            <text:p>56.920</text:p>
          </table:table-cell>
          <table:table-cell office:value-type="float" office:value="56.793999999999997" table:style-name="ce3">
            <text:p>56.794</text:p>
          </table:table-cell>
          <table:table-cell office:value-type="float" office:value="54.365000000000002" table:style-name="ce3">
            <text:p>54.365</text:p>
          </table:table-cell>
          <table:table-cell office:value-type="float" office:value="53.26" table:style-name="ce3">
            <text:p>53.260</text:p>
          </table:table-cell>
          <table:table-cell office:value-type="float" office:value="46.9" table:style-name="ce3">
            <text:p>46.900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03.952" table:style-name="ce3">
            <text:p>103.952</text:p>
          </table:table-cell>
          <table:table-cell office:value-type="float" office:value="96.465000000000003" table:style-name="ce3">
            <text:p>96.465</text:p>
          </table:table-cell>
          <table:table-cell office:value-type="float" office:value="92.424999999999997" table:style-name="ce3">
            <text:p>92.425</text:p>
          </table:table-cell>
          <table:table-cell office:value-type="float" office:value="90.296999999999997" table:style-name="ce3">
            <text:p>90.297</text:p>
          </table:table-cell>
          <table:table-cell office:value-type="float" office:value="90.182000000000002" table:style-name="ce3">
            <text:p>90.182</text:p>
          </table:table-cell>
          <table:table-cell office:value-type="float" office:value="91.525000000000006" table:style-name="ce3">
            <text:p>91.525</text:p>
          </table:table-cell>
          <table:table-cell office:value-type="float" office:value="98.198999999999998" table:style-name="ce3">
            <text:p>98.199</text:p>
          </table:table-cell>
          <table:table-cell office:value-type="float" office:value="112.56699999999999" table:style-name="ce3">
            <text:p>112.567</text:p>
          </table:table-cell>
          <table:table-cell office:value-type="float" office:value="124.97" table:style-name="ce3">
            <text:p>124.970</text:p>
          </table:table-cell>
          <table:table-cell office:value-type="float" office:value="131.65199999999999" table:style-name="ce3">
            <text:p>131.652</text:p>
          </table:table-cell>
          <table:table-cell office:value-type="float" office:value="131.47200000000001" table:style-name="ce3">
            <text:p>131.472</text:p>
          </table:table-cell>
          <table:table-cell office:value-type="float" office:value="131.821" table:style-name="ce3">
            <text:p>131.821</text:p>
          </table:table-cell>
          <table:table-cell office:value-type="float" office:value="128.24700000000001" table:style-name="ce3">
            <text:p>128.247</text:p>
          </table:table-cell>
          <table:table-cell office:value-type="float" office:value="125.416" table:style-name="ce3">
            <text:p>125.416</text:p>
          </table:table-cell>
          <table:table-cell office:value-type="float" office:value="127.627" table:style-name="ce3">
            <text:p>127.627</text:p>
          </table:table-cell>
          <table:table-cell office:value-type="float" office:value="127.312" table:style-name="ce3">
            <text:p>127.312</text:p>
          </table:table-cell>
          <table:table-cell office:value-type="float" office:value="128.64400000000001" table:style-name="ce3">
            <text:p>128.644</text:p>
          </table:table-cell>
          <table:table-cell office:value-type="float" office:value="132.51900000000001" table:style-name="ce3">
            <text:p>132.519</text:p>
          </table:table-cell>
          <table:table-cell office:value-type="float" office:value="142.977" table:style-name="ce3">
            <text:p>142.977</text:p>
          </table:table-cell>
          <table:table-cell office:value-type="float" office:value="146.64500000000001" table:style-name="ce3">
            <text:p>146.645</text:p>
          </table:table-cell>
          <table:table-cell office:value-type="float" office:value="146.31899999999999" table:style-name="ce3">
            <text:p>146.319</text:p>
          </table:table-cell>
          <table:table-cell office:value-type="float" office:value="140.06200000000001" table:style-name="ce3">
            <text:p>140.062</text:p>
          </table:table-cell>
          <table:table-cell office:value-type="float" office:value="132.56299999999999" table:style-name="ce3">
            <text:p>132.563</text:p>
          </table:table-cell>
          <table:table-cell office:value-type="float" office:value="116.73399999999999" table:style-name="ce3">
            <text:p>116.734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1.094000000000001" table:style-name="ce3">
            <text:p>31.094</text:p>
          </table:table-cell>
          <table:table-cell office:value-type="float" office:value="28.853999999999999" table:style-name="ce3">
            <text:p>28.854</text:p>
          </table:table-cell>
          <table:table-cell office:value-type="float" office:value="27.646000000000001" table:style-name="ce3">
            <text:p>27.646</text:p>
          </table:table-cell>
          <table:table-cell office:value-type="float" office:value="27.009" table:style-name="ce3">
            <text:p>27.009</text:p>
          </table:table-cell>
          <table:table-cell office:value-type="float" office:value="26.975000000000001" table:style-name="ce3">
            <text:p>26.975</text:p>
          </table:table-cell>
          <table:table-cell office:value-type="float" office:value="27.376000000000001" table:style-name="ce3">
            <text:p>27.376</text:p>
          </table:table-cell>
          <table:table-cell office:value-type="float" office:value="29.373000000000001" table:style-name="ce3">
            <text:p>29.373</text:p>
          </table:table-cell>
          <table:table-cell office:value-type="float" office:value="33.67" table:style-name="ce3">
            <text:p>33.670</text:p>
          </table:table-cell>
          <table:table-cell office:value-type="float" office:value="36.195" table:style-name="ce3">
            <text:p>36.195</text:p>
          </table:table-cell>
          <table:table-cell office:value-type="float" office:value="38.130000000000003" table:style-name="ce3">
            <text:p>38.130</text:p>
          </table:table-cell>
          <table:table-cell office:value-type="float" office:value="38.078000000000003" table:style-name="ce3">
            <text:p>38.078</text:p>
          </table:table-cell>
          <table:table-cell office:value-type="float" office:value="38.179000000000002" table:style-name="ce3">
            <text:p>38.179</text:p>
          </table:table-cell>
          <table:table-cell office:value-type="float" office:value="37.143999999999998" table:style-name="ce3">
            <text:p>37.144</text:p>
          </table:table-cell>
          <table:table-cell office:value-type="float" office:value="36.323999999999998" table:style-name="ce3">
            <text:p>36.324</text:p>
          </table:table-cell>
          <table:table-cell office:value-type="float" office:value="36.965000000000003" table:style-name="ce3">
            <text:p>36.965</text:p>
          </table:table-cell>
          <table:table-cell office:value-type="float" office:value="36.872999999999998" table:style-name="ce3">
            <text:p>36.873</text:p>
          </table:table-cell>
          <table:table-cell office:value-type="float" office:value="37.259" table:style-name="ce3">
            <text:p>37.259</text:p>
          </table:table-cell>
          <table:table-cell office:value-type="float" office:value="38.381" table:style-name="ce3">
            <text:p>38.381</text:p>
          </table:table-cell>
          <table:table-cell office:value-type="float" office:value="41.41" table:style-name="ce3">
            <text:p>41.410</text:p>
          </table:table-cell>
          <table:table-cell office:value-type="float" office:value="42.472999999999999" table:style-name="ce3">
            <text:p>42.473</text:p>
          </table:table-cell>
          <table:table-cell office:value-type="float" office:value="42.378" table:style-name="ce3">
            <text:p>42.378</text:p>
          </table:table-cell>
          <table:table-cell office:value-type="float" office:value="40.566000000000003" table:style-name="ce3">
            <text:p>40.566</text:p>
          </table:table-cell>
          <table:table-cell office:value-type="float" office:value="39.652000000000001" table:style-name="ce3">
            <text:p>39.652</text:p>
          </table:table-cell>
          <table:table-cell office:value-type="float" office:value="34.917000000000002" table:style-name="ce3">
            <text:p>34.917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14.255" table:style-name="ce3">
            <text:p>114.255</text:p>
          </table:table-cell>
          <table:table-cell office:value-type="float" office:value="106.026" table:style-name="ce3">
            <text:p>106.026</text:p>
          </table:table-cell>
          <table:table-cell office:value-type="float" office:value="101.586" table:style-name="ce3">
            <text:p>101.586</text:p>
          </table:table-cell>
          <table:table-cell office:value-type="float" office:value="99.247" table:style-name="ce3">
            <text:p>99.247</text:p>
          </table:table-cell>
          <table:table-cell office:value-type="float" office:value="99.120999999999995" table:style-name="ce3">
            <text:p>99.121</text:p>
          </table:table-cell>
          <table:table-cell office:value-type="float" office:value="100.596" table:style-name="ce3">
            <text:p>100.596</text:p>
          </table:table-cell>
          <table:table-cell office:value-type="float" office:value="107.932" table:style-name="ce3">
            <text:p>107.932</text:p>
          </table:table-cell>
          <table:table-cell office:value-type="float" office:value="123.724" table:style-name="ce3">
            <text:p>123.724</text:p>
          </table:table-cell>
          <table:table-cell office:value-type="float" office:value="139.04" table:style-name="ce3">
            <text:p>139.040</text:p>
          </table:table-cell>
          <table:table-cell office:value-type="float" office:value="146.47499999999999" table:style-name="ce3">
            <text:p>146.475</text:p>
          </table:table-cell>
          <table:table-cell office:value-type="float" office:value="146.27500000000001" table:style-name="ce3">
            <text:p>146.275</text:p>
          </table:table-cell>
          <table:table-cell office:value-type="float" office:value="146.66300000000001" table:style-name="ce3">
            <text:p>146.663</text:p>
          </table:table-cell>
          <table:table-cell office:value-type="float" office:value="142.68600000000001" table:style-name="ce3">
            <text:p>142.686</text:p>
          </table:table-cell>
          <table:table-cell office:value-type="float" office:value="139.53700000000001" table:style-name="ce3">
            <text:p>139.537</text:p>
          </table:table-cell>
          <table:table-cell office:value-type="float" office:value="141.99700000000001" table:style-name="ce3">
            <text:p>141.997</text:p>
          </table:table-cell>
          <table:table-cell office:value-type="float" office:value="141.64699999999999" table:style-name="ce3">
            <text:p>141.647</text:p>
          </table:table-cell>
          <table:table-cell office:value-type="float" office:value="143.12799999999999" table:style-name="ce3">
            <text:p>143.128</text:p>
          </table:table-cell>
          <table:table-cell office:value-type="float" office:value="147.43899999999999" table:style-name="ce3">
            <text:p>147.439</text:p>
          </table:table-cell>
          <table:table-cell office:value-type="float" office:value="159.07599999999999" table:style-name="ce3">
            <text:p>159.076</text:p>
          </table:table-cell>
          <table:table-cell office:value-type="float" office:value="163.15600000000001" table:style-name="ce3">
            <text:p>163.156</text:p>
          </table:table-cell>
          <table:table-cell office:value-type="float" office:value="162.79400000000001" table:style-name="ce3">
            <text:p>162.794</text:p>
          </table:table-cell>
          <table:table-cell office:value-type="float" office:value="155.83199999999999" table:style-name="ce3">
            <text:p>155.832</text:p>
          </table:table-cell>
          <table:table-cell office:value-type="float" office:value="145.702" table:style-name="ce3">
            <text:p>145.702</text:p>
          </table:table-cell>
          <table:table-cell office:value-type="float" office:value="128.30500000000001" table:style-name="ce3">
            <text:p>128.305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8.7070000000000007" table:style-name="ce3">
            <text:p>8.707</text:p>
          </table:table-cell>
          <table:table-cell office:value-type="float" office:value="8.343" table:style-name="ce3">
            <text:p>8.343</text:p>
          </table:table-cell>
          <table:table-cell office:value-type="float" office:value="8.1509999999999998" table:style-name="ce3">
            <text:p>8.151</text:p>
          </table:table-cell>
          <table:table-cell office:value-type="float" office:value="8.14" table:style-name="ce3">
            <text:p>8.140</text:p>
          </table:table-cell>
          <table:table-cell office:value-type="float" office:value="8.2620000000000005" table:style-name="ce3">
            <text:p>8.262</text:p>
          </table:table-cell>
          <table:table-cell office:value-type="float" office:value="8.8640000000000008" table:style-name="ce3">
            <text:p>8.864</text:p>
          </table:table-cell>
          <table:table-cell office:value-type="float" office:value="10.161" table:style-name="ce3">
            <text:p>10.161</text:p>
          </table:table-cell>
          <table:table-cell office:value-type="float" office:value="18.143999999999998" table:style-name="ce3">
            <text:p>18.144</text:p>
          </table:table-cell>
          <table:table-cell office:value-type="float" office:value="19.114000000000001" table:style-name="ce3">
            <text:p>19.114</text:p>
          </table:table-cell>
          <table:table-cell office:value-type="float" office:value="19.088000000000001" table:style-name="ce3">
            <text:p>19.088</text:p>
          </table:table-cell>
          <table:table-cell office:value-type="float" office:value="19.138000000000002" table:style-name="ce3">
            <text:p>19.138</text:p>
          </table:table-cell>
          <table:table-cell office:value-type="float" office:value="18.62" table:style-name="ce3">
            <text:p>18.620</text:p>
          </table:table-cell>
          <table:table-cell office:value-type="float" office:value="18.209" table:style-name="ce3">
            <text:p>18.209</text:p>
          </table:table-cell>
          <table:table-cell office:value-type="float" office:value="18.53" table:style-name="ce3">
            <text:p>18.530</text:p>
          </table:table-cell>
          <table:table-cell office:value-type="float" office:value="18.484000000000002" table:style-name="ce3">
            <text:p>18.484</text:p>
          </table:table-cell>
          <table:table-cell office:value-type="float" office:value="18.677" table:style-name="ce3">
            <text:p>18.677</text:p>
          </table:table-cell>
          <table:table-cell office:value-type="float" office:value="19.239999999999998" table:style-name="ce3">
            <text:p>19.240</text:p>
          </table:table-cell>
          <table:table-cell office:value-type="float" office:value="20.757999999999999" table:style-name="ce3">
            <text:p>20.758</text:p>
          </table:table-cell>
          <table:table-cell office:value-type="float" office:value="21.291" table:style-name="ce3">
            <text:p>21.291</text:p>
          </table:table-cell>
          <table:table-cell office:value-type="float" office:value="21.242999999999999" table:style-name="ce3">
            <text:p>21.243</text:p>
          </table:table-cell>
          <table:table-cell office:value-type="float" office:value="20.335000000000001" table:style-name="ce3">
            <text:p>20.335</text:p>
          </table:table-cell>
          <table:table-cell office:value-type="float" office:value="11.965999999999999" table:style-name="ce3">
            <text:p>11.966</text:p>
          </table:table-cell>
          <table:table-cell office:value-type="float" office:value="10.537000000000001" table:style-name="ce3">
            <text:p>10.537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4.220999999999997" table:style-name="ce3">
            <text:p>34.221</text:p>
          </table:table-cell>
          <table:table-cell office:value-type="float" office:value="31.756" table:style-name="ce3">
            <text:p>31.756</text:p>
          </table:table-cell>
          <table:table-cell office:value-type="float" office:value="30.427" table:style-name="ce3">
            <text:p>30.427</text:p>
          </table:table-cell>
          <table:table-cell office:value-type="float" office:value="29.725999999999999" table:style-name="ce3">
            <text:p>29.726</text:p>
          </table:table-cell>
          <table:table-cell office:value-type="float" office:value="29.687999999999999" table:style-name="ce3">
            <text:p>29.688</text:p>
          </table:table-cell>
          <table:table-cell office:value-type="float" office:value="30.13" table:style-name="ce3">
            <text:p>30.130</text:p>
          </table:table-cell>
          <table:table-cell office:value-type="float" office:value="32.326999999999998" table:style-name="ce3">
            <text:p>32.327</text:p>
          </table:table-cell>
          <table:table-cell office:value-type="float" office:value="37.057000000000002" table:style-name="ce3">
            <text:p>37.057</text:p>
          </table:table-cell>
          <table:table-cell office:value-type="float" office:value="36.380000000000003" table:style-name="ce3">
            <text:p>36.380</text:p>
          </table:table-cell>
          <table:table-cell office:value-type="float" office:value="38.325000000000003" table:style-name="ce3">
            <text:p>38.325</text:p>
          </table:table-cell>
          <table:table-cell office:value-type="float" office:value="38.273000000000003" table:style-name="ce3">
            <text:p>38.273</text:p>
          </table:table-cell>
          <table:table-cell office:value-type="float" office:value="38.374000000000002" table:style-name="ce3">
            <text:p>38.374</text:p>
          </table:table-cell>
          <table:table-cell office:value-type="float" office:value="37.334000000000003" table:style-name="ce3">
            <text:p>37.334</text:p>
          </table:table-cell>
          <table:table-cell office:value-type="float" office:value="36.51" table:style-name="ce3">
            <text:p>36.510</text:p>
          </table:table-cell>
          <table:table-cell office:value-type="float" office:value="37.154000000000003" table:style-name="ce3">
            <text:p>37.154</text:p>
          </table:table-cell>
          <table:table-cell office:value-type="float" office:value="37.061999999999998" table:style-name="ce3">
            <text:p>37.062</text:p>
          </table:table-cell>
          <table:table-cell office:value-type="float" office:value="37.450000000000003" table:style-name="ce3">
            <text:p>37.450</text:p>
          </table:table-cell>
          <table:table-cell office:value-type="float" office:value="38.578000000000003" table:style-name="ce3">
            <text:p>38.578</text:p>
          </table:table-cell>
          <table:table-cell office:value-type="float" office:value="41.622" table:style-name="ce3">
            <text:p>41.622</text:p>
          </table:table-cell>
          <table:table-cell office:value-type="float" office:value="42.69" table:style-name="ce3">
            <text:p>42.690</text:p>
          </table:table-cell>
          <table:table-cell office:value-type="float" office:value="42.594999999999999" table:style-name="ce3">
            <text:p>42.595</text:p>
          </table:table-cell>
          <table:table-cell office:value-type="float" office:value="40.774000000000001" table:style-name="ce3">
            <text:p>40.774</text:p>
          </table:table-cell>
          <table:table-cell office:value-type="float" office:value="43.64" table:style-name="ce3">
            <text:p>43.640</text:p>
          </table:table-cell>
          <table:table-cell office:value-type="float" office:value="38.429000000000002" table:style-name="ce3">
            <text:p>38.429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0.595999999999997" table:style-name="ce3">
            <text:p>50.596</text:p>
          </table:table-cell>
          <table:table-cell office:value-type="float" office:value="46.951999999999998" table:style-name="ce3">
            <text:p>46.952</text:p>
          </table:table-cell>
          <table:table-cell office:value-type="float" office:value="44.985999999999997" table:style-name="ce3">
            <text:p>44.986</text:p>
          </table:table-cell>
          <table:table-cell office:value-type="float" office:value="43.95" table:style-name="ce3">
            <text:p>43.950</text:p>
          </table:table-cell>
          <table:table-cell office:value-type="float" office:value="43.893999999999998" table:style-name="ce3">
            <text:p>43.894</text:p>
          </table:table-cell>
          <table:table-cell office:value-type="float" office:value="44.546999999999997" table:style-name="ce3">
            <text:p>44.547</text:p>
          </table:table-cell>
          <table:table-cell office:value-type="float" office:value="47.795999999999999" table:style-name="ce3">
            <text:p>47.796</text:p>
          </table:table-cell>
          <table:table-cell office:value-type="float" office:value="54.789000000000001" table:style-name="ce3">
            <text:p>54.789</text:p>
          </table:table-cell>
          <table:table-cell office:value-type="float" office:value="62.67" table:style-name="ce3">
            <text:p>62.670</text:p>
          </table:table-cell>
          <table:table-cell office:value-type="float" office:value="66.021000000000001" table:style-name="ce3">
            <text:p>66.021</text:p>
          </table:table-cell>
          <table:table-cell office:value-type="float" office:value="65.930999999999997" table:style-name="ce3">
            <text:p>65.931</text:p>
          </table:table-cell>
          <table:table-cell office:value-type="float" office:value="66.105999999999995" table:style-name="ce3">
            <text:p>66.106</text:p>
          </table:table-cell>
          <table:table-cell office:value-type="float" office:value="64.313000000000002" table:style-name="ce3">
            <text:p>64.313</text:p>
          </table:table-cell>
          <table:table-cell office:value-type="float" office:value="62.893999999999998" table:style-name="ce3">
            <text:p>62.894</text:p>
          </table:table-cell>
          <table:table-cell office:value-type="float" office:value="64.003" table:style-name="ce3">
            <text:p>64.003</text:p>
          </table:table-cell>
          <table:table-cell office:value-type="float" office:value="63.844999999999999" table:style-name="ce3">
            <text:p>63.845</text:p>
          </table:table-cell>
          <table:table-cell office:value-type="float" office:value="64.512" table:style-name="ce3">
            <text:p>64.512</text:p>
          </table:table-cell>
          <table:table-cell office:value-type="float" office:value="66.456000000000003" table:style-name="ce3">
            <text:p>66.456</text:p>
          </table:table-cell>
          <table:table-cell office:value-type="float" office:value="71.7" table:style-name="ce3">
            <text:p>71.700</text:p>
          </table:table-cell>
          <table:table-cell office:value-type="float" office:value="73.540000000000006" table:style-name="ce3">
            <text:p>73.540</text:p>
          </table:table-cell>
          <table:table-cell office:value-type="float" office:value="73.376000000000005" table:style-name="ce3">
            <text:p>73.376</text:p>
          </table:table-cell>
          <table:table-cell office:value-type="float" office:value="70.238" table:style-name="ce3">
            <text:p>70.238</text:p>
          </table:table-cell>
          <table:table-cell office:value-type="float" office:value="64.522000000000006" table:style-name="ce3">
            <text:p>64.522</text:p>
          </table:table-cell>
          <table:table-cell office:value-type="float" office:value="56.817999999999998" table:style-name="ce3">
            <text:p>56.818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3.668999999999997" table:style-name="ce3">
            <text:p>33.669</text:p>
          </table:table-cell>
          <table:table-cell office:value-type="float" office:value="31.244" table:style-name="ce3">
            <text:p>31.244</text:p>
          </table:table-cell>
          <table:table-cell office:value-type="float" office:value="29.936" table:style-name="ce3">
            <text:p>29.936</text:p>
          </table:table-cell>
          <table:table-cell office:value-type="float" office:value="29.247" table:style-name="ce3">
            <text:p>29.247</text:p>
          </table:table-cell>
          <table:table-cell office:value-type="float" office:value="29.209" table:style-name="ce3">
            <text:p>29.209</text:p>
          </table:table-cell>
          <table:table-cell office:value-type="float" office:value="29.643999999999998" table:style-name="ce3">
            <text:p>29.644</text:p>
          </table:table-cell>
          <table:table-cell office:value-type="float" office:value="31.806000000000001" table:style-name="ce3">
            <text:p>31.806</text:p>
          </table:table-cell>
          <table:table-cell office:value-type="float" office:value="36.46" table:style-name="ce3">
            <text:p>36.460</text:p>
          </table:table-cell>
          <table:table-cell office:value-type="float" office:value="38.231000000000002" table:style-name="ce3">
            <text:p>38.231</text:p>
          </table:table-cell>
          <table:table-cell office:value-type="float" office:value="40.276000000000003" table:style-name="ce3">
            <text:p>40.276</text:p>
          </table:table-cell>
          <table:table-cell office:value-type="float" office:value="40.220999999999997" table:style-name="ce3">
            <text:p>40.221</text:p>
          </table:table-cell>
          <table:table-cell office:value-type="float" office:value="40.326999999999998" table:style-name="ce3">
            <text:p>40.327</text:p>
          </table:table-cell>
          <table:table-cell office:value-type="float" office:value="39.234000000000002" table:style-name="ce3">
            <text:p>39.234</text:p>
          </table:table-cell>
          <table:table-cell office:value-type="float" office:value="38.368000000000002" table:style-name="ce3">
            <text:p>38.368</text:p>
          </table:table-cell>
          <table:table-cell office:value-type="float" office:value="39.043999999999997" table:style-name="ce3">
            <text:p>39.044</text:p>
          </table:table-cell>
          <table:table-cell office:value-type="float" office:value="38.948" table:style-name="ce3">
            <text:p>38.948</text:p>
          </table:table-cell>
          <table:table-cell office:value-type="float" office:value="39.354999999999997" table:style-name="ce3">
            <text:p>39.355</text:p>
          </table:table-cell>
          <table:table-cell office:value-type="float" office:value="40.540999999999997" table:style-name="ce3">
            <text:p>40.541</text:p>
          </table:table-cell>
          <table:table-cell office:value-type="float" office:value="43.74" table:style-name="ce3">
            <text:p>43.740</text:p>
          </table:table-cell>
          <table:table-cell office:value-type="float" office:value="44.863" table:style-name="ce3">
            <text:p>44.863</text:p>
          </table:table-cell>
          <table:table-cell office:value-type="float" office:value="44.762999999999998" table:style-name="ce3">
            <text:p>44.763</text:p>
          </table:table-cell>
          <table:table-cell office:value-type="float" office:value="42.847999999999999" table:style-name="ce3">
            <text:p>42.848</text:p>
          </table:table-cell>
          <table:table-cell office:value-type="float" office:value="42.936" table:style-name="ce3">
            <text:p>42.936</text:p>
          </table:table-cell>
          <table:table-cell office:value-type="float" office:value="37.81" table:style-name="ce3">
            <text:p>37.810</text:p>
          </table:table-cell>
          <table:table-cell table:number-columns-repeated="1635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7.359" table:style-name="ce3">
            <text:p>7.359</text:p>
          </table:table-cell>
          <table:table-cell office:value-type="float" office:value="6.8289999999999997" table:style-name="ce3">
            <text:p>6.829</text:p>
          </table:table-cell>
          <table:table-cell office:value-type="float" office:value="6.5430000000000001" table:style-name="ce3">
            <text:p>6.543</text:p>
          </table:table-cell>
          <table:table-cell office:value-type="float" office:value="6.3929999999999998" table:style-name="ce3">
            <text:p>6.393</text:p>
          </table:table-cell>
          <table:table-cell office:value-type="float" office:value="6.3849999999999998" table:style-name="ce3">
            <text:p>6.385</text:p>
          </table:table-cell>
          <table:table-cell office:value-type="float" office:value="6.48" table:style-name="ce3">
            <text:p>6.480</text:p>
          </table:table-cell>
          <table:table-cell office:value-type="float" office:value="6.952" table:style-name="ce3">
            <text:p>6.952</text:p>
          </table:table-cell>
          <table:table-cell office:value-type="float" office:value="7.9690000000000003" table:style-name="ce3">
            <text:p>7.969</text:p>
          </table:table-cell>
          <table:table-cell office:value-type="float" office:value="31.474" table:style-name="ce3">
            <text:p>31.474</text:p>
          </table:table-cell>
          <table:table-cell office:value-type="float" office:value="33.156999999999996" table:style-name="ce3">
            <text:p>33.157</text:p>
          </table:table-cell>
          <table:table-cell office:value-type="float" office:value="33.110999999999997" table:style-name="ce3">
            <text:p>33.111</text:p>
          </table:table-cell>
          <table:table-cell office:value-type="float" office:value="33.198999999999998" table:style-name="ce3">
            <text:p>33.199</text:p>
          </table:table-cell>
          <table:table-cell office:value-type="float" office:value="32.298999999999999" table:style-name="ce3">
            <text:p>32.299</text:p>
          </table:table-cell>
          <table:table-cell office:value-type="float" office:value="31.585999999999999" table:style-name="ce3">
            <text:p>31.586</text:p>
          </table:table-cell>
          <table:table-cell office:value-type="float" office:value="32.143000000000001" table:style-name="ce3">
            <text:p>32.143</text:p>
          </table:table-cell>
          <table:table-cell office:value-type="float" office:value="32.064" table:style-name="ce3">
            <text:p>32.064</text:p>
          </table:table-cell>
          <table:table-cell office:value-type="float" office:value="32.399000000000001" table:style-name="ce3">
            <text:p>32.399</text:p>
          </table:table-cell>
          <table:table-cell office:value-type="float" office:value="33.375" table:style-name="ce3">
            <text:p>33.375</text:p>
          </table:table-cell>
          <table:table-cell office:value-type="float" office:value="36.009" table:style-name="ce3">
            <text:p>36.009</text:p>
          </table:table-cell>
          <table:table-cell office:value-type="float" office:value="36.933" table:style-name="ce3">
            <text:p>36.933</text:p>
          </table:table-cell>
          <table:table-cell office:value-type="float" office:value="36.850999999999999" table:style-name="ce3">
            <text:p>36.851</text:p>
          </table:table-cell>
          <table:table-cell office:value-type="float" office:value="35.274999999999999" table:style-name="ce3">
            <text:p>35.275</text:p>
          </table:table-cell>
          <table:table-cell office:value-type="float" office:value="9.3849999999999998" table:style-name="ce3">
            <text:p>9.385</text:p>
          </table:table-cell>
          <table:table-cell office:value-type="float" office:value="8.2639999999999993" table:style-name="ce3">
            <text:p>8.264</text:p>
          </table:table-cell>
          <table:table-cell table:number-columns-repeated="1635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5.52" table:style-name="ce3">
            <text:p>5.520</text:p>
          </table:table-cell>
          <table:table-cell office:value-type="float" office:value="5.1219999999999999" table:style-name="ce3">
            <text:p>5.122</text:p>
          </table:table-cell>
          <table:table-cell office:value-type="float" office:value="4.9080000000000004" table:style-name="ce3">
            <text:p>4.908</text:p>
          </table:table-cell>
          <table:table-cell office:value-type="float" office:value="4.7949999999999999" table:style-name="ce3">
            <text:p>4.795</text:p>
          </table:table-cell>
          <table:table-cell office:value-type="float" office:value="4.7880000000000003" table:style-name="ce3">
            <text:p>4.788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2140000000000004" table:style-name="ce3">
            <text:p>5.214</text:p>
          </table:table-cell>
          <table:table-cell office:value-type="float" office:value="5.9770000000000003" table:style-name="ce3">
            <text:p>5.977</text:p>
          </table:table-cell>
          <table:table-cell office:value-type="float" office:value="13.885999999999999" table:style-name="ce3">
            <text:p>13.886</text:p>
          </table:table-cell>
          <table:table-cell office:value-type="float" office:value="14.628" table:style-name="ce3">
            <text:p>14.628</text:p>
          </table:table-cell>
          <table:table-cell office:value-type="float" office:value="14.608000000000001" table:style-name="ce3">
            <text:p>14.608</text:p>
          </table:table-cell>
          <table:table-cell office:value-type="float" office:value="14.647" table:style-name="ce3">
            <text:p>14.647</text:p>
          </table:table-cell>
          <table:table-cell office:value-type="float" office:value="14.25" table:style-name="ce3">
            <text:p>14.250</text:p>
          </table:table-cell>
          <table:table-cell office:value-type="float" office:value="13.935" table:style-name="ce3">
            <text:p>13.935</text:p>
          </table:table-cell>
          <table:table-cell office:value-type="float" office:value="14.180999999999999" table:style-name="ce3">
            <text:p>14.181</text:p>
          </table:table-cell>
          <table:table-cell office:value-type="float" office:value="14.146000000000001" table:style-name="ce3">
            <text:p>14.146</text:p>
          </table:table-cell>
          <table:table-cell office:value-type="float" office:value="14.294" table:style-name="ce3">
            <text:p>14.294</text:p>
          </table:table-cell>
          <table:table-cell office:value-type="float" office:value="14.724" table:style-name="ce3">
            <text:p>14.724</text:p>
          </table:table-cell>
          <table:table-cell office:value-type="float" office:value="15.885999999999999" table:style-name="ce3">
            <text:p>15.886</text:p>
          </table:table-cell>
          <table:table-cell office:value-type="float" office:value="16.294" table:style-name="ce3">
            <text:p>16.294</text:p>
          </table:table-cell>
          <table:table-cell office:value-type="float" office:value="16.257999999999999" table:style-name="ce3">
            <text:p>16.258</text:p>
          </table:table-cell>
          <table:table-cell office:value-type="float" office:value="15.561999999999999" table:style-name="ce3">
            <text:p>15.562</text:p>
          </table:table-cell>
          <table:table-cell office:value-type="float" office:value="7.0389999999999997" table:style-name="ce3">
            <text:p>7.039</text:p>
          </table:table-cell>
          <table:table-cell office:value-type="float" office:value="6.1980000000000004" table:style-name="ce3">
            <text:p>6.198</text:p>
          </table:table-cell>
          <table:table-cell table:number-columns-repeated="1635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4.1660000000000004" table:style-name="ce3">
            <text:p>4.166</text:p>
          </table:table-cell>
          <table:table-cell office:value-type="float" office:value="4.3879999999999999" table:style-name="ce3">
            <text:p>4.388</text:p>
          </table:table-cell>
          <table:table-cell office:value-type="float" office:value="4.3819999999999997" table:style-name="ce3">
            <text:p>4.382</text:p>
          </table:table-cell>
          <table:table-cell office:value-type="float" office:value="4.3940000000000001" table:style-name="ce3">
            <text:p>4.394</text:p>
          </table:table-cell>
          <table:table-cell office:value-type="float" office:value="4.2750000000000004" table:style-name="ce3">
            <text:p>4.275</text:p>
          </table:table-cell>
          <table:table-cell office:value-type="float" office:value="4.181" table:style-name="ce3">
            <text:p>4.181</text:p>
          </table:table-cell>
          <table:table-cell office:value-type="float" office:value="4.2539999999999996" table:style-name="ce3">
            <text:p>4.254</text:p>
          </table:table-cell>
          <table:table-cell office:value-type="float" office:value="4.2439999999999998" table:style-name="ce3">
            <text:p>4.244</text:p>
          </table:table-cell>
          <table:table-cell office:value-type="float" office:value="4.2880000000000003" table:style-name="ce3">
            <text:p>4.288</text:p>
          </table:table-cell>
          <table:table-cell office:value-type="float" office:value="4.4169999999999998" table:style-name="ce3">
            <text:p>4.417</text:p>
          </table:table-cell>
          <table:table-cell office:value-type="float" office:value="4.766" table:style-name="ce3">
            <text:p>4.766</text:p>
          </table:table-cell>
          <table:table-cell office:value-type="float" office:value="4.8879999999999999" table:style-name="ce3">
            <text:p>4.888</text:p>
          </table:table-cell>
          <table:table-cell office:value-type="float" office:value="4.8769999999999998" table:style-name="ce3">
            <text:p>4.877</text:p>
          </table:table-cell>
          <table:table-cell office:value-type="float" office:value="4.6689999999999996" table:style-name="ce3">
            <text:p>4.669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0.92600000000000005" table:style-name="ce3">
            <text:p>0.926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399999999999998" table:style-name="ce3">
            <text:p>0.974</text:p>
          </table:table-cell>
          <table:table-cell office:value-type="float" office:value="0.97599999999999998" table:style-name="ce3">
            <text:p>0.976</text:p>
          </table:table-cell>
          <table:table-cell office:value-type="float" office:value="0.95" table:style-name="ce3">
            <text:p>0.950</text:p>
          </table:table-cell>
          <table:table-cell office:value-type="float" office:value="0.92900000000000005" table:style-name="ce3">
            <text:p>0.929</text:p>
          </table:table-cell>
          <table:table-cell office:value-type="float" office:value="0.94499999999999995" table:style-name="ce3">
            <text:p>0.945</text:p>
          </table:table-cell>
          <table:table-cell office:value-type="float" office:value="0.94299999999999995" table:style-name="ce3">
            <text:p>0.943</text:p>
          </table:table-cell>
          <table:table-cell office:value-type="float" office:value="0.95299999999999996" table:style-name="ce3">
            <text:p>0.953</text:p>
          </table:table-cell>
          <table:table-cell office:value-type="float" office:value="0.98199999999999998" table:style-name="ce3">
            <text:p>0.982</text:p>
          </table:table-cell>
          <table:table-cell office:value-type="float" office:value="1.0589999999999999" table:style-name="ce3">
            <text:p>1.059</text:p>
          </table:table-cell>
          <table:table-cell office:value-type="float" office:value="1.0860000000000001" table:style-name="ce3">
            <text:p>1.086</text:p>
          </table:table-cell>
          <table:table-cell office:value-type="float" office:value="1.0840000000000001" table:style-name="ce3">
            <text:p>1.084</text:p>
          </table:table-cell>
          <table:table-cell office:value-type="float" office:value="1.0369999999999999" table:style-name="ce3">
            <text:p>1.037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5.0910000000000002" table:style-name="ce3">
            <text:p>5.091</text:p>
          </table:table-cell>
          <table:table-cell office:value-type="float" office:value="5.3639999999999999" table:style-name="ce3">
            <text:p>5.364</text:p>
          </table:table-cell>
          <table:table-cell office:value-type="float" office:value="5.3559999999999999" table:style-name="ce3">
            <text:p>5.356</text:p>
          </table:table-cell>
          <table:table-cell office:value-type="float" office:value="5.37" table:style-name="ce3">
            <text:p>5.370</text:p>
          </table:table-cell>
          <table:table-cell office:value-type="float" office:value="5.2249999999999996" table:style-name="ce3">
            <text:p>5.225</text:p>
          </table:table-cell>
          <table:table-cell office:value-type="float" office:value="5.1100000000000003" table:style-name="ce3">
            <text:p>5.110</text:p>
          </table:table-cell>
          <table:table-cell office:value-type="float" office:value="5.2" table:style-name="ce3">
            <text:p>5.200</text:p>
          </table:table-cell>
          <table:table-cell office:value-type="float" office:value="5.1870000000000003" table:style-name="ce3">
            <text:p>5.187</text:p>
          </table:table-cell>
          <table:table-cell office:value-type="float" office:value="5.2409999999999997" table:style-name="ce3">
            <text:p>5.241</text:p>
          </table:table-cell>
          <table:table-cell office:value-type="float" office:value="5.399" table:style-name="ce3">
            <text:p>5.399</text:p>
          </table:table-cell>
          <table:table-cell office:value-type="float" office:value="5.8250000000000002" table:style-name="ce3">
            <text:p>5.825</text:p>
          </table:table-cell>
          <table:table-cell office:value-type="float" office:value="5.9740000000000002" table:style-name="ce3">
            <text:p>5.974</text:p>
          </table:table-cell>
          <table:table-cell office:value-type="float" office:value="5.9610000000000003" table:style-name="ce3">
            <text:p>5.961</text:p>
          </table:table-cell>
          <table:table-cell office:value-type="float" office:value="5.7060000000000004" table:style-name="ce3">
            <text:p>5.706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14.811" table:style-name="ce3">
            <text:p>14.811</text:p>
          </table:table-cell>
          <table:table-cell office:value-type="float" office:value="15.603" table:style-name="ce3">
            <text:p>15.603</text:p>
          </table:table-cell>
          <table:table-cell office:value-type="float" office:value="15.582000000000001" table:style-name="ce3">
            <text:p>15.582</text:p>
          </table:table-cell>
          <table:table-cell office:value-type="float" office:value="15.622999999999999" table:style-name="ce3">
            <text:p>15.623</text:p>
          </table:table-cell>
          <table:table-cell office:value-type="float" office:value="15.2" table:style-name="ce3">
            <text:p>15.200</text:p>
          </table:table-cell>
          <table:table-cell office:value-type="float" office:value="14.864000000000001" table:style-name="ce3">
            <text:p>14.864</text:p>
          </table:table-cell>
          <table:table-cell office:value-type="float" office:value="15.125999999999999" table:style-name="ce3">
            <text:p>15.126</text:p>
          </table:table-cell>
          <table:table-cell office:value-type="float" office:value="15.089" table:style-name="ce3">
            <text:p>15.089</text:p>
          </table:table-cell>
          <table:table-cell office:value-type="float" office:value="15.247" table:style-name="ce3">
            <text:p>15.247</text:p>
          </table:table-cell>
          <table:table-cell office:value-type="float" office:value="15.706" table:style-name="ce3">
            <text:p>15.706</text:p>
          </table:table-cell>
          <table:table-cell office:value-type="float" office:value="16.945" table:style-name="ce3">
            <text:p>16.945</text:p>
          </table:table-cell>
          <table:table-cell office:value-type="float" office:value="17.38" table:style-name="ce3">
            <text:p>17.380</text:p>
          </table:table-cell>
          <table:table-cell office:value-type="float" office:value="17.341999999999999" table:style-name="ce3">
            <text:p>17.342</text:p>
          </table:table-cell>
          <table:table-cell office:value-type="float" office:value="16.600000000000001" table:style-name="ce3">
            <text:p>16.600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3.116999999999997" table:style-name="ce3">
            <text:p>33.117</text:p>
          </table:table-cell>
          <table:table-cell office:value-type="float" office:value="30.731999999999999" table:style-name="ce3">
            <text:p>30.732</text:p>
          </table:table-cell>
          <table:table-cell office:value-type="float" office:value="29.445" table:style-name="ce3">
            <text:p>29.445</text:p>
          </table:table-cell>
          <table:table-cell office:value-type="float" office:value="28.766999999999999" table:style-name="ce3">
            <text:p>28.767</text:p>
          </table:table-cell>
          <table:table-cell office:value-type="float" office:value="28.731000000000002" table:style-name="ce3">
            <text:p>28.731</text:p>
          </table:table-cell>
          <table:table-cell office:value-type="float" office:value="29.158000000000001" table:style-name="ce3">
            <text:p>29.158</text:p>
          </table:table-cell>
          <table:table-cell office:value-type="float" office:value="31.285" table:style-name="ce3">
            <text:p>31.285</text:p>
          </table:table-cell>
          <table:table-cell office:value-type="float" office:value="35.862000000000002" table:style-name="ce3">
            <text:p>35.862</text:p>
          </table:table-cell>
          <table:table-cell office:value-type="float" office:value="23.143000000000001" table:style-name="ce3">
            <text:p>23.143</text:p>
          </table:table-cell>
          <table:table-cell office:value-type="float" office:value="24.38" table:style-name="ce3">
            <text:p>24.380</text:p>
          </table:table-cell>
          <table:table-cell office:value-type="float" office:value="24.347000000000001" table:style-name="ce3">
            <text:p>24.347</text:p>
          </table:table-cell>
          <table:table-cell office:value-type="float" office:value="24.411000000000001" table:style-name="ce3">
            <text:p>24.411</text:p>
          </table:table-cell>
          <table:table-cell office:value-type="float" office:value="23.748999999999999" table:style-name="ce3">
            <text:p>23.749</text:p>
          </table:table-cell>
          <table:table-cell office:value-type="float" office:value="23.225000000000001" table:style-name="ce3">
            <text:p>23.225</text:p>
          </table:table-cell>
          <table:table-cell office:value-type="float" office:value="23.635000000000002" table:style-name="ce3">
            <text:p>23.635</text:p>
          </table:table-cell>
          <table:table-cell office:value-type="float" office:value="23.576000000000001" table:style-name="ce3">
            <text:p>23.576</text:p>
          </table:table-cell>
          <table:table-cell office:value-type="float" office:value="23.823" table:style-name="ce3">
            <text:p>23.823</text:p>
          </table:table-cell>
          <table:table-cell office:value-type="float" office:value="24.541" table:style-name="ce3">
            <text:p>24.541</text:p>
          </table:table-cell>
          <table:table-cell office:value-type="float" office:value="26.477" table:style-name="ce3">
            <text:p>26.477</text:p>
          </table:table-cell>
          <table:table-cell office:value-type="float" office:value="27.155999999999999" table:style-name="ce3">
            <text:p>27.156</text:p>
          </table:table-cell>
          <table:table-cell office:value-type="float" office:value="27.096" table:style-name="ce3">
            <text:p>27.096</text:p>
          </table:table-cell>
          <table:table-cell office:value-type="float" office:value="25.937000000000001" table:style-name="ce3">
            <text:p>25.937</text:p>
          </table:table-cell>
          <table:table-cell office:value-type="float" office:value="42.231999999999999" table:style-name="ce3">
            <text:p>42.232</text:p>
          </table:table-cell>
          <table:table-cell office:value-type="float" office:value="37.19" table:style-name="ce3">
            <text:p>37.190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8.399000000000001" table:style-name="ce3">
            <text:p>18.399</text:p>
          </table:table-cell>
          <table:table-cell office:value-type="float" office:value="17.073" table:style-name="ce3">
            <text:p>17.073</text:p>
          </table:table-cell>
          <table:table-cell office:value-type="float" office:value="16.358000000000001" table:style-name="ce3">
            <text:p>16.358</text:p>
          </table:table-cell>
          <table:table-cell office:value-type="float" office:value="15.981999999999999" table:style-name="ce3">
            <text:p>15.982</text:p>
          </table:table-cell>
          <table:table-cell office:value-type="float" office:value="15.961" table:style-name="ce3">
            <text:p>15.961</text:p>
          </table:table-cell>
          <table:table-cell office:value-type="float" office:value="16.199000000000002" table:style-name="ce3">
            <text:p>16.199</text:p>
          </table:table-cell>
          <table:table-cell office:value-type="float" office:value="17.38" table:style-name="ce3">
            <text:p>17.380</text:p>
          </table:table-cell>
          <table:table-cell office:value-type="float" office:value="19.922999999999998" table:style-name="ce3">
            <text:p>19.923</text:p>
          </table:table-cell>
          <table:table-cell office:value-type="float" office:value="87.941999999999993" table:style-name="ce3">
            <text:p>87.942</text:p>
          </table:table-cell>
          <table:table-cell office:value-type="float" office:value="92.644000000000005" table:style-name="ce3">
            <text:p>92.644</text:p>
          </table:table-cell>
          <table:table-cell office:value-type="float" office:value="92.516999999999996" table:style-name="ce3">
            <text:p>92.517</text:p>
          </table:table-cell>
          <table:table-cell office:value-type="float" office:value="92.763000000000005" table:style-name="ce3">
            <text:p>92.763</text:p>
          </table:table-cell>
          <table:table-cell office:value-type="float" office:value="90.248000000000005" table:style-name="ce3">
            <text:p>90.248</text:p>
          </table:table-cell>
          <table:table-cell office:value-type="float" office:value="88.256" table:style-name="ce3">
            <text:p>88.256</text:p>
          </table:table-cell>
          <table:table-cell office:value-type="float" office:value="89.811999999999998" table:style-name="ce3">
            <text:p>89.812</text:p>
          </table:table-cell>
          <table:table-cell office:value-type="float" office:value="89.59" table:style-name="ce3">
            <text:p>89.590</text:p>
          </table:table-cell>
          <table:table-cell office:value-type="float" office:value="90.527000000000001" table:style-name="ce3">
            <text:p>90.527</text:p>
          </table:table-cell>
          <table:table-cell office:value-type="float" office:value="93.254000000000005" table:style-name="ce3">
            <text:p>93.254</text:p>
          </table:table-cell>
          <table:table-cell office:value-type="float" office:value="100.614" table:style-name="ce3">
            <text:p>100.614</text:p>
          </table:table-cell>
          <table:table-cell office:value-type="float" office:value="103.19499999999999" table:style-name="ce3">
            <text:p>103.195</text:p>
          </table:table-cell>
          <table:table-cell office:value-type="float" office:value="102.965" table:style-name="ce3">
            <text:p>102.965</text:p>
          </table:table-cell>
          <table:table-cell office:value-type="float" office:value="98.561999999999998" table:style-name="ce3">
            <text:p>98.562</text:p>
          </table:table-cell>
          <table:table-cell office:value-type="float" office:value="23.462" table:style-name="ce3">
            <text:p>23.462</text:p>
          </table:table-cell>
          <table:table-cell office:value-type="float" office:value="20.661000000000001" table:style-name="ce3">
            <text:p>20.661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0.92" table:style-name="ce3">
            <text:p>0.920</text:p>
          </table:table-cell>
          <table:table-cell office:value-type="float" office:value="0.85399999999999998" table:style-name="ce3">
            <text:p>0.854</text:p>
          </table:table-cell>
          <table:table-cell office:value-type="float" office:value="0.81799999999999995" table:style-name="ce3">
            <text:p>0.818</text:p>
          </table:table-cell>
          <table:table-cell office:value-type="float" office:value="0.79900000000000004" table:style-name="ce3">
            <text:p>0.799</text:p>
          </table:table-cell>
          <table:table-cell office:value-type="float" office:value="0.79800000000000004" table:style-name="ce3">
            <text:p>0.798</text:p>
          </table:table-cell>
          <table:table-cell office:value-type="float" office:value="0.81" table:style-name="ce3">
            <text:p>0.810</text:p>
          </table:table-cell>
          <table:table-cell office:value-type="float" office:value="0.86899999999999999" table:style-name="ce3">
            <text:p>0.869</text:p>
          </table:table-cell>
          <table:table-cell office:value-type="float" office:value="0.996" table:style-name="ce3">
            <text:p>0.996</text:p>
          </table:table-cell>
          <table:table-cell office:value-type="float" office:value="2.7770000000000001" table:style-name="ce3">
            <text:p>2.777</text:p>
          </table:table-cell>
          <table:table-cell office:value-type="float" office:value="2.9260000000000002" table:style-name="ce3">
            <text:p>2.926</text:p>
          </table:table-cell>
          <table:table-cell office:value-type="float" office:value="2.9220000000000002" table:style-name="ce3">
            <text:p>2.922</text:p>
          </table:table-cell>
          <table:table-cell office:value-type="float" office:value="2.9289999999999998" table:style-name="ce3">
            <text:p>2.929</text:p>
          </table:table-cell>
          <table:table-cell office:value-type="float" office:value="2.85" table:style-name="ce3">
            <text:p>2.850</text:p>
          </table:table-cell>
          <table:table-cell office:value-type="float" office:value="2.7869999999999999" table:style-name="ce3">
            <text:p>2.787</text:p>
          </table:table-cell>
          <table:table-cell office:value-type="float" office:value="2.8359999999999999" table:style-name="ce3">
            <text:p>2.836</text:p>
          </table:table-cell>
          <table:table-cell office:value-type="float" office:value="2.8290000000000002" table:style-name="ce3">
            <text:p>2.829</text:p>
          </table:table-cell>
          <table:table-cell office:value-type="float" office:value="2.859" table:style-name="ce3">
            <text:p>2.859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3.177" table:style-name="ce3">
            <text:p>3.177</text:p>
          </table:table-cell>
          <table:table-cell office:value-type="float" office:value="3.2589999999999999" table:style-name="ce3">
            <text:p>3.259</text:p>
          </table:table-cell>
          <table:table-cell office:value-type="float" office:value="3.2519999999999998" table:style-name="ce3">
            <text:p>3.252</text:p>
          </table:table-cell>
          <table:table-cell office:value-type="float" office:value="3.1120000000000001" table:style-name="ce3">
            <text:p>3.112</text:p>
          </table:table-cell>
          <table:table-cell office:value-type="float" office:value="1.173" table:style-name="ce3">
            <text:p>1.173</text:p>
          </table:table-cell>
          <table:table-cell office:value-type="float" office:value="1.0329999999999999" table:style-name="ce3">
            <text:p>1.033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2.7770000000000001" table:style-name="ce3">
            <text:p>2.777</text:p>
          </table:table-cell>
          <table:table-cell office:value-type="float" office:value="2.9260000000000002" table:style-name="ce3">
            <text:p>2.926</text:p>
          </table:table-cell>
          <table:table-cell office:value-type="float" office:value="2.9220000000000002" table:style-name="ce3">
            <text:p>2.922</text:p>
          </table:table-cell>
          <table:table-cell office:value-type="float" office:value="2.9289999999999998" table:style-name="ce3">
            <text:p>2.929</text:p>
          </table:table-cell>
          <table:table-cell office:value-type="float" office:value="2.85" table:style-name="ce3">
            <text:p>2.850</text:p>
          </table:table-cell>
          <table:table-cell office:value-type="float" office:value="2.7869999999999999" table:style-name="ce3">
            <text:p>2.787</text:p>
          </table:table-cell>
          <table:table-cell office:value-type="float" office:value="2.8359999999999999" table:style-name="ce3">
            <text:p>2.836</text:p>
          </table:table-cell>
          <table:table-cell office:value-type="float" office:value="2.8290000000000002" table:style-name="ce3">
            <text:p>2.829</text:p>
          </table:table-cell>
          <table:table-cell office:value-type="float" office:value="2.859" table:style-name="ce3">
            <text:p>2.859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3.177" table:style-name="ce3">
            <text:p>3.177</text:p>
          </table:table-cell>
          <table:table-cell office:value-type="float" office:value="3.2589999999999999" table:style-name="ce3">
            <text:p>3.259</text:p>
          </table:table-cell>
          <table:table-cell office:value-type="float" office:value="3.2519999999999998" table:style-name="ce3">
            <text:p>3.252</text:p>
          </table:table-cell>
          <table:table-cell office:value-type="float" office:value="3.1120000000000001" table:style-name="ce3">
            <text:p>3.112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2.3140000000000001" table:style-name="ce3">
            <text:p>2.314</text:p>
          </table:table-cell>
          <table:table-cell office:value-type="float" office:value="2.4380000000000002" table:style-name="ce3">
            <text:p>2.438</text:p>
          </table:table-cell>
          <table:table-cell office:value-type="float" office:value="2.4350000000000001" table:style-name="ce3">
            <text:p>2.435</text:p>
          </table:table-cell>
          <table:table-cell office:value-type="float" office:value="2.4409999999999998" table:style-name="ce3">
            <text:p>2.441</text:p>
          </table:table-cell>
          <table:table-cell office:value-type="float" office:value="2.375" table:style-name="ce3">
            <text:p>2.375</text:p>
          </table:table-cell>
          <table:table-cell office:value-type="float" office:value="2.323" table:style-name="ce3">
            <text:p>2.323</text:p>
          </table:table-cell>
          <table:table-cell office:value-type="float" office:value="2.363" table:style-name="ce3">
            <text:p>2.363</text:p>
          </table:table-cell>
          <table:table-cell office:value-type="float" office:value="2.3580000000000001" table:style-name="ce3">
            <text:p>2.358</text:p>
          </table:table-cell>
          <table:table-cell office:value-type="float" office:value="2.3820000000000001" table:style-name="ce3">
            <text:p>2.382</text:p>
          </table:table-cell>
          <table:table-cell office:value-type="float" office:value="2.4540000000000002" table:style-name="ce3">
            <text:p>2.454</text:p>
          </table:table-cell>
          <table:table-cell office:value-type="float" office:value="2.6480000000000001" table:style-name="ce3">
            <text:p>2.648</text:p>
          </table:table-cell>
          <table:table-cell office:value-type="float" office:value="2.7160000000000002" table:style-name="ce3">
            <text:p>2.716</text:p>
          </table:table-cell>
          <table:table-cell office:value-type="float" office:value="2.71" table:style-name="ce3">
            <text:p>2.710</text:p>
          </table:table-cell>
          <table:table-cell office:value-type="float" office:value="2.5939999999999999" table:style-name="ce3">
            <text:p>2.594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2.879" table:style-name="ce3">
            <text:p>12.879</text:p>
          </table:table-cell>
          <table:table-cell office:value-type="float" office:value="11.951000000000001" table:style-name="ce3">
            <text:p>11.951</text:p>
          </table:table-cell>
          <table:table-cell office:value-type="float" office:value="11.451000000000001" table:style-name="ce3">
            <text:p>11.451</text:p>
          </table:table-cell>
          <table:table-cell office:value-type="float" office:value="11.186999999999999" table:style-name="ce3">
            <text:p>11.187</text:p>
          </table:table-cell>
          <table:table-cell office:value-type="float" office:value="11.173" table:style-name="ce3">
            <text:p>11.173</text:p>
          </table:table-cell>
          <table:table-cell office:value-type="float" office:value="11.339" table:style-name="ce3">
            <text:p>11.339</text:p>
          </table:table-cell>
          <table:table-cell office:value-type="float" office:value="12.166" table:style-name="ce3">
            <text:p>12.166</text:p>
          </table:table-cell>
          <table:table-cell office:value-type="float" office:value="13.946" table:style-name="ce3">
            <text:p>13.946</text:p>
          </table:table-cell>
          <table:table-cell office:value-type="float" office:value="115.71299999999999" table:style-name="ce3">
            <text:p>115.713</text:p>
          </table:table-cell>
          <table:table-cell office:value-type="float" office:value="121.9" table:style-name="ce3">
            <text:p>121.900</text:p>
          </table:table-cell>
          <table:table-cell office:value-type="float" office:value="121.733" table:style-name="ce3">
            <text:p>121.733</text:p>
          </table:table-cell>
          <table:table-cell office:value-type="float" office:value="122.056" table:style-name="ce3">
            <text:p>122.056</text:p>
          </table:table-cell>
          <table:table-cell office:value-type="float" office:value="118.747" table:style-name="ce3">
            <text:p>118.747</text:p>
          </table:table-cell>
          <table:table-cell office:value-type="float" office:value="116.126" table:style-name="ce3">
            <text:p>116.126</text:p>
          </table:table-cell>
          <table:table-cell office:value-type="float" office:value="118.173" table:style-name="ce3">
            <text:p>118.173</text:p>
          </table:table-cell>
          <table:table-cell office:value-type="float" office:value="117.88200000000001" table:style-name="ce3">
            <text:p>117.882</text:p>
          </table:table-cell>
          <table:table-cell office:value-type="float" office:value="119.114" table:style-name="ce3">
            <text:p>119.114</text:p>
          </table:table-cell>
          <table:table-cell office:value-type="float" office:value="122.703" table:style-name="ce3">
            <text:p>122.703</text:p>
          </table:table-cell>
          <table:table-cell office:value-type="float" office:value="132.386" table:style-name="ce3">
            <text:p>132.386</text:p>
          </table:table-cell>
          <table:table-cell office:value-type="float" office:value="135.78200000000001" table:style-name="ce3">
            <text:p>135.782</text:p>
          </table:table-cell>
          <table:table-cell office:value-type="float" office:value="135.48099999999999" table:style-name="ce3">
            <text:p>135.481</text:p>
          </table:table-cell>
          <table:table-cell office:value-type="float" office:value="129.68700000000001" table:style-name="ce3">
            <text:p>129.687</text:p>
          </table:table-cell>
          <table:table-cell office:value-type="float" office:value="16.423999999999999" table:style-name="ce3">
            <text:p>16.424</text:p>
          </table:table-cell>
          <table:table-cell office:value-type="float" office:value="14.462999999999999" table:style-name="ce3">
            <text:p>14.463</text:p>
          </table:table-cell>
          <table:table-cell table:number-columns-repeated="1635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0.92600000000000005" table:style-name="ce3">
            <text:p>0.926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399999999999998" table:style-name="ce3">
            <text:p>0.974</text:p>
          </table:table-cell>
          <table:table-cell office:value-type="float" office:value="0.97599999999999998" table:style-name="ce3">
            <text:p>0.976</text:p>
          </table:table-cell>
          <table:table-cell office:value-type="float" office:value="0.95" table:style-name="ce3">
            <text:p>0.950</text:p>
          </table:table-cell>
          <table:table-cell office:value-type="float" office:value="0.92900000000000005" table:style-name="ce3">
            <text:p>0.929</text:p>
          </table:table-cell>
          <table:table-cell office:value-type="float" office:value="0.94499999999999995" table:style-name="ce3">
            <text:p>0.945</text:p>
          </table:table-cell>
          <table:table-cell office:value-type="float" office:value="0.94299999999999995" table:style-name="ce3">
            <text:p>0.943</text:p>
          </table:table-cell>
          <table:table-cell office:value-type="float" office:value="0.95299999999999996" table:style-name="ce3">
            <text:p>0.953</text:p>
          </table:table-cell>
          <table:table-cell office:value-type="float" office:value="0.98199999999999998" table:style-name="ce3">
            <text:p>0.982</text:p>
          </table:table-cell>
          <table:table-cell office:value-type="float" office:value="1.0589999999999999" table:style-name="ce3">
            <text:p>1.059</text:p>
          </table:table-cell>
          <table:table-cell office:value-type="float" office:value="1.0860000000000001" table:style-name="ce3">
            <text:p>1.086</text:p>
          </table:table-cell>
          <table:table-cell office:value-type="float" office:value="1.0840000000000001" table:style-name="ce3">
            <text:p>1.084</text:p>
          </table:table-cell>
          <table:table-cell office:value-type="float" office:value="1.0369999999999999" table:style-name="ce3">
            <text:p>1.037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18.513999999999999" table:style-name="ce3">
            <text:p>18.514</text:p>
          </table:table-cell>
          <table:table-cell office:value-type="float" office:value="19.504000000000001" table:style-name="ce3">
            <text:p>19.504</text:p>
          </table:table-cell>
          <table:table-cell office:value-type="float" office:value="19.477" table:style-name="ce3">
            <text:p>19.477</text:p>
          </table:table-cell>
          <table:table-cell office:value-type="float" office:value="19.529" table:style-name="ce3">
            <text:p>19.529</text:p>
          </table:table-cell>
          <table:table-cell office:value-type="float" office:value="18.998999999999999" table:style-name="ce3">
            <text:p>18.999</text:p>
          </table:table-cell>
          <table:table-cell office:value-type="float" office:value="18.579999999999998" table:style-name="ce3">
            <text:p>18.580</text:p>
          </table:table-cell>
          <table:table-cell office:value-type="float" office:value="18.908000000000001" table:style-name="ce3">
            <text:p>18.908</text:p>
          </table:table-cell>
          <table:table-cell office:value-type="float" office:value="18.861000000000001" table:style-name="ce3">
            <text:p>18.861</text:p>
          </table:table-cell>
          <table:table-cell office:value-type="float" office:value="19.058" table:style-name="ce3">
            <text:p>19.058</text:p>
          </table:table-cell>
          <table:table-cell office:value-type="float" office:value="19.632000000000001" table:style-name="ce3">
            <text:p>19.632</text:p>
          </table:table-cell>
          <table:table-cell office:value-type="float" office:value="21.181999999999999" table:style-name="ce3">
            <text:p>21.182</text:p>
          </table:table-cell>
          <table:table-cell office:value-type="float" office:value="21.725000000000001" table:style-name="ce3">
            <text:p>21.725</text:p>
          </table:table-cell>
          <table:table-cell office:value-type="float" office:value="21.677" table:style-name="ce3">
            <text:p>21.677</text:p>
          </table:table-cell>
          <table:table-cell office:value-type="float" office:value="20.75" table:style-name="ce3">
            <text:p>20.750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5.52" table:style-name="ce3">
            <text:p>5.520</text:p>
          </table:table-cell>
          <table:table-cell office:value-type="float" office:value="5.1219999999999999" table:style-name="ce3">
            <text:p>5.122</text:p>
          </table:table-cell>
          <table:table-cell office:value-type="float" office:value="4.9080000000000004" table:style-name="ce3">
            <text:p>4.908</text:p>
          </table:table-cell>
          <table:table-cell office:value-type="float" office:value="4.7949999999999999" table:style-name="ce3">
            <text:p>4.795</text:p>
          </table:table-cell>
          <table:table-cell office:value-type="float" office:value="4.7880000000000003" table:style-name="ce3">
            <text:p>4.788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2140000000000004" table:style-name="ce3">
            <text:p>5.214</text:p>
          </table:table-cell>
          <table:table-cell office:value-type="float" office:value="5.9770000000000003" table:style-name="ce3">
            <text:p>5.977</text:p>
          </table:table-cell>
          <table:table-cell office:value-type="float" office:value="15.737" table:style-name="ce3">
            <text:p>15.737</text:p>
          </table:table-cell>
          <table:table-cell office:value-type="float" office:value="16.577999999999999" table:style-name="ce3">
            <text:p>16.578</text:p>
          </table:table-cell>
          <table:table-cell office:value-type="float" office:value="16.556000000000001" table:style-name="ce3">
            <text:p>16.556</text:p>
          </table:table-cell>
          <table:table-cell office:value-type="float" office:value="16.600000000000001" table:style-name="ce3">
            <text:p>16.600</text:p>
          </table:table-cell>
          <table:table-cell office:value-type="float" office:value="16.149999999999999" table:style-name="ce3">
            <text:p>16.150</text:p>
          </table:table-cell>
          <table:table-cell office:value-type="float" office:value="15.792999999999999" table:style-name="ce3">
            <text:p>15.793</text:p>
          </table:table-cell>
          <table:table-cell office:value-type="float" office:value="16.071999999999999" table:style-name="ce3">
            <text:p>16.072</text:p>
          </table:table-cell>
          <table:table-cell office:value-type="float" office:value="16.032" table:style-name="ce3">
            <text:p>16.032</text:p>
          </table:table-cell>
          <table:table-cell office:value-type="float" office:value="16.2" table:style-name="ce3">
            <text:p>16.200</text:p>
          </table:table-cell>
          <table:table-cell office:value-type="float" office:value="16.687999999999999" table:style-name="ce3">
            <text:p>16.688</text:p>
          </table:table-cell>
          <table:table-cell office:value-type="float" office:value="18.004999999999999" table:style-name="ce3">
            <text:p>18.005</text:p>
          </table:table-cell>
          <table:table-cell office:value-type="float" office:value="18.466000000000001" table:style-name="ce3">
            <text:p>18.466</text:p>
          </table:table-cell>
          <table:table-cell office:value-type="float" office:value="18.425000000000001" table:style-name="ce3">
            <text:p>18.425</text:p>
          </table:table-cell>
          <table:table-cell office:value-type="float" office:value="17.637" table:style-name="ce3">
            <text:p>17.637</text:p>
          </table:table-cell>
          <table:table-cell office:value-type="float" office:value="7.0389999999999997" table:style-name="ce3">
            <text:p>7.039</text:p>
          </table:table-cell>
          <table:table-cell office:value-type="float" office:value="6.1980000000000004" table:style-name="ce3">
            <text:p>6.198</text:p>
          </table:table-cell>
          <table:table-cell table:number-columns-repeated="1635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03.584" table:style-name="ce3">
            <text:p>103.584</text:p>
          </table:table-cell>
          <table:table-cell office:value-type="float" office:value="96.123000000000005" table:style-name="ce3">
            <text:p>96.123</text:p>
          </table:table-cell>
          <table:table-cell office:value-type="float" office:value="92.097999999999999" table:style-name="ce3">
            <text:p>92.098</text:p>
          </table:table-cell>
          <table:table-cell office:value-type="float" office:value="89.977000000000004" table:style-name="ce3">
            <text:p>89.977</text:p>
          </table:table-cell>
          <table:table-cell office:value-type="float" office:value="89.863" table:style-name="ce3">
            <text:p>89.863</text:p>
          </table:table-cell>
          <table:table-cell office:value-type="float" office:value="91.200999999999993" table:style-name="ce3">
            <text:p>91.201</text:p>
          </table:table-cell>
          <table:table-cell office:value-type="float" office:value="97.850999999999999" table:style-name="ce3">
            <text:p>97.851</text:p>
          </table:table-cell>
          <table:table-cell office:value-type="float" office:value="112.16800000000001" table:style-name="ce3">
            <text:p>112.168</text:p>
          </table:table-cell>
          <table:table-cell office:value-type="float" office:value="144.40899999999999" table:style-name="ce3">
            <text:p>144.409</text:p>
          </table:table-cell>
          <table:table-cell office:value-type="float" office:value="152.131" table:style-name="ce3">
            <text:p>152.131</text:p>
          </table:table-cell>
          <table:table-cell office:value-type="float" office:value="151.923" table:style-name="ce3">
            <text:p>151.923</text:p>
          </table:table-cell>
          <table:table-cell office:value-type="float" office:value="152.32599999999999" table:style-name="ce3">
            <text:p>152.326</text:p>
          </table:table-cell>
          <table:table-cell office:value-type="float" office:value="148.196" table:style-name="ce3">
            <text:p>148.196</text:p>
          </table:table-cell>
          <table:table-cell office:value-type="float" office:value="144.92500000000001" table:style-name="ce3">
            <text:p>144.925</text:p>
          </table:table-cell>
          <table:table-cell office:value-type="float" office:value="147.47999999999999" table:style-name="ce3">
            <text:p>147.480</text:p>
          </table:table-cell>
          <table:table-cell office:value-type="float" office:value="147.11600000000001" table:style-name="ce3">
            <text:p>147.116</text:p>
          </table:table-cell>
          <table:table-cell office:value-type="float" office:value="148.655" table:style-name="ce3">
            <text:p>148.655</text:p>
          </table:table-cell>
          <table:table-cell office:value-type="float" office:value="153.13300000000001" table:style-name="ce3">
            <text:p>153.133</text:p>
          </table:table-cell>
          <table:table-cell office:value-type="float" office:value="165.21799999999999" table:style-name="ce3">
            <text:p>165.218</text:p>
          </table:table-cell>
          <table:table-cell office:value-type="float" office:value="169.45599999999999" table:style-name="ce3">
            <text:p>169.456</text:p>
          </table:table-cell>
          <table:table-cell office:value-type="float" office:value="169.08" table:style-name="ce3">
            <text:p>169.080</text:p>
          </table:table-cell>
          <table:table-cell office:value-type="float" office:value="161.84899999999999" table:style-name="ce3">
            <text:p>161.849</text:p>
          </table:table-cell>
          <table:table-cell office:value-type="float" office:value="132.09399999999999" table:style-name="ce3">
            <text:p>132.094</text:p>
          </table:table-cell>
          <table:table-cell office:value-type="float" office:value="116.321" table:style-name="ce3">
            <text:p>116.321</text:p>
          </table:table-cell>
          <table:table-cell table:number-columns-repeated="1635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33.301000000000002" table:style-name="ce3">
            <text:p>33.301</text:p>
          </table:table-cell>
          <table:table-cell office:value-type="float" office:value="30.902999999999999" table:style-name="ce3">
            <text:p>30.903</text:p>
          </table:table-cell>
          <table:table-cell office:value-type="float" office:value="29.609000000000002" table:style-name="ce3">
            <text:p>29.609</text:p>
          </table:table-cell>
          <table:table-cell office:value-type="float" office:value="28.927" table:style-name="ce3">
            <text:p>28.927</text:p>
          </table:table-cell>
          <table:table-cell office:value-type="float" office:value="28.89" table:style-name="ce3">
            <text:p>28.890</text:p>
          </table:table-cell>
          <table:table-cell office:value-type="float" office:value="29.32" table:style-name="ce3">
            <text:p>29.320</text:p>
          </table:table-cell>
          <table:table-cell office:value-type="float" office:value="31.457999999999998" table:style-name="ce3">
            <text:p>31.458</text:p>
          </table:table-cell>
          <table:table-cell office:value-type="float" office:value="36.061" table:style-name="ce3">
            <text:p>36.061</text:p>
          </table:table-cell>
          <table:table-cell office:value-type="float" office:value="41.286000000000001" table:style-name="ce3">
            <text:p>41.286</text:p>
          </table:table-cell>
          <table:table-cell office:value-type="float" office:value="43.494" table:style-name="ce3">
            <text:p>43.494</text:p>
          </table:table-cell>
          <table:table-cell office:value-type="float" office:value="43.433999999999997" table:style-name="ce3">
            <text:p>43.434</text:p>
          </table:table-cell>
          <table:table-cell office:value-type="float" office:value="43.55" table:style-name="ce3">
            <text:p>43.550</text:p>
          </table:table-cell>
          <table:table-cell office:value-type="float" office:value="42.369" table:style-name="ce3">
            <text:p>42.369</text:p>
          </table:table-cell>
          <table:table-cell office:value-type="float" office:value="41.433999999999997" table:style-name="ce3">
            <text:p>41.434</text:p>
          </table:table-cell>
          <table:table-cell office:value-type="float" office:value="42.164000000000001" table:style-name="ce3">
            <text:p>42.164</text:p>
          </table:table-cell>
          <table:table-cell office:value-type="float" office:value="42.06" table:style-name="ce3">
            <text:p>42.060</text:p>
          </table:table-cell>
          <table:table-cell office:value-type="float" office:value="42.5" table:style-name="ce3">
            <text:p>42.500</text:p>
          </table:table-cell>
          <table:table-cell office:value-type="float" office:value="43.78" table:style-name="ce3">
            <text:p>43.780</text:p>
          </table:table-cell>
          <table:table-cell office:value-type="float" office:value="47.234999999999999" table:style-name="ce3">
            <text:p>47.235</text:p>
          </table:table-cell>
          <table:table-cell office:value-type="float" office:value="48.447000000000003" table:style-name="ce3">
            <text:p>48.447</text:p>
          </table:table-cell>
          <table:table-cell office:value-type="float" office:value="48.34" table:style-name="ce3">
            <text:p>48.340</text:p>
          </table:table-cell>
          <table:table-cell office:value-type="float" office:value="46.271999999999998" table:style-name="ce3">
            <text:p>46.272</text:p>
          </table:table-cell>
          <table:table-cell office:value-type="float" office:value="42.466999999999999" table:style-name="ce3">
            <text:p>42.467</text:p>
          </table:table-cell>
          <table:table-cell office:value-type="float" office:value="37.396000000000001" table:style-name="ce3">
            <text:p>37.396</text:p>
          </table:table-cell>
          <table:table-cell table:number-columns-repeated="1635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23.181999999999999" table:style-name="ce3">
            <text:p>23.182</text:p>
          </table:table-cell>
          <table:table-cell office:value-type="float" office:value="21.512" table:style-name="ce3">
            <text:p>21.512</text:p>
          </table:table-cell>
          <table:table-cell office:value-type="float" office:value="20.611999999999998" table:style-name="ce3">
            <text:p>20.612</text:p>
          </table:table-cell>
          <table:table-cell office:value-type="float" office:value="20.137" table:style-name="ce3">
            <text:p>20.137</text:p>
          </table:table-cell>
          <table:table-cell office:value-type="float" office:value="20.111000000000001" table:style-name="ce3">
            <text:p>20.111</text:p>
          </table:table-cell>
          <table:table-cell office:value-type="float" office:value="20.411000000000001" table:style-name="ce3">
            <text:p>20.411</text:p>
          </table:table-cell>
          <table:table-cell office:value-type="float" office:value="21.899000000000001" table:style-name="ce3">
            <text:p>21.899</text:p>
          </table:table-cell>
          <table:table-cell office:value-type="float" office:value="25.103000000000002" table:style-name="ce3">
            <text:p>25.103</text:p>
          </table:table-cell>
          <table:table-cell office:value-type="float" office:value="23.513000000000002" table:style-name="ce3">
            <text:p>23.513</text:p>
          </table:table-cell>
          <table:table-cell office:value-type="float" office:value="24.77" table:style-name="ce3">
            <text:p>24.770</text:p>
          </table:table-cell>
          <table:table-cell office:value-type="float" office:value="24.736000000000001" table:style-name="ce3">
            <text:p>24.736</text:p>
          </table:table-cell>
          <table:table-cell office:value-type="float" office:value="24.802" table:style-name="ce3">
            <text:p>24.802</text:p>
          </table:table-cell>
          <table:table-cell office:value-type="float" office:value="24.129000000000001" table:style-name="ce3">
            <text:p>24.129</text:p>
          </table:table-cell>
          <table:table-cell office:value-type="float" office:value="23.597000000000001" table:style-name="ce3">
            <text:p>23.597</text:p>
          </table:table-cell>
          <table:table-cell office:value-type="float" office:value="24.013000000000002" table:style-name="ce3">
            <text:p>24.013</text:p>
          </table:table-cell>
          <table:table-cell office:value-type="float" office:value="23.954000000000001" table:style-name="ce3">
            <text:p>23.954</text:p>
          </table:table-cell>
          <table:table-cell office:value-type="float" office:value="24.204000000000001" table:style-name="ce3">
            <text:p>24.204</text:p>
          </table:table-cell>
          <table:table-cell office:value-type="float" office:value="24.933" table:style-name="ce3">
            <text:p>24.933</text:p>
          </table:table-cell>
          <table:table-cell office:value-type="float" office:value="26.901" table:style-name="ce3">
            <text:p>26.901</text:p>
          </table:table-cell>
          <table:table-cell office:value-type="float" office:value="27.591000000000001" table:style-name="ce3">
            <text:p>27.591</text:p>
          </table:table-cell>
          <table:table-cell office:value-type="float" office:value="27.53" table:style-name="ce3">
            <text:p>27.530</text:p>
          </table:table-cell>
          <table:table-cell office:value-type="float" office:value="26.352" table:style-name="ce3">
            <text:p>26.352</text:p>
          </table:table-cell>
          <table:table-cell office:value-type="float" office:value="29.562999999999999" table:style-name="ce3">
            <text:p>29.563</text:p>
          </table:table-cell>
          <table:table-cell office:value-type="float" office:value="26.033000000000001" table:style-name="ce3">
            <text:p>26.033</text:p>
          </table:table-cell>
          <table:table-cell table:number-columns-repeated="16359"/>
        </table:table-row>
        <table:table-row table:number-rows-repeated="1048485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-0.27800000000000002" table:style-name="ce3">
            <text:p>-0.278</text:p>
          </table:table-cell>
          <table:table-cell office:value-type="float" office:value="-0.29299999999999998" table:style-name="ce3">
            <text:p>-0.293</text:p>
          </table:table-cell>
          <table:table-cell office:value-type="float" office:value="-0.29199999999999998" table:style-name="ce3">
            <text:p>-0.292</text:p>
          </table:table-cell>
          <table:table-cell office:value-type="float" office:value="-0.29299999999999998" table:style-name="ce3">
            <text:p>-0.293</text:p>
          </table:table-cell>
          <table:table-cell office:value-type="float" office:value="-0.28499999999999998" table:style-name="ce3">
            <text:p>-0.285</text:p>
          </table:table-cell>
          <table:table-cell office:value-type="float" office:value="-0.27900000000000003" table:style-name="ce3">
            <text:p>-0.279</text:p>
          </table:table-cell>
          <table:table-cell office:value-type="float" office:value="-0.28399999999999997" table:style-name="ce3">
            <text:p>-0.284</text:p>
          </table:table-cell>
          <table:table-cell office:value-type="float" office:value="-0.28299999999999997" table:style-name="ce3">
            <text:p>-0.283</text:p>
          </table:table-cell>
          <table:table-cell office:value-type="float" office:value="-0.28599999999999998" table:style-name="ce3">
            <text:p>-0.286</text:p>
          </table:table-cell>
          <table:table-cell office:value-type="float" office:value="-0.29399999999999998" table:style-name="ce3">
            <text:p>-0.294</text:p>
          </table:table-cell>
          <table:table-cell office:value-type="float" office:value="-0.318" table:style-name="ce3">
            <text:p>-0.318</text:p>
          </table:table-cell>
          <table:table-cell office:value-type="float" office:value="-0.32600000000000001" table:style-name="ce3">
            <text:p>-0.326</text:p>
          </table:table-cell>
          <table:table-cell office:value-type="float" office:value="-0.32500000000000001" table:style-name="ce3">
            <text:p>-0.325</text:p>
          </table:table-cell>
          <table:table-cell office:value-type="float" office:value="-0.311" table:style-name="ce3">
            <text:p>-0.311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0.184" table:style-name="ce3">
            <text:p>-0.184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16400000000000001" table:style-name="ce3">
            <text:p>-0.164</text:p>
          </table:table-cell>
          <table:table-cell office:value-type="float" office:value="-0.16" table:style-name="ce3">
            <text:p>-0.160</text:p>
          </table:table-cell>
          <table:table-cell office:value-type="float" office:value="-0.16" table:style-name="ce3">
            <text:p>-0.160</text:p>
          </table:table-cell>
          <table:table-cell office:value-type="float" office:value="-0.16200000000000001" table:style-name="ce3">
            <text:p>-0.162</text:p>
          </table:table-cell>
          <table:table-cell office:value-type="float" office:value="-0.17399999999999999" table:style-name="ce3">
            <text:p>-0.174</text:p>
          </table:table-cell>
          <table:table-cell office:value-type="float" office:value="-0.19900000000000001" table:style-name="ce3">
            <text:p>-0.199</text:p>
          </table:table-cell>
          <table:table-cell office:value-type="float" office:value="1.944" table:style-name="ce3">
            <text:p>1.944</text:p>
          </table:table-cell>
          <table:table-cell office:value-type="float" office:value="2.048" table:style-name="ce3">
            <text:p>2.048</text:p>
          </table:table-cell>
          <table:table-cell office:value-type="float" office:value="2.0449999999999999" table:style-name="ce3">
            <text:p>2.045</text:p>
          </table:table-cell>
          <table:table-cell office:value-type="float" office:value="2.0510000000000002" table:style-name="ce3">
            <text:p>2.051</text:p>
          </table:table-cell>
          <table:table-cell office:value-type="float" office:value="1.9950000000000001" table:style-name="ce3">
            <text:p>1.995</text:p>
          </table:table-cell>
          <table:table-cell office:value-type="float" office:value="1.9510000000000001" table:style-name="ce3">
            <text:p>1.951</text:p>
          </table:table-cell>
          <table:table-cell office:value-type="float" office:value="1.9850000000000001" table:style-name="ce3">
            <text:p>1.985</text:p>
          </table:table-cell>
          <table:table-cell office:value-type="float" office:value="1.98" table:style-name="ce3">
            <text:p>1.980</text:p>
          </table:table-cell>
          <table:table-cell office:value-type="float" office:value="2.0009999999999999" table:style-name="ce3">
            <text:p>2.001</text:p>
          </table:table-cell>
          <table:table-cell office:value-type="float" office:value="2.0609999999999999" table:style-name="ce3">
            <text:p>2.061</text:p>
          </table:table-cell>
          <table:table-cell office:value-type="float" office:value="2.2240000000000002" table:style-name="ce3">
            <text:p>2.224</text:p>
          </table:table-cell>
          <table:table-cell office:value-type="float" office:value="2.2810000000000001" table:style-name="ce3">
            <text:p>2.281</text:p>
          </table:table-cell>
          <table:table-cell office:value-type="float" office:value="2.2759999999999998" table:style-name="ce3">
            <text:p>2.276</text:p>
          </table:table-cell>
          <table:table-cell office:value-type="float" office:value="2.1789999999999998" table:style-name="ce3">
            <text:p>2.179</text:p>
          </table:table-cell>
          <table:table-cell office:value-type="float" office:value="-0.23499999999999999" table:style-name="ce3">
            <text:p>-0.235</text:p>
          </table:table-cell>
          <table:table-cell office:value-type="float" office:value="-0.20699999999999999" table:style-name="ce3">
            <text:p>-0.207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.472" table:style-name="ce3">
            <text:p>-1.472</text:p>
          </table:table-cell>
          <table:table-cell office:value-type="float" office:value="-1.3660000000000001" table:style-name="ce3">
            <text:p>-1.366</text:p>
          </table:table-cell>
          <table:table-cell office:value-type="float" office:value="-1.3089999999999999" table:style-name="ce3">
            <text:p>-1.309</text:p>
          </table:table-cell>
          <table:table-cell office:value-type="float" office:value="-1.2789999999999999" table:style-name="ce3">
            <text:p>-1.279</text:p>
          </table:table-cell>
          <table:table-cell office:value-type="float" office:value="-1.2769999999999999" table:style-name="ce3">
            <text:p>-1.277</text:p>
          </table:table-cell>
          <table:table-cell office:value-type="float" office:value="-1.296" table:style-name="ce3">
            <text:p>-1.296</text:p>
          </table:table-cell>
          <table:table-cell office:value-type="float" office:value="-1.39" table:style-name="ce3">
            <text:p>-1.390</text:p>
          </table:table-cell>
          <table:table-cell office:value-type="float" office:value="-1.5940000000000001" table:style-name="ce3">
            <text:p>-1.594</text:p>
          </table:table-cell>
          <table:table-cell office:value-type="float" office:value="-0.83299999999999996" table:style-name="ce3">
            <text:p>-0.833</text:p>
          </table:table-cell>
          <table:table-cell office:value-type="float" office:value="-0.878" table:style-name="ce3">
            <text:p>-0.878</text:p>
          </table:table-cell>
          <table:table-cell office:value-type="float" office:value="-0.876" table:style-name="ce3">
            <text:p>-0.876</text:p>
          </table:table-cell>
          <table:table-cell office:value-type="float" office:value="-0.879" table:style-name="ce3">
            <text:p>-0.879</text:p>
          </table:table-cell>
          <table:table-cell office:value-type="float" office:value="-0.85499999999999998" table:style-name="ce3">
            <text:p>-0.855</text:p>
          </table:table-cell>
          <table:table-cell office:value-type="float" office:value="-0.83599999999999997" table:style-name="ce3">
            <text:p>-0.836</text:p>
          </table:table-cell>
          <table:table-cell office:value-type="float" office:value="-0.85099999999999998" table:style-name="ce3">
            <text:p>-0.851</text:p>
          </table:table-cell>
          <table:table-cell office:value-type="float" office:value="-0.84899999999999998" table:style-name="ce3">
            <text:p>-0.849</text:p>
          </table:table-cell>
          <table:table-cell office:value-type="float" office:value="-0.85799999999999998" table:style-name="ce3">
            <text:p>-0.858</text:p>
          </table:table-cell>
          <table:table-cell office:value-type="float" office:value="-0.88300000000000001" table:style-name="ce3">
            <text:p>-0.883</text:p>
          </table:table-cell>
          <table:table-cell office:value-type="float" office:value="-0.95299999999999996" table:style-name="ce3">
            <text:p>-0.953</text:p>
          </table:table-cell>
          <table:table-cell office:value-type="float" office:value="-0.97799999999999998" table:style-name="ce3">
            <text:p>-0.978</text:p>
          </table:table-cell>
          <table:table-cell office:value-type="float" office:value="-0.97499999999999998" table:style-name="ce3">
            <text:p>-0.975</text:p>
          </table:table-cell>
          <table:table-cell office:value-type="float" office:value="-0.93400000000000005" table:style-name="ce3">
            <text:p>-0.934</text:p>
          </table:table-cell>
          <table:table-cell office:value-type="float" office:value="-1.877" table:style-name="ce3">
            <text:p>-1.877</text:p>
          </table:table-cell>
          <table:table-cell office:value-type="float" office:value="-1.653" table:style-name="ce3">
            <text:p>-1.653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0.36799999999999999" table:style-name="ce3">
            <text:p>-0.368</text:p>
          </table:table-cell>
          <table:table-cell office:value-type="float" office:value="-0.34100000000000003" table:style-name="ce3">
            <text:p>-0.341</text:p>
          </table:table-cell>
          <table:table-cell office:value-type="float" office:value="-0.32700000000000001" table:style-name="ce3">
            <text:p>-0.327</text:p>
          </table:table-cell>
          <table:table-cell office:value-type="float" office:value="-0.32" table:style-name="ce3">
            <text:p>-0.320</text:p>
          </table:table-cell>
          <table:table-cell office:value-type="float" office:value="-0.31900000000000001" table:style-name="ce3">
            <text:p>-0.319</text:p>
          </table:table-cell>
          <table:table-cell office:value-type="float" office:value="-0.32400000000000001" table:style-name="ce3">
            <text:p>-0.324</text:p>
          </table:table-cell>
          <table:table-cell office:value-type="float" office:value="-0.34799999999999998" table:style-name="ce3">
            <text:p>-0.348</text:p>
          </table:table-cell>
          <table:table-cell office:value-type="float" office:value="-0.39800000000000002" table:style-name="ce3">
            <text:p>-0.398</text:p>
          </table:table-cell>
          <table:table-cell office:value-type="float" office:value="9.2999999999999999E-2" table:style-name="ce3">
            <text:p>0.093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9.7000000000000003E-2" table:style-name="ce3">
            <text:p>0.097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2999999999999999E-2" table:style-name="ce3">
            <text:p>0.093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4E-2" table:style-name="ce3">
            <text:p>0.094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0.106" table:style-name="ce3">
            <text:p>0.106</text:p>
          </table:table-cell>
          <table:table-cell office:value-type="float" office:value="0.109" table:style-name="ce3">
            <text:p>0.109</text:p>
          </table:table-cell>
          <table:table-cell office:value-type="float" office:value="0.108" table:style-name="ce3">
            <text:p>0.108</text:p>
          </table:table-cell>
          <table:table-cell office:value-type="float" office:value="0.104" table:style-name="ce3">
            <text:p>0.104</text:p>
          </table:table-cell>
          <table:table-cell office:value-type="float" office:value="-0.46899999999999997" table:style-name="ce3">
            <text:p>-0.469</text:p>
          </table:table-cell>
          <table:table-cell office:value-type="float" office:value="-0.41299999999999998" table:style-name="ce3">
            <text:p>-0.413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0.36799999999999999" table:style-name="ce3">
            <text:p>-0.368</text:p>
          </table:table-cell>
          <table:table-cell office:value-type="float" office:value="-0.34100000000000003" table:style-name="ce3">
            <text:p>-0.341</text:p>
          </table:table-cell>
          <table:table-cell office:value-type="float" office:value="-0.32700000000000001" table:style-name="ce3">
            <text:p>-0.327</text:p>
          </table:table-cell>
          <table:table-cell office:value-type="float" office:value="-0.32" table:style-name="ce3">
            <text:p>-0.320</text:p>
          </table:table-cell>
          <table:table-cell office:value-type="float" office:value="-0.31900000000000001" table:style-name="ce3">
            <text:p>-0.319</text:p>
          </table:table-cell>
          <table:table-cell office:value-type="float" office:value="-0.32400000000000001" table:style-name="ce3">
            <text:p>-0.324</text:p>
          </table:table-cell>
          <table:table-cell office:value-type="float" office:value="-0.34799999999999998" table:style-name="ce3">
            <text:p>-0.348</text:p>
          </table:table-cell>
          <table:table-cell office:value-type="float" office:value="-0.39800000000000002" table:style-name="ce3">
            <text:p>-0.398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0.46899999999999997" table:style-name="ce3">
            <text:p>-0.469</text:p>
          </table:table-cell>
          <table:table-cell office:value-type="float" office:value="-0.41299999999999998" table:style-name="ce3">
            <text:p>-0.413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1.1040000000000001" table:style-name="ce3">
            <text:p>-1.104</text:p>
          </table:table-cell>
          <table:table-cell office:value-type="float" office:value="-1.024" table:style-name="ce3">
            <text:p>-1.024</text:p>
          </table:table-cell>
          <table:table-cell office:value-type="float" office:value="-0.98199999999999998" table:style-name="ce3">
            <text:p>-0.982</text:p>
          </table:table-cell>
          <table:table-cell office:value-type="float" office:value="-0.95899999999999996" table:style-name="ce3">
            <text:p>-0.959</text:p>
          </table:table-cell>
          <table:table-cell office:value-type="float" office:value="-0.95799999999999996" table:style-name="ce3">
            <text:p>-0.958</text:p>
          </table:table-cell>
          <table:table-cell office:value-type="float" office:value="-0.97199999999999998" table:style-name="ce3">
            <text:p>-0.972</text:p>
          </table:table-cell>
          <table:table-cell office:value-type="float" office:value="-1.0429999999999999" table:style-name="ce3">
            <text:p>-1.043</text:p>
          </table:table-cell>
          <table:table-cell office:value-type="float" office:value="-1.1950000000000001" table:style-name="ce3">
            <text:p>-1.195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1.4079999999999999" table:style-name="ce3">
            <text:p>-1.408</text:p>
          </table:table-cell>
          <table:table-cell office:value-type="float" office:value="-1.24" table:style-name="ce3">
            <text:p>-1.240</text:p>
          </table:table-cell>
          <table:table-cell table:number-columns-repeated="1635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472" table:style-name="ce3">
            <text:p>1.472</text:p>
          </table:table-cell>
          <table:table-cell office:value-type="float" office:value="1.3660000000000001" table:style-name="ce3">
            <text:p>1.366</text:p>
          </table:table-cell>
          <table:table-cell office:value-type="float" office:value="1.3089999999999999" table:style-name="ce3">
            <text:p>1.309</text:p>
          </table:table-cell>
          <table:table-cell office:value-type="float" office:value="1.2789999999999999" table:style-name="ce3">
            <text:p>1.279</text:p>
          </table:table-cell>
          <table:table-cell office:value-type="float" office:value="1.2769999999999999" table:style-name="ce3">
            <text:p>1.277</text:p>
          </table:table-cell>
          <table:table-cell office:value-type="float" office:value="1.296" table:style-name="ce3">
            <text:p>1.296</text:p>
          </table:table-cell>
          <table:table-cell office:value-type="float" office:value="1.39" table:style-name="ce3">
            <text:p>1.390</text:p>
          </table:table-cell>
          <table:table-cell office:value-type="float" office:value="1.5940000000000001" table:style-name="ce3">
            <text:p>1.594</text:p>
          </table:table-cell>
          <table:table-cell office:value-type="float" office:value="7.4059999999999997" table:style-name="ce3">
            <text:p>7.406</text:p>
          </table:table-cell>
          <table:table-cell office:value-type="float" office:value="7.8019999999999996" table:style-name="ce3">
            <text:p>7.802</text:p>
          </table:table-cell>
          <table:table-cell office:value-type="float" office:value="7.7910000000000004" table:style-name="ce3">
            <text:p>7.791</text:p>
          </table:table-cell>
          <table:table-cell office:value-type="float" office:value="7.8120000000000003" table:style-name="ce3">
            <text:p>7.812</text:p>
          </table:table-cell>
          <table:table-cell office:value-type="float" office:value="7.6" table:style-name="ce3">
            <text:p>7.600</text:p>
          </table:table-cell>
          <table:table-cell office:value-type="float" office:value="7.4320000000000004" table:style-name="ce3">
            <text:p>7.432</text:p>
          </table:table-cell>
          <table:table-cell office:value-type="float" office:value="7.5629999999999997" table:style-name="ce3">
            <text:p>7.563</text:p>
          </table:table-cell>
          <table:table-cell office:value-type="float" office:value="7.5439999999999996" table:style-name="ce3">
            <text:p>7.544</text:p>
          </table:table-cell>
          <table:table-cell office:value-type="float" office:value="7.6230000000000002" table:style-name="ce3">
            <text:p>7.623</text:p>
          </table:table-cell>
          <table:table-cell office:value-type="float" office:value="7.8529999999999998" table:style-name="ce3">
            <text:p>7.853</text:p>
          </table:table-cell>
          <table:table-cell office:value-type="float" office:value="8.4730000000000008" table:style-name="ce3">
            <text:p>8.473</text:p>
          </table:table-cell>
          <table:table-cell office:value-type="float" office:value="8.69" table:style-name="ce3">
            <text:p>8.690</text:p>
          </table:table-cell>
          <table:table-cell office:value-type="float" office:value="8.6709999999999994" table:style-name="ce3">
            <text:p>8.671</text:p>
          </table:table-cell>
          <table:table-cell office:value-type="float" office:value="8.3000000000000007" table:style-name="ce3">
            <text:p>8.300</text:p>
          </table:table-cell>
          <table:table-cell office:value-type="float" office:value="1.877" table:style-name="ce3">
            <text:p>1.877</text:p>
          </table:table-cell>
          <table:table-cell office:value-type="float" office:value="1.653" table:style-name="ce3">
            <text:p>1.653</text:p>
          </table:table-cell>
          <table:table-cell table:number-columns-repeated="1635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0.36799999999999999" table:style-name="ce3">
            <text:p>-0.368</text:p>
          </table:table-cell>
          <table:table-cell office:value-type="float" office:value="-0.34100000000000003" table:style-name="ce3">
            <text:p>-0.341</text:p>
          </table:table-cell>
          <table:table-cell office:value-type="float" office:value="-0.32700000000000001" table:style-name="ce3">
            <text:p>-0.327</text:p>
          </table:table-cell>
          <table:table-cell office:value-type="float" office:value="-0.32" table:style-name="ce3">
            <text:p>-0.320</text:p>
          </table:table-cell>
          <table:table-cell office:value-type="float" office:value="-0.31900000000000001" table:style-name="ce3">
            <text:p>-0.319</text:p>
          </table:table-cell>
          <table:table-cell office:value-type="float" office:value="-0.32400000000000001" table:style-name="ce3">
            <text:p>-0.324</text:p>
          </table:table-cell>
          <table:table-cell office:value-type="float" office:value="-0.34799999999999998" table:style-name="ce3">
            <text:p>-0.348</text:p>
          </table:table-cell>
          <table:table-cell office:value-type="float" office:value="-0.39800000000000002" table:style-name="ce3">
            <text:p>-0.398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0.46899999999999997" table:style-name="ce3">
            <text:p>-0.469</text:p>
          </table:table-cell>
          <table:table-cell office:value-type="float" office:value="-0.41299999999999998" table:style-name="ce3">
            <text:p>-0.413</text:p>
          </table:table-cell>
          <table:table-cell table:number-columns-repeated="1635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9.0150000000000006" table:style-name="ce3">
            <text:p>9.015</text:p>
          </table:table-cell>
          <table:table-cell office:value-type="float" office:value="8.3659999999999997" table:style-name="ce3">
            <text:p>8.366</text:p>
          </table:table-cell>
          <table:table-cell office:value-type="float" office:value="8.016" table:style-name="ce3">
            <text:p>8.016</text:p>
          </table:table-cell>
          <table:table-cell office:value-type="float" office:value="7.8310000000000004" table:style-name="ce3">
            <text:p>7.831</text:p>
          </table:table-cell>
          <table:table-cell office:value-type="float" office:value="7.8209999999999997" table:style-name="ce3">
            <text:p>7.821</text:p>
          </table:table-cell>
          <table:table-cell office:value-type="float" office:value="7.9379999999999997" table:style-name="ce3">
            <text:p>7.938</text:p>
          </table:table-cell>
          <table:table-cell office:value-type="float" office:value="8.516" table:style-name="ce3">
            <text:p>8.516</text:p>
          </table:table-cell>
          <table:table-cell office:value-type="float" office:value="9.7620000000000005" table:style-name="ce3">
            <text:p>9.762</text:p>
          </table:table-cell>
          <table:table-cell office:value-type="float" office:value="12.034000000000001" table:style-name="ce3">
            <text:p>12.034</text:p>
          </table:table-cell>
          <table:table-cell office:value-type="float" office:value="12.678000000000001" table:style-name="ce3">
            <text:p>12.678</text:p>
          </table:table-cell>
          <table:table-cell office:value-type="float" office:value="12.66" table:style-name="ce3">
            <text:p>12.660</text:p>
          </table:table-cell>
          <table:table-cell office:value-type="float" office:value="12.694000000000001" table:style-name="ce3">
            <text:p>12.694</text:p>
          </table:table-cell>
          <table:table-cell office:value-type="float" office:value="12.35" table:style-name="ce3">
            <text:p>12.350</text:p>
          </table:table-cell>
          <table:table-cell office:value-type="float" office:value="12.077" table:style-name="ce3">
            <text:p>12.077</text:p>
          </table:table-cell>
          <table:table-cell office:value-type="float" office:value="12.29" table:style-name="ce3">
            <text:p>12.290</text:p>
          </table:table-cell>
          <table:table-cell office:value-type="float" office:value="12.26" table:style-name="ce3">
            <text:p>12.260</text:p>
          </table:table-cell>
          <table:table-cell office:value-type="float" office:value="12.388" table:style-name="ce3">
            <text:p>12.388</text:p>
          </table:table-cell>
          <table:table-cell office:value-type="float" office:value="12.760999999999999" table:style-name="ce3">
            <text:p>12.761</text:p>
          </table:table-cell>
          <table:table-cell office:value-type="float" office:value="13.768000000000001" table:style-name="ce3">
            <text:p>13.768</text:p>
          </table:table-cell>
          <table:table-cell office:value-type="float" office:value="14.121" table:style-name="ce3">
            <text:p>14.121</text:p>
          </table:table-cell>
          <table:table-cell office:value-type="float" office:value="14.09" table:style-name="ce3">
            <text:p>14.090</text:p>
          </table:table-cell>
          <table:table-cell office:value-type="float" office:value="13.487" table:style-name="ce3">
            <text:p>13.487</text:p>
          </table:table-cell>
          <table:table-cell office:value-type="float" office:value="11.497" table:style-name="ce3">
            <text:p>11.497</text:p>
          </table:table-cell>
          <table:table-cell office:value-type="float" office:value="10.124000000000001" table:style-name="ce3">
            <text:p>10.124</text:p>
          </table:table-cell>
          <table:table-cell table:number-columns-repeated="1635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1.277000000000001" table:style-name="ce3">
            <text:p>31.277</text:p>
          </table:table-cell>
          <table:table-cell office:value-type="float" office:value="29.024999999999999" table:style-name="ce3">
            <text:p>29.025</text:p>
          </table:table-cell>
          <table:table-cell office:value-type="float" office:value="27.809000000000001" table:style-name="ce3">
            <text:p>27.809</text:p>
          </table:table-cell>
          <table:table-cell office:value-type="float" office:value="27.169" table:style-name="ce3">
            <text:p>27.169</text:p>
          </table:table-cell>
          <table:table-cell office:value-type="float" office:value="27.135000000000002" table:style-name="ce3">
            <text:p>27.135</text:p>
          </table:table-cell>
          <table:table-cell office:value-type="float" office:value="27.538" table:style-name="ce3">
            <text:p>27.538</text:p>
          </table:table-cell>
          <table:table-cell office:value-type="float" office:value="29.547000000000001" table:style-name="ce3">
            <text:p>29.547</text:p>
          </table:table-cell>
          <table:table-cell office:value-type="float" office:value="33.869999999999997" table:style-name="ce3">
            <text:p>33.870</text:p>
          </table:table-cell>
          <table:table-cell office:value-type="float" office:value="31.937000000000001" table:style-name="ce3">
            <text:p>31.937</text:p>
          </table:table-cell>
          <table:table-cell office:value-type="float" office:value="33.643999999999998" table:style-name="ce3">
            <text:p>33.644</text:p>
          </table:table-cell>
          <table:table-cell office:value-type="float" office:value="33.597999999999999" table:style-name="ce3">
            <text:p>33.598</text:p>
          </table:table-cell>
          <table:table-cell office:value-type="float" office:value="33.688000000000002" table:style-name="ce3">
            <text:p>33.688</text:p>
          </table:table-cell>
          <table:table-cell office:value-type="float" office:value="32.774000000000001" table:style-name="ce3">
            <text:p>32.774</text:p>
          </table:table-cell>
          <table:table-cell office:value-type="float" office:value="32.051000000000002" table:style-name="ce3">
            <text:p>32.051</text:p>
          </table:table-cell>
          <table:table-cell office:value-type="float" office:value="32.616" table:style-name="ce3">
            <text:p>32.616</text:p>
          </table:table-cell>
          <table:table-cell office:value-type="float" office:value="32.534999999999997" table:style-name="ce3">
            <text:p>32.535</text:p>
          </table:table-cell>
          <table:table-cell office:value-type="float" office:value="32.875999999999998" table:style-name="ce3">
            <text:p>32.876</text:p>
          </table:table-cell>
          <table:table-cell office:value-type="float" office:value="33.866" table:style-name="ce3">
            <text:p>33.866</text:p>
          </table:table-cell>
          <table:table-cell office:value-type="float" office:value="36.539000000000001" table:style-name="ce3">
            <text:p>36.539</text:p>
          </table:table-cell>
          <table:table-cell office:value-type="float" office:value="37.475999999999999" table:style-name="ce3">
            <text:p>37.476</text:p>
          </table:table-cell>
          <table:table-cell office:value-type="float" office:value="37.393000000000001" table:style-name="ce3">
            <text:p>37.393</text:p>
          </table:table-cell>
          <table:table-cell office:value-type="float" office:value="35.793999999999997" table:style-name="ce3">
            <text:p>35.794</text:p>
          </table:table-cell>
          <table:table-cell office:value-type="float" office:value="39.886000000000003" table:style-name="ce3">
            <text:p>39.886</text:p>
          </table:table-cell>
          <table:table-cell office:value-type="float" office:value="35.124000000000002" table:style-name="ce3">
            <text:p>35.124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160000000000004" table:style-name="ce3">
            <text:p>4.416</text:p>
          </table:table-cell>
          <table:table-cell office:value-type="float" office:value="4.0979999999999999" table:style-name="ce3">
            <text:p>4.098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3.8359999999999999" table:style-name="ce3">
            <text:p>3.836</text:p>
          </table:table-cell>
          <table:table-cell office:value-type="float" office:value="3.831" table:style-name="ce3">
            <text:p>3.831</text:p>
          </table:table-cell>
          <table:table-cell office:value-type="float" office:value="3.8879999999999999" table:style-name="ce3">
            <text:p>3.888</text:p>
          </table:table-cell>
          <table:table-cell office:value-type="float" office:value="4.1710000000000003" table:style-name="ce3">
            <text:p>4.171</text:p>
          </table:table-cell>
          <table:table-cell office:value-type="float" office:value="4.782" table:style-name="ce3">
            <text:p>4.782</text:p>
          </table:table-cell>
          <table:table-cell office:value-type="float" office:value="9.7200000000000006" table:style-name="ce3">
            <text:p>9.720</text:p>
          </table:table-cell>
          <table:table-cell office:value-type="float" office:value="10.24" table:style-name="ce3">
            <text:p>10.240</text:p>
          </table:table-cell>
          <table:table-cell office:value-type="float" office:value="10.226000000000001" table:style-name="ce3">
            <text:p>10.226</text:p>
          </table:table-cell>
          <table:table-cell office:value-type="float" office:value="10.253" table:style-name="ce3">
            <text:p>10.253</text:p>
          </table:table-cell>
          <table:table-cell office:value-type="float" office:value="9.9749999999999996" table:style-name="ce3">
            <text:p>9.975</text:p>
          </table:table-cell>
          <table:table-cell office:value-type="float" office:value="9.7550000000000008" table:style-name="ce3">
            <text:p>9.755</text:p>
          </table:table-cell>
          <table:table-cell office:value-type="float" office:value="9.9269999999999996" table:style-name="ce3">
            <text:p>9.927</text:p>
          </table:table-cell>
          <table:table-cell office:value-type="float" office:value="9.9019999999999992" table:style-name="ce3">
            <text:p>9.902</text:p>
          </table:table-cell>
          <table:table-cell office:value-type="float" office:value="10.006" table:style-name="ce3">
            <text:p>10.006</text:p>
          </table:table-cell>
          <table:table-cell office:value-type="float" office:value="10.307" table:style-name="ce3">
            <text:p>10.307</text:p>
          </table:table-cell>
          <table:table-cell office:value-type="float" office:value="11.12" table:style-name="ce3">
            <text:p>11.120</text:p>
          </table:table-cell>
          <table:table-cell office:value-type="float" office:value="11.406000000000001" table:style-name="ce3">
            <text:p>11.406</text:p>
          </table:table-cell>
          <table:table-cell office:value-type="float" office:value="11.38" table:style-name="ce3">
            <text:p>11.380</text:p>
          </table:table-cell>
          <table:table-cell office:value-type="float" office:value="10.894" table:style-name="ce3">
            <text:p>10.894</text:p>
          </table:table-cell>
          <table:table-cell office:value-type="float" office:value="5.6310000000000002" table:style-name="ce3">
            <text:p>5.631</text:p>
          </table:table-cell>
          <table:table-cell office:value-type="float" office:value="4.9589999999999996" table:style-name="ce3">
            <text:p>4.959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3.615" table:style-name="ce3">
            <text:p>13.615</text:p>
          </table:table-cell>
          <table:table-cell office:value-type="float" office:value="12.634" table:style-name="ce3">
            <text:p>12.634</text:p>
          </table:table-cell>
          <table:table-cell office:value-type="float" office:value="12.105" table:style-name="ce3">
            <text:p>12.105</text:p>
          </table:table-cell>
          <table:table-cell office:value-type="float" office:value="11.827" table:style-name="ce3">
            <text:p>11.827</text:p>
          </table:table-cell>
          <table:table-cell office:value-type="float" office:value="11.811" table:style-name="ce3">
            <text:p>11.811</text:p>
          </table:table-cell>
          <table:table-cell office:value-type="float" office:value="11.987" table:style-name="ce3">
            <text:p>11.987</text:p>
          </table:table-cell>
          <table:table-cell office:value-type="float" office:value="12.861000000000001" table:style-name="ce3">
            <text:p>12.861</text:p>
          </table:table-cell>
          <table:table-cell office:value-type="float" office:value="14.743" table:style-name="ce3">
            <text:p>14.743</text:p>
          </table:table-cell>
          <table:table-cell office:value-type="float" office:value="19.716999999999999" table:style-name="ce3">
            <text:p>19.717</text:p>
          </table:table-cell>
          <table:table-cell office:value-type="float" office:value="20.771999999999998" table:style-name="ce3">
            <text:p>20.772</text:p>
          </table:table-cell>
          <table:table-cell office:value-type="float" office:value="20.742999999999999" table:style-name="ce3">
            <text:p>20.743</text:p>
          </table:table-cell>
          <table:table-cell office:value-type="float" office:value="20.797999999999998" table:style-name="ce3">
            <text:p>20.798</text:p>
          </table:table-cell>
          <table:table-cell office:value-type="float" office:value="20.234000000000002" table:style-name="ce3">
            <text:p>20.234</text:p>
          </table:table-cell>
          <table:table-cell office:value-type="float" office:value="19.788" table:style-name="ce3">
            <text:p>19.788</text:p>
          </table:table-cell>
          <table:table-cell office:value-type="float" office:value="20.137" table:style-name="ce3">
            <text:p>20.137</text:p>
          </table:table-cell>
          <table:table-cell office:value-type="float" office:value="20.087" table:style-name="ce3">
            <text:p>20.087</text:p>
          </table:table-cell>
          <table:table-cell office:value-type="float" office:value="20.297000000000001" table:style-name="ce3">
            <text:p>20.297</text:p>
          </table:table-cell>
          <table:table-cell office:value-type="float" office:value="20.908999999999999" table:style-name="ce3">
            <text:p>20.909</text:p>
          </table:table-cell>
          <table:table-cell office:value-type="float" office:value="22.559000000000001" table:style-name="ce3">
            <text:p>22.559</text:p>
          </table:table-cell>
          <table:table-cell office:value-type="float" office:value="23.137" table:style-name="ce3">
            <text:p>23.137</text:p>
          </table:table-cell>
          <table:table-cell office:value-type="float" office:value="23.085999999999999" table:style-name="ce3">
            <text:p>23.086</text:p>
          </table:table-cell>
          <table:table-cell office:value-type="float" office:value="22.099" table:style-name="ce3">
            <text:p>22.099</text:p>
          </table:table-cell>
          <table:table-cell office:value-type="float" office:value="17.361999999999998" table:style-name="ce3">
            <text:p>17.362</text:p>
          </table:table-cell>
          <table:table-cell office:value-type="float" office:value="15.289" table:style-name="ce3">
            <text:p>15.289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4.155999999999999" table:style-name="ce3">
            <text:p>44.156</text:p>
          </table:table-cell>
          <table:table-cell office:value-type="float" office:value="40.975999999999999" table:style-name="ce3">
            <text:p>40.976</text:p>
          </table:table-cell>
          <table:table-cell office:value-type="float" office:value="39.26" table:style-name="ce3">
            <text:p>39.260</text:p>
          </table:table-cell>
          <table:table-cell office:value-type="float" office:value="38.356000000000002" table:style-name="ce3">
            <text:p>38.356</text:p>
          </table:table-cell>
          <table:table-cell office:value-type="float" office:value="38.308" table:style-name="ce3">
            <text:p>38.308</text:p>
          </table:table-cell>
          <table:table-cell office:value-type="float" office:value="38.878" table:style-name="ce3">
            <text:p>38.878</text:p>
          </table:table-cell>
          <table:table-cell office:value-type="float" office:value="41.713000000000001" table:style-name="ce3">
            <text:p>41.713</text:p>
          </table:table-cell>
          <table:table-cell office:value-type="float" office:value="47.816000000000003" table:style-name="ce3">
            <text:p>47.816</text:p>
          </table:table-cell>
          <table:table-cell office:value-type="float" office:value="28.974" table:style-name="ce3">
            <text:p>28.974</text:p>
          </table:table-cell>
          <table:table-cell office:value-type="float" office:value="30.524000000000001" table:style-name="ce3">
            <text:p>30.524</text:p>
          </table:table-cell>
          <table:table-cell office:value-type="float" office:value="30.481999999999999" table:style-name="ce3">
            <text:p>30.482</text:p>
          </table:table-cell>
          <table:table-cell office:value-type="float" office:value="30.562999999999999" table:style-name="ce3">
            <text:p>30.563</text:p>
          </table:table-cell>
          <table:table-cell office:value-type="float" office:value="29.734000000000002" table:style-name="ce3">
            <text:p>29.734</text:p>
          </table:table-cell>
          <table:table-cell office:value-type="float" office:value="29.077999999999999" table:style-name="ce3">
            <text:p>29.078</text:p>
          </table:table-cell>
          <table:table-cell office:value-type="float" office:value="29.591000000000001" table:style-name="ce3">
            <text:p>29.591</text:p>
          </table:table-cell>
          <table:table-cell office:value-type="float" office:value="29.518000000000001" table:style-name="ce3">
            <text:p>29.518</text:p>
          </table:table-cell>
          <table:table-cell office:value-type="float" office:value="29.826000000000001" table:style-name="ce3">
            <text:p>29.826</text:p>
          </table:table-cell>
          <table:table-cell office:value-type="float" office:value="30.725000000000001" table:style-name="ce3">
            <text:p>30.725</text:p>
          </table:table-cell>
          <table:table-cell office:value-type="float" office:value="33.15" table:style-name="ce3">
            <text:p>33.150</text:p>
          </table:table-cell>
          <table:table-cell office:value-type="float" office:value="34" table:style-name="ce3">
            <text:p>34.000</text:p>
          </table:table-cell>
          <table:table-cell office:value-type="float" office:value="33.923999999999999" table:style-name="ce3">
            <text:p>33.924</text:p>
          </table:table-cell>
          <table:table-cell office:value-type="float" office:value="32.473999999999997" table:style-name="ce3">
            <text:p>32.474</text:p>
          </table:table-cell>
          <table:table-cell office:value-type="float" office:value="56.31" table:style-name="ce3">
            <text:p>56.310</text:p>
          </table:table-cell>
          <table:table-cell office:value-type="float" office:value="49.585999999999999" table:style-name="ce3">
            <text:p>49.586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2.814" table:style-name="ce3">
            <text:p>22.814</text:p>
          </table:table-cell>
          <table:table-cell office:value-type="float" office:value="21.170999999999999" table:style-name="ce3">
            <text:p>21.171</text:p>
          </table:table-cell>
          <table:table-cell office:value-type="float" office:value="20.283999999999999" table:style-name="ce3">
            <text:p>20.284</text:p>
          </table:table-cell>
          <table:table-cell office:value-type="float" office:value="19.817" table:style-name="ce3">
            <text:p>19.817</text:p>
          </table:table-cell>
          <table:table-cell office:value-type="float" office:value="19.792000000000002" table:style-name="ce3">
            <text:p>19.792</text:p>
          </table:table-cell>
          <table:table-cell office:value-type="float" office:value="20.087" table:style-name="ce3">
            <text:p>20.087</text:p>
          </table:table-cell>
          <table:table-cell office:value-type="float" office:value="21.552" table:style-name="ce3">
            <text:p>21.552</text:p>
          </table:table-cell>
          <table:table-cell office:value-type="float" office:value="24.704999999999998" table:style-name="ce3">
            <text:p>24.705</text:p>
          </table:table-cell>
          <table:table-cell office:value-type="float" office:value="16.292000000000002" table:style-name="ce3">
            <text:p>16.292</text:p>
          </table:table-cell>
          <table:table-cell office:value-type="float" office:value="17.164000000000001" table:style-name="ce3">
            <text:p>17.164</text:p>
          </table:table-cell>
          <table:table-cell office:value-type="float" office:value="17.14" table:style-name="ce3">
            <text:p>17.140</text:p>
          </table:table-cell>
          <table:table-cell office:value-type="float" office:value="17.186" table:style-name="ce3">
            <text:p>17.186</text:p>
          </table:table-cell>
          <table:table-cell office:value-type="float" office:value="16.72" table:style-name="ce3">
            <text:p>16.720</text:p>
          </table:table-cell>
          <table:table-cell office:value-type="float" office:value="16.350999999999999" table:style-name="ce3">
            <text:p>16.351</text:p>
          </table:table-cell>
          <table:table-cell office:value-type="float" office:value="16.638999999999999" table:style-name="ce3">
            <text:p>16.639</text:p>
          </table:table-cell>
          <table:table-cell office:value-type="float" office:value="16.597999999999999" table:style-name="ce3">
            <text:p>16.598</text:p>
          </table:table-cell>
          <table:table-cell office:value-type="float" office:value="16.771000000000001" table:style-name="ce3">
            <text:p>16.771</text:p>
          </table:table-cell>
          <table:table-cell office:value-type="float" office:value="17.277000000000001" table:style-name="ce3">
            <text:p>17.277</text:p>
          </table:table-cell>
          <table:table-cell office:value-type="float" office:value="18.64" table:style-name="ce3">
            <text:p>18.640</text:p>
          </table:table-cell>
          <table:table-cell office:value-type="float" office:value="19.117999999999999" table:style-name="ce3">
            <text:p>19.118</text:p>
          </table:table-cell>
          <table:table-cell office:value-type="float" office:value="19.076000000000001" table:style-name="ce3">
            <text:p>19.076</text:p>
          </table:table-cell>
          <table:table-cell office:value-type="float" office:value="18.260000000000002" table:style-name="ce3">
            <text:p>18.260</text:p>
          </table:table-cell>
          <table:table-cell office:value-type="float" office:value="29.093" table:style-name="ce3">
            <text:p>29.093</text:p>
          </table:table-cell>
          <table:table-cell office:value-type="float" office:value="25.62" table:style-name="ce3">
            <text:p>25.620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1.277000000000001" table:style-name="ce3">
            <text:p>31.277</text:p>
          </table:table-cell>
          <table:table-cell office:value-type="float" office:value="29.024999999999999" table:style-name="ce3">
            <text:p>29.025</text:p>
          </table:table-cell>
          <table:table-cell office:value-type="float" office:value="27.809000000000001" table:style-name="ce3">
            <text:p>27.809</text:p>
          </table:table-cell>
          <table:table-cell office:value-type="float" office:value="27.169" table:style-name="ce3">
            <text:p>27.169</text:p>
          </table:table-cell>
          <table:table-cell office:value-type="float" office:value="27.135000000000002" table:style-name="ce3">
            <text:p>27.135</text:p>
          </table:table-cell>
          <table:table-cell office:value-type="float" office:value="27.538" table:style-name="ce3">
            <text:p>27.538</text:p>
          </table:table-cell>
          <table:table-cell office:value-type="float" office:value="29.547000000000001" table:style-name="ce3">
            <text:p>29.547</text:p>
          </table:table-cell>
          <table:table-cell office:value-type="float" office:value="33.869999999999997" table:style-name="ce3">
            <text:p>33.870</text:p>
          </table:table-cell>
          <table:table-cell office:value-type="float" office:value="26.844999999999999" table:style-name="ce3">
            <text:p>26.845</text:p>
          </table:table-cell>
          <table:table-cell office:value-type="float" office:value="28.280999999999999" table:style-name="ce3">
            <text:p>28.281</text:p>
          </table:table-cell>
          <table:table-cell office:value-type="float" office:value="28.242000000000001" table:style-name="ce3">
            <text:p>28.242</text:p>
          </table:table-cell>
          <table:table-cell office:value-type="float" office:value="28.317" table:style-name="ce3">
            <text:p>28.317</text:p>
          </table:table-cell>
          <table:table-cell office:value-type="float" office:value="27.548999999999999" table:style-name="ce3">
            <text:p>27.549</text:p>
          </table:table-cell>
          <table:table-cell office:value-type="float" office:value="26.940999999999999" table:style-name="ce3">
            <text:p>26.941</text:p>
          </table:table-cell>
          <table:table-cell office:value-type="float" office:value="27.416" table:style-name="ce3">
            <text:p>27.416</text:p>
          </table:table-cell>
          <table:table-cell office:value-type="float" office:value="27.349" table:style-name="ce3">
            <text:p>27.349</text:p>
          </table:table-cell>
          <table:table-cell office:value-type="float" office:value="27.635000000000002" table:style-name="ce3">
            <text:p>27.635</text:p>
          </table:table-cell>
          <table:table-cell office:value-type="float" office:value="28.466999999999999" table:style-name="ce3">
            <text:p>28.467</text:p>
          </table:table-cell>
          <table:table-cell office:value-type="float" office:value="30.713999999999999" table:style-name="ce3">
            <text:p>30.714</text:p>
          </table:table-cell>
          <table:table-cell office:value-type="float" office:value="31.501999999999999" table:style-name="ce3">
            <text:p>31.502</text:p>
          </table:table-cell>
          <table:table-cell office:value-type="float" office:value="31.431999999999999" table:style-name="ce3">
            <text:p>31.432</text:p>
          </table:table-cell>
          <table:table-cell office:value-type="float" office:value="30.087" table:style-name="ce3">
            <text:p>30.087</text:p>
          </table:table-cell>
          <table:table-cell office:value-type="float" office:value="39.886000000000003" table:style-name="ce3">
            <text:p>39.886</text:p>
          </table:table-cell>
          <table:table-cell office:value-type="float" office:value="35.124000000000002" table:style-name="ce3">
            <text:p>35.124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.3360000000000003" table:style-name="ce3">
            <text:p>5.336</text:p>
          </table:table-cell>
          <table:table-cell office:value-type="float" office:value="4.9509999999999996" table:style-name="ce3">
            <text:p>4.951</text:p>
          </table:table-cell>
          <table:table-cell office:value-type="float" office:value="4.7439999999999998" table:style-name="ce3">
            <text:p>4.744</text:p>
          </table:table-cell>
          <table:table-cell office:value-type="float" office:value="4.6349999999999998" table:style-name="ce3">
            <text:p>4.635</text:p>
          </table:table-cell>
          <table:table-cell office:value-type="float" office:value="4.6289999999999996" table:style-name="ce3">
            <text:p>4.629</text:p>
          </table:table-cell>
          <table:table-cell office:value-type="float" office:value="4.6980000000000004" table:style-name="ce3">
            <text:p>4.698</text:p>
          </table:table-cell>
          <table:table-cell office:value-type="float" office:value="5.04" table:style-name="ce3">
            <text:p>5.040</text:p>
          </table:table-cell>
          <table:table-cell office:value-type="float" office:value="5.7779999999999996" table:style-name="ce3">
            <text:p>5.778</text:p>
          </table:table-cell>
          <table:table-cell office:value-type="float" office:value="5.8319999999999999" table:style-name="ce3">
            <text:p>5.832</text:p>
          </table:table-cell>
          <table:table-cell office:value-type="float" office:value="6.1440000000000001" table:style-name="ce3">
            <text:p>6.144</text:p>
          </table:table-cell>
          <table:table-cell office:value-type="float" office:value="6.1349999999999998" table:style-name="ce3">
            <text:p>6.135</text:p>
          </table:table-cell>
          <table:table-cell office:value-type="float" office:value="6.1520000000000001" table:style-name="ce3">
            <text:p>6.152</text:p>
          </table:table-cell>
          <table:table-cell office:value-type="float" office:value="5.9850000000000003" table:style-name="ce3">
            <text:p>5.985</text:p>
          </table:table-cell>
          <table:table-cell office:value-type="float" office:value="5.8529999999999998" table:style-name="ce3">
            <text:p>5.853</text:p>
          </table:table-cell>
          <table:table-cell office:value-type="float" office:value="5.9560000000000004" table:style-name="ce3">
            <text:p>5.956</text:p>
          </table:table-cell>
          <table:table-cell office:value-type="float" office:value="5.9409999999999998" table:style-name="ce3">
            <text:p>5.941</text:p>
          </table:table-cell>
          <table:table-cell office:value-type="float" office:value="6.0030000000000001" table:style-name="ce3">
            <text:p>6.003</text:p>
          </table:table-cell>
          <table:table-cell office:value-type="float" office:value="6.1840000000000002" table:style-name="ce3">
            <text:p>6.184</text:p>
          </table:table-cell>
          <table:table-cell office:value-type="float" office:value="6.6719999999999997" table:style-name="ce3">
            <text:p>6.672</text:p>
          </table:table-cell>
          <table:table-cell office:value-type="float" office:value="6.843" table:style-name="ce3">
            <text:p>6.843</text:p>
          </table:table-cell>
          <table:table-cell office:value-type="float" office:value="6.8280000000000003" table:style-name="ce3">
            <text:p>6.828</text:p>
          </table:table-cell>
          <table:table-cell office:value-type="float" office:value="6.5359999999999996" table:style-name="ce3">
            <text:p>6.536</text:p>
          </table:table-cell>
          <table:table-cell office:value-type="float" office:value="6.8040000000000003" table:style-name="ce3">
            <text:p>6.804</text:p>
          </table:table-cell>
          <table:table-cell office:value-type="float" office:value="5.992" table:style-name="ce3">
            <text:p>5.992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7.901000000000003" table:style-name="ce3">
            <text:p>37.901</text:p>
          </table:table-cell>
          <table:table-cell office:value-type="float" office:value="35.170999999999999" table:style-name="ce3">
            <text:p>35.171</text:p>
          </table:table-cell>
          <table:table-cell office:value-type="float" office:value="33.698" table:style-name="ce3">
            <text:p>33.698</text:p>
          </table:table-cell>
          <table:table-cell office:value-type="float" office:value="32.921999999999997" table:style-name="ce3">
            <text:p>32.922</text:p>
          </table:table-cell>
          <table:table-cell office:value-type="float" office:value="32.881" table:style-name="ce3">
            <text:p>32.881</text:p>
          </table:table-cell>
          <table:table-cell office:value-type="float" office:value="33.369999999999997" table:style-name="ce3">
            <text:p>33.370</text:p>
          </table:table-cell>
          <table:table-cell office:value-type="float" office:value="35.804000000000002" table:style-name="ce3">
            <text:p>35.804</text:p>
          </table:table-cell>
          <table:table-cell office:value-type="float" office:value="41.042000000000002" table:style-name="ce3">
            <text:p>41.042</text:p>
          </table:table-cell>
          <table:table-cell office:value-type="float" office:value="49.524999999999999" table:style-name="ce3">
            <text:p>49.525</text:p>
          </table:table-cell>
          <table:table-cell office:value-type="float" office:value="52.173000000000002" table:style-name="ce3">
            <text:p>52.173</text:p>
          </table:table-cell>
          <table:table-cell office:value-type="float" office:value="52.101999999999997" table:style-name="ce3">
            <text:p>52.102</text:p>
          </table:table-cell>
          <table:table-cell office:value-type="float" office:value="52.24" table:style-name="ce3">
            <text:p>52.240</text:p>
          </table:table-cell>
          <table:table-cell office:value-type="float" office:value="50.823999999999998" table:style-name="ce3">
            <text:p>50.824</text:p>
          </table:table-cell>
          <table:table-cell office:value-type="float" office:value="49.701999999999998" table:style-name="ce3">
            <text:p>49.702</text:p>
          </table:table-cell>
          <table:table-cell office:value-type="float" office:value="50.578000000000003" table:style-name="ce3">
            <text:p>50.578</text:p>
          </table:table-cell>
          <table:table-cell office:value-type="float" office:value="50.453000000000003" table:style-name="ce3">
            <text:p>50.453</text:p>
          </table:table-cell>
          <table:table-cell office:value-type="float" office:value="50.981000000000002" table:style-name="ce3">
            <text:p>50.981</text:p>
          </table:table-cell>
          <table:table-cell office:value-type="float" office:value="52.517000000000003" table:style-name="ce3">
            <text:p>52.517</text:p>
          </table:table-cell>
          <table:table-cell office:value-type="float" office:value="56.661000000000001" table:style-name="ce3">
            <text:p>56.661</text:p>
          </table:table-cell>
          <table:table-cell office:value-type="float" office:value="58.115000000000002" table:style-name="ce3">
            <text:p>58.115</text:p>
          </table:table-cell>
          <table:table-cell office:value-type="float" office:value="57.985999999999997" table:style-name="ce3">
            <text:p>57.986</text:p>
          </table:table-cell>
          <table:table-cell office:value-type="float" office:value="55.506" table:style-name="ce3">
            <text:p>55.506</text:p>
          </table:table-cell>
          <table:table-cell office:value-type="float" office:value="48.332999999999998" table:style-name="ce3">
            <text:p>48.333</text:p>
          </table:table-cell>
          <table:table-cell office:value-type="float" office:value="42.561999999999998" table:style-name="ce3">
            <text:p>42.562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9.5670000000000002" table:style-name="ce3">
            <text:p>9.567</text:p>
          </table:table-cell>
          <table:table-cell office:value-type="float" office:value="8.8780000000000001" table:style-name="ce3">
            <text:p>8.878</text:p>
          </table:table-cell>
          <table:table-cell office:value-type="float" office:value="8.5060000000000002" table:style-name="ce3">
            <text:p>8.506</text:p>
          </table:table-cell>
          <table:table-cell office:value-type="float" office:value="8.3109999999999999" table:style-name="ce3">
            <text:p>8.311</text:p>
          </table:table-cell>
          <table:table-cell office:value-type="float" office:value="8.3000000000000007" table:style-name="ce3">
            <text:p>8.300</text:p>
          </table:table-cell>
          <table:table-cell office:value-type="float" office:value="8.423" table:style-name="ce3">
            <text:p>8.423</text:p>
          </table:table-cell>
          <table:table-cell office:value-type="float" office:value="9.0380000000000003" table:style-name="ce3">
            <text:p>9.038</text:p>
          </table:table-cell>
          <table:table-cell office:value-type="float" office:value="10.36" table:style-name="ce3">
            <text:p>10.360</text:p>
          </table:table-cell>
          <table:table-cell office:value-type="float" office:value="7.6829999999999998" table:style-name="ce3">
            <text:p>7.683</text:p>
          </table:table-cell>
          <table:table-cell office:value-type="float" office:value="8.0939999999999994" table:style-name="ce3">
            <text:p>8.094</text:p>
          </table:table-cell>
          <table:table-cell office:value-type="float" office:value="8.0830000000000002" table:style-name="ce3">
            <text:p>8.083</text:p>
          </table:table-cell>
          <table:table-cell office:value-type="float" office:value="8.1050000000000004" table:style-name="ce3">
            <text:p>8.105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7.7110000000000003" table:style-name="ce3">
            <text:p>7.711</text:p>
          </table:table-cell>
          <table:table-cell office:value-type="float" office:value="7.8470000000000004" table:style-name="ce3">
            <text:p>7.847</text:p>
          </table:table-cell>
          <table:table-cell office:value-type="float" office:value="7.827" table:style-name="ce3">
            <text:p>7.827</text:p>
          </table:table-cell>
          <table:table-cell office:value-type="float" office:value="7.9089999999999998" table:style-name="ce3">
            <text:p>7.909</text:p>
          </table:table-cell>
          <table:table-cell office:value-type="float" office:value="8.1470000000000002" table:style-name="ce3">
            <text:p>8.147</text:p>
          </table:table-cell>
          <table:table-cell office:value-type="float" office:value="8.7899999999999991" table:style-name="ce3">
            <text:p>8.790</text:p>
          </table:table-cell>
          <table:table-cell office:value-type="float" office:value="9.016" table:style-name="ce3">
            <text:p>9.016</text:p>
          </table:table-cell>
          <table:table-cell office:value-type="float" office:value="8.9960000000000004" table:style-name="ce3">
            <text:p>8.996</text:p>
          </table:table-cell>
          <table:table-cell office:value-type="float" office:value="8.6110000000000007" table:style-name="ce3">
            <text:p>8.611</text:p>
          </table:table-cell>
          <table:table-cell office:value-type="float" office:value="12.2" table:style-name="ce3">
            <text:p>12.200</text:p>
          </table:table-cell>
          <table:table-cell office:value-type="float" office:value="10.744" table:style-name="ce3">
            <text:p>10.744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1.341999999999999" table:style-name="ce3">
            <text:p>21.342</text:p>
          </table:table-cell>
          <table:table-cell office:value-type="float" office:value="19.805" table:style-name="ce3">
            <text:p>19.805</text:p>
          </table:table-cell>
          <table:table-cell office:value-type="float" office:value="18.975999999999999" table:style-name="ce3">
            <text:p>18.976</text:p>
          </table:table-cell>
          <table:table-cell office:value-type="float" office:value="18.539000000000001" table:style-name="ce3">
            <text:p>18.539</text:p>
          </table:table-cell>
          <table:table-cell office:value-type="float" office:value="18.515000000000001" table:style-name="ce3">
            <text:p>18.515</text:p>
          </table:table-cell>
          <table:table-cell office:value-type="float" office:value="18.791" table:style-name="ce3">
            <text:p>18.791</text:p>
          </table:table-cell>
          <table:table-cell office:value-type="float" office:value="20.161000000000001" table:style-name="ce3">
            <text:p>20.161</text:p>
          </table:table-cell>
          <table:table-cell office:value-type="float" office:value="23.111000000000001" table:style-name="ce3">
            <text:p>23.111</text:p>
          </table:table-cell>
          <table:table-cell office:value-type="float" office:value="23.143000000000001" table:style-name="ce3">
            <text:p>23.143</text:p>
          </table:table-cell>
          <table:table-cell office:value-type="float" office:value="24.38" table:style-name="ce3">
            <text:p>24.380</text:p>
          </table:table-cell>
          <table:table-cell office:value-type="float" office:value="24.347000000000001" table:style-name="ce3">
            <text:p>24.347</text:p>
          </table:table-cell>
          <table:table-cell office:value-type="float" office:value="24.411000000000001" table:style-name="ce3">
            <text:p>24.411</text:p>
          </table:table-cell>
          <table:table-cell office:value-type="float" office:value="23.748999999999999" table:style-name="ce3">
            <text:p>23.749</text:p>
          </table:table-cell>
          <table:table-cell office:value-type="float" office:value="23.225000000000001" table:style-name="ce3">
            <text:p>23.225</text:p>
          </table:table-cell>
          <table:table-cell office:value-type="float" office:value="23.635000000000002" table:style-name="ce3">
            <text:p>23.635</text:p>
          </table:table-cell>
          <table:table-cell office:value-type="float" office:value="23.576000000000001" table:style-name="ce3">
            <text:p>23.576</text:p>
          </table:table-cell>
          <table:table-cell office:value-type="float" office:value="23.823" table:style-name="ce3">
            <text:p>23.823</text:p>
          </table:table-cell>
          <table:table-cell office:value-type="float" office:value="24.541" table:style-name="ce3">
            <text:p>24.541</text:p>
          </table:table-cell>
          <table:table-cell office:value-type="float" office:value="26.477" table:style-name="ce3">
            <text:p>26.477</text:p>
          </table:table-cell>
          <table:table-cell office:value-type="float" office:value="27.155999999999999" table:style-name="ce3">
            <text:p>27.156</text:p>
          </table:table-cell>
          <table:table-cell office:value-type="float" office:value="27.096" table:style-name="ce3">
            <text:p>27.096</text:p>
          </table:table-cell>
          <table:table-cell office:value-type="float" office:value="25.937000000000001" table:style-name="ce3">
            <text:p>25.937</text:p>
          </table:table-cell>
          <table:table-cell office:value-type="float" office:value="27.216000000000001" table:style-name="ce3">
            <text:p>27.216</text:p>
          </table:table-cell>
          <table:table-cell office:value-type="float" office:value="23.966999999999999" table:style-name="ce3">
            <text:p>23.967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8.215" table:style-name="ce3">
            <text:p>18.215</text:p>
          </table:table-cell>
          <table:table-cell office:value-type="float" office:value="16.902999999999999" table:style-name="ce3">
            <text:p>16.903</text:p>
          </table:table-cell>
          <table:table-cell office:value-type="float" office:value="16.195" table:style-name="ce3">
            <text:p>16.195</text:p>
          </table:table-cell>
          <table:table-cell office:value-type="float" office:value="15.821999999999999" table:style-name="ce3">
            <text:p>15.822</text:p>
          </table:table-cell>
          <table:table-cell office:value-type="float" office:value="15.802" table:style-name="ce3">
            <text:p>15.802</text:p>
          </table:table-cell>
          <table:table-cell office:value-type="float" office:value="16.036999999999999" table:style-name="ce3">
            <text:p>16.037</text:p>
          </table:table-cell>
          <table:table-cell office:value-type="float" office:value="17.207000000000001" table:style-name="ce3">
            <text:p>17.207</text:p>
          </table:table-cell>
          <table:table-cell office:value-type="float" office:value="19.724" table:style-name="ce3">
            <text:p>19.724</text:p>
          </table:table-cell>
          <table:table-cell office:value-type="float" office:value="45.451999999999998" table:style-name="ce3">
            <text:p>45.452</text:p>
          </table:table-cell>
          <table:table-cell office:value-type="float" office:value="47.881999999999998" table:style-name="ce3">
            <text:p>47.882</text:p>
          </table:table-cell>
          <table:table-cell office:value-type="float" office:value="47.817" table:style-name="ce3">
            <text:p>47.817</text:p>
          </table:table-cell>
          <table:table-cell office:value-type="float" office:value="47.944000000000003" table:style-name="ce3">
            <text:p>47.944</text:p>
          </table:table-cell>
          <table:table-cell office:value-type="float" office:value="46.643999999999998" table:style-name="ce3">
            <text:p>46.644</text:p>
          </table:table-cell>
          <table:table-cell office:value-type="float" office:value="45.613999999999997" table:style-name="ce3">
            <text:p>45.614</text:p>
          </table:table-cell>
          <table:table-cell office:value-type="float" office:value="46.417999999999999" table:style-name="ce3">
            <text:p>46.418</text:p>
          </table:table-cell>
          <table:table-cell office:value-type="float" office:value="46.304000000000002" table:style-name="ce3">
            <text:p>46.304</text:p>
          </table:table-cell>
          <table:table-cell office:value-type="float" office:value="46.787999999999997" table:style-name="ce3">
            <text:p>46.788</text:p>
          </table:table-cell>
          <table:table-cell office:value-type="float" office:value="48.198" table:style-name="ce3">
            <text:p>48.198</text:p>
          </table:table-cell>
          <table:table-cell office:value-type="float" office:value="52.000999999999998" table:style-name="ce3">
            <text:p>52.001</text:p>
          </table:table-cell>
          <table:table-cell office:value-type="float" office:value="53.335000000000001" table:style-name="ce3">
            <text:p>53.335</text:p>
          </table:table-cell>
          <table:table-cell office:value-type="float" office:value="53.216999999999999" table:style-name="ce3">
            <text:p>53.217</text:p>
          </table:table-cell>
          <table:table-cell office:value-type="float" office:value="50.941000000000003" table:style-name="ce3">
            <text:p>50.941</text:p>
          </table:table-cell>
          <table:table-cell office:value-type="float" office:value="23.228000000000002" table:style-name="ce3">
            <text:p>23.228</text:p>
          </table:table-cell>
          <table:table-cell office:value-type="float" office:value="20.454000000000001" table:style-name="ce3">
            <text:p>20.454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1.029000000000003" table:style-name="ce3">
            <text:p>41.029</text:p>
          </table:table-cell>
          <table:table-cell office:value-type="float" office:value="38.073999999999998" table:style-name="ce3">
            <text:p>38.074</text:p>
          </table:table-cell>
          <table:table-cell office:value-type="float" office:value="36.478999999999999" table:style-name="ce3">
            <text:p>36.479</text:p>
          </table:table-cell>
          <table:table-cell office:value-type="float" office:value="35.639000000000003" table:style-name="ce3">
            <text:p>35.639</text:p>
          </table:table-cell>
          <table:table-cell office:value-type="float" office:value="35.594000000000001" table:style-name="ce3">
            <text:p>35.594</text:p>
          </table:table-cell>
          <table:table-cell office:value-type="float" office:value="36.124000000000002" table:style-name="ce3">
            <text:p>36.124</text:p>
          </table:table-cell>
          <table:table-cell office:value-type="float" office:value="38.758000000000003" table:style-name="ce3">
            <text:p>38.758</text:p>
          </table:table-cell>
          <table:table-cell office:value-type="float" office:value="44.429000000000002" table:style-name="ce3">
            <text:p>44.429</text:p>
          </table:table-cell>
          <table:table-cell office:value-type="float" office:value="42.396999999999998" table:style-name="ce3">
            <text:p>42.397</text:p>
          </table:table-cell>
          <table:table-cell office:value-type="float" office:value="44.664000000000001" table:style-name="ce3">
            <text:p>44.664</text:p>
          </table:table-cell>
          <table:table-cell office:value-type="float" office:value="44.603000000000002" table:style-name="ce3">
            <text:p>44.603</text:p>
          </table:table-cell>
          <table:table-cell office:value-type="float" office:value="44.720999999999997" table:style-name="ce3">
            <text:p>44.721</text:p>
          </table:table-cell>
          <table:table-cell office:value-type="float" office:value="43.509" table:style-name="ce3">
            <text:p>43.509</text:p>
          </table:table-cell>
          <table:table-cell office:value-type="float" office:value="42.548999999999999" table:style-name="ce3">
            <text:p>42.549</text:p>
          </table:table-cell>
          <table:table-cell office:value-type="float" office:value="43.298999999999999" table:style-name="ce3">
            <text:p>43.299</text:p>
          </table:table-cell>
          <table:table-cell office:value-type="float" office:value="43.192" table:style-name="ce3">
            <text:p>43.192</text:p>
          </table:table-cell>
          <table:table-cell office:value-type="float" office:value="43.643999999999998" table:style-name="ce3">
            <text:p>43.644</text:p>
          </table:table-cell>
          <table:table-cell office:value-type="float" office:value="44.957999999999998" table:style-name="ce3">
            <text:p>44.958</text:p>
          </table:table-cell>
          <table:table-cell office:value-type="float" office:value="48.506" table:style-name="ce3">
            <text:p>48.506</text:p>
          </table:table-cell>
          <table:table-cell office:value-type="float" office:value="49.750999999999998" table:style-name="ce3">
            <text:p>49.751</text:p>
          </table:table-cell>
          <table:table-cell office:value-type="float" office:value="49.64" table:style-name="ce3">
            <text:p>49.640</text:p>
          </table:table-cell>
          <table:table-cell office:value-type="float" office:value="47.517000000000003" table:style-name="ce3">
            <text:p>47.517</text:p>
          </table:table-cell>
          <table:table-cell office:value-type="float" office:value="52.320999999999998" table:style-name="ce3">
            <text:p>52.321</text:p>
          </table:table-cell>
          <table:table-cell office:value-type="float" office:value="46.073999999999998" table:style-name="ce3">
            <text:p>46.074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9.501999999999999" table:style-name="ce3">
            <text:p>19.502</text:p>
          </table:table-cell>
          <table:table-cell office:value-type="float" office:value="18.097999999999999" table:style-name="ce3">
            <text:p>18.098</text:p>
          </table:table-cell>
          <table:table-cell office:value-type="float" office:value="17.34" table:style-name="ce3">
            <text:p>17.340</text:p>
          </table:table-cell>
          <table:table-cell office:value-type="float" office:value="16.940999999999999" table:style-name="ce3">
            <text:p>16.941</text:p>
          </table:table-cell>
          <table:table-cell office:value-type="float" office:value="16.919" table:style-name="ce3">
            <text:p>16.919</text:p>
          </table:table-cell>
          <table:table-cell office:value-type="float" office:value="17.170999999999999" table:style-name="ce3">
            <text:p>17.171</text:p>
          </table:table-cell>
          <table:table-cell office:value-type="float" office:value="18.422999999999998" table:style-name="ce3">
            <text:p>18.423</text:p>
          </table:table-cell>
          <table:table-cell office:value-type="float" office:value="21.119" table:style-name="ce3">
            <text:p>21.119</text:p>
          </table:table-cell>
          <table:table-cell office:value-type="float" office:value="25.457000000000001" table:style-name="ce3">
            <text:p>25.457</text:p>
          </table:table-cell>
          <table:table-cell office:value-type="float" office:value="26.818000000000001" table:style-name="ce3">
            <text:p>26.818</text:p>
          </table:table-cell>
          <table:table-cell office:value-type="float" office:value="26.780999999999999" table:style-name="ce3">
            <text:p>26.781</text:p>
          </table:table-cell>
          <table:table-cell office:value-type="float" office:value="26.852" table:style-name="ce3">
            <text:p>26.852</text:p>
          </table:table-cell>
          <table:table-cell office:value-type="float" office:value="26.123999999999999" table:style-name="ce3">
            <text:p>26.124</text:p>
          </table:table-cell>
          <table:table-cell office:value-type="float" office:value="25.547999999999998" table:style-name="ce3">
            <text:p>25.548</text:p>
          </table:table-cell>
          <table:table-cell office:value-type="float" office:value="25.998000000000001" table:style-name="ce3">
            <text:p>25.998</text:p>
          </table:table-cell>
          <table:table-cell office:value-type="float" office:value="25.934000000000001" table:style-name="ce3">
            <text:p>25.934</text:p>
          </table:table-cell>
          <table:table-cell office:value-type="float" office:value="26.204999999999998" table:style-name="ce3">
            <text:p>26.205</text:p>
          </table:table-cell>
          <table:table-cell office:value-type="float" office:value="26.995000000000001" table:style-name="ce3">
            <text:p>26.995</text:p>
          </table:table-cell>
          <table:table-cell office:value-type="float" office:value="29.125" table:style-name="ce3">
            <text:p>29.125</text:p>
          </table:table-cell>
          <table:table-cell office:value-type="float" office:value="29.872" table:style-name="ce3">
            <text:p>29.872</text:p>
          </table:table-cell>
          <table:table-cell office:value-type="float" office:value="29.806000000000001" table:style-name="ce3">
            <text:p>29.806</text:p>
          </table:table-cell>
          <table:table-cell office:value-type="float" office:value="28.530999999999999" table:style-name="ce3">
            <text:p>28.531</text:p>
          </table:table-cell>
          <table:table-cell office:value-type="float" office:value="24.87" table:style-name="ce3">
            <text:p>24.870</text:p>
          </table:table-cell>
          <table:table-cell office:value-type="float" office:value="21.901" table:style-name="ce3">
            <text:p>21.901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9.622" table:style-name="ce3">
            <text:p>29.622</text:p>
          </table:table-cell>
          <table:table-cell office:value-type="float" office:value="27.488" table:style-name="ce3">
            <text:p>27.488</text:p>
          </table:table-cell>
          <table:table-cell office:value-type="float" office:value="26.337" table:style-name="ce3">
            <text:p>26.337</text:p>
          </table:table-cell>
          <table:table-cell office:value-type="float" office:value="25.731000000000002" table:style-name="ce3">
            <text:p>25.731</text:p>
          </table:table-cell>
          <table:table-cell office:value-type="float" office:value="25.698" table:style-name="ce3">
            <text:p>25.698</text:p>
          </table:table-cell>
          <table:table-cell office:value-type="float" office:value="26.08" table:style-name="ce3">
            <text:p>26.080</text:p>
          </table:table-cell>
          <table:table-cell office:value-type="float" office:value="27.981999999999999" table:style-name="ce3">
            <text:p>27.982</text:p>
          </table:table-cell>
          <table:table-cell office:value-type="float" office:value="32.076999999999998" table:style-name="ce3">
            <text:p>32.077</text:p>
          </table:table-cell>
          <table:table-cell office:value-type="float" office:value="45.082000000000001" table:style-name="ce3">
            <text:p>45.082</text:p>
          </table:table-cell>
          <table:table-cell office:value-type="float" office:value="47.491999999999997" table:style-name="ce3">
            <text:p>47.492</text:p>
          </table:table-cell>
          <table:table-cell office:value-type="float" office:value="47.427" table:style-name="ce3">
            <text:p>47.427</text:p>
          </table:table-cell>
          <table:table-cell office:value-type="float" office:value="47.552999999999997" table:style-name="ce3">
            <text:p>47.553</text:p>
          </table:table-cell>
          <table:table-cell office:value-type="float" office:value="46.264000000000003" table:style-name="ce3">
            <text:p>46.264</text:p>
          </table:table-cell>
          <table:table-cell office:value-type="float" office:value="45.243000000000002" table:style-name="ce3">
            <text:p>45.243</text:p>
          </table:table-cell>
          <table:table-cell office:value-type="float" office:value="46.04" table:style-name="ce3">
            <text:p>46.040</text:p>
          </table:table-cell>
          <table:table-cell office:value-type="float" office:value="45.927" table:style-name="ce3">
            <text:p>45.927</text:p>
          </table:table-cell>
          <table:table-cell office:value-type="float" office:value="46.406999999999996" table:style-name="ce3">
            <text:p>46.407</text:p>
          </table:table-cell>
          <table:table-cell office:value-type="float" office:value="47.805" table:style-name="ce3">
            <text:p>47.805</text:p>
          </table:table-cell>
          <table:table-cell office:value-type="float" office:value="51.578000000000003" table:style-name="ce3">
            <text:p>51.578</text:p>
          </table:table-cell>
          <table:table-cell office:value-type="float" office:value="52.901000000000003" table:style-name="ce3">
            <text:p>52.901</text:p>
          </table:table-cell>
          <table:table-cell office:value-type="float" office:value="52.783000000000001" table:style-name="ce3">
            <text:p>52.783</text:p>
          </table:table-cell>
          <table:table-cell office:value-type="float" office:value="50.526000000000003" table:style-name="ce3">
            <text:p>50.526</text:p>
          </table:table-cell>
          <table:table-cell office:value-type="float" office:value="37.774999999999999" table:style-name="ce3">
            <text:p>37.775</text:p>
          </table:table-cell>
          <table:table-cell office:value-type="float" office:value="33.264000000000003" table:style-name="ce3">
            <text:p>33.264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6.4390000000000001" table:style-name="ce3">
            <text:p>6.439</text:p>
          </table:table-cell>
          <table:table-cell office:value-type="float" office:value="5.976" table:style-name="ce3">
            <text:p>5.976</text:p>
          </table:table-cell>
          <table:table-cell office:value-type="float" office:value="5.7249999999999996" table:style-name="ce3">
            <text:p>5.725</text:p>
          </table:table-cell>
          <table:table-cell office:value-type="float" office:value="5.5940000000000003" table:style-name="ce3">
            <text:p>5.594</text:p>
          </table:table-cell>
          <table:table-cell office:value-type="float" office:value="5.5869999999999997" table:style-name="ce3">
            <text:p>5.587</text:p>
          </table:table-cell>
          <table:table-cell office:value-type="float" office:value="5.67" table:style-name="ce3">
            <text:p>5.670</text:p>
          </table:table-cell>
          <table:table-cell office:value-type="float" office:value="6.0830000000000002" table:style-name="ce3">
            <text:p>6.083</text:p>
          </table:table-cell>
          <table:table-cell office:value-type="float" office:value="6.9729999999999999" table:style-name="ce3">
            <text:p>6.973</text:p>
          </table:table-cell>
          <table:table-cell office:value-type="float" office:value="8.1460000000000008" table:style-name="ce3">
            <text:p>8.146</text:p>
          </table:table-cell>
          <table:table-cell office:value-type="float" office:value="8.5820000000000007" table:style-name="ce3">
            <text:p>8.582</text:p>
          </table:table-cell>
          <table:table-cell office:value-type="float" office:value="8.57" table:style-name="ce3">
            <text:p>8.570</text:p>
          </table:table-cell>
          <table:table-cell office:value-type="float" office:value="8.593" table:style-name="ce3">
            <text:p>8.593</text:p>
          </table:table-cell>
          <table:table-cell office:value-type="float" office:value="8.36" table:style-name="ce3">
            <text:p>8.360</text:p>
          </table:table-cell>
          <table:table-cell office:value-type="float" office:value="8.1750000000000007" table:style-name="ce3">
            <text:p>8.175</text:p>
          </table:table-cell>
          <table:table-cell office:value-type="float" office:value="8.3190000000000008" table:style-name="ce3">
            <text:p>8.319</text:p>
          </table:table-cell>
          <table:table-cell office:value-type="float" office:value="8.2989999999999995" table:style-name="ce3">
            <text:p>8.299</text:p>
          </table:table-cell>
          <table:table-cell office:value-type="float" office:value="8.3859999999999992" table:style-name="ce3">
            <text:p>8.386</text:p>
          </table:table-cell>
          <table:table-cell office:value-type="float" office:value="8.6379999999999999" table:style-name="ce3">
            <text:p>8.638</text:p>
          </table:table-cell>
          <table:table-cell office:value-type="float" office:value="9.32" table:style-name="ce3">
            <text:p>9.320</text:p>
          </table:table-cell>
          <table:table-cell office:value-type="float" office:value="9.5589999999999993" table:style-name="ce3">
            <text:p>9.559</text:p>
          </table:table-cell>
          <table:table-cell office:value-type="float" office:value="9.5380000000000003" table:style-name="ce3">
            <text:p>9.538</text:p>
          </table:table-cell>
          <table:table-cell office:value-type="float" office:value="9.1300000000000008" table:style-name="ce3">
            <text:p>9.130</text:p>
          </table:table-cell>
          <table:table-cell office:value-type="float" office:value="8.2119999999999997" table:style-name="ce3">
            <text:p>8.212</text:p>
          </table:table-cell>
          <table:table-cell office:value-type="float" office:value="7.2309999999999999" table:style-name="ce3">
            <text:p>7.231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5.39" table:style-name="ce3">
            <text:p>25.390</text:p>
          </table:table-cell>
          <table:table-cell office:value-type="float" office:value="23.561" table:style-name="ce3">
            <text:p>23.561</text:p>
          </table:table-cell>
          <table:table-cell office:value-type="float" office:value="22.574999999999999" table:style-name="ce3">
            <text:p>22.575</text:p>
          </table:table-cell>
          <table:table-cell office:value-type="float" office:value="22.055" table:style-name="ce3">
            <text:p>22.055</text:p>
          </table:table-cell>
          <table:table-cell office:value-type="float" office:value="22.027000000000001" table:style-name="ce3">
            <text:p>22.027</text:p>
          </table:table-cell>
          <table:table-cell office:value-type="float" office:value="22.355" table:style-name="ce3">
            <text:p>22.355</text:p>
          </table:table-cell>
          <table:table-cell office:value-type="float" office:value="23.984999999999999" table:style-name="ce3">
            <text:p>23.985</text:p>
          </table:table-cell>
          <table:table-cell office:value-type="float" office:value="27.494" table:style-name="ce3">
            <text:p>27.494</text:p>
          </table:table-cell>
          <table:table-cell office:value-type="float" office:value="36.01" table:style-name="ce3">
            <text:p>36.010</text:p>
          </table:table-cell>
          <table:table-cell office:value-type="float" office:value="37.935000000000002" table:style-name="ce3">
            <text:p>37.935</text:p>
          </table:table-cell>
          <table:table-cell office:value-type="float" office:value="37.883000000000003" table:style-name="ce3">
            <text:p>37.883</text:p>
          </table:table-cell>
          <table:table-cell office:value-type="float" office:value="37.984000000000002" table:style-name="ce3">
            <text:p>37.984</text:p>
          </table:table-cell>
          <table:table-cell office:value-type="float" office:value="36.954000000000001" table:style-name="ce3">
            <text:p>36.954</text:p>
          </table:table-cell>
          <table:table-cell office:value-type="float" office:value="36.137999999999998" table:style-name="ce3">
            <text:p>36.138</text:p>
          </table:table-cell>
          <table:table-cell office:value-type="float" office:value="36.776000000000003" table:style-name="ce3">
            <text:p>36.776</text:p>
          </table:table-cell>
          <table:table-cell office:value-type="float" office:value="36.685000000000002" table:style-name="ce3">
            <text:p>36.685</text:p>
          </table:table-cell>
          <table:table-cell office:value-type="float" office:value="37.067999999999998" table:style-name="ce3">
            <text:p>37.068</text:p>
          </table:table-cell>
          <table:table-cell office:value-type="float" office:value="38.185000000000002" table:style-name="ce3">
            <text:p>38.185</text:p>
          </table:table-cell>
          <table:table-cell office:value-type="float" office:value="41.198999999999998" table:style-name="ce3">
            <text:p>41.199</text:p>
          </table:table-cell>
          <table:table-cell office:value-type="float" office:value="42.255000000000003" table:style-name="ce3">
            <text:p>42.255</text:p>
          </table:table-cell>
          <table:table-cell office:value-type="float" office:value="42.161999999999999" table:style-name="ce3">
            <text:p>42.162</text:p>
          </table:table-cell>
          <table:table-cell office:value-type="float" office:value="40.359000000000002" table:style-name="ce3">
            <text:p>40.359</text:p>
          </table:table-cell>
          <table:table-cell office:value-type="float" office:value="32.378" table:style-name="ce3">
            <text:p>32.378</text:p>
          </table:table-cell>
          <table:table-cell office:value-type="float" office:value="28.512" table:style-name="ce3">
            <text:p>28.512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1.039" table:style-name="ce3">
            <text:p>11.039</text:p>
          </table:table-cell>
          <table:table-cell office:value-type="float" office:value="10.244" table:style-name="ce3">
            <text:p>10.244</text:p>
          </table:table-cell>
          <table:table-cell office:value-type="float" office:value="9.8149999999999995" table:style-name="ce3">
            <text:p>9.815</text:p>
          </table:table-cell>
          <table:table-cell office:value-type="float" office:value="9.5890000000000004" table:style-name="ce3">
            <text:p>9.589</text:p>
          </table:table-cell>
          <table:table-cell office:value-type="float" office:value="9.577" table:style-name="ce3">
            <text:p>9.577</text:p>
          </table:table-cell>
          <table:table-cell office:value-type="float" office:value="9.7189999999999994" table:style-name="ce3">
            <text:p>9.719</text:p>
          </table:table-cell>
          <table:table-cell office:value-type="float" office:value="10.428000000000001" table:style-name="ce3">
            <text:p>10.428</text:p>
          </table:table-cell>
          <table:table-cell office:value-type="float" office:value="11.954000000000001" table:style-name="ce3">
            <text:p>11.954</text:p>
          </table:table-cell>
          <table:table-cell office:value-type="float" office:value="11.108000000000001" table:style-name="ce3">
            <text:p>11.108</text:p>
          </table:table-cell>
          <table:table-cell office:value-type="float" office:value="11.702" table:style-name="ce3">
            <text:p>11.702</text:p>
          </table:table-cell>
          <table:table-cell office:value-type="float" office:value="11.686" table:style-name="ce3">
            <text:p>11.686</text:p>
          </table:table-cell>
          <table:table-cell office:value-type="float" office:value="11.717000000000001" table:style-name="ce3">
            <text:p>11.717</text:p>
          </table:table-cell>
          <table:table-cell office:value-type="float" office:value="11.4" table:style-name="ce3">
            <text:p>11.400</text:p>
          </table:table-cell>
          <table:table-cell office:value-type="float" office:value="11.148" table:style-name="ce3">
            <text:p>11.148</text:p>
          </table:table-cell>
          <table:table-cell office:value-type="float" office:value="11.345000000000001" table:style-name="ce3">
            <text:p>11.345</text:p>
          </table:table-cell>
          <table:table-cell office:value-type="float" office:value="11.317" table:style-name="ce3">
            <text:p>11.317</text:p>
          </table:table-cell>
          <table:table-cell office:value-type="float" office:value="11.435" table:style-name="ce3">
            <text:p>11.435</text:p>
          </table:table-cell>
          <table:table-cell office:value-type="float" office:value="11.779" table:style-name="ce3">
            <text:p>11.779</text:p>
          </table:table-cell>
          <table:table-cell office:value-type="float" office:value="12.709" table:style-name="ce3">
            <text:p>12.709</text:p>
          </table:table-cell>
          <table:table-cell office:value-type="float" office:value="13.035" table:style-name="ce3">
            <text:p>13.035</text:p>
          </table:table-cell>
          <table:table-cell office:value-type="float" office:value="13.006" table:style-name="ce3">
            <text:p>13.006</text:p>
          </table:table-cell>
          <table:table-cell office:value-type="float" office:value="12.45" table:style-name="ce3">
            <text:p>12.450</text:p>
          </table:table-cell>
          <table:table-cell office:value-type="float" office:value="14.077" table:style-name="ce3">
            <text:p>14.077</text:p>
          </table:table-cell>
          <table:table-cell office:value-type="float" office:value="12.397" table:style-name="ce3">
            <text:p>12.397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1.223000000000001" table:style-name="ce3">
            <text:p>11.223</text:p>
          </table:table-cell>
          <table:table-cell office:value-type="float" office:value="10.414999999999999" table:style-name="ce3">
            <text:p>10.415</text:p>
          </table:table-cell>
          <table:table-cell office:value-type="float" office:value="9.9789999999999992" table:style-name="ce3">
            <text:p>9.979</text:p>
          </table:table-cell>
          <table:table-cell office:value-type="float" office:value="9.7490000000000006" table:style-name="ce3">
            <text:p>9.749</text:p>
          </table:table-cell>
          <table:table-cell office:value-type="float" office:value="9.7360000000000007" table:style-name="ce3">
            <text:p>9.736</text:p>
          </table:table-cell>
          <table:table-cell office:value-type="float" office:value="9.8810000000000002" table:style-name="ce3">
            <text:p>9.881</text:p>
          </table:table-cell>
          <table:table-cell office:value-type="float" office:value="10.602" table:style-name="ce3">
            <text:p>10.602</text:p>
          </table:table-cell>
          <table:table-cell office:value-type="float" office:value="12.153" table:style-name="ce3">
            <text:p>12.153</text:p>
          </table:table-cell>
          <table:table-cell office:value-type="float" office:value="13.608000000000001" table:style-name="ce3">
            <text:p>13.608</text:p>
          </table:table-cell>
          <table:table-cell office:value-type="float" office:value="14.335000000000001" table:style-name="ce3">
            <text:p>14.335</text:p>
          </table:table-cell>
          <table:table-cell office:value-type="float" office:value="14.316000000000001" table:style-name="ce3">
            <text:p>14.316</text:p>
          </table:table-cell>
          <table:table-cell office:value-type="float" office:value="14.353999999999999" table:style-name="ce3">
            <text:p>14.354</text:p>
          </table:table-cell>
          <table:table-cell office:value-type="float" office:value="13.965" table:style-name="ce3">
            <text:p>13.965</text:p>
          </table:table-cell>
          <table:table-cell office:value-type="float" office:value="13.656000000000001" table:style-name="ce3">
            <text:p>13.656</text:p>
          </table:table-cell>
          <table:table-cell office:value-type="float" office:value="13.897" table:style-name="ce3">
            <text:p>13.897</text:p>
          </table:table-cell>
          <table:table-cell office:value-type="float" office:value="13.863" table:style-name="ce3">
            <text:p>13.863</text:p>
          </table:table-cell>
          <table:table-cell office:value-type="float" office:value="14.007999999999999" table:style-name="ce3">
            <text:p>14.008</text:p>
          </table:table-cell>
          <table:table-cell office:value-type="float" office:value="14.43" table:style-name="ce3">
            <text:p>14.430</text:p>
          </table:table-cell>
          <table:table-cell office:value-type="float" office:value="15.569000000000001" table:style-name="ce3">
            <text:p>15.569</text:p>
          </table:table-cell>
          <table:table-cell office:value-type="float" office:value="15.968" table:style-name="ce3">
            <text:p>15.968</text:p>
          </table:table-cell>
          <table:table-cell office:value-type="float" office:value="15.933" table:style-name="ce3">
            <text:p>15.933</text:p>
          </table:table-cell>
          <table:table-cell office:value-type="float" office:value="15.250999999999999" table:style-name="ce3">
            <text:p>15.251</text:p>
          </table:table-cell>
          <table:table-cell office:value-type="float" office:value="14.311999999999999" table:style-name="ce3">
            <text:p>14.312</text:p>
          </table:table-cell>
          <table:table-cell office:value-type="float" office:value="12.603" table:style-name="ce3">
            <text:p>12.603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9.686" table:style-name="ce3">
            <text:p>19.686</text:p>
          </table:table-cell>
          <table:table-cell office:value-type="float" office:value="18.268999999999998" table:style-name="ce3">
            <text:p>18.269</text:p>
          </table:table-cell>
          <table:table-cell office:value-type="float" office:value="17.503" table:style-name="ce3">
            <text:p>17.503</text:p>
          </table:table-cell>
          <table:table-cell office:value-type="float" office:value="17.100000000000001" table:style-name="ce3">
            <text:p>17.100</text:p>
          </table:table-cell>
          <table:table-cell office:value-type="float" office:value="17.079000000000001" table:style-name="ce3">
            <text:p>17.079</text:p>
          </table:table-cell>
          <table:table-cell office:value-type="float" office:value="17.332999999999998" table:style-name="ce3">
            <text:p>17.333</text:p>
          </table:table-cell>
          <table:table-cell office:value-type="float" office:value="18.597000000000001" table:style-name="ce3">
            <text:p>18.597</text:p>
          </table:table-cell>
          <table:table-cell office:value-type="float" office:value="21.318000000000001" table:style-name="ce3">
            <text:p>21.318</text:p>
          </table:table-cell>
          <table:table-cell office:value-type="float" office:value="23.513000000000002" table:style-name="ce3">
            <text:p>23.513</text:p>
          </table:table-cell>
          <table:table-cell office:value-type="float" office:value="24.77" table:style-name="ce3">
            <text:p>24.770</text:p>
          </table:table-cell>
          <table:table-cell office:value-type="float" office:value="24.736000000000001" table:style-name="ce3">
            <text:p>24.736</text:p>
          </table:table-cell>
          <table:table-cell office:value-type="float" office:value="24.802" table:style-name="ce3">
            <text:p>24.802</text:p>
          </table:table-cell>
          <table:table-cell office:value-type="float" office:value="24.129000000000001" table:style-name="ce3">
            <text:p>24.129</text:p>
          </table:table-cell>
          <table:table-cell office:value-type="float" office:value="23.597000000000001" table:style-name="ce3">
            <text:p>23.597</text:p>
          </table:table-cell>
          <table:table-cell office:value-type="float" office:value="24.013000000000002" table:style-name="ce3">
            <text:p>24.013</text:p>
          </table:table-cell>
          <table:table-cell office:value-type="float" office:value="23.954000000000001" table:style-name="ce3">
            <text:p>23.954</text:p>
          </table:table-cell>
          <table:table-cell office:value-type="float" office:value="24.204000000000001" table:style-name="ce3">
            <text:p>24.204</text:p>
          </table:table-cell>
          <table:table-cell office:value-type="float" office:value="24.933" table:style-name="ce3">
            <text:p>24.933</text:p>
          </table:table-cell>
          <table:table-cell office:value-type="float" office:value="26.901" table:style-name="ce3">
            <text:p>26.901</text:p>
          </table:table-cell>
          <table:table-cell office:value-type="float" office:value="27.591000000000001" table:style-name="ce3">
            <text:p>27.591</text:p>
          </table:table-cell>
          <table:table-cell office:value-type="float" office:value="27.53" table:style-name="ce3">
            <text:p>27.530</text:p>
          </table:table-cell>
          <table:table-cell office:value-type="float" office:value="26.352" table:style-name="ce3">
            <text:p>26.352</text:p>
          </table:table-cell>
          <table:table-cell office:value-type="float" office:value="25.105" table:style-name="ce3">
            <text:p>25.105</text:p>
          </table:table-cell>
          <table:table-cell office:value-type="float" office:value="22.106999999999999" table:style-name="ce3">
            <text:p>22.107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2.869" table:style-name="ce3">
            <text:p>42.869</text:p>
          </table:table-cell>
          <table:table-cell office:value-type="float" office:value="39.780999999999999" table:style-name="ce3">
            <text:p>39.781</text:p>
          </table:table-cell>
          <table:table-cell office:value-type="float" office:value="38.115000000000002" table:style-name="ce3">
            <text:p>38.115</text:p>
          </table:table-cell>
          <table:table-cell office:value-type="float" office:value="37.238" table:style-name="ce3">
            <text:p>37.238</text:p>
          </table:table-cell>
          <table:table-cell office:value-type="float" office:value="37.19" table:style-name="ce3">
            <text:p>37.190</text:p>
          </table:table-cell>
          <table:table-cell office:value-type="float" office:value="37.744" table:style-name="ce3">
            <text:p>37.744</text:p>
          </table:table-cell>
          <table:table-cell office:value-type="float" office:value="40.496000000000002" table:style-name="ce3">
            <text:p>40.496</text:p>
          </table:table-cell>
          <table:table-cell office:value-type="float" office:value="46.420999999999999" table:style-name="ce3">
            <text:p>46.421</text:p>
          </table:table-cell>
          <table:table-cell office:value-type="float" office:value="59.984999999999999" table:style-name="ce3">
            <text:p>59.985</text:p>
          </table:table-cell>
          <table:table-cell office:value-type="float" office:value="63.192999999999998" table:style-name="ce3">
            <text:p>63.193</text:p>
          </table:table-cell>
          <table:table-cell office:value-type="float" office:value="63.106000000000002" table:style-name="ce3">
            <text:p>63.106</text:p>
          </table:table-cell>
          <table:table-cell office:value-type="float" office:value="63.274000000000001" table:style-name="ce3">
            <text:p>63.274</text:p>
          </table:table-cell>
          <table:table-cell office:value-type="float" office:value="61.558" table:style-name="ce3">
            <text:p>61.558</text:p>
          </table:table-cell>
          <table:table-cell office:value-type="float" office:value="60.2" table:style-name="ce3">
            <text:p>60.200</text:p>
          </table:table-cell>
          <table:table-cell office:value-type="float" office:value="61.261000000000003" table:style-name="ce3">
            <text:p>61.261</text:p>
          </table:table-cell>
          <table:table-cell office:value-type="float" office:value="61.11" table:style-name="ce3">
            <text:p>61.110</text:p>
          </table:table-cell>
          <table:table-cell office:value-type="float" office:value="61.749000000000002" table:style-name="ce3">
            <text:p>61.749</text:p>
          </table:table-cell>
          <table:table-cell office:value-type="float" office:value="63.609000000000002" table:style-name="ce3">
            <text:p>63.609</text:p>
          </table:table-cell>
          <table:table-cell office:value-type="float" office:value="68.629000000000005" table:style-name="ce3">
            <text:p>68.629</text:p>
          </table:table-cell>
          <table:table-cell office:value-type="float" office:value="70.39" table:style-name="ce3">
            <text:p>70.390</text:p>
          </table:table-cell>
          <table:table-cell office:value-type="float" office:value="70.233000000000004" table:style-name="ce3">
            <text:p>70.233</text:p>
          </table:table-cell>
          <table:table-cell office:value-type="float" office:value="67.23" table:style-name="ce3">
            <text:p>67.230</text:p>
          </table:table-cell>
          <table:table-cell office:value-type="float" office:value="54.667999999999999" table:style-name="ce3">
            <text:p>54.668</text:p>
          </table:table-cell>
          <table:table-cell office:value-type="float" office:value="48.14" table:style-name="ce3">
            <text:p>48.140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5.140999999999998" table:style-name="ce3">
            <text:p>35.141</text:p>
          </table:table-cell>
          <table:table-cell office:value-type="float" office:value="32.61" table:style-name="ce3">
            <text:p>32.610</text:p>
          </table:table-cell>
          <table:table-cell office:value-type="float" office:value="31.245000000000001" table:style-name="ce3">
            <text:p>31.245</text:p>
          </table:table-cell>
          <table:table-cell office:value-type="float" office:value="30.524999999999999" table:style-name="ce3">
            <text:p>30.525</text:p>
          </table:table-cell>
          <table:table-cell office:value-type="float" office:value="30.486000000000001" table:style-name="ce3">
            <text:p>30.486</text:p>
          </table:table-cell>
          <table:table-cell office:value-type="float" office:value="30.94" table:style-name="ce3">
            <text:p>30.940</text:p>
          </table:table-cell>
          <table:table-cell office:value-type="float" office:value="33.195999999999998" table:style-name="ce3">
            <text:p>33.196</text:p>
          </table:table-cell>
          <table:table-cell office:value-type="float" office:value="38.052999999999997" table:style-name="ce3">
            <text:p>38.053</text:p>
          </table:table-cell>
          <table:table-cell office:value-type="float" office:value="26.753" table:style-name="ce3">
            <text:p>26.753</text:p>
          </table:table-cell>
          <table:table-cell office:value-type="float" office:value="28.183" table:style-name="ce3">
            <text:p>28.183</text:p>
          </table:table-cell>
          <table:table-cell office:value-type="float" office:value="28.145" table:style-name="ce3">
            <text:p>28.145</text:p>
          </table:table-cell>
          <table:table-cell office:value-type="float" office:value="28.219000000000001" table:style-name="ce3">
            <text:p>28.219</text:p>
          </table:table-cell>
          <table:table-cell office:value-type="float" office:value="27.454000000000001" table:style-name="ce3">
            <text:p>27.454</text:p>
          </table:table-cell>
          <table:table-cell office:value-type="float" office:value="26.847999999999999" table:style-name="ce3">
            <text:p>26.848</text:p>
          </table:table-cell>
          <table:table-cell office:value-type="float" office:value="27.321999999999999" table:style-name="ce3">
            <text:p>27.322</text:p>
          </table:table-cell>
          <table:table-cell office:value-type="float" office:value="27.254000000000001" table:style-name="ce3">
            <text:p>27.254</text:p>
          </table:table-cell>
          <table:table-cell office:value-type="float" office:value="27.539000000000001" table:style-name="ce3">
            <text:p>27.539</text:p>
          </table:table-cell>
          <table:table-cell office:value-type="float" office:value="28.369" table:style-name="ce3">
            <text:p>28.369</text:p>
          </table:table-cell>
          <table:table-cell office:value-type="float" office:value="30.608000000000001" table:style-name="ce3">
            <text:p>30.608</text:p>
          </table:table-cell>
          <table:table-cell office:value-type="float" office:value="31.393000000000001" table:style-name="ce3">
            <text:p>31.393</text:p>
          </table:table-cell>
          <table:table-cell office:value-type="float" office:value="31.323" table:style-name="ce3">
            <text:p>31.323</text:p>
          </table:table-cell>
          <table:table-cell office:value-type="float" office:value="29.984000000000002" table:style-name="ce3">
            <text:p>29.984</text:p>
          </table:table-cell>
          <table:table-cell office:value-type="float" office:value="44.813000000000002" table:style-name="ce3">
            <text:p>44.813</text:p>
          </table:table-cell>
          <table:table-cell office:value-type="float" office:value="39.462000000000003" table:style-name="ce3">
            <text:p>39.462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9.557000000000002" table:style-name="ce3">
            <text:p>39.557</text:p>
          </table:table-cell>
          <table:table-cell office:value-type="float" office:value="36.707999999999998" table:style-name="ce3">
            <text:p>36.708</text:p>
          </table:table-cell>
          <table:table-cell office:value-type="float" office:value="35.170999999999999" table:style-name="ce3">
            <text:p>35.171</text:p>
          </table:table-cell>
          <table:table-cell office:value-type="float" office:value="34.360999999999997" table:style-name="ce3">
            <text:p>34.361</text:p>
          </table:table-cell>
          <table:table-cell office:value-type="float" office:value="34.317" table:style-name="ce3">
            <text:p>34.317</text:p>
          </table:table-cell>
          <table:table-cell office:value-type="float" office:value="34.828000000000003" table:style-name="ce3">
            <text:p>34.828</text:p>
          </table:table-cell>
          <table:table-cell office:value-type="float" office:value="37.368000000000002" table:style-name="ce3">
            <text:p>37.368</text:p>
          </table:table-cell>
          <table:table-cell office:value-type="float" office:value="42.835000000000001" table:style-name="ce3">
            <text:p>42.835</text:p>
          </table:table-cell>
          <table:table-cell office:value-type="float" office:value="56.56" table:style-name="ce3">
            <text:p>56.560</text:p>
          </table:table-cell>
          <table:table-cell office:value-type="float" office:value="59.585000000000001" table:style-name="ce3">
            <text:p>59.585</text:p>
          </table:table-cell>
          <table:table-cell office:value-type="float" office:value="59.503" table:style-name="ce3">
            <text:p>59.503</text:p>
          </table:table-cell>
          <table:table-cell office:value-type="float" office:value="59.661000000000001" table:style-name="ce3">
            <text:p>59.661</text:p>
          </table:table-cell>
          <table:table-cell office:value-type="float" office:value="58.042999999999999" table:style-name="ce3">
            <text:p>58.043</text:p>
          </table:table-cell>
          <table:table-cell office:value-type="float" office:value="56.762" table:style-name="ce3">
            <text:p>56.762</text:p>
          </table:table-cell>
          <table:table-cell office:value-type="float" office:value="57.762999999999998" table:style-name="ce3">
            <text:p>57.763</text:p>
          </table:table-cell>
          <table:table-cell office:value-type="float" office:value="57.621000000000002" table:style-name="ce3">
            <text:p>57.621</text:p>
          </table:table-cell>
          <table:table-cell office:value-type="float" office:value="58.222999999999999" table:style-name="ce3">
            <text:p>58.223</text:p>
          </table:table-cell>
          <table:table-cell office:value-type="float" office:value="59.976999999999997" table:style-name="ce3">
            <text:p>59.977</text:p>
          </table:table-cell>
          <table:table-cell office:value-type="float" office:value="64.709999999999994" table:style-name="ce3">
            <text:p>64.710</text:p>
          </table:table-cell>
          <table:table-cell office:value-type="float" office:value="66.37" table:style-name="ce3">
            <text:p>66.370</text:p>
          </table:table-cell>
          <table:table-cell office:value-type="float" office:value="66.222999999999999" table:style-name="ce3">
            <text:p>66.223</text:p>
          </table:table-cell>
          <table:table-cell office:value-type="float" office:value="63.390999999999998" table:style-name="ce3">
            <text:p>63.391</text:p>
          </table:table-cell>
          <table:table-cell office:value-type="float" office:value="50.444000000000003" table:style-name="ce3">
            <text:p>50.444</text:p>
          </table:table-cell>
          <table:table-cell office:value-type="float" office:value="44.420999999999999" table:style-name="ce3">
            <text:p>44.421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7.966000000000001" table:style-name="ce3">
            <text:p>27.966</text:p>
          </table:table-cell>
          <table:table-cell office:value-type="float" office:value="25.952000000000002" table:style-name="ce3">
            <text:p>25.952</text:p>
          </table:table-cell>
          <table:table-cell office:value-type="float" office:value="24.864999999999998" table:style-name="ce3">
            <text:p>24.865</text:p>
          </table:table-cell>
          <table:table-cell office:value-type="float" office:value="24.292000000000002" table:style-name="ce3">
            <text:p>24.292</text:p>
          </table:table-cell>
          <table:table-cell office:value-type="float" office:value="24.260999999999999" table:style-name="ce3">
            <text:p>24.261</text:p>
          </table:table-cell>
          <table:table-cell office:value-type="float" office:value="24.623000000000001" table:style-name="ce3">
            <text:p>24.623</text:p>
          </table:table-cell>
          <table:table-cell office:value-type="float" office:value="26.417999999999999" table:style-name="ce3">
            <text:p>26.418</text:p>
          </table:table-cell>
          <table:table-cell office:value-type="float" office:value="30.283000000000001" table:style-name="ce3">
            <text:p>30.283</text:p>
          </table:table-cell>
          <table:table-cell office:value-type="float" office:value="25.641999999999999" table:style-name="ce3">
            <text:p>25.642</text:p>
          </table:table-cell>
          <table:table-cell office:value-type="float" office:value="27.013000000000002" table:style-name="ce3">
            <text:p>27.013</text:p>
          </table:table-cell>
          <table:table-cell office:value-type="float" office:value="26.975999999999999" table:style-name="ce3">
            <text:p>26.976</text:p>
          </table:table-cell>
          <table:table-cell office:value-type="float" office:value="27.047999999999998" table:style-name="ce3">
            <text:p>27.048</text:p>
          </table:table-cell>
          <table:table-cell office:value-type="float" office:value="26.314" table:style-name="ce3">
            <text:p>26.314</text:p>
          </table:table-cell>
          <table:table-cell office:value-type="float" office:value="25.734000000000002" table:style-name="ce3">
            <text:p>25.734</text:p>
          </table:table-cell>
          <table:table-cell office:value-type="float" office:value="26.187000000000001" table:style-name="ce3">
            <text:p>26.187</text:p>
          </table:table-cell>
          <table:table-cell office:value-type="float" office:value="26.123000000000001" table:style-name="ce3">
            <text:p>26.123</text:p>
          </table:table-cell>
          <table:table-cell office:value-type="float" office:value="26.396000000000001" table:style-name="ce3">
            <text:p>26.396</text:p>
          </table:table-cell>
          <table:table-cell office:value-type="float" office:value="27.190999999999999" table:style-name="ce3">
            <text:p>27.191</text:p>
          </table:table-cell>
          <table:table-cell office:value-type="float" office:value="29.337" table:style-name="ce3">
            <text:p>29.337</text:p>
          </table:table-cell>
          <table:table-cell office:value-type="float" office:value="30.088999999999999" table:style-name="ce3">
            <text:p>30.089</text:p>
          </table:table-cell>
          <table:table-cell office:value-type="float" office:value="30.023" table:style-name="ce3">
            <text:p>30.023</text:p>
          </table:table-cell>
          <table:table-cell office:value-type="float" office:value="28.739000000000001" table:style-name="ce3">
            <text:p>28.739</text:p>
          </table:table-cell>
          <table:table-cell office:value-type="float" office:value="35.662999999999997" table:style-name="ce3">
            <text:p>35.663</text:p>
          </table:table-cell>
          <table:table-cell office:value-type="float" office:value="31.405000000000001" table:style-name="ce3">
            <text:p>31.405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.5999999999999996" table:style-name="ce3">
            <text:p>4.600</text:p>
          </table:table-cell>
          <table:table-cell office:value-type="float" office:value="4.2679999999999998" table:style-name="ce3">
            <text:p>4.268</text:p>
          </table:table-cell>
          <table:table-cell office:value-type="float" office:value="4.09" table:style-name="ce3">
            <text:p>4.090</text:p>
          </table:table-cell>
          <table:table-cell office:value-type="float" office:value="3.9950000000000001" table:style-name="ce3">
            <text:p>3.995</text:p>
          </table:table-cell>
          <table:table-cell office:value-type="float" office:value="3.99" table:style-name="ce3">
            <text:p>3.990</text:p>
          </table:table-cell>
          <table:table-cell office:value-type="float" office:value="4.05" table:style-name="ce3">
            <text:p>4.050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9809999999999999" table:style-name="ce3">
            <text:p>4.981</text:p>
          </table:table-cell>
          <table:table-cell office:value-type="float" office:value="11.016" table:style-name="ce3">
            <text:p>11.016</text:p>
          </table:table-cell>
          <table:table-cell office:value-type="float" office:value="11.605" table:style-name="ce3">
            <text:p>11.605</text:p>
          </table:table-cell>
          <table:table-cell office:value-type="float" office:value="11.589" table:style-name="ce3">
            <text:p>11.589</text:p>
          </table:table-cell>
          <table:table-cell office:value-type="float" office:value="11.62" table:style-name="ce3">
            <text:p>11.620</text:p>
          </table:table-cell>
          <table:table-cell office:value-type="float" office:value="11.305" table:style-name="ce3">
            <text:p>11.305</text:p>
          </table:table-cell>
          <table:table-cell office:value-type="float" office:value="11.055" table:style-name="ce3">
            <text:p>11.055</text:p>
          </table:table-cell>
          <table:table-cell office:value-type="float" office:value="11.25" table:style-name="ce3">
            <text:p>11.250</text:p>
          </table:table-cell>
          <table:table-cell office:value-type="float" office:value="11.222" table:style-name="ce3">
            <text:p>11.222</text:p>
          </table:table-cell>
          <table:table-cell office:value-type="float" office:value="11.34" table:style-name="ce3">
            <text:p>11.340</text:p>
          </table:table-cell>
          <table:table-cell office:value-type="float" office:value="11.680999999999999" table:style-name="ce3">
            <text:p>11.681</text:p>
          </table:table-cell>
          <table:table-cell office:value-type="float" office:value="12.603" table:style-name="ce3">
            <text:p>12.603</text:p>
          </table:table-cell>
          <table:table-cell office:value-type="float" office:value="12.926" table:style-name="ce3">
            <text:p>12.926</text:p>
          </table:table-cell>
          <table:table-cell office:value-type="float" office:value="12.898" table:style-name="ce3">
            <text:p>12.898</text:p>
          </table:table-cell>
          <table:table-cell office:value-type="float" office:value="12.346" table:style-name="ce3">
            <text:p>12.346</text:p>
          </table:table-cell>
          <table:table-cell office:value-type="float" office:value="5.8659999999999997" table:style-name="ce3">
            <text:p>5.866</text:p>
          </table:table-cell>
          <table:table-cell office:value-type="float" office:value="5.165" table:style-name="ce3">
            <text:p>5.165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46.915999999999997" table:style-name="ce3">
            <text:p>46.916</text:p>
          </table:table-cell>
          <table:table-cell office:value-type="float" office:value="43.536999999999999" table:style-name="ce3">
            <text:p>43.537</text:p>
          </table:table-cell>
          <table:table-cell office:value-type="float" office:value="41.713999999999999" table:style-name="ce3">
            <text:p>41.714</text:p>
          </table:table-cell>
          <table:table-cell office:value-type="float" office:value="40.753999999999998" table:style-name="ce3">
            <text:p>40.754</text:p>
          </table:table-cell>
          <table:table-cell office:value-type="float" office:value="40.701999999999998" table:style-name="ce3">
            <text:p>40.702</text:p>
          </table:table-cell>
          <table:table-cell office:value-type="float" office:value="41.308" table:style-name="ce3">
            <text:p>41.308</text:p>
          </table:table-cell>
          <table:table-cell office:value-type="float" office:value="44.32" table:style-name="ce3">
            <text:p>44.320</text:p>
          </table:table-cell>
          <table:table-cell office:value-type="float" office:value="50.804000000000002" table:style-name="ce3">
            <text:p>50.804</text:p>
          </table:table-cell>
          <table:table-cell office:value-type="float" office:value="46.655000000000001" table:style-name="ce3">
            <text:p>46.655</text:p>
          </table:table-cell>
          <table:table-cell office:value-type="float" office:value="49.15" table:style-name="ce3">
            <text:p>49.150</text:p>
          </table:table-cell>
          <table:table-cell office:value-type="float" office:value="49.082999999999998" table:style-name="ce3">
            <text:p>49.083</text:p>
          </table:table-cell>
          <table:table-cell office:value-type="float" office:value="49.213000000000001" table:style-name="ce3">
            <text:p>49.213</text:p>
          </table:table-cell>
          <table:table-cell office:value-type="float" office:value="47.878999999999998" table:style-name="ce3">
            <text:p>47.879</text:p>
          </table:table-cell>
          <table:table-cell office:value-type="float" office:value="46.822000000000003" table:style-name="ce3">
            <text:p>46.822</text:p>
          </table:table-cell>
          <table:table-cell office:value-type="float" office:value="47.646999999999998" table:style-name="ce3">
            <text:p>47.647</text:p>
          </table:table-cell>
          <table:table-cell office:value-type="float" office:value="47.53" table:style-name="ce3">
            <text:p>47.530</text:p>
          </table:table-cell>
          <table:table-cell office:value-type="float" office:value="48.027000000000001" table:style-name="ce3">
            <text:p>48.027</text:p>
          </table:table-cell>
          <table:table-cell office:value-type="float" office:value="49.473999999999997" table:style-name="ce3">
            <text:p>49.474</text:p>
          </table:table-cell>
          <table:table-cell office:value-type="float" office:value="53.378" table:style-name="ce3">
            <text:p>53.378</text:p>
          </table:table-cell>
          <table:table-cell office:value-type="float" office:value="54.747" table:style-name="ce3">
            <text:p>54.747</text:p>
          </table:table-cell>
          <table:table-cell office:value-type="float" office:value="54.625999999999998" table:style-name="ce3">
            <text:p>54.626</text:p>
          </table:table-cell>
          <table:table-cell office:value-type="float" office:value="52.29" table:style-name="ce3">
            <text:p>52.290</text:p>
          </table:table-cell>
          <table:table-cell office:value-type="float" office:value="59.829000000000001" table:style-name="ce3">
            <text:p>59.829</text:p>
          </table:table-cell>
          <table:table-cell office:value-type="float" office:value="52.685000000000002" table:style-name="ce3">
            <text:p>52.685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5.455" table:style-name="ce3">
            <text:p>15.455</text:p>
          </table:table-cell>
          <table:table-cell office:value-type="float" office:value="14.342000000000001" table:style-name="ce3">
            <text:p>14.342</text:p>
          </table:table-cell>
          <table:table-cell office:value-type="float" office:value="13.741" table:style-name="ce3">
            <text:p>13.741</text:p>
          </table:table-cell>
          <table:table-cell office:value-type="float" office:value="13.425000000000001" table:style-name="ce3">
            <text:p>13.425</text:p>
          </table:table-cell>
          <table:table-cell office:value-type="float" office:value="13.407999999999999" table:style-name="ce3">
            <text:p>13.408</text:p>
          </table:table-cell>
          <table:table-cell office:value-type="float" office:value="13.606999999999999" table:style-name="ce3">
            <text:p>13.607</text:p>
          </table:table-cell>
          <table:table-cell office:value-type="float" office:value="14.599" table:style-name="ce3">
            <text:p>14.599</text:p>
          </table:table-cell>
          <table:table-cell office:value-type="float" office:value="16.736000000000001" table:style-name="ce3">
            <text:p>16.736</text:p>
          </table:table-cell>
          <table:table-cell office:value-type="float" office:value="30.917999999999999" table:style-name="ce3">
            <text:p>30.918</text:p>
          </table:table-cell>
          <table:table-cell office:value-type="float" office:value="32.572000000000003" table:style-name="ce3">
            <text:p>32.572</text:p>
          </table:table-cell>
          <table:table-cell office:value-type="float" office:value="32.527000000000001" table:style-name="ce3">
            <text:p>32.527</text:p>
          </table:table-cell>
          <table:table-cell office:value-type="float" office:value="32.613" table:style-name="ce3">
            <text:p>32.613</text:p>
          </table:table-cell>
          <table:table-cell office:value-type="float" office:value="31.728999999999999" table:style-name="ce3">
            <text:p>31.729</text:p>
          </table:table-cell>
          <table:table-cell office:value-type="float" office:value="31.029" table:style-name="ce3">
            <text:p>31.029</text:p>
          </table:table-cell>
          <table:table-cell office:value-type="float" office:value="31.576000000000001" table:style-name="ce3">
            <text:p>31.576</text:p>
          </table:table-cell>
          <table:table-cell office:value-type="float" office:value="31.498000000000001" table:style-name="ce3">
            <text:p>31.498</text:p>
          </table:table-cell>
          <table:table-cell office:value-type="float" office:value="31.827000000000002" table:style-name="ce3">
            <text:p>31.827</text:p>
          </table:table-cell>
          <table:table-cell office:value-type="float" office:value="32.786000000000001" table:style-name="ce3">
            <text:p>32.786</text:p>
          </table:table-cell>
          <table:table-cell office:value-type="float" office:value="35.374000000000002" table:style-name="ce3">
            <text:p>35.374</text:p>
          </table:table-cell>
          <table:table-cell office:value-type="float" office:value="36.280999999999999" table:style-name="ce3">
            <text:p>36.281</text:p>
          </table:table-cell>
          <table:table-cell office:value-type="float" office:value="36.200000000000003" table:style-name="ce3">
            <text:p>36.200</text:p>
          </table:table-cell>
          <table:table-cell office:value-type="float" office:value="34.652000000000001" table:style-name="ce3">
            <text:p>34.652</text:p>
          </table:table-cell>
          <table:table-cell office:value-type="float" office:value="19.707999999999998" table:style-name="ce3">
            <text:p>19.708</text:p>
          </table:table-cell>
          <table:table-cell office:value-type="float" office:value="17.355" table:style-name="ce3">
            <text:p>17.355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8.4629999999999992" table:style-name="ce3">
            <text:p>8.463</text:p>
          </table:table-cell>
          <table:table-cell office:value-type="float" office:value="7.8540000000000001" table:style-name="ce3">
            <text:p>7.854</text:p>
          </table:table-cell>
          <table:table-cell office:value-type="float" office:value="7.5250000000000004" table:style-name="ce3">
            <text:p>7.525</text:p>
          </table:table-cell>
          <table:table-cell office:value-type="float" office:value="7.3520000000000003" table:style-name="ce3">
            <text:p>7.352</text:p>
          </table:table-cell>
          <table:table-cell office:value-type="float" office:value="7.3419999999999996" table:style-name="ce3">
            <text:p>7.342</text:p>
          </table:table-cell>
          <table:table-cell office:value-type="float" office:value="7.452" table:style-name="ce3">
            <text:p>7.452</text:p>
          </table:table-cell>
          <table:table-cell office:value-type="float" office:value="7.9950000000000001" table:style-name="ce3">
            <text:p>7.995</text:p>
          </table:table-cell>
          <table:table-cell office:value-type="float" office:value="9.1649999999999991" table:style-name="ce3">
            <text:p>9.165</text:p>
          </table:table-cell>
          <table:table-cell office:value-type="float" office:value="19.161999999999999" table:style-name="ce3">
            <text:p>19.162</text:p>
          </table:table-cell>
          <table:table-cell office:value-type="float" office:value="20.187000000000001" table:style-name="ce3">
            <text:p>20.187</text:p>
          </table:table-cell>
          <table:table-cell office:value-type="float" office:value="20.158999999999999" table:style-name="ce3">
            <text:p>20.159</text:p>
          </table:table-cell>
          <table:table-cell office:value-type="float" office:value="20.213000000000001" table:style-name="ce3">
            <text:p>20.213</text:p>
          </table:table-cell>
          <table:table-cell office:value-type="float" office:value="19.664000000000001" table:style-name="ce3">
            <text:p>19.664</text:p>
          </table:table-cell>
          <table:table-cell office:value-type="float" office:value="19.23" table:style-name="ce3">
            <text:p>19.230</text:p>
          </table:table-cell>
          <table:table-cell office:value-type="float" office:value="19.568999999999999" table:style-name="ce3">
            <text:p>19.569</text:p>
          </table:table-cell>
          <table:table-cell office:value-type="float" office:value="19.521000000000001" table:style-name="ce3">
            <text:p>19.521</text:p>
          </table:table-cell>
          <table:table-cell office:value-type="float" office:value="19.725000000000001" table:style-name="ce3">
            <text:p>19.725</text:p>
          </table:table-cell>
          <table:table-cell office:value-type="float" office:value="20.32" table:style-name="ce3">
            <text:p>20.320</text:p>
          </table:table-cell>
          <table:table-cell office:value-type="float" office:value="21.922999999999998" table:style-name="ce3">
            <text:p>21.923</text:p>
          </table:table-cell>
          <table:table-cell office:value-type="float" office:value="22.486000000000001" table:style-name="ce3">
            <text:p>22.486</text:p>
          </table:table-cell>
          <table:table-cell office:value-type="float" office:value="22.436" table:style-name="ce3">
            <text:p>22.436</text:p>
          </table:table-cell>
          <table:table-cell office:value-type="float" office:value="21.475999999999999" table:style-name="ce3">
            <text:p>21.476</text:p>
          </table:table-cell>
          <table:table-cell office:value-type="float" office:value="10.792999999999999" table:style-name="ce3">
            <text:p>10.793</text:p>
          </table:table-cell>
          <table:table-cell office:value-type="float" office:value="9.5039999999999996" table:style-name="ce3">
            <text:p>9.504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7.663" table:style-name="ce3">
            <text:p>17.663</text:p>
          </table:table-cell>
          <table:table-cell office:value-type="float" office:value="16.39" table:style-name="ce3">
            <text:p>16.390</text:p>
          </table:table-cell>
          <table:table-cell office:value-type="float" office:value="15.704000000000001" table:style-name="ce3">
            <text:p>15.704</text:p>
          </table:table-cell>
          <table:table-cell office:value-type="float" office:value="15.343" table:style-name="ce3">
            <text:p>15.343</text:p>
          </table:table-cell>
          <table:table-cell office:value-type="float" office:value="15.323" table:style-name="ce3">
            <text:p>15.323</text:p>
          </table:table-cell>
          <table:table-cell office:value-type="float" office:value="15.551" table:style-name="ce3">
            <text:p>15.551</text:p>
          </table:table-cell>
          <table:table-cell office:value-type="float" office:value="16.684999999999999" table:style-name="ce3">
            <text:p>16.685</text:p>
          </table:table-cell>
          <table:table-cell office:value-type="float" office:value="19.126000000000001" table:style-name="ce3">
            <text:p>19.126</text:p>
          </table:table-cell>
          <table:table-cell office:value-type="float" office:value="28.512" table:style-name="ce3">
            <text:p>28.512</text:p>
          </table:table-cell>
          <table:table-cell office:value-type="float" office:value="30.036000000000001" table:style-name="ce3">
            <text:p>30.036</text:p>
          </table:table-cell>
          <table:table-cell office:value-type="float" office:value="29.995000000000001" table:style-name="ce3">
            <text:p>29.995</text:p>
          </table:table-cell>
          <table:table-cell office:value-type="float" office:value="30.074999999999999" table:style-name="ce3">
            <text:p>30.075</text:p>
          </table:table-cell>
          <table:table-cell office:value-type="float" office:value="29.259" table:style-name="ce3">
            <text:p>29.259</text:p>
          </table:table-cell>
          <table:table-cell office:value-type="float" office:value="28.613" table:style-name="ce3">
            <text:p>28.613</text:p>
          </table:table-cell>
          <table:table-cell office:value-type="float" office:value="29.117999999999999" table:style-name="ce3">
            <text:p>29.118</text:p>
          </table:table-cell>
          <table:table-cell office:value-type="float" office:value="29.045999999999999" table:style-name="ce3">
            <text:p>29.046</text:p>
          </table:table-cell>
          <table:table-cell office:value-type="float" office:value="29.35" table:style-name="ce3">
            <text:p>29.350</text:p>
          </table:table-cell>
          <table:table-cell office:value-type="float" office:value="30.234000000000002" table:style-name="ce3">
            <text:p>30.234</text:p>
          </table:table-cell>
          <table:table-cell office:value-type="float" office:value="32.619999999999997" table:style-name="ce3">
            <text:p>32.620</text:p>
          </table:table-cell>
          <table:table-cell office:value-type="float" office:value="33.457000000000001" table:style-name="ce3">
            <text:p>33.457</text:p>
          </table:table-cell>
          <table:table-cell office:value-type="float" office:value="33.381999999999998" table:style-name="ce3">
            <text:p>33.382</text:p>
          </table:table-cell>
          <table:table-cell office:value-type="float" office:value="31.954999999999998" table:style-name="ce3">
            <text:p>31.955</text:p>
          </table:table-cell>
          <table:table-cell office:value-type="float" office:value="22.524000000000001" table:style-name="ce3">
            <text:p>22.524</text:p>
          </table:table-cell>
          <table:table-cell office:value-type="float" office:value="19.835000000000001" table:style-name="ce3">
            <text:p>19.835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6.494" table:style-name="ce3">
            <text:p>26.494</text:p>
          </table:table-cell>
          <table:table-cell office:value-type="float" office:value="24.585999999999999" table:style-name="ce3">
            <text:p>24.586</text:p>
          </table:table-cell>
          <table:table-cell office:value-type="float" office:value="23.556000000000001" table:style-name="ce3">
            <text:p>23.556</text:p>
          </table:table-cell>
          <table:table-cell office:value-type="float" office:value="23.013999999999999" table:style-name="ce3">
            <text:p>23.014</text:p>
          </table:table-cell>
          <table:table-cell office:value-type="float" office:value="22.984999999999999" table:style-name="ce3">
            <text:p>22.985</text:p>
          </table:table-cell>
          <table:table-cell office:value-type="float" office:value="23.327000000000002" table:style-name="ce3">
            <text:p>23.327</text:p>
          </table:table-cell>
          <table:table-cell office:value-type="float" office:value="25.027999999999999" table:style-name="ce3">
            <text:p>25.028</text:p>
          </table:table-cell>
          <table:table-cell office:value-type="float" office:value="28.69" table:style-name="ce3">
            <text:p>28.690</text:p>
          </table:table-cell>
          <table:table-cell office:value-type="float" office:value="34.344000000000001" table:style-name="ce3">
            <text:p>34.344</text:p>
          </table:table-cell>
          <table:table-cell office:value-type="float" office:value="36.18" table:style-name="ce3">
            <text:p>36.180</text:p>
          </table:table-cell>
          <table:table-cell office:value-type="float" office:value="36.130000000000003" table:style-name="ce3">
            <text:p>36.130</text:p>
          </table:table-cell>
          <table:table-cell office:value-type="float" office:value="36.225999999999999" table:style-name="ce3">
            <text:p>36.226</text:p>
          </table:table-cell>
          <table:table-cell office:value-type="float" office:value="35.244" table:style-name="ce3">
            <text:p>35.244</text:p>
          </table:table-cell>
          <table:table-cell office:value-type="float" office:value="34.466000000000001" table:style-name="ce3">
            <text:p>34.466</text:p>
          </table:table-cell>
          <table:table-cell office:value-type="float" office:value="35.073999999999998" table:style-name="ce3">
            <text:p>35.074</text:p>
          </table:table-cell>
          <table:table-cell office:value-type="float" office:value="34.987000000000002" table:style-name="ce3">
            <text:p>34.987</text:p>
          </table:table-cell>
          <table:table-cell office:value-type="float" office:value="35.353000000000002" table:style-name="ce3">
            <text:p>35.353</text:p>
          </table:table-cell>
          <table:table-cell office:value-type="float" office:value="36.417999999999999" table:style-name="ce3">
            <text:p>36.418</text:p>
          </table:table-cell>
          <table:table-cell office:value-type="float" office:value="39.292000000000002" table:style-name="ce3">
            <text:p>39.292</text:p>
          </table:table-cell>
          <table:table-cell office:value-type="float" office:value="40.299999999999997" table:style-name="ce3">
            <text:p>40.300</text:p>
          </table:table-cell>
          <table:table-cell office:value-type="float" office:value="40.210999999999999" table:style-name="ce3">
            <text:p>40.211</text:p>
          </table:table-cell>
          <table:table-cell office:value-type="float" office:value="38.491" table:style-name="ce3">
            <text:p>38.491</text:p>
          </table:table-cell>
          <table:table-cell office:value-type="float" office:value="33.786000000000001" table:style-name="ce3">
            <text:p>33.786</text:p>
          </table:table-cell>
          <table:table-cell office:value-type="float" office:value="29.751999999999999" table:style-name="ce3">
            <text:p>29.752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7.295000000000002" table:style-name="ce3">
            <text:p>17.295</text:p>
          </table:table-cell>
          <table:table-cell office:value-type="float" office:value="16.048999999999999" table:style-name="ce3">
            <text:p>16.049</text:p>
          </table:table-cell>
          <table:table-cell office:value-type="float" office:value="15.377000000000001" table:style-name="ce3">
            <text:p>15.377</text:p>
          </table:table-cell>
          <table:table-cell office:value-type="float" office:value="15.023" table:style-name="ce3">
            <text:p>15.023</text:p>
          </table:table-cell>
          <table:table-cell office:value-type="float" office:value="15.004" table:style-name="ce3">
            <text:p>15.004</text:p>
          </table:table-cell>
          <table:table-cell office:value-type="float" office:value="15.227" table:style-name="ce3">
            <text:p>15.227</text:p>
          </table:table-cell>
          <table:table-cell office:value-type="float" office:value="16.338000000000001" table:style-name="ce3">
            <text:p>16.338</text:p>
          </table:table-cell>
          <table:table-cell office:value-type="float" office:value="18.728000000000002" table:style-name="ce3">
            <text:p>18.728</text:p>
          </table:table-cell>
          <table:table-cell office:value-type="float" office:value="26.475000000000001" table:style-name="ce3">
            <text:p>26.475</text:p>
          </table:table-cell>
          <table:table-cell office:value-type="float" office:value="27.890999999999998" table:style-name="ce3">
            <text:p>27.891</text:p>
          </table:table-cell>
          <table:table-cell office:value-type="float" office:value="27.853000000000002" table:style-name="ce3">
            <text:p>27.853</text:p>
          </table:table-cell>
          <table:table-cell office:value-type="float" office:value="27.925999999999998" table:style-name="ce3">
            <text:p>27.926</text:p>
          </table:table-cell>
          <table:table-cell office:value-type="float" office:value="27.169" table:style-name="ce3">
            <text:p>27.169</text:p>
          </table:table-cell>
          <table:table-cell office:value-type="float" office:value="26.57" table:style-name="ce3">
            <text:p>26.570</text:p>
          </table:table-cell>
          <table:table-cell office:value-type="float" office:value="27.038" table:style-name="ce3">
            <text:p>27.038</text:p>
          </table:table-cell>
          <table:table-cell office:value-type="float" office:value="26.971" table:style-name="ce3">
            <text:p>26.971</text:p>
          </table:table-cell>
          <table:table-cell office:value-type="float" office:value="27.253" table:style-name="ce3">
            <text:p>27.253</text:p>
          </table:table-cell>
          <table:table-cell office:value-type="float" office:value="28.074000000000002" table:style-name="ce3">
            <text:p>28.074</text:p>
          </table:table-cell>
          <table:table-cell office:value-type="float" office:value="30.29" table:style-name="ce3">
            <text:p>30.290</text:p>
          </table:table-cell>
          <table:table-cell office:value-type="float" office:value="31.067" table:style-name="ce3">
            <text:p>31.067</text:p>
          </table:table-cell>
          <table:table-cell office:value-type="float" office:value="30.998000000000001" table:style-name="ce3">
            <text:p>30.998</text:p>
          </table:table-cell>
          <table:table-cell office:value-type="float" office:value="29.672000000000001" table:style-name="ce3">
            <text:p>29.672</text:p>
          </table:table-cell>
          <table:table-cell office:value-type="float" office:value="22.055" table:style-name="ce3">
            <text:p>22.055</text:p>
          </table:table-cell>
          <table:table-cell office:value-type="float" office:value="19.420999999999999" table:style-name="ce3">
            <text:p>19.421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1.959" table:style-name="ce3">
            <text:p>11.959</text:p>
          </table:table-cell>
          <table:table-cell office:value-type="float" office:value="11.098000000000001" table:style-name="ce3">
            <text:p>11.098</text:p>
          </table:table-cell>
          <table:table-cell office:value-type="float" office:value="10.632999999999999" table:style-name="ce3">
            <text:p>10.633</text:p>
          </table:table-cell>
          <table:table-cell office:value-type="float" office:value="10.388" table:style-name="ce3">
            <text:p>10.388</text:p>
          </table:table-cell>
          <table:table-cell office:value-type="float" office:value="10.375" table:style-name="ce3">
            <text:p>10.375</text:p>
          </table:table-cell>
          <table:table-cell office:value-type="float" office:value="10.529" table:style-name="ce3">
            <text:p>10.529</text:p>
          </table:table-cell>
          <table:table-cell office:value-type="float" office:value="11.297000000000001" table:style-name="ce3">
            <text:p>11.297</text:p>
          </table:table-cell>
          <table:table-cell office:value-type="float" office:value="12.95" table:style-name="ce3">
            <text:p>12.950</text:p>
          </table:table-cell>
          <table:table-cell office:value-type="float" office:value="20.088000000000001" table:style-name="ce3">
            <text:p>20.088</text:p>
          </table:table-cell>
          <table:table-cell office:value-type="float" office:value="21.161999999999999" table:style-name="ce3">
            <text:p>21.162</text:p>
          </table:table-cell>
          <table:table-cell office:value-type="float" office:value="21.132999999999999" table:style-name="ce3">
            <text:p>21.133</text:p>
          </table:table-cell>
          <table:table-cell office:value-type="float" office:value="21.189" table:style-name="ce3">
            <text:p>21.189</text:p>
          </table:table-cell>
          <table:table-cell office:value-type="float" office:value="20.614000000000001" table:style-name="ce3">
            <text:p>20.614</text:p>
          </table:table-cell>
          <table:table-cell office:value-type="float" office:value="20.158999999999999" table:style-name="ce3">
            <text:p>20.159</text:p>
          </table:table-cell>
          <table:table-cell office:value-type="float" office:value="20.515000000000001" table:style-name="ce3">
            <text:p>20.515</text:p>
          </table:table-cell>
          <table:table-cell office:value-type="float" office:value="20.463999999999999" table:style-name="ce3">
            <text:p>20.464</text:p>
          </table:table-cell>
          <table:table-cell office:value-type="float" office:value="20.678000000000001" table:style-name="ce3">
            <text:p>20.678</text:p>
          </table:table-cell>
          <table:table-cell office:value-type="float" office:value="21.300999999999998" table:style-name="ce3">
            <text:p>21.301</text:p>
          </table:table-cell>
          <table:table-cell office:value-type="float" office:value="22.981999999999999" table:style-name="ce3">
            <text:p>22.982</text:p>
          </table:table-cell>
          <table:table-cell office:value-type="float" office:value="23.571999999999999" table:style-name="ce3">
            <text:p>23.572</text:p>
          </table:table-cell>
          <table:table-cell office:value-type="float" office:value="23.518999999999998" table:style-name="ce3">
            <text:p>23.519</text:p>
          </table:table-cell>
          <table:table-cell office:value-type="float" office:value="22.513999999999999" table:style-name="ce3">
            <text:p>22.514</text:p>
          </table:table-cell>
          <table:table-cell office:value-type="float" office:value="15.250999999999999" table:style-name="ce3">
            <text:p>15.251</text:p>
          </table:table-cell>
          <table:table-cell office:value-type="float" office:value="13.43" table:style-name="ce3">
            <text:p>13.430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76" table:style-name="ce3">
            <text:p>2.760</text:p>
          </table:table-cell>
          <table:table-cell office:value-type="float" office:value="2.5609999999999999" table:style-name="ce3">
            <text:p>2.561</text:p>
          </table:table-cell>
          <table:table-cell office:value-type="float" office:value="2.4540000000000002" table:style-name="ce3">
            <text:p>2.454</text:p>
          </table:table-cell>
          <table:table-cell office:value-type="float" office:value="2.3969999999999998" table:style-name="ce3">
            <text:p>2.397</text:p>
          </table:table-cell>
          <table:table-cell office:value-type="float" office:value="2.3940000000000001" table:style-name="ce3">
            <text:p>2.394</text:p>
          </table:table-cell>
          <table:table-cell office:value-type="float" office:value="2.4300000000000002" table:style-name="ce3">
            <text:p>2.430</text:p>
          </table:table-cell>
          <table:table-cell office:value-type="float" office:value="2.6070000000000002" table:style-name="ce3">
            <text:p>2.607</text:p>
          </table:table-cell>
          <table:table-cell office:value-type="float" office:value="2.988" table:style-name="ce3">
            <text:p>2.988</text:p>
          </table:table-cell>
          <table:table-cell office:value-type="float" office:value="8.2390000000000008" table:style-name="ce3">
            <text:p>8.239</text:p>
          </table:table-cell>
          <table:table-cell office:value-type="float" office:value="8.6790000000000003" table:style-name="ce3">
            <text:p>8.679</text:p>
          </table:table-cell>
          <table:table-cell office:value-type="float" office:value="8.6669999999999998" table:style-name="ce3">
            <text:p>8.667</text:p>
          </table:table-cell>
          <table:table-cell office:value-type="float" office:value="8.69" table:style-name="ce3">
            <text:p>8.690</text:p>
          </table:table-cell>
          <table:table-cell office:value-type="float" office:value="8.4550000000000001" table:style-name="ce3">
            <text:p>8.455</text:p>
          </table:table-cell>
          <table:table-cell office:value-type="float" office:value="8.2680000000000007" table:style-name="ce3">
            <text:p>8.268</text:p>
          </table:table-cell>
          <table:table-cell office:value-type="float" office:value="8.4139999999999997" table:style-name="ce3">
            <text:p>8.414</text:p>
          </table:table-cell>
          <table:table-cell office:value-type="float" office:value="8.3930000000000007" table:style-name="ce3">
            <text:p>8.393</text:p>
          </table:table-cell>
          <table:table-cell office:value-type="float" office:value="8.4809999999999999" table:style-name="ce3">
            <text:p>8.481</text:p>
          </table:table-cell>
          <table:table-cell office:value-type="float" office:value="8.7360000000000007" table:style-name="ce3">
            <text:p>8.736</text:p>
          </table:table-cell>
          <table:table-cell office:value-type="float" office:value="9.4260000000000002" table:style-name="ce3">
            <text:p>9.426</text:p>
          </table:table-cell>
          <table:table-cell office:value-type="float" office:value="9.6679999999999993" table:style-name="ce3">
            <text:p>9.668</text:p>
          </table:table-cell>
          <table:table-cell office:value-type="float" office:value="9.6460000000000008" table:style-name="ce3">
            <text:p>9.646</text:p>
          </table:table-cell>
          <table:table-cell office:value-type="float" office:value="9.234" table:style-name="ce3">
            <text:p>9.234</text:p>
          </table:table-cell>
          <table:table-cell office:value-type="float" office:value="3.5190000000000001" table:style-name="ce3">
            <text:p>3.519</text:p>
          </table:table-cell>
          <table:table-cell office:value-type="float" office:value="3.0990000000000002" table:style-name="ce3">
            <text:p>3.099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6.8070000000000004" table:style-name="ce3">
            <text:p>6.807</text:p>
          </table:table-cell>
          <table:table-cell office:value-type="float" office:value="6.3170000000000002" table:style-name="ce3">
            <text:p>6.317</text:p>
          </table:table-cell>
          <table:table-cell office:value-type="float" office:value="6.0529999999999999" table:style-name="ce3">
            <text:p>6.053</text:p>
          </table:table-cell>
          <table:table-cell office:value-type="float" office:value="5.9130000000000003" table:style-name="ce3">
            <text:p>5.913</text:p>
          </table:table-cell>
          <table:table-cell office:value-type="float" office:value="5.9059999999999997" table:style-name="ce3">
            <text:p>5.906</text:p>
          </table:table-cell>
          <table:table-cell office:value-type="float" office:value="5.9939999999999998" table:style-name="ce3">
            <text:p>5.994</text:p>
          </table:table-cell>
          <table:table-cell office:value-type="float" office:value="6.431" table:style-name="ce3">
            <text:p>6.431</text:p>
          </table:table-cell>
          <table:table-cell office:value-type="float" office:value="7.3719999999999999" table:style-name="ce3">
            <text:p>7.372</text:p>
          </table:table-cell>
          <table:table-cell office:value-type="float" office:value="8.516" table:style-name="ce3">
            <text:p>8.516</text:p>
          </table:table-cell>
          <table:table-cell office:value-type="float" office:value="8.9719999999999995" table:style-name="ce3">
            <text:p>8.972</text:p>
          </table:table-cell>
          <table:table-cell office:value-type="float" office:value="8.9600000000000009" table:style-name="ce3">
            <text:p>8.960</text:p>
          </table:table-cell>
          <table:table-cell office:value-type="float" office:value="8.9830000000000005" table:style-name="ce3">
            <text:p>8.983</text:p>
          </table:table-cell>
          <table:table-cell office:value-type="float" office:value="8.74" table:style-name="ce3">
            <text:p>8.740</text:p>
          </table:table-cell>
          <table:table-cell office:value-type="float" office:value="8.5470000000000006" table:style-name="ce3">
            <text:p>8.547</text:p>
          </table:table-cell>
          <table:table-cell office:value-type="float" office:value="8.6980000000000004" table:style-name="ce3">
            <text:p>8.698</text:p>
          </table:table-cell>
          <table:table-cell office:value-type="float" office:value="8.6760000000000002" table:style-name="ce3">
            <text:p>8.676</text:p>
          </table:table-cell>
          <table:table-cell office:value-type="float" office:value="8.7669999999999995" table:style-name="ce3">
            <text:p>8.767</text:p>
          </table:table-cell>
          <table:table-cell office:value-type="float" office:value="9.0310000000000006" table:style-name="ce3">
            <text:p>9.031</text:p>
          </table:table-cell>
          <table:table-cell office:value-type="float" office:value="9.7439999999999998" table:style-name="ce3">
            <text:p>9.744</text:p>
          </table:table-cell>
          <table:table-cell office:value-type="float" office:value="9.9939999999999998" table:style-name="ce3">
            <text:p>9.994</text:p>
          </table:table-cell>
          <table:table-cell office:value-type="float" office:value="9.9710000000000001" table:style-name="ce3">
            <text:p>9.971</text:p>
          </table:table-cell>
          <table:table-cell office:value-type="float" office:value="9.5449999999999999" table:style-name="ce3">
            <text:p>9.545</text:p>
          </table:table-cell>
          <table:table-cell office:value-type="float" office:value="8.6809999999999992" table:style-name="ce3">
            <text:p>8.681</text:p>
          </table:table-cell>
          <table:table-cell office:value-type="float" office:value="7.6449999999999996" table:style-name="ce3">
            <text:p>7.645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0.606000000000002" table:style-name="ce3">
            <text:p>20.606</text:p>
          </table:table-cell>
          <table:table-cell office:value-type="float" office:value="19.122" table:style-name="ce3">
            <text:p>19.122</text:p>
          </table:table-cell>
          <table:table-cell office:value-type="float" office:value="18.321000000000002" table:style-name="ce3">
            <text:p>18.321</text:p>
          </table:table-cell>
          <table:table-cell office:value-type="float" office:value="17.899999999999999" table:style-name="ce3">
            <text:p>17.900</text:p>
          </table:table-cell>
          <table:table-cell office:value-type="float" office:value="17.876999999999999" table:style-name="ce3">
            <text:p>17.877</text:p>
          </table:table-cell>
          <table:table-cell office:value-type="float" office:value="18.143000000000001" table:style-name="ce3">
            <text:p>18.143</text:p>
          </table:table-cell>
          <table:table-cell office:value-type="float" office:value="19.466000000000001" table:style-name="ce3">
            <text:p>19.466</text:p>
          </table:table-cell>
          <table:table-cell office:value-type="float" office:value="22.314" table:style-name="ce3">
            <text:p>22.314</text:p>
          </table:table-cell>
          <table:table-cell office:value-type="float" office:value="25.271999999999998" table:style-name="ce3">
            <text:p>25.272</text:p>
          </table:table-cell>
          <table:table-cell office:value-type="float" office:value="26.623000000000001" table:style-name="ce3">
            <text:p>26.623</text:p>
          </table:table-cell>
          <table:table-cell office:value-type="float" office:value="26.587" table:style-name="ce3">
            <text:p>26.587</text:p>
          </table:table-cell>
          <table:table-cell office:value-type="float" office:value="26.657" table:style-name="ce3">
            <text:p>26.657</text:p>
          </table:table-cell>
          <table:table-cell office:value-type="float" office:value="25.934000000000001" table:style-name="ce3">
            <text:p>25.934</text:p>
          </table:table-cell>
          <table:table-cell office:value-type="float" office:value="25.361999999999998" table:style-name="ce3">
            <text:p>25.362</text:p>
          </table:table-cell>
          <table:table-cell office:value-type="float" office:value="25.809000000000001" table:style-name="ce3">
            <text:p>25.809</text:p>
          </table:table-cell>
          <table:table-cell office:value-type="float" office:value="25.745000000000001" table:style-name="ce3">
            <text:p>25.745</text:p>
          </table:table-cell>
          <table:table-cell office:value-type="float" office:value="26.015000000000001" table:style-name="ce3">
            <text:p>26.015</text:p>
          </table:table-cell>
          <table:table-cell office:value-type="float" office:value="26.797999999999998" table:style-name="ce3">
            <text:p>26.798</text:p>
          </table:table-cell>
          <table:table-cell office:value-type="float" office:value="28.913" table:style-name="ce3">
            <text:p>28.913</text:p>
          </table:table-cell>
          <table:table-cell office:value-type="float" office:value="29.655000000000001" table:style-name="ce3">
            <text:p>29.655</text:p>
          </table:table-cell>
          <table:table-cell office:value-type="float" office:value="29.588999999999999" table:style-name="ce3">
            <text:p>29.589</text:p>
          </table:table-cell>
          <table:table-cell office:value-type="float" office:value="28.324000000000002" table:style-name="ce3">
            <text:p>28.324</text:p>
          </table:table-cell>
          <table:table-cell office:value-type="float" office:value="26.277999999999999" table:style-name="ce3">
            <text:p>26.278</text:p>
          </table:table-cell>
          <table:table-cell office:value-type="float" office:value="23.14" table:style-name="ce3">
            <text:p>23.140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.048" table:style-name="ce3">
            <text:p>4.048</text:p>
          </table:table-cell>
          <table:table-cell office:value-type="float" office:value="3.7559999999999998" table:style-name="ce3">
            <text:p>3.756</text:p>
          </table:table-cell>
          <table:table-cell office:value-type="float" office:value="3.5990000000000002" table:style-name="ce3">
            <text:p>3.599</text:p>
          </table:table-cell>
          <table:table-cell office:value-type="float" office:value="3.516" table:style-name="ce3">
            <text:p>3.516</text:p>
          </table:table-cell>
          <table:table-cell office:value-type="float" office:value="3.512" table:style-name="ce3">
            <text:p>3.512</text:p>
          </table:table-cell>
          <table:table-cell office:value-type="float" office:value="3.5640000000000001" table:style-name="ce3">
            <text:p>3.564</text:p>
          </table:table-cell>
          <table:table-cell office:value-type="float" office:value="3.8239999999999998" table:style-name="ce3">
            <text:p>3.824</text:p>
          </table:table-cell>
          <table:table-cell office:value-type="float" office:value="4.383" table:style-name="ce3">
            <text:p>4.383</text:p>
          </table:table-cell>
          <table:table-cell office:value-type="float" office:value="9.35" table:style-name="ce3">
            <text:p>9.350</text:p>
          </table:table-cell>
          <table:table-cell office:value-type="float" office:value="9.85" table:style-name="ce3">
            <text:p>9.850</text:p>
          </table:table-cell>
          <table:table-cell office:value-type="float" office:value="9.8360000000000003" table:style-name="ce3">
            <text:p>9.836</text:p>
          </table:table-cell>
          <table:table-cell office:value-type="float" office:value="9.8620000000000001" table:style-name="ce3">
            <text:p>9.862</text:p>
          </table:table-cell>
          <table:table-cell office:value-type="float" office:value="9.5950000000000006" table:style-name="ce3">
            <text:p>9.595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9.548" table:style-name="ce3">
            <text:p>9.548</text:p>
          </table:table-cell>
          <table:table-cell office:value-type="float" office:value="9.5250000000000004" table:style-name="ce3">
            <text:p>9.525</text:p>
          </table:table-cell>
          <table:table-cell office:value-type="float" office:value="9.6240000000000006" table:style-name="ce3">
            <text:p>9.624</text:p>
          </table:table-cell>
          <table:table-cell office:value-type="float" office:value="9.9139999999999997" table:style-name="ce3">
            <text:p>9.914</text:p>
          </table:table-cell>
          <table:table-cell office:value-type="float" office:value="10.696999999999999" table:style-name="ce3">
            <text:p>10.697</text:p>
          </table:table-cell>
          <table:table-cell office:value-type="float" office:value="10.971" table:style-name="ce3">
            <text:p>10.971</text:p>
          </table:table-cell>
          <table:table-cell office:value-type="float" office:value="10.946999999999999" table:style-name="ce3">
            <text:p>10.947</text:p>
          </table:table-cell>
          <table:table-cell office:value-type="float" office:value="10.478999999999999" table:style-name="ce3">
            <text:p>10.479</text:p>
          </table:table-cell>
          <table:table-cell office:value-type="float" office:value="5.1619999999999999" table:style-name="ce3">
            <text:p>5.162</text:p>
          </table:table-cell>
          <table:table-cell office:value-type="float" office:value="4.5449999999999999" table:style-name="ce3">
            <text:p>4.545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6.6230000000000002" table:style-name="ce3">
            <text:p>6.623</text:p>
          </table:table-cell>
          <table:table-cell office:value-type="float" office:value="6.1459999999999999" table:style-name="ce3">
            <text:p>6.146</text:p>
          </table:table-cell>
          <table:table-cell office:value-type="float" office:value="5.8890000000000002" table:style-name="ce3">
            <text:p>5.889</text:p>
          </table:table-cell>
          <table:table-cell office:value-type="float" office:value="5.7530000000000001" table:style-name="ce3">
            <text:p>5.753</text:p>
          </table:table-cell>
          <table:table-cell office:value-type="float" office:value="5.7460000000000004" table:style-name="ce3">
            <text:p>5.746</text:p>
          </table:table-cell>
          <table:table-cell office:value-type="float" office:value="5.8319999999999999" table:style-name="ce3">
            <text:p>5.832</text:p>
          </table:table-cell>
          <table:table-cell office:value-type="float" office:value="6.2569999999999997" table:style-name="ce3">
            <text:p>6.257</text:p>
          </table:table-cell>
          <table:table-cell office:value-type="float" office:value="7.1719999999999997" table:style-name="ce3">
            <text:p>7.172</text:p>
          </table:table-cell>
          <table:table-cell office:value-type="float" office:value="7.6829999999999998" table:style-name="ce3">
            <text:p>7.683</text:p>
          </table:table-cell>
          <table:table-cell office:value-type="float" office:value="8.0939999999999994" table:style-name="ce3">
            <text:p>8.094</text:p>
          </table:table-cell>
          <table:table-cell office:value-type="float" office:value="8.0830000000000002" table:style-name="ce3">
            <text:p>8.083</text:p>
          </table:table-cell>
          <table:table-cell office:value-type="float" office:value="8.1050000000000004" table:style-name="ce3">
            <text:p>8.105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7.7110000000000003" table:style-name="ce3">
            <text:p>7.711</text:p>
          </table:table-cell>
          <table:table-cell office:value-type="float" office:value="7.8470000000000004" table:style-name="ce3">
            <text:p>7.847</text:p>
          </table:table-cell>
          <table:table-cell office:value-type="float" office:value="7.827" table:style-name="ce3">
            <text:p>7.827</text:p>
          </table:table-cell>
          <table:table-cell office:value-type="float" office:value="7.9089999999999998" table:style-name="ce3">
            <text:p>7.909</text:p>
          </table:table-cell>
          <table:table-cell office:value-type="float" office:value="8.1470000000000002" table:style-name="ce3">
            <text:p>8.147</text:p>
          </table:table-cell>
          <table:table-cell office:value-type="float" office:value="8.7899999999999991" table:style-name="ce3">
            <text:p>8.790</text:p>
          </table:table-cell>
          <table:table-cell office:value-type="float" office:value="9.016" table:style-name="ce3">
            <text:p>9.016</text:p>
          </table:table-cell>
          <table:table-cell office:value-type="float" office:value="8.9960000000000004" table:style-name="ce3">
            <text:p>8.996</text:p>
          </table:table-cell>
          <table:table-cell office:value-type="float" office:value="8.6110000000000007" table:style-name="ce3">
            <text:p>8.611</text:p>
          </table:table-cell>
          <table:table-cell office:value-type="float" office:value="8.4459999999999997" table:style-name="ce3">
            <text:p>8.446</text:p>
          </table:table-cell>
          <table:table-cell office:value-type="float" office:value="7.4379999999999997" table:style-name="ce3">
            <text:p>7.438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9.741" table:style-name="ce3">
            <text:p>39.741</text:p>
          </table:table-cell>
          <table:table-cell office:value-type="float" office:value="36.878999999999998" table:style-name="ce3">
            <text:p>36.879</text:p>
          </table:table-cell>
          <table:table-cell office:value-type="float" office:value="35.334000000000003" table:style-name="ce3">
            <text:p>35.334</text:p>
          </table:table-cell>
          <table:table-cell office:value-type="float" office:value="34.521000000000001" table:style-name="ce3">
            <text:p>34.521</text:p>
          </table:table-cell>
          <table:table-cell office:value-type="float" office:value="34.476999999999997" table:style-name="ce3">
            <text:p>34.477</text:p>
          </table:table-cell>
          <table:table-cell office:value-type="float" office:value="34.99" table:style-name="ce3">
            <text:p>34.990</text:p>
          </table:table-cell>
          <table:table-cell office:value-type="float" office:value="37.542000000000002" table:style-name="ce3">
            <text:p>37.542</text:p>
          </table:table-cell>
          <table:table-cell office:value-type="float" office:value="43.033999999999999" table:style-name="ce3">
            <text:p>43.034</text:p>
          </table:table-cell>
          <table:table-cell office:value-type="float" office:value="37.121000000000002" table:style-name="ce3">
            <text:p>37.121</text:p>
          </table:table-cell>
          <table:table-cell office:value-type="float" office:value="39.104999999999997" table:style-name="ce3">
            <text:p>39.105</text:p>
          </table:table-cell>
          <table:table-cell office:value-type="float" office:value="39.052" table:style-name="ce3">
            <text:p>39.052</text:p>
          </table:table-cell>
          <table:table-cell office:value-type="float" office:value="39.155999999999999" table:style-name="ce3">
            <text:p>39.156</text:p>
          </table:table-cell>
          <table:table-cell office:value-type="float" office:value="38.094000000000001" table:style-name="ce3">
            <text:p>38.094</text:p>
          </table:table-cell>
          <table:table-cell office:value-type="float" office:value="37.253" table:style-name="ce3">
            <text:p>37.253</text:p>
          </table:table-cell>
          <table:table-cell office:value-type="float" office:value="37.909999999999997" table:style-name="ce3">
            <text:p>37.910</text:p>
          </table:table-cell>
          <table:table-cell office:value-type="float" office:value="37.816000000000003" table:style-name="ce3">
            <text:p>37.816</text:p>
          </table:table-cell>
          <table:table-cell office:value-type="float" office:value="38.212000000000003" table:style-name="ce3">
            <text:p>38.212</text:p>
          </table:table-cell>
          <table:table-cell office:value-type="float" office:value="39.363" table:style-name="ce3">
            <text:p>39.363</text:p>
          </table:table-cell>
          <table:table-cell office:value-type="float" office:value="42.47" table:style-name="ce3">
            <text:p>42.470</text:p>
          </table:table-cell>
          <table:table-cell office:value-type="float" office:value="43.558999999999997" table:style-name="ce3">
            <text:p>43.559</text:p>
          </table:table-cell>
          <table:table-cell office:value-type="float" office:value="43.462000000000003" table:style-name="ce3">
            <text:p>43.462</text:p>
          </table:table-cell>
          <table:table-cell office:value-type="float" office:value="41.603999999999999" table:style-name="ce3">
            <text:p>41.604</text:p>
          </table:table-cell>
          <table:table-cell office:value-type="float" office:value="50.679000000000002" table:style-name="ce3">
            <text:p>50.679</text:p>
          </table:table-cell>
          <table:table-cell office:value-type="float" office:value="44.628" table:style-name="ce3">
            <text:p>44.628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.024" table:style-name="ce3">
            <text:p>2.024</text:p>
          </table:table-cell>
          <table:table-cell office:value-type="float" office:value="1.8779999999999999" table:style-name="ce3">
            <text:p>1.878</text:p>
          </table:table-cell>
          <table:table-cell office:value-type="float" office:value="1.7989999999999999" table:style-name="ce3">
            <text:p>1.799</text:p>
          </table:table-cell>
          <table:table-cell office:value-type="float" office:value="1.758" table:style-name="ce3">
            <text:p>1.758</text:p>
          </table:table-cell>
          <table:table-cell office:value-type="float" office:value="1.756" table:style-name="ce3">
            <text:p>1.756</text:p>
          </table:table-cell>
          <table:table-cell office:value-type="float" office:value="1.782" table:style-name="ce3">
            <text:p>1.782</text:p>
          </table:table-cell>
          <table:table-cell office:value-type="float" office:value="1.9119999999999999" table:style-name="ce3">
            <text:p>1.912</text:p>
          </table:table-cell>
          <table:table-cell office:value-type="float" office:value="2.1920000000000002" table:style-name="ce3">
            <text:p>2.192</text:p>
          </table:table-cell>
          <table:table-cell office:value-type="float" office:value="2.6850000000000001" table:style-name="ce3">
            <text:p>2.685</text:p>
          </table:table-cell>
          <table:table-cell office:value-type="float" office:value="2.8279999999999998" table:style-name="ce3">
            <text:p>2.828</text:p>
          </table:table-cell>
          <table:table-cell office:value-type="float" office:value="2.8239999999999998" table:style-name="ce3">
            <text:p>2.824</text:p>
          </table:table-cell>
          <table:table-cell office:value-type="float" office:value="2.8319999999999999" table:style-name="ce3">
            <text:p>2.832</text:p>
          </table:table-cell>
          <table:table-cell office:value-type="float" office:value="2.7549999999999999" table:style-name="ce3">
            <text:p>2.755</text:p>
          </table:table-cell>
          <table:table-cell office:value-type="float" office:value="2.694" table:style-name="ce3">
            <text:p>2.694</text:p>
          </table:table-cell>
          <table:table-cell office:value-type="float" office:value="2.742" table:style-name="ce3">
            <text:p>2.742</text:p>
          </table:table-cell>
          <table:table-cell office:value-type="float" office:value="2.7349999999999999" table:style-name="ce3">
            <text:p>2.735</text:p>
          </table:table-cell>
          <table:table-cell office:value-type="float" office:value="2.7629999999999999" table:style-name="ce3">
            <text:p>2.763</text:p>
          </table:table-cell>
          <table:table-cell office:value-type="float" office:value="2.847" table:style-name="ce3">
            <text:p>2.847</text:p>
          </table:table-cell>
          <table:table-cell office:value-type="float" office:value="3.0710000000000002" table:style-name="ce3">
            <text:p>3.071</text:p>
          </table:table-cell>
          <table:table-cell office:value-type="float" office:value="3.15" table:style-name="ce3">
            <text:p>3.150</text:p>
          </table:table-cell>
          <table:table-cell office:value-type="float" office:value="3.1429999999999998" table:style-name="ce3">
            <text:p>3.143</text:p>
          </table:table-cell>
          <table:table-cell office:value-type="float" office:value="3.0089999999999999" table:style-name="ce3">
            <text:p>3.009</text:p>
          </table:table-cell>
          <table:table-cell office:value-type="float" office:value="2.581" table:style-name="ce3">
            <text:p>2.581</text:p>
          </table:table-cell>
          <table:table-cell office:value-type="float" office:value="2.2730000000000001" table:style-name="ce3">
            <text:p>2.273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1.223000000000001" table:style-name="ce3">
            <text:p>11.223</text:p>
          </table:table-cell>
          <table:table-cell office:value-type="float" office:value="10.414999999999999" table:style-name="ce3">
            <text:p>10.415</text:p>
          </table:table-cell>
          <table:table-cell office:value-type="float" office:value="9.9789999999999992" table:style-name="ce3">
            <text:p>9.979</text:p>
          </table:table-cell>
          <table:table-cell office:value-type="float" office:value="9.7490000000000006" table:style-name="ce3">
            <text:p>9.749</text:p>
          </table:table-cell>
          <table:table-cell office:value-type="float" office:value="9.7360000000000007" table:style-name="ce3">
            <text:p>9.736</text:p>
          </table:table-cell>
          <table:table-cell office:value-type="float" office:value="9.8810000000000002" table:style-name="ce3">
            <text:p>9.881</text:p>
          </table:table-cell>
          <table:table-cell office:value-type="float" office:value="10.602" table:style-name="ce3">
            <text:p>10.602</text:p>
          </table:table-cell>
          <table:table-cell office:value-type="float" office:value="12.153" table:style-name="ce3">
            <text:p>12.153</text:p>
          </table:table-cell>
          <table:table-cell office:value-type="float" office:value="9.35" table:style-name="ce3">
            <text:p>9.350</text:p>
          </table:table-cell>
          <table:table-cell office:value-type="float" office:value="9.85" table:style-name="ce3">
            <text:p>9.850</text:p>
          </table:table-cell>
          <table:table-cell office:value-type="float" office:value="9.8360000000000003" table:style-name="ce3">
            <text:p>9.836</text:p>
          </table:table-cell>
          <table:table-cell office:value-type="float" office:value="9.8620000000000001" table:style-name="ce3">
            <text:p>9.862</text:p>
          </table:table-cell>
          <table:table-cell office:value-type="float" office:value="9.5950000000000006" table:style-name="ce3">
            <text:p>9.595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9.548" table:style-name="ce3">
            <text:p>9.548</text:p>
          </table:table-cell>
          <table:table-cell office:value-type="float" office:value="9.5250000000000004" table:style-name="ce3">
            <text:p>9.525</text:p>
          </table:table-cell>
          <table:table-cell office:value-type="float" office:value="9.6240000000000006" table:style-name="ce3">
            <text:p>9.624</text:p>
          </table:table-cell>
          <table:table-cell office:value-type="float" office:value="9.9139999999999997" table:style-name="ce3">
            <text:p>9.914</text:p>
          </table:table-cell>
          <table:table-cell office:value-type="float" office:value="10.696999999999999" table:style-name="ce3">
            <text:p>10.697</text:p>
          </table:table-cell>
          <table:table-cell office:value-type="float" office:value="10.971" table:style-name="ce3">
            <text:p>10.971</text:p>
          </table:table-cell>
          <table:table-cell office:value-type="float" office:value="10.946999999999999" table:style-name="ce3">
            <text:p>10.947</text:p>
          </table:table-cell>
          <table:table-cell office:value-type="float" office:value="10.478999999999999" table:style-name="ce3">
            <text:p>10.479</text:p>
          </table:table-cell>
          <table:table-cell office:value-type="float" office:value="14.311999999999999" table:style-name="ce3">
            <text:p>14.312</text:p>
          </table:table-cell>
          <table:table-cell office:value-type="float" office:value="12.603" table:style-name="ce3">
            <text:p>12.60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7.966000000000001" table:style-name="ce3">
            <text:p>27.966</text:p>
          </table:table-cell>
          <table:table-cell office:value-type="float" office:value="25.952000000000002" table:style-name="ce3">
            <text:p>25.952</text:p>
          </table:table-cell>
          <table:table-cell office:value-type="float" office:value="24.864999999999998" table:style-name="ce3">
            <text:p>24.865</text:p>
          </table:table-cell>
          <table:table-cell office:value-type="float" office:value="24.292000000000002" table:style-name="ce3">
            <text:p>24.292</text:p>
          </table:table-cell>
          <table:table-cell office:value-type="float" office:value="24.260999999999999" table:style-name="ce3">
            <text:p>24.261</text:p>
          </table:table-cell>
          <table:table-cell office:value-type="float" office:value="24.623000000000001" table:style-name="ce3">
            <text:p>24.623</text:p>
          </table:table-cell>
          <table:table-cell office:value-type="float" office:value="26.417999999999999" table:style-name="ce3">
            <text:p>26.418</text:p>
          </table:table-cell>
          <table:table-cell office:value-type="float" office:value="30.283000000000001" table:style-name="ce3">
            <text:p>30.283</text:p>
          </table:table-cell>
          <table:table-cell office:value-type="float" office:value="30.085000000000001" table:style-name="ce3">
            <text:p>30.085</text:p>
          </table:table-cell>
          <table:table-cell office:value-type="float" office:value="31.693999999999999" table:style-name="ce3">
            <text:p>31.694</text:p>
          </table:table-cell>
          <table:table-cell office:value-type="float" office:value="31.651" table:style-name="ce3">
            <text:p>31.651</text:p>
          </table:table-cell>
          <table:table-cell office:value-type="float" office:value="31.734999999999999" table:style-name="ce3">
            <text:p>31.735</text:p>
          </table:table-cell>
          <table:table-cell office:value-type="float" office:value="30.873999999999999" table:style-name="ce3">
            <text:p>30.874</text:p>
          </table:table-cell>
          <table:table-cell office:value-type="float" office:value="30.193000000000001" table:style-name="ce3">
            <text:p>30.193</text:p>
          </table:table-cell>
          <table:table-cell office:value-type="float" office:value="30.725000000000001" table:style-name="ce3">
            <text:p>30.725</text:p>
          </table:table-cell>
          <table:table-cell office:value-type="float" office:value="30.649000000000001" table:style-name="ce3">
            <text:p>30.649</text:p>
          </table:table-cell>
          <table:table-cell office:value-type="float" office:value="30.97" table:style-name="ce3">
            <text:p>30.970</text:p>
          </table:table-cell>
          <table:table-cell office:value-type="float" office:value="31.902999999999999" table:style-name="ce3">
            <text:p>31.903</text:p>
          </table:table-cell>
          <table:table-cell office:value-type="float" office:value="34.42" table:style-name="ce3">
            <text:p>34.420</text:p>
          </table:table-cell>
          <table:table-cell office:value-type="float" office:value="35.302999999999997" table:style-name="ce3">
            <text:p>35.303</text:p>
          </table:table-cell>
          <table:table-cell office:value-type="float" office:value="35.225000000000001" table:style-name="ce3">
            <text:p>35.225</text:p>
          </table:table-cell>
          <table:table-cell office:value-type="float" office:value="33.719000000000001" table:style-name="ce3">
            <text:p>33.719</text:p>
          </table:table-cell>
          <table:table-cell office:value-type="float" office:value="35.662999999999997" table:style-name="ce3">
            <text:p>35.663</text:p>
          </table:table-cell>
          <table:table-cell office:value-type="float" office:value="31.405000000000001" table:style-name="ce3">
            <text:p>31.405</text:p>
          </table:table-cell>
          <table:table-cell table:number-columns-repeated="1635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.7039999999999997" table:style-name="ce3">
            <text:p>5.704</text:p>
          </table:table-cell>
          <table:table-cell office:value-type="float" office:value="5.2930000000000001" table:style-name="ce3">
            <text:p>5.293</text:p>
          </table:table-cell>
          <table:table-cell office:value-type="float" office:value="5.0709999999999997" table:style-name="ce3">
            <text:p>5.071</text:p>
          </table:table-cell>
          <table:table-cell office:value-type="float" office:value="4.9539999999999997" table:style-name="ce3">
            <text:p>4.954</text:p>
          </table:table-cell>
          <table:table-cell office:value-type="float" office:value="4.9480000000000004" table:style-name="ce3">
            <text:p>4.948</text:p>
          </table:table-cell>
          <table:table-cell office:value-type="float" office:value="5.0220000000000002" table:style-name="ce3">
            <text:p>5.022</text:p>
          </table:table-cell>
          <table:table-cell office:value-type="float" office:value="5.3879999999999999" table:style-name="ce3">
            <text:p>5.388</text:p>
          </table:table-cell>
          <table:table-cell office:value-type="float" office:value="6.1760000000000002" table:style-name="ce3">
            <text:p>6.176</text:p>
          </table:table-cell>
          <table:table-cell office:value-type="float" office:value="9.35" table:style-name="ce3">
            <text:p>9.350</text:p>
          </table:table-cell>
          <table:table-cell office:value-type="float" office:value="9.85" table:style-name="ce3">
            <text:p>9.850</text:p>
          </table:table-cell>
          <table:table-cell office:value-type="float" office:value="9.8360000000000003" table:style-name="ce3">
            <text:p>9.836</text:p>
          </table:table-cell>
          <table:table-cell office:value-type="float" office:value="9.8620000000000001" table:style-name="ce3">
            <text:p>9.862</text:p>
          </table:table-cell>
          <table:table-cell office:value-type="float" office:value="9.5950000000000006" table:style-name="ce3">
            <text:p>9.595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9.548" table:style-name="ce3">
            <text:p>9.548</text:p>
          </table:table-cell>
          <table:table-cell office:value-type="float" office:value="9.5250000000000004" table:style-name="ce3">
            <text:p>9.525</text:p>
          </table:table-cell>
          <table:table-cell office:value-type="float" office:value="9.6240000000000006" table:style-name="ce3">
            <text:p>9.624</text:p>
          </table:table-cell>
          <table:table-cell office:value-type="float" office:value="9.9139999999999997" table:style-name="ce3">
            <text:p>9.914</text:p>
          </table:table-cell>
          <table:table-cell office:value-type="float" office:value="10.696999999999999" table:style-name="ce3">
            <text:p>10.697</text:p>
          </table:table-cell>
          <table:table-cell office:value-type="float" office:value="10.971" table:style-name="ce3">
            <text:p>10.971</text:p>
          </table:table-cell>
          <table:table-cell office:value-type="float" office:value="10.946999999999999" table:style-name="ce3">
            <text:p>10.947</text:p>
          </table:table-cell>
          <table:table-cell office:value-type="float" office:value="10.478999999999999" table:style-name="ce3">
            <text:p>10.479</text:p>
          </table:table-cell>
          <table:table-cell office:value-type="float" office:value="7.2729999999999997" table:style-name="ce3">
            <text:p>7.273</text:p>
          </table:table-cell>
          <table:table-cell office:value-type="float" office:value="6.4050000000000002" table:style-name="ce3">
            <text:p>6.405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0.043999999999997" table:style-name="ce3">
            <text:p>50.044</text:p>
          </table:table-cell>
          <table:table-cell office:value-type="float" office:value="46.44" table:style-name="ce3">
            <text:p>46.440</text:p>
          </table:table-cell>
          <table:table-cell office:value-type="float" office:value="44.494999999999997" table:style-name="ce3">
            <text:p>44.495</text:p>
          </table:table-cell>
          <table:table-cell office:value-type="float" office:value="43.47" table:style-name="ce3">
            <text:p>43.470</text:p>
          </table:table-cell>
          <table:table-cell office:value-type="float" office:value="43.414999999999999" table:style-name="ce3">
            <text:p>43.415</text:p>
          </table:table-cell>
          <table:table-cell office:value-type="float" office:value="44.061" table:style-name="ce3">
            <text:p>44.061</text:p>
          </table:table-cell>
          <table:table-cell office:value-type="float" office:value="47.274999999999999" table:style-name="ce3">
            <text:p>47.275</text:p>
          </table:table-cell>
          <table:table-cell office:value-type="float" office:value="54.191000000000003" table:style-name="ce3">
            <text:p>54.191</text:p>
          </table:table-cell>
          <table:table-cell office:value-type="float" office:value="54.154000000000003" table:style-name="ce3">
            <text:p>54.154</text:p>
          </table:table-cell>
          <table:table-cell office:value-type="float" office:value="57.048999999999999" table:style-name="ce3">
            <text:p>57.049</text:p>
          </table:table-cell>
          <table:table-cell office:value-type="float" office:value="56.970999999999997" table:style-name="ce3">
            <text:p>56.971</text:p>
          </table:table-cell>
          <table:table-cell office:value-type="float" office:value="57.122" table:style-name="ce3">
            <text:p>57.122</text:p>
          </table:table-cell>
          <table:table-cell office:value-type="float" office:value="55.573999999999998" table:style-name="ce3">
            <text:p>55.574</text:p>
          </table:table-cell>
          <table:table-cell office:value-type="float" office:value="54.347000000000001" table:style-name="ce3">
            <text:p>54.347</text:p>
          </table:table-cell>
          <table:table-cell office:value-type="float" office:value="55.305" table:style-name="ce3">
            <text:p>55.305</text:p>
          </table:table-cell>
          <table:table-cell office:value-type="float" office:value="55.168999999999997" table:style-name="ce3">
            <text:p>55.169</text:p>
          </table:table-cell>
          <table:table-cell office:value-type="float" office:value="55.746000000000002" table:style-name="ce3">
            <text:p>55.746</text:p>
          </table:table-cell>
          <table:table-cell office:value-type="float" office:value="57.424999999999997" table:style-name="ce3">
            <text:p>57.425</text:p>
          </table:table-cell>
          <table:table-cell office:value-type="float" office:value="61.957000000000001" table:style-name="ce3">
            <text:p>61.957</text:p>
          </table:table-cell>
          <table:table-cell office:value-type="float" office:value="63.545999999999999" table:style-name="ce3">
            <text:p>63.546</text:p>
          </table:table-cell>
          <table:table-cell office:value-type="float" office:value="63.405000000000001" table:style-name="ce3">
            <text:p>63.405</text:p>
          </table:table-cell>
          <table:table-cell office:value-type="float" office:value="60.692999999999998" table:style-name="ce3">
            <text:p>60.693</text:p>
          </table:table-cell>
          <table:table-cell office:value-type="float" office:value="63.817999999999998" table:style-name="ce3">
            <text:p>63.818</text:p>
          </table:table-cell>
          <table:table-cell office:value-type="float" office:value="56.198" table:style-name="ce3">
            <text:p>56.198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4.718999999999999" table:style-name="ce3">
            <text:p>14.719</text:p>
          </table:table-cell>
          <table:table-cell office:value-type="float" office:value="13.659000000000001" table:style-name="ce3">
            <text:p>13.659</text:p>
          </table:table-cell>
          <table:table-cell office:value-type="float" office:value="13.087" table:style-name="ce3">
            <text:p>13.087</text:p>
          </table:table-cell>
          <table:table-cell office:value-type="float" office:value="12.785" table:style-name="ce3">
            <text:p>12.785</text:p>
          </table:table-cell>
          <table:table-cell office:value-type="float" office:value="12.769" table:style-name="ce3">
            <text:p>12.769</text:p>
          </table:table-cell>
          <table:table-cell office:value-type="float" office:value="12.959" table:style-name="ce3">
            <text:p>12.959</text:p>
          </table:table-cell>
          <table:table-cell office:value-type="float" office:value="13.904" table:style-name="ce3">
            <text:p>13.904</text:p>
          </table:table-cell>
          <table:table-cell office:value-type="float" office:value="15.939" table:style-name="ce3">
            <text:p>15.939</text:p>
          </table:table-cell>
          <table:table-cell office:value-type="float" office:value="17.866" table:style-name="ce3">
            <text:p>17.866</text:p>
          </table:table-cell>
          <table:table-cell office:value-type="float" office:value="18.821000000000002" table:style-name="ce3">
            <text:p>18.821</text:p>
          </table:table-cell>
          <table:table-cell office:value-type="float" office:value="18.795999999999999" table:style-name="ce3">
            <text:p>18.796</text:p>
          </table:table-cell>
          <table:table-cell office:value-type="float" office:value="18.844999999999999" table:style-name="ce3">
            <text:p>18.845</text:p>
          </table:table-cell>
          <table:table-cell office:value-type="float" office:value="18.335000000000001" table:style-name="ce3">
            <text:p>18.335</text:p>
          </table:table-cell>
          <table:table-cell office:value-type="float" office:value="17.93" table:style-name="ce3">
            <text:p>17.930</text:p>
          </table:table-cell>
          <table:table-cell office:value-type="float" office:value="18.245999999999999" table:style-name="ce3">
            <text:p>18.246</text:p>
          </table:table-cell>
          <table:table-cell office:value-type="float" office:value="18.201000000000001" table:style-name="ce3">
            <text:p>18.201</text:p>
          </table:table-cell>
          <table:table-cell office:value-type="float" office:value="18.390999999999998" table:style-name="ce3">
            <text:p>18.391</text:p>
          </table:table-cell>
          <table:table-cell office:value-type="float" office:value="18.945" table:style-name="ce3">
            <text:p>18.945</text:p>
          </table:table-cell>
          <table:table-cell office:value-type="float" office:value="20.440000000000001" table:style-name="ce3">
            <text:p>20.440</text:p>
          </table:table-cell>
          <table:table-cell office:value-type="float" office:value="20.965" table:style-name="ce3">
            <text:p>20.965</text:p>
          </table:table-cell>
          <table:table-cell office:value-type="float" office:value="20.917999999999999" table:style-name="ce3">
            <text:p>20.918</text:p>
          </table:table-cell>
          <table:table-cell office:value-type="float" office:value="20.024000000000001" table:style-name="ce3">
            <text:p>20.024</text:p>
          </table:table-cell>
          <table:table-cell office:value-type="float" office:value="18.77" table:style-name="ce3">
            <text:p>18.770</text:p>
          </table:table-cell>
          <table:table-cell office:value-type="float" office:value="16.529" table:style-name="ce3">
            <text:p>16.529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024" table:style-name="ce3">
            <text:p>2.024</text:p>
          </table:table-cell>
          <table:table-cell office:value-type="float" office:value="1.8779999999999999" table:style-name="ce3">
            <text:p>1.878</text:p>
          </table:table-cell>
          <table:table-cell office:value-type="float" office:value="1.7989999999999999" table:style-name="ce3">
            <text:p>1.799</text:p>
          </table:table-cell>
          <table:table-cell office:value-type="float" office:value="1.758" table:style-name="ce3">
            <text:p>1.758</text:p>
          </table:table-cell>
          <table:table-cell office:value-type="float" office:value="1.756" table:style-name="ce3">
            <text:p>1.756</text:p>
          </table:table-cell>
          <table:table-cell office:value-type="float" office:value="1.782" table:style-name="ce3">
            <text:p>1.782</text:p>
          </table:table-cell>
          <table:table-cell office:value-type="float" office:value="1.9119999999999999" table:style-name="ce3">
            <text:p>1.912</text:p>
          </table:table-cell>
          <table:table-cell office:value-type="float" office:value="2.1920000000000002" table:style-name="ce3">
            <text:p>2.192</text:p>
          </table:table-cell>
          <table:table-cell office:value-type="float" office:value="2.87" table:style-name="ce3">
            <text:p>2.870</text:p>
          </table:table-cell>
          <table:table-cell office:value-type="float" office:value="3.0230000000000001" table:style-name="ce3">
            <text:p>3.023</text:p>
          </table:table-cell>
          <table:table-cell office:value-type="float" office:value="3.0190000000000001" table:style-name="ce3">
            <text:p>3.019</text:p>
          </table:table-cell>
          <table:table-cell office:value-type="float" office:value="3.0270000000000001" table:style-name="ce3">
            <text:p>3.027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2.88" table:style-name="ce3">
            <text:p>2.880</text:p>
          </table:table-cell>
          <table:table-cell office:value-type="float" office:value="2.931" table:style-name="ce3">
            <text:p>2.931</text:p>
          </table:table-cell>
          <table:table-cell office:value-type="float" office:value="2.923" table:style-name="ce3">
            <text:p>2.923</text:p>
          </table:table-cell>
          <table:table-cell office:value-type="float" office:value="2.9540000000000002" table:style-name="ce3">
            <text:p>2.954</text:p>
          </table:table-cell>
          <table:table-cell office:value-type="float" office:value="3.0430000000000001" table:style-name="ce3">
            <text:p>3.043</text:p>
          </table:table-cell>
          <table:table-cell office:value-type="float" office:value="3.2829999999999999" table:style-name="ce3">
            <text:p>3.283</text:p>
          </table:table-cell>
          <table:table-cell office:value-type="float" office:value="3.367" table:style-name="ce3">
            <text:p>3.367</text:p>
          </table:table-cell>
          <table:table-cell office:value-type="float" office:value="3.36" table:style-name="ce3">
            <text:p>3.360</text:p>
          </table:table-cell>
          <table:table-cell office:value-type="float" office:value="3.2160000000000002" table:style-name="ce3">
            <text:p>3.216</text:p>
          </table:table-cell>
          <table:table-cell office:value-type="float" office:value="2.581" table:style-name="ce3">
            <text:p>2.581</text:p>
          </table:table-cell>
          <table:table-cell office:value-type="float" office:value="2.2730000000000001" table:style-name="ce3">
            <text:p>2.273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7.847000000000001" table:style-name="ce3">
            <text:p>17.847</text:p>
          </table:table-cell>
          <table:table-cell office:value-type="float" office:value="16.561" table:style-name="ce3">
            <text:p>16.561</text:p>
          </table:table-cell>
          <table:table-cell office:value-type="float" office:value="15.868" table:style-name="ce3">
            <text:p>15.868</text:p>
          </table:table-cell>
          <table:table-cell office:value-type="float" office:value="15.502000000000001" table:style-name="ce3">
            <text:p>15.502</text:p>
          </table:table-cell>
          <table:table-cell office:value-type="float" office:value="15.483000000000001" table:style-name="ce3">
            <text:p>15.483</text:p>
          </table:table-cell>
          <table:table-cell office:value-type="float" office:value="15.712999999999999" table:style-name="ce3">
            <text:p>15.713</text:p>
          </table:table-cell>
          <table:table-cell office:value-type="float" office:value="16.859000000000002" table:style-name="ce3">
            <text:p>16.859</text:p>
          </table:table-cell>
          <table:table-cell office:value-type="float" office:value="19.326000000000001" table:style-name="ce3">
            <text:p>19.326</text:p>
          </table:table-cell>
          <table:table-cell office:value-type="float" office:value="9.0719999999999992" table:style-name="ce3">
            <text:p>9.072</text:p>
          </table:table-cell>
          <table:table-cell office:value-type="float" office:value="9.5570000000000004" table:style-name="ce3">
            <text:p>9.557</text:p>
          </table:table-cell>
          <table:table-cell office:value-type="float" office:value="9.5440000000000005" table:style-name="ce3">
            <text:p>9.544</text:p>
          </table:table-cell>
          <table:table-cell office:value-type="float" office:value="9.5690000000000008" table:style-name="ce3">
            <text:p>9.569</text:p>
          </table:table-cell>
          <table:table-cell office:value-type="float" office:value="9.31" table:style-name="ce3">
            <text:p>9.310</text:p>
          </table:table-cell>
          <table:table-cell office:value-type="float" office:value="9.1039999999999992" table:style-name="ce3">
            <text:p>9.104</text:p>
          </table:table-cell>
          <table:table-cell office:value-type="float" office:value="9.2650000000000006" table:style-name="ce3">
            <text:p>9.265</text:p>
          </table:table-cell>
          <table:table-cell office:value-type="float" office:value="9.2420000000000009" table:style-name="ce3">
            <text:p>9.242</text:p>
          </table:table-cell>
          <table:table-cell office:value-type="float" office:value="9.3390000000000004" table:style-name="ce3">
            <text:p>9.339</text:p>
          </table:table-cell>
          <table:table-cell office:value-type="float" office:value="9.6199999999999992" table:style-name="ce3">
            <text:p>9.620</text:p>
          </table:table-cell>
          <table:table-cell office:value-type="float" office:value="10.379" table:style-name="ce3">
            <text:p>10.379</text:p>
          </table:table-cell>
          <table:table-cell office:value-type="float" office:value="10.645" table:style-name="ce3">
            <text:p>10.645</text:p>
          </table:table-cell>
          <table:table-cell office:value-type="float" office:value="10.622" table:style-name="ce3">
            <text:p>10.622</text:p>
          </table:table-cell>
          <table:table-cell office:value-type="float" office:value="10.167" table:style-name="ce3">
            <text:p>10.167</text:p>
          </table:table-cell>
          <table:table-cell office:value-type="float" office:value="22.759" table:style-name="ce3">
            <text:p>22.759</text:p>
          </table:table-cell>
          <table:table-cell office:value-type="float" office:value="20.041" table:style-name="ce3">
            <text:p>20.041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3.063000000000001" table:style-name="ce3">
            <text:p>13.063</text:p>
          </table:table-cell>
          <table:table-cell office:value-type="float" office:value="12.122" table:style-name="ce3">
            <text:p>12.122</text:p>
          </table:table-cell>
          <table:table-cell office:value-type="float" office:value="11.614000000000001" table:style-name="ce3">
            <text:p>11.614</text:p>
          </table:table-cell>
          <table:table-cell office:value-type="float" office:value="11.347" table:style-name="ce3">
            <text:p>11.347</text:p>
          </table:table-cell>
          <table:table-cell office:value-type="float" office:value="11.333" table:style-name="ce3">
            <text:p>11.333</text:p>
          </table:table-cell>
          <table:table-cell office:value-type="float" office:value="11.500999999999999" table:style-name="ce3">
            <text:p>11.501</text:p>
          </table:table-cell>
          <table:table-cell office:value-type="float" office:value="12.34" table:style-name="ce3">
            <text:p>12.340</text:p>
          </table:table-cell>
          <table:table-cell office:value-type="float" office:value="14.146000000000001" table:style-name="ce3">
            <text:p>14.146</text:p>
          </table:table-cell>
          <table:table-cell office:value-type="float" office:value="13.978" table:style-name="ce3">
            <text:p>13.978</text:p>
          </table:table-cell>
          <table:table-cell office:value-type="float" office:value="14.726000000000001" table:style-name="ce3">
            <text:p>14.726</text:p>
          </table:table-cell>
          <table:table-cell office:value-type="float" office:value="14.705" table:style-name="ce3">
            <text:p>14.705</text:p>
          </table:table-cell>
          <table:table-cell office:value-type="float" office:value="14.744" table:style-name="ce3">
            <text:p>14.744</text:p>
          </table:table-cell>
          <table:table-cell office:value-type="float" office:value="14.345000000000001" table:style-name="ce3">
            <text:p>14.345</text:p>
          </table:table-cell>
          <table:table-cell office:value-type="float" office:value="14.028" table:style-name="ce3">
            <text:p>14.028</text:p>
          </table:table-cell>
          <table:table-cell office:value-type="float" office:value="14.275" table:style-name="ce3">
            <text:p>14.275</text:p>
          </table:table-cell>
          <table:table-cell office:value-type="float" office:value="14.24" table:style-name="ce3">
            <text:p>14.240</text:p>
          </table:table-cell>
          <table:table-cell office:value-type="float" office:value="14.388999999999999" table:style-name="ce3">
            <text:p>14.389</text:p>
          </table:table-cell>
          <table:table-cell office:value-type="float" office:value="14.821999999999999" table:style-name="ce3">
            <text:p>14.822</text:p>
          </table:table-cell>
          <table:table-cell office:value-type="float" office:value="15.992000000000001" table:style-name="ce3">
            <text:p>15.992</text:p>
          </table:table-cell>
          <table:table-cell office:value-type="float" office:value="16.402999999999999" table:style-name="ce3">
            <text:p>16.403</text:p>
          </table:table-cell>
          <table:table-cell office:value-type="float" office:value="16.366" table:style-name="ce3">
            <text:p>16.366</text:p>
          </table:table-cell>
          <table:table-cell office:value-type="float" office:value="15.666" table:style-name="ce3">
            <text:p>15.666</text:p>
          </table:table-cell>
          <table:table-cell office:value-type="float" office:value="16.658000000000001" table:style-name="ce3">
            <text:p>16.658</text:p>
          </table:table-cell>
          <table:table-cell office:value-type="float" office:value="14.669" table:style-name="ce3">
            <text:p>14.669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0.303000000000001" table:style-name="ce3">
            <text:p>10.303</text:p>
          </table:table-cell>
          <table:table-cell office:value-type="float" office:value="9.5609999999999999" table:style-name="ce3">
            <text:p>9.561</text:p>
          </table:table-cell>
          <table:table-cell office:value-type="float" office:value="9.1609999999999996" table:style-name="ce3">
            <text:p>9.161</text:p>
          </table:table-cell>
          <table:table-cell office:value-type="float" office:value="8.9499999999999993" table:style-name="ce3">
            <text:p>8.950</text:p>
          </table:table-cell>
          <table:table-cell office:value-type="float" office:value="8.9380000000000006" table:style-name="ce3">
            <text:p>8.938</text:p>
          </table:table-cell>
          <table:table-cell office:value-type="float" office:value="9.0709999999999997" table:style-name="ce3">
            <text:p>9.071</text:p>
          </table:table-cell>
          <table:table-cell office:value-type="float" office:value="9.7330000000000005" table:style-name="ce3">
            <text:p>9.733</text:p>
          </table:table-cell>
          <table:table-cell office:value-type="float" office:value="11.157" table:style-name="ce3">
            <text:p>11.157</text:p>
          </table:table-cell>
          <table:table-cell office:value-type="float" office:value="6.11" table:style-name="ce3">
            <text:p>6.110</text:p>
          </table:table-cell>
          <table:table-cell office:value-type="float" office:value="6.4359999999999999" table:style-name="ce3">
            <text:p>6.436</text:p>
          </table:table-cell>
          <table:table-cell office:value-type="float" office:value="6.4279999999999999" table:style-name="ce3">
            <text:p>6.428</text:p>
          </table:table-cell>
          <table:table-cell office:value-type="float" office:value="6.4450000000000003" table:style-name="ce3">
            <text:p>6.445</text:p>
          </table:table-cell>
          <table:table-cell office:value-type="float" office:value="6.27" table:style-name="ce3">
            <text:p>6.270</text:p>
          </table:table-cell>
          <table:table-cell office:value-type="float" office:value="6.1310000000000002" table:style-name="ce3">
            <text:p>6.131</text:p>
          </table:table-cell>
          <table:table-cell office:value-type="float" office:value="6.24" table:style-name="ce3">
            <text:p>6.240</text:p>
          </table:table-cell>
          <table:table-cell office:value-type="float" office:value="6.2240000000000002" table:style-name="ce3">
            <text:p>6.224</text:p>
          </table:table-cell>
          <table:table-cell office:value-type="float" office:value="6.2889999999999997" table:style-name="ce3">
            <text:p>6.289</text:p>
          </table:table-cell>
          <table:table-cell office:value-type="float" office:value="6.4790000000000001" table:style-name="ce3">
            <text:p>6.479</text:p>
          </table:table-cell>
          <table:table-cell office:value-type="float" office:value="6.99" table:style-name="ce3">
            <text:p>6.990</text:p>
          </table:table-cell>
          <table:table-cell office:value-type="float" office:value="7.1689999999999996" table:style-name="ce3">
            <text:p>7.169</text:p>
          </table:table-cell>
          <table:table-cell office:value-type="float" office:value="7.1529999999999996" table:style-name="ce3">
            <text:p>7.153</text:p>
          </table:table-cell>
          <table:table-cell office:value-type="float" office:value="6.8470000000000004" table:style-name="ce3">
            <text:p>6.847</text:p>
          </table:table-cell>
          <table:table-cell office:value-type="float" office:value="13.138999999999999" table:style-name="ce3">
            <text:p>13.139</text:p>
          </table:table-cell>
          <table:table-cell office:value-type="float" office:value="11.57" table:style-name="ce3">
            <text:p>11.570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8.8309999999999995" table:style-name="ce3">
            <text:p>8.831</text:p>
          </table:table-cell>
          <table:table-cell office:value-type="float" office:value="8.1950000000000003" table:style-name="ce3">
            <text:p>8.195</text:p>
          </table:table-cell>
          <table:table-cell office:value-type="float" office:value="7.8520000000000003" table:style-name="ce3">
            <text:p>7.852</text:p>
          </table:table-cell>
          <table:table-cell office:value-type="float" office:value="7.6710000000000003" table:style-name="ce3">
            <text:p>7.671</text:p>
          </table:table-cell>
          <table:table-cell office:value-type="float" office:value="7.6619999999999999" table:style-name="ce3">
            <text:p>7.662</text:p>
          </table:table-cell>
          <table:table-cell office:value-type="float" office:value="7.7759999999999998" table:style-name="ce3">
            <text:p>7.776</text:p>
          </table:table-cell>
          <table:table-cell office:value-type="float" office:value="8.343" table:style-name="ce3">
            <text:p>8.343</text:p>
          </table:table-cell>
          <table:table-cell office:value-type="float" office:value="9.5630000000000006" table:style-name="ce3">
            <text:p>9.563</text:p>
          </table:table-cell>
          <table:table-cell office:value-type="float" office:value="20.088000000000001" table:style-name="ce3">
            <text:p>20.088</text:p>
          </table:table-cell>
          <table:table-cell office:value-type="float" office:value="21.161999999999999" table:style-name="ce3">
            <text:p>21.162</text:p>
          </table:table-cell>
          <table:table-cell office:value-type="float" office:value="21.132999999999999" table:style-name="ce3">
            <text:p>21.133</text:p>
          </table:table-cell>
          <table:table-cell office:value-type="float" office:value="21.189" table:style-name="ce3">
            <text:p>21.189</text:p>
          </table:table-cell>
          <table:table-cell office:value-type="float" office:value="20.614000000000001" table:style-name="ce3">
            <text:p>20.614</text:p>
          </table:table-cell>
          <table:table-cell office:value-type="float" office:value="20.158999999999999" table:style-name="ce3">
            <text:p>20.159</text:p>
          </table:table-cell>
          <table:table-cell office:value-type="float" office:value="20.515000000000001" table:style-name="ce3">
            <text:p>20.515</text:p>
          </table:table-cell>
          <table:table-cell office:value-type="float" office:value="20.463999999999999" table:style-name="ce3">
            <text:p>20.464</text:p>
          </table:table-cell>
          <table:table-cell office:value-type="float" office:value="20.678000000000001" table:style-name="ce3">
            <text:p>20.678</text:p>
          </table:table-cell>
          <table:table-cell office:value-type="float" office:value="21.300999999999998" table:style-name="ce3">
            <text:p>21.301</text:p>
          </table:table-cell>
          <table:table-cell office:value-type="float" office:value="22.981999999999999" table:style-name="ce3">
            <text:p>22.982</text:p>
          </table:table-cell>
          <table:table-cell office:value-type="float" office:value="23.571999999999999" table:style-name="ce3">
            <text:p>23.572</text:p>
          </table:table-cell>
          <table:table-cell office:value-type="float" office:value="23.518999999999998" table:style-name="ce3">
            <text:p>23.519</text:p>
          </table:table-cell>
          <table:table-cell office:value-type="float" office:value="22.513999999999999" table:style-name="ce3">
            <text:p>22.514</text:p>
          </table:table-cell>
          <table:table-cell office:value-type="float" office:value="11.262" table:style-name="ce3">
            <text:p>11.262</text:p>
          </table:table-cell>
          <table:table-cell office:value-type="float" office:value="9.9169999999999998" table:style-name="ce3">
            <text:p>9.917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6.559000000000001" table:style-name="ce3">
            <text:p>16.559</text:p>
          </table:table-cell>
          <table:table-cell office:value-type="float" office:value="15.366" table:style-name="ce3">
            <text:p>15.366</text:p>
          </table:table-cell>
          <table:table-cell office:value-type="float" office:value="14.723000000000001" table:style-name="ce3">
            <text:p>14.723</text:p>
          </table:table-cell>
          <table:table-cell office:value-type="float" office:value="14.384" table:style-name="ce3">
            <text:p>14.384</text:p>
          </table:table-cell>
          <table:table-cell office:value-type="float" office:value="14.365" table:style-name="ce3">
            <text:p>14.365</text:p>
          </table:table-cell>
          <table:table-cell office:value-type="float" office:value="14.579000000000001" table:style-name="ce3">
            <text:p>14.579</text:p>
          </table:table-cell>
          <table:table-cell office:value-type="float" office:value="15.641999999999999" table:style-name="ce3">
            <text:p>15.642</text:p>
          </table:table-cell>
          <table:table-cell office:value-type="float" office:value="17.931000000000001" table:style-name="ce3">
            <text:p>17.931</text:p>
          </table:table-cell>
          <table:table-cell office:value-type="float" office:value="16.940000000000001" table:style-name="ce3">
            <text:p>16.940</text:p>
          </table:table-cell>
          <table:table-cell office:value-type="float" office:value="17.846" table:style-name="ce3">
            <text:p>17.846</text:p>
          </table:table-cell>
          <table:table-cell office:value-type="float" office:value="17.821999999999999" table:style-name="ce3">
            <text:p>17.822</text:p>
          </table:table-cell>
          <table:table-cell office:value-type="float" office:value="17.869" table:style-name="ce3">
            <text:p>17.869</text:p>
          </table:table-cell>
          <table:table-cell office:value-type="float" office:value="17.385000000000002" table:style-name="ce3">
            <text:p>17.385</text:p>
          </table:table-cell>
          <table:table-cell office:value-type="float" office:value="17.001000000000001" table:style-name="ce3">
            <text:p>17.001</text:p>
          </table:table-cell>
          <table:table-cell office:value-type="float" office:value="17.300999999999998" table:style-name="ce3">
            <text:p>17.301</text:p>
          </table:table-cell>
          <table:table-cell office:value-type="float" office:value="17.257999999999999" table:style-name="ce3">
            <text:p>17.258</text:p>
          </table:table-cell>
          <table:table-cell office:value-type="float" office:value="17.437999999999999" table:style-name="ce3">
            <text:p>17.438</text:p>
          </table:table-cell>
          <table:table-cell office:value-type="float" office:value="17.963999999999999" table:style-name="ce3">
            <text:p>17.964</text:p>
          </table:table-cell>
          <table:table-cell office:value-type="float" office:value="19.381" table:style-name="ce3">
            <text:p>19.381</text:p>
          </table:table-cell>
          <table:table-cell office:value-type="float" office:value="19.879000000000001" table:style-name="ce3">
            <text:p>19.879</text:p>
          </table:table-cell>
          <table:table-cell office:value-type="float" office:value="19.834" table:style-name="ce3">
            <text:p>19.834</text:p>
          </table:table-cell>
          <table:table-cell office:value-type="float" office:value="18.986000000000001" table:style-name="ce3">
            <text:p>18.986</text:p>
          </table:table-cell>
          <table:table-cell office:value-type="float" office:value="21.116" table:style-name="ce3">
            <text:p>21.116</text:p>
          </table:table-cell>
          <table:table-cell office:value-type="float" office:value="18.594999999999999" table:style-name="ce3">
            <text:p>18.595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7.5430000000000001" table:style-name="ce3">
            <text:p>7.543</text:p>
          </table:table-cell>
          <table:table-cell office:value-type="float" office:value="7" table:style-name="ce3">
            <text:p>7.000</text:p>
          </table:table-cell>
          <table:table-cell office:value-type="float" office:value="6.7069999999999999" table:style-name="ce3">
            <text:p>6.707</text:p>
          </table:table-cell>
          <table:table-cell office:value-type="float" office:value="6.5529999999999999" table:style-name="ce3">
            <text:p>6.553</text:p>
          </table:table-cell>
          <table:table-cell office:value-type="float" office:value="6.5439999999999996" table:style-name="ce3">
            <text:p>6.544</text:p>
          </table:table-cell>
          <table:table-cell office:value-type="float" office:value="6.6420000000000003" table:style-name="ce3">
            <text:p>6.642</text:p>
          </table:table-cell>
          <table:table-cell office:value-type="float" office:value="7.1260000000000003" table:style-name="ce3">
            <text:p>7.126</text:p>
          </table:table-cell>
          <table:table-cell office:value-type="float" office:value="8.1690000000000005" table:style-name="ce3">
            <text:p>8.169</text:p>
          </table:table-cell>
          <table:table-cell office:value-type="float" office:value="16.292000000000002" table:style-name="ce3">
            <text:p>16.292</text:p>
          </table:table-cell>
          <table:table-cell office:value-type="float" office:value="17.164000000000001" table:style-name="ce3">
            <text:p>17.164</text:p>
          </table:table-cell>
          <table:table-cell office:value-type="float" office:value="17.14" table:style-name="ce3">
            <text:p>17.140</text:p>
          </table:table-cell>
          <table:table-cell office:value-type="float" office:value="17.186" table:style-name="ce3">
            <text:p>17.186</text:p>
          </table:table-cell>
          <table:table-cell office:value-type="float" office:value="16.72" table:style-name="ce3">
            <text:p>16.720</text:p>
          </table:table-cell>
          <table:table-cell office:value-type="float" office:value="16.350999999999999" table:style-name="ce3">
            <text:p>16.351</text:p>
          </table:table-cell>
          <table:table-cell office:value-type="float" office:value="16.638999999999999" table:style-name="ce3">
            <text:p>16.639</text:p>
          </table:table-cell>
          <table:table-cell office:value-type="float" office:value="16.597999999999999" table:style-name="ce3">
            <text:p>16.598</text:p>
          </table:table-cell>
          <table:table-cell office:value-type="float" office:value="16.771000000000001" table:style-name="ce3">
            <text:p>16.771</text:p>
          </table:table-cell>
          <table:table-cell office:value-type="float" office:value="17.277000000000001" table:style-name="ce3">
            <text:p>17.277</text:p>
          </table:table-cell>
          <table:table-cell office:value-type="float" office:value="18.64" table:style-name="ce3">
            <text:p>18.640</text:p>
          </table:table-cell>
          <table:table-cell office:value-type="float" office:value="19.117999999999999" table:style-name="ce3">
            <text:p>19.118</text:p>
          </table:table-cell>
          <table:table-cell office:value-type="float" office:value="19.076000000000001" table:style-name="ce3">
            <text:p>19.076</text:p>
          </table:table-cell>
          <table:table-cell office:value-type="float" office:value="18.260000000000002" table:style-name="ce3">
            <text:p>18.260</text:p>
          </table:table-cell>
          <table:table-cell office:value-type="float" office:value="9.6199999999999992" table:style-name="ce3">
            <text:p>9.620</text:p>
          </table:table-cell>
          <table:table-cell office:value-type="float" office:value="8.4710000000000001" table:style-name="ce3">
            <text:p>8.471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4.535" table:style-name="ce3">
            <text:p>14.535</text:p>
          </table:table-cell>
          <table:table-cell office:value-type="float" office:value="13.488" table:style-name="ce3">
            <text:p>13.488</text:p>
          </table:table-cell>
          <table:table-cell office:value-type="float" office:value="12.923" table:style-name="ce3">
            <text:p>12.923</text:p>
          </table:table-cell>
          <table:table-cell office:value-type="float" office:value="12.625999999999999" table:style-name="ce3">
            <text:p>12.626</text:p>
          </table:table-cell>
          <table:table-cell office:value-type="float" office:value="12.61" table:style-name="ce3">
            <text:p>12.610</text:p>
          </table:table-cell>
          <table:table-cell office:value-type="float" office:value="12.797000000000001" table:style-name="ce3">
            <text:p>12.797</text:p>
          </table:table-cell>
          <table:table-cell office:value-type="float" office:value="13.73" table:style-name="ce3">
            <text:p>13.730</text:p>
          </table:table-cell>
          <table:table-cell office:value-type="float" office:value="15.739000000000001" table:style-name="ce3">
            <text:p>15.739</text:p>
          </table:table-cell>
          <table:table-cell office:value-type="float" office:value="12.034000000000001" table:style-name="ce3">
            <text:p>12.034</text:p>
          </table:table-cell>
          <table:table-cell office:value-type="float" office:value="12.678000000000001" table:style-name="ce3">
            <text:p>12.678</text:p>
          </table:table-cell>
          <table:table-cell office:value-type="float" office:value="12.66" table:style-name="ce3">
            <text:p>12.660</text:p>
          </table:table-cell>
          <table:table-cell office:value-type="float" office:value="12.694000000000001" table:style-name="ce3">
            <text:p>12.694</text:p>
          </table:table-cell>
          <table:table-cell office:value-type="float" office:value="12.35" table:style-name="ce3">
            <text:p>12.350</text:p>
          </table:table-cell>
          <table:table-cell office:value-type="float" office:value="12.077" table:style-name="ce3">
            <text:p>12.077</text:p>
          </table:table-cell>
          <table:table-cell office:value-type="float" office:value="12.29" table:style-name="ce3">
            <text:p>12.290</text:p>
          </table:table-cell>
          <table:table-cell office:value-type="float" office:value="12.26" table:style-name="ce3">
            <text:p>12.260</text:p>
          </table:table-cell>
          <table:table-cell office:value-type="float" office:value="12.388" table:style-name="ce3">
            <text:p>12.388</text:p>
          </table:table-cell>
          <table:table-cell office:value-type="float" office:value="12.760999999999999" table:style-name="ce3">
            <text:p>12.761</text:p>
          </table:table-cell>
          <table:table-cell office:value-type="float" office:value="13.768000000000001" table:style-name="ce3">
            <text:p>13.768</text:p>
          </table:table-cell>
          <table:table-cell office:value-type="float" office:value="14.121" table:style-name="ce3">
            <text:p>14.121</text:p>
          </table:table-cell>
          <table:table-cell office:value-type="float" office:value="14.09" table:style-name="ce3">
            <text:p>14.090</text:p>
          </table:table-cell>
          <table:table-cell office:value-type="float" office:value="13.487" table:style-name="ce3">
            <text:p>13.487</text:p>
          </table:table-cell>
          <table:table-cell office:value-type="float" office:value="18.535" table:style-name="ce3">
            <text:p>18.535</text:p>
          </table:table-cell>
          <table:table-cell office:value-type="float" office:value="16.321999999999999" table:style-name="ce3">
            <text:p>16.322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.2320000000000002" table:style-name="ce3">
            <text:p>4.232</text:p>
          </table:table-cell>
          <table:table-cell office:value-type="float" office:value="3.927" table:style-name="ce3">
            <text:p>3.927</text:p>
          </table:table-cell>
          <table:table-cell office:value-type="float" office:value="3.762" table:style-name="ce3">
            <text:p>3.762</text:p>
          </table:table-cell>
          <table:table-cell office:value-type="float" office:value="3.6760000000000002" table:style-name="ce3">
            <text:p>3.676</text:p>
          </table:table-cell>
          <table:table-cell office:value-type="float" office:value="3.6709999999999998" table:style-name="ce3">
            <text:p>3.671</text:p>
          </table:table-cell>
          <table:table-cell office:value-type="float" office:value="3.726" table:style-name="ce3">
            <text:p>3.726</text:p>
          </table:table-cell>
          <table:table-cell office:value-type="float" office:value="3.9969999999999999" table:style-name="ce3">
            <text:p>3.997</text:p>
          </table:table-cell>
          <table:table-cell office:value-type="float" office:value="4.5819999999999999" table:style-name="ce3">
            <text:p>4.582</text:p>
          </table:table-cell>
          <table:table-cell office:value-type="float" office:value="4.7210000000000001" table:style-name="ce3">
            <text:p>4.721</text:p>
          </table:table-cell>
          <table:table-cell office:value-type="float" office:value="4.9740000000000002" table:style-name="ce3">
            <text:p>4.974</text:p>
          </table:table-cell>
          <table:table-cell office:value-type="float" office:value="4.9669999999999996" table:style-name="ce3">
            <text:p>4.967</text:p>
          </table:table-cell>
          <table:table-cell office:value-type="float" office:value="4.9800000000000004" table:style-name="ce3">
            <text:p>4.980</text:p>
          </table:table-cell>
          <table:table-cell office:value-type="float" office:value="4.8449999999999998" table:style-name="ce3">
            <text:p>4.845</text:p>
          </table:table-cell>
          <table:table-cell office:value-type="float" office:value="4.7380000000000004" table:style-name="ce3">
            <text:p>4.738</text:p>
          </table:table-cell>
          <table:table-cell office:value-type="float" office:value="4.8209999999999997" table:style-name="ce3">
            <text:p>4.821</text:p>
          </table:table-cell>
          <table:table-cell office:value-type="float" office:value="4.8099999999999996" table:style-name="ce3">
            <text:p>4.810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0060000000000002" table:style-name="ce3">
            <text:p>5.006</text:p>
          </table:table-cell>
          <table:table-cell office:value-type="float" office:value="5.4009999999999998" table:style-name="ce3">
            <text:p>5.401</text:p>
          </table:table-cell>
          <table:table-cell office:value-type="float" office:value="5.54" table:style-name="ce3">
            <text:p>5.540</text:p>
          </table:table-cell>
          <table:table-cell office:value-type="float" office:value="5.5279999999999996" table:style-name="ce3">
            <text:p>5.528</text:p>
          </table:table-cell>
          <table:table-cell office:value-type="float" office:value="5.2910000000000004" table:style-name="ce3">
            <text:p>5.291</text:p>
          </table:table-cell>
          <table:table-cell office:value-type="float" office:value="5.3959999999999999" table:style-name="ce3">
            <text:p>5.396</text:p>
          </table:table-cell>
          <table:table-cell office:value-type="float" office:value="4.7519999999999998" table:style-name="ce3">
            <text:p>4.752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7.1749999999999998" table:style-name="ce3">
            <text:p>7.175</text:p>
          </table:table-cell>
          <table:table-cell office:value-type="float" office:value="6.6589999999999998" table:style-name="ce3">
            <text:p>6.659</text:p>
          </table:table-cell>
          <table:table-cell office:value-type="float" office:value="6.38" table:style-name="ce3">
            <text:p>6.380</text:p>
          </table:table-cell>
          <table:table-cell office:value-type="float" office:value="6.2329999999999997" table:style-name="ce3">
            <text:p>6.233</text:p>
          </table:table-cell>
          <table:table-cell office:value-type="float" office:value="6.2249999999999996" table:style-name="ce3">
            <text:p>6.225</text:p>
          </table:table-cell>
          <table:table-cell office:value-type="float" office:value="6.3179999999999996" table:style-name="ce3">
            <text:p>6.318</text:p>
          </table:table-cell>
          <table:table-cell office:value-type="float" office:value="6.7779999999999996" table:style-name="ce3">
            <text:p>6.778</text:p>
          </table:table-cell>
          <table:table-cell office:value-type="float" office:value="7.77" table:style-name="ce3">
            <text:p>7.770</text:p>
          </table:table-cell>
          <table:table-cell office:value-type="float" office:value="11.385999999999999" table:style-name="ce3">
            <text:p>11.386</text:p>
          </table:table-cell>
          <table:table-cell office:value-type="float" office:value="11.994999999999999" table:style-name="ce3">
            <text:p>11.995</text:p>
          </table:table-cell>
          <table:table-cell office:value-type="float" office:value="11.978999999999999" table:style-name="ce3">
            <text:p>11.979</text:p>
          </table:table-cell>
          <table:table-cell office:value-type="float" office:value="12.01" table:style-name="ce3">
            <text:p>12.010</text:p>
          </table:table-cell>
          <table:table-cell office:value-type="float" office:value="11.685" table:style-name="ce3">
            <text:p>11.685</text:p>
          </table:table-cell>
          <table:table-cell office:value-type="float" office:value="11.427" table:style-name="ce3">
            <text:p>11.427</text:p>
          </table:table-cell>
          <table:table-cell office:value-type="float" office:value="11.628" table:style-name="ce3">
            <text:p>11.628</text:p>
          </table:table-cell>
          <table:table-cell office:value-type="float" office:value="11.6" table:style-name="ce3">
            <text:p>11.600</text:p>
          </table:table-cell>
          <table:table-cell office:value-type="float" office:value="11.721" table:style-name="ce3">
            <text:p>11.721</text:p>
          </table:table-cell>
          <table:table-cell office:value-type="float" office:value="12.074" table:style-name="ce3">
            <text:p>12.074</text:p>
          </table:table-cell>
          <table:table-cell office:value-type="float" office:value="13.026999999999999" table:style-name="ce3">
            <text:p>13.027</text:p>
          </table:table-cell>
          <table:table-cell office:value-type="float" office:value="13.361000000000001" table:style-name="ce3">
            <text:p>13.361</text:p>
          </table:table-cell>
          <table:table-cell office:value-type="float" office:value="13.331" table:style-name="ce3">
            <text:p>13.331</text:p>
          </table:table-cell>
          <table:table-cell office:value-type="float" office:value="12.760999999999999" table:style-name="ce3">
            <text:p>12.761</text:p>
          </table:table-cell>
          <table:table-cell office:value-type="float" office:value="9.15" table:style-name="ce3">
            <text:p>9.150</text:p>
          </table:table-cell>
          <table:table-cell office:value-type="float" office:value="8.0579999999999998" table:style-name="ce3">
            <text:p>8.058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7.359" table:style-name="ce3">
            <text:p>7.359</text:p>
          </table:table-cell>
          <table:table-cell office:value-type="float" office:value="6.8289999999999997" table:style-name="ce3">
            <text:p>6.829</text:p>
          </table:table-cell>
          <table:table-cell office:value-type="float" office:value="6.5430000000000001" table:style-name="ce3">
            <text:p>6.543</text:p>
          </table:table-cell>
          <table:table-cell office:value-type="float" office:value="6.3929999999999998" table:style-name="ce3">
            <text:p>6.393</text:p>
          </table:table-cell>
          <table:table-cell office:value-type="float" office:value="6.3849999999999998" table:style-name="ce3">
            <text:p>6.385</text:p>
          </table:table-cell>
          <table:table-cell office:value-type="float" office:value="6.48" table:style-name="ce3">
            <text:p>6.480</text:p>
          </table:table-cell>
          <table:table-cell office:value-type="float" office:value="6.952" table:style-name="ce3">
            <text:p>6.952</text:p>
          </table:table-cell>
          <table:table-cell office:value-type="float" office:value="7.9690000000000003" table:style-name="ce3">
            <text:p>7.969</text:p>
          </table:table-cell>
          <table:table-cell office:value-type="float" office:value="8.516" table:style-name="ce3">
            <text:p>8.516</text:p>
          </table:table-cell>
          <table:table-cell office:value-type="float" office:value="8.9719999999999995" table:style-name="ce3">
            <text:p>8.972</text:p>
          </table:table-cell>
          <table:table-cell office:value-type="float" office:value="8.9600000000000009" table:style-name="ce3">
            <text:p>8.960</text:p>
          </table:table-cell>
          <table:table-cell office:value-type="float" office:value="8.9830000000000005" table:style-name="ce3">
            <text:p>8.983</text:p>
          </table:table-cell>
          <table:table-cell office:value-type="float" office:value="8.74" table:style-name="ce3">
            <text:p>8.740</text:p>
          </table:table-cell>
          <table:table-cell office:value-type="float" office:value="8.5470000000000006" table:style-name="ce3">
            <text:p>8.547</text:p>
          </table:table-cell>
          <table:table-cell office:value-type="float" office:value="8.6980000000000004" table:style-name="ce3">
            <text:p>8.698</text:p>
          </table:table-cell>
          <table:table-cell office:value-type="float" office:value="8.6760000000000002" table:style-name="ce3">
            <text:p>8.676</text:p>
          </table:table-cell>
          <table:table-cell office:value-type="float" office:value="8.7669999999999995" table:style-name="ce3">
            <text:p>8.767</text:p>
          </table:table-cell>
          <table:table-cell office:value-type="float" office:value="9.0310000000000006" table:style-name="ce3">
            <text:p>9.031</text:p>
          </table:table-cell>
          <table:table-cell office:value-type="float" office:value="9.7439999999999998" table:style-name="ce3">
            <text:p>9.744</text:p>
          </table:table-cell>
          <table:table-cell office:value-type="float" office:value="9.9939999999999998" table:style-name="ce3">
            <text:p>9.994</text:p>
          </table:table-cell>
          <table:table-cell office:value-type="float" office:value="9.9710000000000001" table:style-name="ce3">
            <text:p>9.971</text:p>
          </table:table-cell>
          <table:table-cell office:value-type="float" office:value="9.5449999999999999" table:style-name="ce3">
            <text:p>9.545</text:p>
          </table:table-cell>
          <table:table-cell office:value-type="float" office:value="9.3849999999999998" table:style-name="ce3">
            <text:p>9.385</text:p>
          </table:table-cell>
          <table:table-cell office:value-type="float" office:value="8.2639999999999993" table:style-name="ce3">
            <text:p>8.264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6.2549999999999999" table:style-name="ce3">
            <text:p>6.255</text:p>
          </table:table-cell>
          <table:table-cell office:value-type="float" office:value="5.8049999999999997" table:style-name="ce3">
            <text:p>5.805</text:p>
          </table:table-cell>
          <table:table-cell office:value-type="float" office:value="5.5620000000000003" table:style-name="ce3">
            <text:p>5.562</text:p>
          </table:table-cell>
          <table:table-cell office:value-type="float" office:value="5.4340000000000002" table:style-name="ce3">
            <text:p>5.434</text:p>
          </table:table-cell>
          <table:table-cell office:value-type="float" office:value="5.4269999999999996" table:style-name="ce3">
            <text:p>5.427</text:p>
          </table:table-cell>
          <table:table-cell office:value-type="float" office:value="5.508" table:style-name="ce3">
            <text:p>5.508</text:p>
          </table:table-cell>
          <table:table-cell office:value-type="float" office:value="5.9089999999999998" table:style-name="ce3">
            <text:p>5.909</text:p>
          </table:table-cell>
          <table:table-cell office:value-type="float" office:value="6.774" table:style-name="ce3">
            <text:p>6.774</text:p>
          </table:table-cell>
          <table:table-cell office:value-type="float" office:value="4.7210000000000001" table:style-name="ce3">
            <text:p>4.721</text:p>
          </table:table-cell>
          <table:table-cell office:value-type="float" office:value="4.9740000000000002" table:style-name="ce3">
            <text:p>4.974</text:p>
          </table:table-cell>
          <table:table-cell office:value-type="float" office:value="4.9669999999999996" table:style-name="ce3">
            <text:p>4.967</text:p>
          </table:table-cell>
          <table:table-cell office:value-type="float" office:value="4.9800000000000004" table:style-name="ce3">
            <text:p>4.980</text:p>
          </table:table-cell>
          <table:table-cell office:value-type="float" office:value="4.8449999999999998" table:style-name="ce3">
            <text:p>4.845</text:p>
          </table:table-cell>
          <table:table-cell office:value-type="float" office:value="4.7380000000000004" table:style-name="ce3">
            <text:p>4.738</text:p>
          </table:table-cell>
          <table:table-cell office:value-type="float" office:value="4.8209999999999997" table:style-name="ce3">
            <text:p>4.821</text:p>
          </table:table-cell>
          <table:table-cell office:value-type="float" office:value="4.8099999999999996" table:style-name="ce3">
            <text:p>4.810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0060000000000002" table:style-name="ce3">
            <text:p>5.006</text:p>
          </table:table-cell>
          <table:table-cell office:value-type="float" office:value="5.4009999999999998" table:style-name="ce3">
            <text:p>5.401</text:p>
          </table:table-cell>
          <table:table-cell office:value-type="float" office:value="5.54" table:style-name="ce3">
            <text:p>5.540</text:p>
          </table:table-cell>
          <table:table-cell office:value-type="float" office:value="5.5279999999999996" table:style-name="ce3">
            <text:p>5.528</text:p>
          </table:table-cell>
          <table:table-cell office:value-type="float" office:value="5.2910000000000004" table:style-name="ce3">
            <text:p>5.291</text:p>
          </table:table-cell>
          <table:table-cell office:value-type="float" office:value="7.9770000000000003" table:style-name="ce3">
            <text:p>7.977</text:p>
          </table:table-cell>
          <table:table-cell office:value-type="float" office:value="7.0250000000000004" table:style-name="ce3">
            <text:p>7.025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8.7070000000000007" table:style-name="ce3">
            <text:p>8.707</text:p>
          </table:table-cell>
          <table:table-cell office:value-type="float" office:value="8.343" table:style-name="ce3">
            <text:p>8.343</text:p>
          </table:table-cell>
          <table:table-cell office:value-type="float" office:value="8.1509999999999998" table:style-name="ce3">
            <text:p>8.151</text:p>
          </table:table-cell>
          <table:table-cell office:value-type="float" office:value="8.14" table:style-name="ce3">
            <text:p>8.140</text:p>
          </table:table-cell>
          <table:table-cell office:value-type="float" office:value="8.2620000000000005" table:style-name="ce3">
            <text:p>8.262</text:p>
          </table:table-cell>
          <table:table-cell office:value-type="float" office:value="8.8640000000000008" table:style-name="ce3">
            <text:p>8.864</text:p>
          </table:table-cell>
          <table:table-cell office:value-type="float" office:value="10.161" table:style-name="ce3">
            <text:p>10.161</text:p>
          </table:table-cell>
          <table:table-cell office:value-type="float" office:value="11.942" table:style-name="ce3">
            <text:p>11.942</text:p>
          </table:table-cell>
          <table:table-cell office:value-type="float" office:value="12.58" table:style-name="ce3">
            <text:p>12.580</text:p>
          </table:table-cell>
          <table:table-cell office:value-type="float" office:value="12.563000000000001" table:style-name="ce3">
            <text:p>12.563</text:p>
          </table:table-cell>
          <table:table-cell office:value-type="float" office:value="12.596" table:style-name="ce3">
            <text:p>12.596</text:p>
          </table:table-cell>
          <table:table-cell office:value-type="float" office:value="12.255000000000001" table:style-name="ce3">
            <text:p>12.255</text:p>
          </table:table-cell>
          <table:table-cell office:value-type="float" office:value="11.984" table:style-name="ce3">
            <text:p>11.984</text:p>
          </table:table-cell>
          <table:table-cell office:value-type="float" office:value="12.195" table:style-name="ce3">
            <text:p>12.195</text:p>
          </table:table-cell>
          <table:table-cell office:value-type="float" office:value="12.164999999999999" table:style-name="ce3">
            <text:p>12.165</text:p>
          </table:table-cell>
          <table:table-cell office:value-type="float" office:value="12.292999999999999" table:style-name="ce3">
            <text:p>12.293</text:p>
          </table:table-cell>
          <table:table-cell office:value-type="float" office:value="12.663" table:style-name="ce3">
            <text:p>12.663</text:p>
          </table:table-cell>
          <table:table-cell office:value-type="float" office:value="13.662000000000001" table:style-name="ce3">
            <text:p>13.662</text:p>
          </table:table-cell>
          <table:table-cell office:value-type="float" office:value="14.013" table:style-name="ce3">
            <text:p>14.013</text:p>
          </table:table-cell>
          <table:table-cell office:value-type="float" office:value="13.981999999999999" table:style-name="ce3">
            <text:p>13.982</text:p>
          </table:table-cell>
          <table:table-cell office:value-type="float" office:value="13.384" table:style-name="ce3">
            <text:p>13.384</text:p>
          </table:table-cell>
          <table:table-cell office:value-type="float" office:value="11.965999999999999" table:style-name="ce3">
            <text:p>11.966</text:p>
          </table:table-cell>
          <table:table-cell office:value-type="float" office:value="10.537000000000001" table:style-name="ce3">
            <text:p>10.537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0.173999999999999" table:style-name="ce3">
            <text:p>30.174</text:p>
          </table:table-cell>
          <table:table-cell office:value-type="float" office:value="28" table:style-name="ce3">
            <text:p>28.000</text:p>
          </table:table-cell>
          <table:table-cell office:value-type="float" office:value="26.827999999999999" table:style-name="ce3">
            <text:p>26.828</text:p>
          </table:table-cell>
          <table:table-cell office:value-type="float" office:value="26.21" table:style-name="ce3">
            <text:p>26.210</text:p>
          </table:table-cell>
          <table:table-cell office:value-type="float" office:value="26.177" table:style-name="ce3">
            <text:p>26.177</text:p>
          </table:table-cell>
          <table:table-cell office:value-type="float" office:value="26.565999999999999" table:style-name="ce3">
            <text:p>26.566</text:p>
          </table:table-cell>
          <table:table-cell office:value-type="float" office:value="28.504000000000001" table:style-name="ce3">
            <text:p>28.504</text:p>
          </table:table-cell>
          <table:table-cell office:value-type="float" office:value="32.673999999999999" table:style-name="ce3">
            <text:p>32.674</text:p>
          </table:table-cell>
          <table:table-cell office:value-type="float" office:value="17.311" table:style-name="ce3">
            <text:p>17.311</text:p>
          </table:table-cell>
          <table:table-cell office:value-type="float" office:value="18.236000000000001" table:style-name="ce3">
            <text:p>18.236</text:p>
          </table:table-cell>
          <table:table-cell office:value-type="float" office:value="18.210999999999999" table:style-name="ce3">
            <text:p>18.211</text:p>
          </table:table-cell>
          <table:table-cell office:value-type="float" office:value="18.260000000000002" table:style-name="ce3">
            <text:p>18.260</text:p>
          </table:table-cell>
          <table:table-cell office:value-type="float" office:value="17.765000000000001" table:style-name="ce3">
            <text:p>17.765</text:p>
          </table:table-cell>
          <table:table-cell office:value-type="float" office:value="17.372" table:style-name="ce3">
            <text:p>17.372</text:p>
          </table:table-cell>
          <table:table-cell office:value-type="float" office:value="17.678999999999998" table:style-name="ce3">
            <text:p>17.679</text:p>
          </table:table-cell>
          <table:table-cell office:value-type="float" office:value="17.635000000000002" table:style-name="ce3">
            <text:p>17.635</text:p>
          </table:table-cell>
          <table:table-cell office:value-type="float" office:value="17.82" table:style-name="ce3">
            <text:p>17.820</text:p>
          </table:table-cell>
          <table:table-cell office:value-type="float" office:value="18.356000000000002" table:style-name="ce3">
            <text:p>18.356</text:p>
          </table:table-cell>
          <table:table-cell office:value-type="float" office:value="19.805" table:style-name="ce3">
            <text:p>19.805</text:p>
          </table:table-cell>
          <table:table-cell office:value-type="float" office:value="20.312999999999999" table:style-name="ce3">
            <text:p>20.313</text:p>
          </table:table-cell>
          <table:table-cell office:value-type="float" office:value="20.268000000000001" table:style-name="ce3">
            <text:p>20.268</text:p>
          </table:table-cell>
          <table:table-cell office:value-type="float" office:value="19.401" table:style-name="ce3">
            <text:p>19.401</text:p>
          </table:table-cell>
          <table:table-cell office:value-type="float" office:value="38.478000000000002" table:style-name="ce3">
            <text:p>38.478</text:p>
          </table:table-cell>
          <table:table-cell office:value-type="float" office:value="33.884" table:style-name="ce3">
            <text:p>33.884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7839999999999998" table:style-name="ce3">
            <text:p>4.784</text:p>
          </table:table-cell>
          <table:table-cell office:value-type="float" office:value="4.4390000000000001" table:style-name="ce3">
            <text:p>4.439</text:p>
          </table:table-cell>
          <table:table-cell office:value-type="float" office:value="4.2530000000000001" table:style-name="ce3">
            <text:p>4.253</text:p>
          </table:table-cell>
          <table:table-cell office:value-type="float" office:value="4.1550000000000002" table:style-name="ce3">
            <text:p>4.15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4.2119999999999997" table:style-name="ce3">
            <text:p>4.212</text:p>
          </table:table-cell>
          <table:table-cell office:value-type="float" office:value="4.5190000000000001" table:style-name="ce3">
            <text:p>4.519</text:p>
          </table:table-cell>
          <table:table-cell office:value-type="float" office:value="5.18" table:style-name="ce3">
            <text:p>5.180</text:p>
          </table:table-cell>
          <table:table-cell office:value-type="float" office:value="6.665" table:style-name="ce3">
            <text:p>6.665</text:p>
          </table:table-cell>
          <table:table-cell office:value-type="float" office:value="7.0209999999999999" table:style-name="ce3">
            <text:p>7.021</text:p>
          </table:table-cell>
          <table:table-cell office:value-type="float" office:value="7.0119999999999996" table:style-name="ce3">
            <text:p>7.012</text:p>
          </table:table-cell>
          <table:table-cell office:value-type="float" office:value="7.03" table:style-name="ce3">
            <text:p>7.030</text:p>
          </table:table-cell>
          <table:table-cell office:value-type="float" office:value="6.84" table:style-name="ce3">
            <text:p>6.840</text:p>
          </table:table-cell>
          <table:table-cell office:value-type="float" office:value="6.6890000000000001" table:style-name="ce3">
            <text:p>6.689</text:p>
          </table:table-cell>
          <table:table-cell office:value-type="float" office:value="6.8070000000000004" table:style-name="ce3">
            <text:p>6.807</text:p>
          </table:table-cell>
          <table:table-cell office:value-type="float" office:value="6.79" table:style-name="ce3">
            <text:p>6.790</text:p>
          </table:table-cell>
          <table:table-cell office:value-type="float" office:value="6.8609999999999998" table:style-name="ce3">
            <text:p>6.861</text:p>
          </table:table-cell>
          <table:table-cell office:value-type="float" office:value="7.0679999999999996" table:style-name="ce3">
            <text:p>7.068</text:p>
          </table:table-cell>
          <table:table-cell office:value-type="float" office:value="7.625" table:style-name="ce3">
            <text:p>7.625</text:p>
          </table:table-cell>
          <table:table-cell office:value-type="float" office:value="7.8209999999999997" table:style-name="ce3">
            <text:p>7.821</text:p>
          </table:table-cell>
          <table:table-cell office:value-type="float" office:value="7.8040000000000003" table:style-name="ce3">
            <text:p>7.804</text:p>
          </table:table-cell>
          <table:table-cell office:value-type="float" office:value="7.47" table:style-name="ce3">
            <text:p>7.470</text:p>
          </table:table-cell>
          <table:table-cell office:value-type="float" office:value="6.1" table:style-name="ce3">
            <text:p>6.100</text:p>
          </table:table-cell>
          <table:table-cell office:value-type="float" office:value="5.3719999999999999" table:style-name="ce3">
            <text:p>5.372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9.7509999999999994" table:style-name="ce3">
            <text:p>9.751</text:p>
          </table:table-cell>
          <table:table-cell office:value-type="float" office:value="9.0489999999999995" table:style-name="ce3">
            <text:p>9.049</text:p>
          </table:table-cell>
          <table:table-cell office:value-type="float" office:value="8.67" table:style-name="ce3">
            <text:p>8.670</text:p>
          </table:table-cell>
          <table:table-cell office:value-type="float" office:value="8.4700000000000006" table:style-name="ce3">
            <text:p>8.470</text:p>
          </table:table-cell>
          <table:table-cell office:value-type="float" office:value="8.4600000000000009" table:style-name="ce3">
            <text:p>8.460</text:p>
          </table:table-cell>
          <table:table-cell office:value-type="float" office:value="8.5850000000000009" table:style-name="ce3">
            <text:p>8.585</text:p>
          </table:table-cell>
          <table:table-cell office:value-type="float" office:value="9.2119999999999997" table:style-name="ce3">
            <text:p>9.212</text:p>
          </table:table-cell>
          <table:table-cell office:value-type="float" office:value="10.558999999999999" table:style-name="ce3">
            <text:p>10.559</text:p>
          </table:table-cell>
          <table:table-cell office:value-type="float" office:value="24.716000000000001" table:style-name="ce3">
            <text:p>24.716</text:p>
          </table:table-cell>
          <table:table-cell office:value-type="float" office:value="26.038" table:style-name="ce3">
            <text:p>26.038</text:p>
          </table:table-cell>
          <table:table-cell office:value-type="float" office:value="26.001999999999999" table:style-name="ce3">
            <text:p>26.002</text:p>
          </table:table-cell>
          <table:table-cell office:value-type="float" office:value="26.071000000000002" table:style-name="ce3">
            <text:p>26.071</text:p>
          </table:table-cell>
          <table:table-cell office:value-type="float" office:value="25.364000000000001" table:style-name="ce3">
            <text:p>25.364</text:p>
          </table:table-cell>
          <table:table-cell office:value-type="float" office:value="24.805" table:style-name="ce3">
            <text:p>24.805</text:p>
          </table:table-cell>
          <table:table-cell office:value-type="float" office:value="25.242000000000001" table:style-name="ce3">
            <text:p>25.242</text:p>
          </table:table-cell>
          <table:table-cell office:value-type="float" office:value="25.18" table:style-name="ce3">
            <text:p>25.180</text:p>
          </table:table-cell>
          <table:table-cell office:value-type="float" office:value="25.443000000000001" table:style-name="ce3">
            <text:p>25.443</text:p>
          </table:table-cell>
          <table:table-cell office:value-type="float" office:value="26.209" table:style-name="ce3">
            <text:p>26.209</text:p>
          </table:table-cell>
          <table:table-cell office:value-type="float" office:value="28.277999999999999" table:style-name="ce3">
            <text:p>28.278</text:p>
          </table:table-cell>
          <table:table-cell office:value-type="float" office:value="29.003" table:style-name="ce3">
            <text:p>29.003</text:p>
          </table:table-cell>
          <table:table-cell office:value-type="float" office:value="28.939" table:style-name="ce3">
            <text:p>28.939</text:p>
          </table:table-cell>
          <table:table-cell office:value-type="float" office:value="27.701000000000001" table:style-name="ce3">
            <text:p>27.701</text:p>
          </table:table-cell>
          <table:table-cell office:value-type="float" office:value="12.435" table:style-name="ce3">
            <text:p>12.435</text:p>
          </table:table-cell>
          <table:table-cell office:value-type="float" office:value="10.95" table:style-name="ce3">
            <text:p>10.950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.5999999999999996" table:style-name="ce3">
            <text:p>4.600</text:p>
          </table:table-cell>
          <table:table-cell office:value-type="float" office:value="4.2679999999999998" table:style-name="ce3">
            <text:p>4.268</text:p>
          </table:table-cell>
          <table:table-cell office:value-type="float" office:value="4.09" table:style-name="ce3">
            <text:p>4.090</text:p>
          </table:table-cell>
          <table:table-cell office:value-type="float" office:value="3.9950000000000001" table:style-name="ce3">
            <text:p>3.995</text:p>
          </table:table-cell>
          <table:table-cell office:value-type="float" office:value="3.99" table:style-name="ce3">
            <text:p>3.990</text:p>
          </table:table-cell>
          <table:table-cell office:value-type="float" office:value="4.05" table:style-name="ce3">
            <text:p>4.050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9809999999999999" table:style-name="ce3">
            <text:p>4.981</text:p>
          </table:table-cell>
          <table:table-cell office:value-type="float" office:value="10.831" table:style-name="ce3">
            <text:p>10.831</text:p>
          </table:table-cell>
          <table:table-cell office:value-type="float" office:value="11.41" table:style-name="ce3">
            <text:p>11.410</text:p>
          </table:table-cell>
          <table:table-cell office:value-type="float" office:value="11.394" table:style-name="ce3">
            <text:p>11.394</text:p>
          </table:table-cell>
          <table:table-cell office:value-type="float" office:value="11.423999999999999" table:style-name="ce3">
            <text:p>11.424</text:p>
          </table:table-cell>
          <table:table-cell office:value-type="float" office:value="11.115" table:style-name="ce3">
            <text:p>11.115</text:p>
          </table:table-cell>
          <table:table-cell office:value-type="float" office:value="10.869" table:style-name="ce3">
            <text:p>10.869</text:p>
          </table:table-cell>
          <table:table-cell office:value-type="float" office:value="11.061" table:style-name="ce3">
            <text:p>11.061</text:p>
          </table:table-cell>
          <table:table-cell office:value-type="float" office:value="11.034000000000001" table:style-name="ce3">
            <text:p>11.034</text:p>
          </table:table-cell>
          <table:table-cell office:value-type="float" office:value="11.148999999999999" table:style-name="ce3">
            <text:p>11.149</text:p>
          </table:table-cell>
          <table:table-cell office:value-type="float" office:value="11.484999999999999" table:style-name="ce3">
            <text:p>11.485</text:p>
          </table:table-cell>
          <table:table-cell office:value-type="float" office:value="12.391" table:style-name="ce3">
            <text:p>12.391</text:p>
          </table:table-cell>
          <table:table-cell office:value-type="float" office:value="12.709" table:style-name="ce3">
            <text:p>12.709</text:p>
          </table:table-cell>
          <table:table-cell office:value-type="float" office:value="12.680999999999999" table:style-name="ce3">
            <text:p>12.681</text:p>
          </table:table-cell>
          <table:table-cell office:value-type="float" office:value="12.138999999999999" table:style-name="ce3">
            <text:p>12.139</text:p>
          </table:table-cell>
          <table:table-cell office:value-type="float" office:value="5.8659999999999997" table:style-name="ce3">
            <text:p>5.866</text:p>
          </table:table-cell>
          <table:table-cell office:value-type="float" office:value="5.165" table:style-name="ce3">
            <text:p>5.165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2.879" table:style-name="ce3">
            <text:p>12.879</text:p>
          </table:table-cell>
          <table:table-cell office:value-type="float" office:value="11.951000000000001" table:style-name="ce3">
            <text:p>11.951</text:p>
          </table:table-cell>
          <table:table-cell office:value-type="float" office:value="11.451000000000001" table:style-name="ce3">
            <text:p>11.451</text:p>
          </table:table-cell>
          <table:table-cell office:value-type="float" office:value="11.186999999999999" table:style-name="ce3">
            <text:p>11.187</text:p>
          </table:table-cell>
          <table:table-cell office:value-type="float" office:value="11.173" table:style-name="ce3">
            <text:p>11.173</text:p>
          </table:table-cell>
          <table:table-cell office:value-type="float" office:value="11.339" table:style-name="ce3">
            <text:p>11.339</text:p>
          </table:table-cell>
          <table:table-cell office:value-type="float" office:value="12.166" table:style-name="ce3">
            <text:p>12.166</text:p>
          </table:table-cell>
          <table:table-cell office:value-type="float" office:value="13.946" table:style-name="ce3">
            <text:p>13.946</text:p>
          </table:table-cell>
          <table:table-cell office:value-type="float" office:value="10.368" table:style-name="ce3">
            <text:p>10.368</text:p>
          </table:table-cell>
          <table:table-cell office:value-type="float" office:value="10.922000000000001" table:style-name="ce3">
            <text:p>10.922</text:p>
          </table:table-cell>
          <table:table-cell office:value-type="float" office:value="10.907" table:style-name="ce3">
            <text:p>10.907</text:p>
          </table:table-cell>
          <table:table-cell office:value-type="float" office:value="10.936" table:style-name="ce3">
            <text:p>10.936</text:p>
          </table:table-cell>
          <table:table-cell office:value-type="float" office:value="10.64" table:style-name="ce3">
            <text:p>10.640</text:p>
          </table:table-cell>
          <table:table-cell office:value-type="float" office:value="10.404999999999999" table:style-name="ce3">
            <text:p>10.405</text:p>
          </table:table-cell>
          <table:table-cell office:value-type="float" office:value="10.587999999999999" table:style-name="ce3">
            <text:p>10.588</text:p>
          </table:table-cell>
          <table:table-cell office:value-type="float" office:value="10.561999999999999" table:style-name="ce3">
            <text:p>10.562</text:p>
          </table:table-cell>
          <table:table-cell office:value-type="float" office:value="10.673" table:style-name="ce3">
            <text:p>10.673</text:p>
          </table:table-cell>
          <table:table-cell office:value-type="float" office:value="10.994" table:style-name="ce3">
            <text:p>10.994</text:p>
          </table:table-cell>
          <table:table-cell office:value-type="float" office:value="11.862" table:style-name="ce3">
            <text:p>11.862</text:p>
          </table:table-cell>
          <table:table-cell office:value-type="float" office:value="12.166" table:style-name="ce3">
            <text:p>12.166</text:p>
          </table:table-cell>
          <table:table-cell office:value-type="float" office:value="12.138999999999999" table:style-name="ce3">
            <text:p>12.139</text:p>
          </table:table-cell>
          <table:table-cell office:value-type="float" office:value="11.62" table:style-name="ce3">
            <text:p>11.620</text:p>
          </table:table-cell>
          <table:table-cell office:value-type="float" office:value="16.423999999999999" table:style-name="ce3">
            <text:p>16.424</text:p>
          </table:table-cell>
          <table:table-cell office:value-type="float" office:value="14.462999999999999" table:style-name="ce3">
            <text:p>14.463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.968" table:style-name="ce3">
            <text:p>4.968</text:p>
          </table:table-cell>
          <table:table-cell office:value-type="float" office:value="4.6100000000000003" table:style-name="ce3">
            <text:p>4.610</text:p>
          </table:table-cell>
          <table:table-cell office:value-type="float" office:value="4.4169999999999998" table:style-name="ce3">
            <text:p>4.417</text:p>
          </table:table-cell>
          <table:table-cell office:value-type="float" office:value="4.3150000000000004" table:style-name="ce3">
            <text:p>4.315</text:p>
          </table:table-cell>
          <table:table-cell office:value-type="float" office:value="4.3099999999999996" table:style-name="ce3">
            <text:p>4.310</text:p>
          </table:table-cell>
          <table:table-cell office:value-type="float" office:value="4.3739999999999997" table:style-name="ce3">
            <text:p>4.374</text:p>
          </table:table-cell>
          <table:table-cell office:value-type="float" office:value="4.6929999999999996" table:style-name="ce3">
            <text:p>4.693</text:p>
          </table:table-cell>
          <table:table-cell office:value-type="float" office:value="5.3789999999999996" table:style-name="ce3">
            <text:p>5.379</text:p>
          </table:table-cell>
          <table:table-cell office:value-type="float" office:value="7.0350000000000001" table:style-name="ce3">
            <text:p>7.035</text:p>
          </table:table-cell>
          <table:table-cell office:value-type="float" office:value="7.4119999999999999" table:style-name="ce3">
            <text:p>7.412</text:p>
          </table:table-cell>
          <table:table-cell office:value-type="float" office:value="7.4009999999999998" table:style-name="ce3">
            <text:p>7.401</text:p>
          </table:table-cell>
          <table:table-cell office:value-type="float" office:value="7.4210000000000003" table:style-name="ce3">
            <text:p>7.421</text:p>
          </table:table-cell>
          <table:table-cell office:value-type="float" office:value="7.22" table:style-name="ce3">
            <text:p>7.220</text:p>
          </table:table-cell>
          <table:table-cell office:value-type="float" office:value="7.06" table:style-name="ce3">
            <text:p>7.060</text:p>
          </table:table-cell>
          <table:table-cell office:value-type="float" office:value="7.1849999999999996" table:style-name="ce3">
            <text:p>7.185</text:p>
          </table:table-cell>
          <table:table-cell office:value-type="float" office:value="7.1669999999999998" table:style-name="ce3">
            <text:p>7.167</text:p>
          </table:table-cell>
          <table:table-cell office:value-type="float" office:value="7.242" table:style-name="ce3">
            <text:p>7.242</text:p>
          </table:table-cell>
          <table:table-cell office:value-type="float" office:value="7.46" table:style-name="ce3">
            <text:p>7.460</text:p>
          </table:table-cell>
          <table:table-cell office:value-type="float" office:value="8.0489999999999995" table:style-name="ce3">
            <text:p>8.049</text:p>
          </table:table-cell>
          <table:table-cell office:value-type="float" office:value="8.2560000000000002" table:style-name="ce3">
            <text:p>8.256</text:p>
          </table:table-cell>
          <table:table-cell office:value-type="float" office:value="8.2370000000000001" table:style-name="ce3">
            <text:p>8.237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6.335" table:style-name="ce3">
            <text:p>6.335</text:p>
          </table:table-cell>
          <table:table-cell office:value-type="float" office:value="5.5780000000000003" table:style-name="ce3">
            <text:p>5.578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.1520000000000001" table:style-name="ce3">
            <text:p>5.152</text:p>
          </table:table-cell>
          <table:table-cell office:value-type="float" office:value="4.7809999999999997" table:style-name="ce3">
            <text:p>4.781</text:p>
          </table:table-cell>
          <table:table-cell office:value-type="float" office:value="4.58" table:style-name="ce3">
            <text:p>4.580</text:p>
          </table:table-cell>
          <table:table-cell office:value-type="float" office:value="4.4749999999999996" table:style-name="ce3">
            <text:p>4.475</text:p>
          </table:table-cell>
          <table:table-cell office:value-type="float" office:value="4.4690000000000003" table:style-name="ce3">
            <text:p>4.469</text:p>
          </table:table-cell>
          <table:table-cell office:value-type="float" office:value="4.5359999999999996" table:style-name="ce3">
            <text:p>4.536</text:p>
          </table:table-cell>
          <table:table-cell office:value-type="float" office:value="4.8659999999999997" table:style-name="ce3">
            <text:p>4.866</text:p>
          </table:table-cell>
          <table:table-cell office:value-type="float" office:value="5.5789999999999997" table:style-name="ce3">
            <text:p>5.579</text:p>
          </table:table-cell>
          <table:table-cell office:value-type="float" office:value="7.0350000000000001" table:style-name="ce3">
            <text:p>7.035</text:p>
          </table:table-cell>
          <table:table-cell office:value-type="float" office:value="7.4119999999999999" table:style-name="ce3">
            <text:p>7.412</text:p>
          </table:table-cell>
          <table:table-cell office:value-type="float" office:value="7.4009999999999998" table:style-name="ce3">
            <text:p>7.401</text:p>
          </table:table-cell>
          <table:table-cell office:value-type="float" office:value="7.4210000000000003" table:style-name="ce3">
            <text:p>7.421</text:p>
          </table:table-cell>
          <table:table-cell office:value-type="float" office:value="7.22" table:style-name="ce3">
            <text:p>7.220</text:p>
          </table:table-cell>
          <table:table-cell office:value-type="float" office:value="7.06" table:style-name="ce3">
            <text:p>7.060</text:p>
          </table:table-cell>
          <table:table-cell office:value-type="float" office:value="7.1849999999999996" table:style-name="ce3">
            <text:p>7.185</text:p>
          </table:table-cell>
          <table:table-cell office:value-type="float" office:value="7.1669999999999998" table:style-name="ce3">
            <text:p>7.167</text:p>
          </table:table-cell>
          <table:table-cell office:value-type="float" office:value="7.242" table:style-name="ce3">
            <text:p>7.242</text:p>
          </table:table-cell>
          <table:table-cell office:value-type="float" office:value="7.46" table:style-name="ce3">
            <text:p>7.460</text:p>
          </table:table-cell>
          <table:table-cell office:value-type="float" office:value="8.0489999999999995" table:style-name="ce3">
            <text:p>8.049</text:p>
          </table:table-cell>
          <table:table-cell office:value-type="float" office:value="8.2560000000000002" table:style-name="ce3">
            <text:p>8.256</text:p>
          </table:table-cell>
          <table:table-cell office:value-type="float" office:value="8.2370000000000001" table:style-name="ce3">
            <text:p>8.237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6.569" table:style-name="ce3">
            <text:p>6.569</text:p>
          </table:table-cell>
          <table:table-cell office:value-type="float" office:value="5.7850000000000001" table:style-name="ce3">
            <text:p>5.785</text:p>
          </table:table-cell>
          <table:table-cell table:number-columns-repeated="1635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.472" table:style-name="ce3">
            <text:p>1.472</text:p>
          </table:table-cell>
          <table:table-cell office:value-type="float" office:value="1.3660000000000001" table:style-name="ce3">
            <text:p>1.366</text:p>
          </table:table-cell>
          <table:table-cell office:value-type="float" office:value="1.3089999999999999" table:style-name="ce3">
            <text:p>1.309</text:p>
          </table:table-cell>
          <table:table-cell office:value-type="float" office:value="1.2789999999999999" table:style-name="ce3">
            <text:p>1.279</text:p>
          </table:table-cell>
          <table:table-cell office:value-type="float" office:value="1.2769999999999999" table:style-name="ce3">
            <text:p>1.277</text:p>
          </table:table-cell>
          <table:table-cell office:value-type="float" office:value="1.296" table:style-name="ce3">
            <text:p>1.296</text:p>
          </table:table-cell>
          <table:table-cell office:value-type="float" office:value="1.39" table:style-name="ce3">
            <text:p>1.390</text:p>
          </table:table-cell>
          <table:table-cell office:value-type="float" office:value="1.5940000000000001" table:style-name="ce3">
            <text:p>1.594</text:p>
          </table:table-cell>
          <table:table-cell office:value-type="float" office:value="8.516" table:style-name="ce3">
            <text:p>8.516</text:p>
          </table:table-cell>
          <table:table-cell office:value-type="float" office:value="8.9719999999999995" table:style-name="ce3">
            <text:p>8.972</text:p>
          </table:table-cell>
          <table:table-cell office:value-type="float" office:value="8.9600000000000009" table:style-name="ce3">
            <text:p>8.960</text:p>
          </table:table-cell>
          <table:table-cell office:value-type="float" office:value="8.9830000000000005" table:style-name="ce3">
            <text:p>8.983</text:p>
          </table:table-cell>
          <table:table-cell office:value-type="float" office:value="8.74" table:style-name="ce3">
            <text:p>8.740</text:p>
          </table:table-cell>
          <table:table-cell office:value-type="float" office:value="8.5470000000000006" table:style-name="ce3">
            <text:p>8.547</text:p>
          </table:table-cell>
          <table:table-cell office:value-type="float" office:value="8.6980000000000004" table:style-name="ce3">
            <text:p>8.698</text:p>
          </table:table-cell>
          <table:table-cell office:value-type="float" office:value="8.6760000000000002" table:style-name="ce3">
            <text:p>8.676</text:p>
          </table:table-cell>
          <table:table-cell office:value-type="float" office:value="8.7669999999999995" table:style-name="ce3">
            <text:p>8.767</text:p>
          </table:table-cell>
          <table:table-cell office:value-type="float" office:value="9.0310000000000006" table:style-name="ce3">
            <text:p>9.031</text:p>
          </table:table-cell>
          <table:table-cell office:value-type="float" office:value="9.7439999999999998" table:style-name="ce3">
            <text:p>9.744</text:p>
          </table:table-cell>
          <table:table-cell office:value-type="float" office:value="9.9939999999999998" table:style-name="ce3">
            <text:p>9.994</text:p>
          </table:table-cell>
          <table:table-cell office:value-type="float" office:value="9.9710000000000001" table:style-name="ce3">
            <text:p>9.971</text:p>
          </table:table-cell>
          <table:table-cell office:value-type="float" office:value="9.5449999999999999" table:style-name="ce3">
            <text:p>9.545</text:p>
          </table:table-cell>
          <table:table-cell office:value-type="float" office:value="1.877" table:style-name="ce3">
            <text:p>1.877</text:p>
          </table:table-cell>
          <table:table-cell office:value-type="float" office:value="1.653" table:style-name="ce3">
            <text:p>1.653</text:p>
          </table:table-cell>
          <table:table-cell table:number-columns-repeated="1635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-0.184" table:style-name="ce3">
            <text:p>-0.184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16400000000000001" table:style-name="ce3">
            <text:p>-0.164</text:p>
          </table:table-cell>
          <table:table-cell office:value-type="float" office:value="-0.16" table:style-name="ce3">
            <text:p>-0.160</text:p>
          </table:table-cell>
          <table:table-cell office:value-type="float" office:value="-0.16" table:style-name="ce3">
            <text:p>-0.160</text:p>
          </table:table-cell>
          <table:table-cell office:value-type="float" office:value="-0.16200000000000001" table:style-name="ce3">
            <text:p>-0.162</text:p>
          </table:table-cell>
          <table:table-cell office:value-type="float" office:value="-0.17399999999999999" table:style-name="ce3">
            <text:p>-0.174</text:p>
          </table:table-cell>
          <table:table-cell office:value-type="float" office:value="-0.19900000000000001" table:style-name="ce3">
            <text:p>-0.199</text:p>
          </table:table-cell>
          <table:table-cell office:value-type="float" office:value="2.87" table:style-name="ce3">
            <text:p>2.870</text:p>
          </table:table-cell>
          <table:table-cell office:value-type="float" office:value="3.0230000000000001" table:style-name="ce3">
            <text:p>3.023</text:p>
          </table:table-cell>
          <table:table-cell office:value-type="float" office:value="3.0190000000000001" table:style-name="ce3">
            <text:p>3.019</text:p>
          </table:table-cell>
          <table:table-cell office:value-type="float" office:value="3.0270000000000001" table:style-name="ce3">
            <text:p>3.027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2.88" table:style-name="ce3">
            <text:p>2.880</text:p>
          </table:table-cell>
          <table:table-cell office:value-type="float" office:value="2.931" table:style-name="ce3">
            <text:p>2.931</text:p>
          </table:table-cell>
          <table:table-cell office:value-type="float" office:value="2.923" table:style-name="ce3">
            <text:p>2.923</text:p>
          </table:table-cell>
          <table:table-cell office:value-type="float" office:value="2.9540000000000002" table:style-name="ce3">
            <text:p>2.954</text:p>
          </table:table-cell>
          <table:table-cell office:value-type="float" office:value="3.0430000000000001" table:style-name="ce3">
            <text:p>3.043</text:p>
          </table:table-cell>
          <table:table-cell office:value-type="float" office:value="3.2829999999999999" table:style-name="ce3">
            <text:p>3.283</text:p>
          </table:table-cell>
          <table:table-cell office:value-type="float" office:value="3.367" table:style-name="ce3">
            <text:p>3.367</text:p>
          </table:table-cell>
          <table:table-cell office:value-type="float" office:value="3.36" table:style-name="ce3">
            <text:p>3.360</text:p>
          </table:table-cell>
          <table:table-cell office:value-type="float" office:value="3.2160000000000002" table:style-name="ce3">
            <text:p>3.216</text:p>
          </table:table-cell>
          <table:table-cell office:value-type="float" office:value="-0.23499999999999999" table:style-name="ce3">
            <text:p>-0.235</text:p>
          </table:table-cell>
          <table:table-cell office:value-type="float" office:value="-0.20699999999999999" table:style-name="ce3">
            <text:p>-0.207</text:p>
          </table:table-cell>
          <table:table-cell table:number-columns-repeated="1635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-0.55200000000000005" table:style-name="ce3">
            <text:p>-0.552</text:p>
          </table:table-cell>
          <table:table-cell office:value-type="float" office:value="-0.51200000000000001" table:style-name="ce3">
            <text:p>-0.512</text:p>
          </table:table-cell>
          <table:table-cell office:value-type="float" office:value="-0.49099999999999999" table:style-name="ce3">
            <text:p>-0.491</text:p>
          </table:table-cell>
          <table:table-cell office:value-type="float" office:value="-0.47899999999999998" table:style-name="ce3">
            <text:p>-0.479</text:p>
          </table:table-cell>
          <table:table-cell office:value-type="float" office:value="-0.47899999999999998" table:style-name="ce3">
            <text:p>-0.479</text:p>
          </table:table-cell>
          <table:table-cell office:value-type="float" office:value="-0.48599999999999999" table:style-name="ce3">
            <text:p>-0.486</text:p>
          </table:table-cell>
          <table:table-cell office:value-type="float" office:value="-0.52100000000000002" table:style-name="ce3">
            <text:p>-0.521</text:p>
          </table:table-cell>
          <table:table-cell office:value-type="float" office:value="-0.59799999999999998" table:style-name="ce3">
            <text:p>-0.598</text:p>
          </table:table-cell>
          <table:table-cell office:value-type="float" office:value="-0.37" table:style-name="ce3">
            <text:p>-0.370</text:p>
          </table:table-cell>
          <table:table-cell office:value-type="float" office:value="-0.39" table:style-name="ce3">
            <text:p>-0.390</text:p>
          </table:table-cell>
          <table:table-cell office:value-type="float" office:value="-0.39" table:style-name="ce3">
            <text:p>-0.390</text:p>
          </table:table-cell>
          <table:table-cell office:value-type="float" office:value="-0.39100000000000001" table:style-name="ce3">
            <text:p>-0.391</text:p>
          </table:table-cell>
          <table:table-cell office:value-type="float" office:value="-0.38" table:style-name="ce3">
            <text:p>-0.380</text:p>
          </table:table-cell>
          <table:table-cell office:value-type="float" office:value="-0.372" table:style-name="ce3">
            <text:p>-0.372</text:p>
          </table:table-cell>
          <table:table-cell office:value-type="float" office:value="-0.378" table:style-name="ce3">
            <text:p>-0.378</text:p>
          </table:table-cell>
          <table:table-cell office:value-type="float" office:value="-0.377" table:style-name="ce3">
            <text:p>-0.377</text:p>
          </table:table-cell>
          <table:table-cell office:value-type="float" office:value="-0.38100000000000001" table:style-name="ce3">
            <text:p>-0.381</text:p>
          </table:table-cell>
          <table:table-cell office:value-type="float" office:value="-0.39300000000000002" table:style-name="ce3">
            <text:p>-0.393</text:p>
          </table:table-cell>
          <table:table-cell office:value-type="float" office:value="-0.42399999999999999" table:style-name="ce3">
            <text:p>-0.424</text:p>
          </table:table-cell>
          <table:table-cell office:value-type="float" office:value="-0.435" table:style-name="ce3">
            <text:p>-0.435</text:p>
          </table:table-cell>
          <table:table-cell office:value-type="float" office:value="-0.434" table:style-name="ce3">
            <text:p>-0.434</text:p>
          </table:table-cell>
          <table:table-cell office:value-type="float" office:value="-0.41499999999999998" table:style-name="ce3">
            <text:p>-0.415</text:p>
          </table:table-cell>
          <table:table-cell office:value-type="float" office:value="-0.70399999999999996" table:style-name="ce3">
            <text:p>-0.704</text:p>
          </table:table-cell>
          <table:table-cell office:value-type="float" office:value="-0.62" table:style-name="ce3">
            <text:p>-0.620</text:p>
          </table:table-cell>
          <table:table-cell table:number-columns-repeated="1635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-1.1040000000000001" table:style-name="ce3">
            <text:p>-1.104</text:p>
          </table:table-cell>
          <table:table-cell office:value-type="float" office:value="-1.024" table:style-name="ce3">
            <text:p>-1.024</text:p>
          </table:table-cell>
          <table:table-cell office:value-type="float" office:value="-0.98199999999999998" table:style-name="ce3">
            <text:p>-0.982</text:p>
          </table:table-cell>
          <table:table-cell office:value-type="float" office:value="-0.95899999999999996" table:style-name="ce3">
            <text:p>-0.959</text:p>
          </table:table-cell>
          <table:table-cell office:value-type="float" office:value="-0.95799999999999996" table:style-name="ce3">
            <text:p>-0.958</text:p>
          </table:table-cell>
          <table:table-cell office:value-type="float" office:value="-0.97199999999999998" table:style-name="ce3">
            <text:p>-0.972</text:p>
          </table:table-cell>
          <table:table-cell office:value-type="float" office:value="-1.0429999999999999" table:style-name="ce3">
            <text:p>-1.043</text:p>
          </table:table-cell>
          <table:table-cell office:value-type="float" office:value="-1.1950000000000001" table:style-name="ce3">
            <text:p>-1.195</text:p>
          </table:table-cell>
          <table:table-cell office:value-type="float" office:value="-0.55500000000000005" table:style-name="ce3">
            <text:p>-0.555</text:p>
          </table:table-cell>
          <table:table-cell office:value-type="float" office:value="-0.58499999999999996" table:style-name="ce3">
            <text:p>-0.585</text:p>
          </table:table-cell>
          <table:table-cell office:value-type="float" office:value="-0.58399999999999996" table:style-name="ce3">
            <text:p>-0.584</text:p>
          </table:table-cell>
          <table:table-cell office:value-type="float" office:value="-0.58599999999999997" table:style-name="ce3">
            <text:p>-0.586</text:p>
          </table:table-cell>
          <table:table-cell office:value-type="float" office:value="-0.56999999999999995" table:style-name="ce3">
            <text:p>-0.570</text:p>
          </table:table-cell>
          <table:table-cell office:value-type="float" office:value="-0.55700000000000005" table:style-name="ce3">
            <text:p>-0.557</text:p>
          </table:table-cell>
          <table:table-cell office:value-type="float" office:value="-0.56699999999999995" table:style-name="ce3">
            <text:p>-0.567</text:p>
          </table:table-cell>
          <table:table-cell office:value-type="float" office:value="-0.56599999999999995" table:style-name="ce3">
            <text:p>-0.566</text:p>
          </table:table-cell>
          <table:table-cell office:value-type="float" office:value="-0.57199999999999995" table:style-name="ce3">
            <text:p>-0.572</text:p>
          </table:table-cell>
          <table:table-cell office:value-type="float" office:value="-0.58899999999999997" table:style-name="ce3">
            <text:p>-0.589</text:p>
          </table:table-cell>
          <table:table-cell office:value-type="float" office:value="-0.63500000000000001" table:style-name="ce3">
            <text:p>-0.635</text:p>
          </table:table-cell>
          <table:table-cell office:value-type="float" office:value="-0.65200000000000002" table:style-name="ce3">
            <text:p>-0.652</text:p>
          </table:table-cell>
          <table:table-cell office:value-type="float" office:value="-0.65" table:style-name="ce3">
            <text:p>-0.650</text:p>
          </table:table-cell>
          <table:table-cell office:value-type="float" office:value="-0.622" table:style-name="ce3">
            <text:p>-0.622</text:p>
          </table:table-cell>
          <table:table-cell office:value-type="float" office:value="-1.4079999999999999" table:style-name="ce3">
            <text:p>-1.408</text:p>
          </table:table-cell>
          <table:table-cell office:value-type="float" office:value="-1.24" table:style-name="ce3">
            <text:p>-1.240</text:p>
          </table:table-cell>
          <table:table-cell table:number-columns-repeated="1635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-1.84" table:style-name="ce3">
            <text:p>-1.840</text:p>
          </table:table-cell>
          <table:table-cell office:value-type="float" office:value="-1.7070000000000001" table:style-name="ce3">
            <text:p>-1.707</text:p>
          </table:table-cell>
          <table:table-cell office:value-type="float" office:value="-1.6359999999999999" table:style-name="ce3">
            <text:p>-1.636</text:p>
          </table:table-cell>
          <table:table-cell office:value-type="float" office:value="-1.5980000000000001" table:style-name="ce3">
            <text:p>-1.598</text:p>
          </table:table-cell>
          <table:table-cell office:value-type="float" office:value="-1.5960000000000001" table:style-name="ce3">
            <text:p>-1.596</text:p>
          </table:table-cell>
          <table:table-cell office:value-type="float" office:value="-1.62" table:style-name="ce3">
            <text:p>-1.620</text:p>
          </table:table-cell>
          <table:table-cell office:value-type="float" office:value="-1.738" table:style-name="ce3">
            <text:p>-1.738</text:p>
          </table:table-cell>
          <table:table-cell office:value-type="float" office:value="-1.992" table:style-name="ce3">
            <text:p>-1.992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2.3460000000000001" table:style-name="ce3">
            <text:p>-2.346</text:p>
          </table:table-cell>
          <table:table-cell office:value-type="float" office:value="-2.0659999999999998" table:style-name="ce3">
            <text:p>-2.066</text:p>
          </table:table-cell>
          <table:table-cell table:number-columns-repeated="1635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.472" table:style-name="ce3">
            <text:p>1.472</text:p>
          </table:table-cell>
          <table:table-cell office:value-type="float" office:value="1.3660000000000001" table:style-name="ce3">
            <text:p>1.366</text:p>
          </table:table-cell>
          <table:table-cell office:value-type="float" office:value="1.3089999999999999" table:style-name="ce3">
            <text:p>1.309</text:p>
          </table:table-cell>
          <table:table-cell office:value-type="float" office:value="1.2789999999999999" table:style-name="ce3">
            <text:p>1.279</text:p>
          </table:table-cell>
          <table:table-cell office:value-type="float" office:value="1.2769999999999999" table:style-name="ce3">
            <text:p>1.277</text:p>
          </table:table-cell>
          <table:table-cell office:value-type="float" office:value="1.296" table:style-name="ce3">
            <text:p>1.296</text:p>
          </table:table-cell>
          <table:table-cell office:value-type="float" office:value="1.39" table:style-name="ce3">
            <text:p>1.390</text:p>
          </table:table-cell>
          <table:table-cell office:value-type="float" office:value="1.5940000000000001" table:style-name="ce3">
            <text:p>1.594</text:p>
          </table:table-cell>
          <table:table-cell office:value-type="float" office:value="4.9059999999999997" table:style-name="ce3">
            <text:p>4.906</text:p>
          </table:table-cell>
          <table:table-cell office:value-type="float" office:value="5.1689999999999996" table:style-name="ce3">
            <text:p>5.169</text:p>
          </table:table-cell>
          <table:table-cell office:value-type="float" office:value="5.1609999999999996" table:style-name="ce3">
            <text:p>5.161</text:p>
          </table:table-cell>
          <table:table-cell office:value-type="float" office:value="5.1749999999999998" table:style-name="ce3">
            <text:p>5.175</text:p>
          </table:table-cell>
          <table:table-cell office:value-type="float" office:value="5.0350000000000001" table:style-name="ce3">
            <text:p>5.035</text:p>
          </table:table-cell>
          <table:table-cell office:value-type="float" office:value="4.9240000000000004" table:style-name="ce3">
            <text:p>4.924</text:p>
          </table:table-cell>
          <table:table-cell office:value-type="float" office:value="5.0110000000000001" table:style-name="ce3">
            <text:p>5.011</text:p>
          </table:table-cell>
          <table:table-cell office:value-type="float" office:value="4.9980000000000002" table:style-name="ce3">
            <text:p>4.998</text:p>
          </table:table-cell>
          <table:table-cell office:value-type="float" office:value="5.05" table:style-name="ce3">
            <text:p>5.050</text:p>
          </table:table-cell>
          <table:table-cell office:value-type="float" office:value="5.2030000000000003" table:style-name="ce3">
            <text:p>5.203</text:p>
          </table:table-cell>
          <table:table-cell office:value-type="float" office:value="5.6130000000000004" table:style-name="ce3">
            <text:p>5.613</text:p>
          </table:table-cell>
          <table:table-cell office:value-type="float" office:value="5.7569999999999997" table:style-name="ce3">
            <text:p>5.757</text:p>
          </table:table-cell>
          <table:table-cell office:value-type="float" office:value="5.7439999999999998" table:style-name="ce3">
            <text:p>5.744</text:p>
          </table:table-cell>
          <table:table-cell office:value-type="float" office:value="5.4989999999999997" table:style-name="ce3">
            <text:p>5.499</text:p>
          </table:table-cell>
          <table:table-cell office:value-type="float" office:value="1.877" table:style-name="ce3">
            <text:p>1.877</text:p>
          </table:table-cell>
          <table:table-cell office:value-type="float" office:value="1.653" table:style-name="ce3">
            <text:p>1.653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1.590999999999999" table:style-name="ce3">
            <text:p>11.591</text:p>
          </table:table-cell>
          <table:table-cell office:value-type="float" office:value="10.756" table:style-name="ce3">
            <text:p>10.756</text:p>
          </table:table-cell>
          <table:table-cell office:value-type="float" office:value="10.305999999999999" table:style-name="ce3">
            <text:p>10.306</text:p>
          </table:table-cell>
          <table:table-cell office:value-type="float" office:value="10.069000000000001" table:style-name="ce3">
            <text:p>10.069</text:p>
          </table:table-cell>
          <table:table-cell office:value-type="float" office:value="10.055999999999999" table:style-name="ce3">
            <text:p>10.056</text:p>
          </table:table-cell>
          <table:table-cell office:value-type="float" office:value="10.205" table:style-name="ce3">
            <text:p>10.205</text:p>
          </table:table-cell>
          <table:table-cell office:value-type="float" office:value="10.95" table:style-name="ce3">
            <text:p>10.950</text:p>
          </table:table-cell>
          <table:table-cell office:value-type="float" office:value="12.552" table:style-name="ce3">
            <text:p>12.552</text:p>
          </table:table-cell>
          <table:table-cell office:value-type="float" office:value="8.4239999999999995" table:style-name="ce3">
            <text:p>8.424</text:p>
          </table:table-cell>
          <table:table-cell office:value-type="float" office:value="8.8740000000000006" table:style-name="ce3">
            <text:p>8.874</text:p>
          </table:table-cell>
          <table:table-cell office:value-type="float" office:value="8.8620000000000001" table:style-name="ce3">
            <text:p>8.862</text:p>
          </table:table-cell>
          <table:table-cell office:value-type="float" office:value="8.8859999999999992" table:style-name="ce3">
            <text:p>8.886</text:p>
          </table:table-cell>
          <table:table-cell office:value-type="float" office:value="8.6449999999999996" table:style-name="ce3">
            <text:p>8.645</text:p>
          </table:table-cell>
          <table:table-cell office:value-type="float" office:value="8.4540000000000006" table:style-name="ce3">
            <text:p>8.454</text:p>
          </table:table-cell>
          <table:table-cell office:value-type="float" office:value="8.6029999999999998" table:style-name="ce3">
            <text:p>8.603</text:p>
          </table:table-cell>
          <table:table-cell office:value-type="float" office:value="8.5820000000000007" table:style-name="ce3">
            <text:p>8.582</text:p>
          </table:table-cell>
          <table:table-cell office:value-type="float" office:value="8.6720000000000006" table:style-name="ce3">
            <text:p>8.672</text:p>
          </table:table-cell>
          <table:table-cell office:value-type="float" office:value="8.9329999999999998" table:style-name="ce3">
            <text:p>8.933</text:p>
          </table:table-cell>
          <table:table-cell office:value-type="float" office:value="9.6379999999999999" table:style-name="ce3">
            <text:p>9.638</text:p>
          </table:table-cell>
          <table:table-cell office:value-type="float" office:value="9.8849999999999998" table:style-name="ce3">
            <text:p>9.885</text:p>
          </table:table-cell>
          <table:table-cell office:value-type="float" office:value="9.8629999999999995" table:style-name="ce3">
            <text:p>9.863</text:p>
          </table:table-cell>
          <table:table-cell office:value-type="float" office:value="9.4410000000000007" table:style-name="ce3">
            <text:p>9.441</text:p>
          </table:table-cell>
          <table:table-cell office:value-type="float" office:value="14.781000000000001" table:style-name="ce3">
            <text:p>14.781</text:p>
          </table:table-cell>
          <table:table-cell office:value-type="float" office:value="13.016" table:style-name="ce3">
            <text:p>13.016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2.5760000000000001" table:style-name="ce3">
            <text:p>2.576</text:p>
          </table:table-cell>
          <table:table-cell office:value-type="float" office:value="2.39" table:style-name="ce3">
            <text:p>2.390</text:p>
          </table:table-cell>
          <table:table-cell office:value-type="float" office:value="2.29" table:style-name="ce3">
            <text:p>2.290</text:p>
          </table:table-cell>
          <table:table-cell office:value-type="float" office:value="2.2370000000000001" table:style-name="ce3">
            <text:p>2.237</text:p>
          </table:table-cell>
          <table:table-cell office:value-type="float" office:value="2.2349999999999999" table:style-name="ce3">
            <text:p>2.235</text:p>
          </table:table-cell>
          <table:table-cell office:value-type="float" office:value="2.2679999999999998" table:style-name="ce3">
            <text:p>2.268</text:p>
          </table:table-cell>
          <table:table-cell office:value-type="float" office:value="2.4329999999999998" table:style-name="ce3">
            <text:p>2.433</text:p>
          </table:table-cell>
          <table:table-cell office:value-type="float" office:value="2.7890000000000001" table:style-name="ce3">
            <text:p>2.789</text:p>
          </table:table-cell>
          <table:table-cell office:value-type="float" office:value="25.271999999999998" table:style-name="ce3">
            <text:p>25.272</text:p>
          </table:table-cell>
          <table:table-cell office:value-type="float" office:value="26.623000000000001" table:style-name="ce3">
            <text:p>26.623</text:p>
          </table:table-cell>
          <table:table-cell office:value-type="float" office:value="26.587" table:style-name="ce3">
            <text:p>26.587</text:p>
          </table:table-cell>
          <table:table-cell office:value-type="float" office:value="26.657" table:style-name="ce3">
            <text:p>26.657</text:p>
          </table:table-cell>
          <table:table-cell office:value-type="float" office:value="25.934000000000001" table:style-name="ce3">
            <text:p>25.934</text:p>
          </table:table-cell>
          <table:table-cell office:value-type="float" office:value="25.361999999999998" table:style-name="ce3">
            <text:p>25.362</text:p>
          </table:table-cell>
          <table:table-cell office:value-type="float" office:value="25.809000000000001" table:style-name="ce3">
            <text:p>25.809</text:p>
          </table:table-cell>
          <table:table-cell office:value-type="float" office:value="25.745000000000001" table:style-name="ce3">
            <text:p>25.745</text:p>
          </table:table-cell>
          <table:table-cell office:value-type="float" office:value="26.015000000000001" table:style-name="ce3">
            <text:p>26.015</text:p>
          </table:table-cell>
          <table:table-cell office:value-type="float" office:value="26.797999999999998" table:style-name="ce3">
            <text:p>26.798</text:p>
          </table:table-cell>
          <table:table-cell office:value-type="float" office:value="28.913" table:style-name="ce3">
            <text:p>28.913</text:p>
          </table:table-cell>
          <table:table-cell office:value-type="float" office:value="29.655000000000001" table:style-name="ce3">
            <text:p>29.655</text:p>
          </table:table-cell>
          <table:table-cell office:value-type="float" office:value="29.588999999999999" table:style-name="ce3">
            <text:p>29.589</text:p>
          </table:table-cell>
          <table:table-cell office:value-type="float" office:value="28.324000000000002" table:style-name="ce3">
            <text:p>28.324</text:p>
          </table:table-cell>
          <table:table-cell office:value-type="float" office:value="3.2850000000000001" table:style-name="ce3">
            <text:p>3.285</text:p>
          </table:table-cell>
          <table:table-cell office:value-type="float" office:value="2.8929999999999998" table:style-name="ce3">
            <text:p>2.893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-2.3919999999999999" table:style-name="ce3">
            <text:p>-2.392</text:p>
          </table:table-cell>
          <table:table-cell office:value-type="float" office:value="-2.2200000000000002" table:style-name="ce3">
            <text:p>-2.220</text:p>
          </table:table-cell>
          <table:table-cell office:value-type="float" office:value="-2.1269999999999998" table:style-name="ce3">
            <text:p>-2.127</text:p>
          </table:table-cell>
          <table:table-cell office:value-type="float" office:value="-2.0779999999999998" table:style-name="ce3">
            <text:p>-2.078</text:p>
          </table:table-cell>
          <table:table-cell office:value-type="float" office:value="-2.0750000000000002" table:style-name="ce3">
            <text:p>-2.075</text:p>
          </table:table-cell>
          <table:table-cell office:value-type="float" office:value="-2.1059999999999999" table:style-name="ce3">
            <text:p>-2.106</text:p>
          </table:table-cell>
          <table:table-cell office:value-type="float" office:value="-2.2589999999999999" table:style-name="ce3">
            <text:p>-2.259</text:p>
          </table:table-cell>
          <table:table-cell office:value-type="float" office:value="-2.59" table:style-name="ce3">
            <text:p>-2.590</text:p>
          </table:table-cell>
          <table:table-cell office:value-type="float" office:value="-2.222" table:style-name="ce3">
            <text:p>-2.222</text:p>
          </table:table-cell>
          <table:table-cell office:value-type="float" office:value="-2.34" table:style-name="ce3">
            <text:p>-2.340</text:p>
          </table:table-cell>
          <table:table-cell office:value-type="float" office:value="-2.3370000000000002" table:style-name="ce3">
            <text:p>-2.337</text:p>
          </table:table-cell>
          <table:table-cell office:value-type="float" office:value="-2.343" table:style-name="ce3">
            <text:p>-2.343</text:p>
          </table:table-cell>
          <table:table-cell office:value-type="float" office:value="-2.2799999999999998" table:style-name="ce3">
            <text:p>-2.280</text:p>
          </table:table-cell>
          <table:table-cell office:value-type="float" office:value="-2.23" table:style-name="ce3">
            <text:p>-2.230</text:p>
          </table:table-cell>
          <table:table-cell office:value-type="float" office:value="-2.2690000000000001" table:style-name="ce3">
            <text:p>-2.269</text:p>
          </table:table-cell>
          <table:table-cell office:value-type="float" office:value="-2.2629999999999999" table:style-name="ce3">
            <text:p>-2.263</text:p>
          </table:table-cell>
          <table:table-cell office:value-type="float" office:value="-2.2869999999999999" table:style-name="ce3">
            <text:p>-2.287</text:p>
          </table:table-cell>
          <table:table-cell office:value-type="float" office:value="-2.3559999999999999" table:style-name="ce3">
            <text:p>-2.356</text:p>
          </table:table-cell>
          <table:table-cell office:value-type="float" office:value="-2.5419999999999998" table:style-name="ce3">
            <text:p>-2.542</text:p>
          </table:table-cell>
          <table:table-cell office:value-type="float" office:value="-2.6070000000000002" table:style-name="ce3">
            <text:p>-2.607</text:p>
          </table:table-cell>
          <table:table-cell office:value-type="float" office:value="-2.601" table:style-name="ce3">
            <text:p>-2.601</text:p>
          </table:table-cell>
          <table:table-cell office:value-type="float" office:value="-2.4900000000000002" table:style-name="ce3">
            <text:p>-2.490</text:p>
          </table:table-cell>
          <table:table-cell office:value-type="float" office:value="-3.05" table:style-name="ce3">
            <text:p>-3.050</text:p>
          </table:table-cell>
          <table:table-cell office:value-type="float" office:value="-2.6859999999999999" table:style-name="ce3">
            <text:p>-2.686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-2.024" table:style-name="ce3">
            <text:p>-2.024</text:p>
          </table:table-cell>
          <table:table-cell office:value-type="float" office:value="-1.8779999999999999" table:style-name="ce3">
            <text:p>-1.878</text:p>
          </table:table-cell>
          <table:table-cell office:value-type="float" office:value="-1.7989999999999999" table:style-name="ce3">
            <text:p>-1.799</text:p>
          </table:table-cell>
          <table:table-cell office:value-type="float" office:value="-1.758" table:style-name="ce3">
            <text:p>-1.758</text:p>
          </table:table-cell>
          <table:table-cell office:value-type="float" office:value="-1.756" table:style-name="ce3">
            <text:p>-1.756</text:p>
          </table:table-cell>
          <table:table-cell office:value-type="float" office:value="-1.782" table:style-name="ce3">
            <text:p>-1.782</text:p>
          </table:table-cell>
          <table:table-cell office:value-type="float" office:value="-1.9119999999999999" table:style-name="ce3">
            <text:p>-1.912</text:p>
          </table:table-cell>
          <table:table-cell office:value-type="float" office:value="-2.1920000000000002" table:style-name="ce3">
            <text:p>-2.192</text:p>
          </table:table-cell>
          <table:table-cell office:value-type="float" office:value="-2.129" table:style-name="ce3">
            <text:p>-2.129</text:p>
          </table:table-cell>
          <table:table-cell office:value-type="float" office:value="-2.2429999999999999" table:style-name="ce3">
            <text:p>-2.243</text:p>
          </table:table-cell>
          <table:table-cell office:value-type="float" office:value="-2.2400000000000002" table:style-name="ce3">
            <text:p>-2.240</text:p>
          </table:table-cell>
          <table:table-cell office:value-type="float" office:value="-2.246" table:style-name="ce3">
            <text:p>-2.246</text:p>
          </table:table-cell>
          <table:table-cell office:value-type="float" office:value="-2.1850000000000001" table:style-name="ce3">
            <text:p>-2.185</text:p>
          </table:table-cell>
          <table:table-cell office:value-type="float" office:value="-2.137" table:style-name="ce3">
            <text:p>-2.137</text:p>
          </table:table-cell>
          <table:table-cell office:value-type="float" office:value="-2.1739999999999999" table:style-name="ce3">
            <text:p>-2.174</text:p>
          </table:table-cell>
          <table:table-cell office:value-type="float" office:value="-2.169" table:style-name="ce3">
            <text:p>-2.169</text:p>
          </table:table-cell>
          <table:table-cell office:value-type="float" office:value="-2.1920000000000002" table:style-name="ce3">
            <text:p>-2.192</text:p>
          </table:table-cell>
          <table:table-cell office:value-type="float" office:value="-2.258" table:style-name="ce3">
            <text:p>-2.258</text:p>
          </table:table-cell>
          <table:table-cell office:value-type="float" office:value="-2.4359999999999999" table:style-name="ce3">
            <text:p>-2.436</text:p>
          </table:table-cell>
          <table:table-cell office:value-type="float" office:value="-2.4980000000000002" table:style-name="ce3">
            <text:p>-2.498</text:p>
          </table:table-cell>
          <table:table-cell office:value-type="float" office:value="-2.4929999999999999" table:style-name="ce3">
            <text:p>-2.493</text:p>
          </table:table-cell>
          <table:table-cell office:value-type="float" office:value="-2.3860000000000001" table:style-name="ce3">
            <text:p>-2.386</text:p>
          </table:table-cell>
          <table:table-cell office:value-type="float" office:value="-2.581" table:style-name="ce3">
            <text:p>-2.581</text:p>
          </table:table-cell>
          <table:table-cell office:value-type="float" office:value="-2.2730000000000001" table:style-name="ce3">
            <text:p>-2.273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-0.92" table:style-name="ce3">
            <text:p>-0.920</text:p>
          </table:table-cell>
          <table:table-cell office:value-type="float" office:value="-0.85399999999999998" table:style-name="ce3">
            <text:p>-0.854</text:p>
          </table:table-cell>
          <table:table-cell office:value-type="float" office:value="-0.81799999999999995" table:style-name="ce3">
            <text:p>-0.818</text:p>
          </table:table-cell>
          <table:table-cell office:value-type="float" office:value="-0.79900000000000004" table:style-name="ce3">
            <text:p>-0.799</text:p>
          </table:table-cell>
          <table:table-cell office:value-type="float" office:value="-0.79800000000000004" table:style-name="ce3">
            <text:p>-0.798</text:p>
          </table:table-cell>
          <table:table-cell office:value-type="float" office:value="-0.81" table:style-name="ce3">
            <text:p>-0.810</text:p>
          </table:table-cell>
          <table:table-cell office:value-type="float" office:value="-0.86899999999999999" table:style-name="ce3">
            <text:p>-0.869</text:p>
          </table:table-cell>
          <table:table-cell office:value-type="float" office:value="-0.996" table:style-name="ce3">
            <text:p>-0.996</text:p>
          </table:table-cell>
          <table:table-cell office:value-type="float" office:value="-2.3140000000000001" table:style-name="ce3">
            <text:p>-2.314</text:p>
          </table:table-cell>
          <table:table-cell office:value-type="float" office:value="-2.4380000000000002" table:style-name="ce3">
            <text:p>-2.438</text:p>
          </table:table-cell>
          <table:table-cell office:value-type="float" office:value="-2.4350000000000001" table:style-name="ce3">
            <text:p>-2.435</text:p>
          </table:table-cell>
          <table:table-cell office:value-type="float" office:value="-2.4409999999999998" table:style-name="ce3">
            <text:p>-2.441</text:p>
          </table:table-cell>
          <table:table-cell office:value-type="float" office:value="-2.375" table:style-name="ce3">
            <text:p>-2.375</text:p>
          </table:table-cell>
          <table:table-cell office:value-type="float" office:value="-2.323" table:style-name="ce3">
            <text:p>-2.323</text:p>
          </table:table-cell>
          <table:table-cell office:value-type="float" office:value="-2.363" table:style-name="ce3">
            <text:p>-2.363</text:p>
          </table:table-cell>
          <table:table-cell office:value-type="float" office:value="-2.3580000000000001" table:style-name="ce3">
            <text:p>-2.358</text:p>
          </table:table-cell>
          <table:table-cell office:value-type="float" office:value="-2.3820000000000001" table:style-name="ce3">
            <text:p>-2.382</text:p>
          </table:table-cell>
          <table:table-cell office:value-type="float" office:value="-2.4540000000000002" table:style-name="ce3">
            <text:p>-2.454</text:p>
          </table:table-cell>
          <table:table-cell office:value-type="float" office:value="-2.6480000000000001" table:style-name="ce3">
            <text:p>-2.648</text:p>
          </table:table-cell>
          <table:table-cell office:value-type="float" office:value="-2.7160000000000002" table:style-name="ce3">
            <text:p>-2.716</text:p>
          </table:table-cell>
          <table:table-cell office:value-type="float" office:value="-2.71" table:style-name="ce3">
            <text:p>-2.710</text:p>
          </table:table-cell>
          <table:table-cell office:value-type="float" office:value="-2.5939999999999999" table:style-name="ce3">
            <text:p>-2.594</text:p>
          </table:table-cell>
          <table:table-cell office:value-type="float" office:value="-1.173" table:style-name="ce3">
            <text:p>-1.173</text:p>
          </table:table-cell>
          <table:table-cell office:value-type="float" office:value="-1.0329999999999999" table:style-name="ce3">
            <text:p>-1.033</text:p>
          </table:table-cell>
          <table:table-cell table:number-columns-repeated="1635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.3919999999999999" table:style-name="ce3">
            <text:p>2.392</text:p>
          </table:table-cell>
          <table:table-cell office:value-type="float" office:value="2.2200000000000002" table:style-name="ce3">
            <text:p>2.220</text:p>
          </table:table-cell>
          <table:table-cell office:value-type="float" office:value="2.1269999999999998" table:style-name="ce3">
            <text:p>2.127</text:p>
          </table:table-cell>
          <table:table-cell office:value-type="float" office:value="2.0779999999999998" table:style-name="ce3">
            <text:p>2.07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2.1059999999999999" table:style-name="ce3">
            <text:p>2.106</text:p>
          </table:table-cell>
          <table:table-cell office:value-type="float" office:value="2.2589999999999999" table:style-name="ce3">
            <text:p>2.259</text:p>
          </table:table-cell>
          <table:table-cell office:value-type="float" office:value="2.59" table:style-name="ce3">
            <text:p>2.590</text:p>
          </table:table-cell>
          <table:table-cell office:value-type="float" office:value="29.992999999999999" table:style-name="ce3">
            <text:p>29.993</text:p>
          </table:table-cell>
          <table:table-cell office:value-type="float" office:value="31.596" table:style-name="ce3">
            <text:p>31.596</text:p>
          </table:table-cell>
          <table:table-cell office:value-type="float" office:value="31.553000000000001" table:style-name="ce3">
            <text:p>31.553</text:p>
          </table:table-cell>
          <table:table-cell office:value-type="float" office:value="31.637" table:style-name="ce3">
            <text:p>31.637</text:p>
          </table:table-cell>
          <table:table-cell office:value-type="float" office:value="30.779" table:style-name="ce3">
            <text:p>30.779</text:p>
          </table:table-cell>
          <table:table-cell office:value-type="float" office:value="30.1" table:style-name="ce3">
            <text:p>30.100</text:p>
          </table:table-cell>
          <table:table-cell office:value-type="float" office:value="30.63" table:style-name="ce3">
            <text:p>30.630</text:p>
          </table:table-cell>
          <table:table-cell office:value-type="float" office:value="30.555" table:style-name="ce3">
            <text:p>30.555</text:p>
          </table:table-cell>
          <table:table-cell office:value-type="float" office:value="30.873999999999999" table:style-name="ce3">
            <text:p>30.874</text:p>
          </table:table-cell>
          <table:table-cell office:value-type="float" office:value="31.805" table:style-name="ce3">
            <text:p>31.805</text:p>
          </table:table-cell>
          <table:table-cell office:value-type="float" office:value="34.314999999999998" table:style-name="ce3">
            <text:p>34.315</text:p>
          </table:table-cell>
          <table:table-cell office:value-type="float" office:value="35.195" table:style-name="ce3">
            <text:p>35.195</text:p>
          </table:table-cell>
          <table:table-cell office:value-type="float" office:value="35.116999999999997" table:style-name="ce3">
            <text:p>35.117</text:p>
          </table:table-cell>
          <table:table-cell office:value-type="float" office:value="33.615000000000002" table:style-name="ce3">
            <text:p>33.615</text:p>
          </table:table-cell>
          <table:table-cell office:value-type="float" office:value="3.05" table:style-name="ce3">
            <text:p>3.050</text:p>
          </table:table-cell>
          <table:table-cell office:value-type="float" office:value="2.6859999999999999" table:style-name="ce3">
            <text:p>2.686</text:p>
          </table:table-cell>
          <table:table-cell table:number-columns-repeated="1635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-1.84" table:style-name="ce3">
            <text:p>-1.840</text:p>
          </table:table-cell>
          <table:table-cell office:value-type="float" office:value="-1.7070000000000001" table:style-name="ce3">
            <text:p>-1.707</text:p>
          </table:table-cell>
          <table:table-cell office:value-type="float" office:value="-1.6359999999999999" table:style-name="ce3">
            <text:p>-1.636</text:p>
          </table:table-cell>
          <table:table-cell office:value-type="float" office:value="-1.5980000000000001" table:style-name="ce3">
            <text:p>-1.598</text:p>
          </table:table-cell>
          <table:table-cell office:value-type="float" office:value="-1.5960000000000001" table:style-name="ce3">
            <text:p>-1.596</text:p>
          </table:table-cell>
          <table:table-cell office:value-type="float" office:value="-1.62" table:style-name="ce3">
            <text:p>-1.620</text:p>
          </table:table-cell>
          <table:table-cell office:value-type="float" office:value="-1.738" table:style-name="ce3">
            <text:p>-1.738</text:p>
          </table:table-cell>
          <table:table-cell office:value-type="float" office:value="-1.992" table:style-name="ce3">
            <text:p>-1.992</text:p>
          </table:table-cell>
          <table:table-cell office:value-type="float" office:value="-1.389" table:style-name="ce3">
            <text:p>-1.389</text:p>
          </table:table-cell>
          <table:table-cell office:value-type="float" office:value="-1.4630000000000001" table:style-name="ce3">
            <text:p>-1.463</text:p>
          </table:table-cell>
          <table:table-cell office:value-type="float" office:value="-1.4610000000000001" table:style-name="ce3">
            <text:p>-1.461</text:p>
          </table:table-cell>
          <table:table-cell office:value-type="float" office:value="-1.4650000000000001" table:style-name="ce3">
            <text:p>-1.465</text:p>
          </table:table-cell>
          <table:table-cell office:value-type="float" office:value="-1.425" table:style-name="ce3">
            <text:p>-1.425</text:p>
          </table:table-cell>
          <table:table-cell office:value-type="float" office:value="-1.3939999999999999" table:style-name="ce3">
            <text:p>-1.394</text:p>
          </table:table-cell>
          <table:table-cell office:value-type="float" office:value="-1.4179999999999999" table:style-name="ce3">
            <text:p>-1.418</text:p>
          </table:table-cell>
          <table:table-cell office:value-type="float" office:value="-1.415" table:style-name="ce3">
            <text:p>-1.415</text:p>
          </table:table-cell>
          <table:table-cell office:value-type="float" office:value="-1.429" table:style-name="ce3">
            <text:p>-1.429</text:p>
          </table:table-cell>
          <table:table-cell office:value-type="float" office:value="-1.472" table:style-name="ce3">
            <text:p>-1.472</text:p>
          </table:table-cell>
          <table:table-cell office:value-type="float" office:value="-1.589" table:style-name="ce3">
            <text:p>-1.589</text:p>
          </table:table-cell>
          <table:table-cell office:value-type="float" office:value="-1.629" table:style-name="ce3">
            <text:p>-1.629</text:p>
          </table:table-cell>
          <table:table-cell office:value-type="float" office:value="-1.6259999999999999" table:style-name="ce3">
            <text:p>-1.626</text:p>
          </table:table-cell>
          <table:table-cell office:value-type="float" office:value="-1.556" table:style-name="ce3">
            <text:p>-1.556</text:p>
          </table:table-cell>
          <table:table-cell office:value-type="float" office:value="-2.3460000000000001" table:style-name="ce3">
            <text:p>-2.346</text:p>
          </table:table-cell>
          <table:table-cell office:value-type="float" office:value="-2.0659999999999998" table:style-name="ce3">
            <text:p>-2.066</text:p>
          </table:table-cell>
          <table:table-cell table:number-columns-repeated="1635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0.73599999999999999" table:style-name="ce3">
            <text:p>0.736</text:p>
          </table:table-cell>
          <table:table-cell office:value-type="float" office:value="0.68300000000000005" table:style-name="ce3">
            <text:p>0.683</text:p>
          </table:table-cell>
          <table:table-cell office:value-type="float" office:value="0.65400000000000003" table:style-name="ce3">
            <text:p>0.654</text:p>
          </table:table-cell>
          <table:table-cell office:value-type="float" office:value="0.63900000000000001" table:style-name="ce3">
            <text:p>0.639</text:p>
          </table:table-cell>
          <table:table-cell office:value-type="float" office:value="0.63800000000000001" table:style-name="ce3">
            <text:p>0.638</text:p>
          </table:table-cell>
          <table:table-cell office:value-type="float" office:value="0.64800000000000002" table:style-name="ce3">
            <text:p>0.648</text:p>
          </table:table-cell>
          <table:table-cell office:value-type="float" office:value="0.69499999999999995" table:style-name="ce3">
            <text:p>0.695</text:p>
          </table:table-cell>
          <table:table-cell office:value-type="float" office:value="0.79700000000000004" table:style-name="ce3">
            <text:p>0.797</text:p>
          </table:table-cell>
          <table:table-cell office:value-type="float" office:value="3.7029999999999998" table:style-name="ce3">
            <text:p>3.703</text:p>
          </table:table-cell>
          <table:table-cell office:value-type="float" office:value="3.9009999999999998" table:style-name="ce3">
            <text:p>3.901</text:p>
          </table:table-cell>
          <table:table-cell office:value-type="float" office:value="3.895" table:style-name="ce3">
            <text:p>3.895</text:p>
          </table:table-cell>
          <table:table-cell office:value-type="float" office:value="3.9060000000000001" table:style-name="ce3">
            <text:p>3.906</text:p>
          </table:table-cell>
          <table:table-cell office:value-type="float" office:value="3.8" table:style-name="ce3">
            <text:p>3.800</text:p>
          </table:table-cell>
          <table:table-cell office:value-type="float" office:value="3.7160000000000002" table:style-name="ce3">
            <text:p>3.716</text:p>
          </table:table-cell>
          <table:table-cell office:value-type="float" office:value="3.782" table:style-name="ce3">
            <text:p>3.782</text:p>
          </table:table-cell>
          <table:table-cell office:value-type="float" office:value="3.7719999999999998" table:style-name="ce3">
            <text:p>3.772</text:p>
          </table:table-cell>
          <table:table-cell office:value-type="float" office:value="3.8119999999999998" table:style-name="ce3">
            <text:p>3.812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4.2359999999999998" table:style-name="ce3">
            <text:p>4.236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335" table:style-name="ce3">
            <text:p>4.33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0.93799999999999994" table:style-name="ce3">
            <text:p>0.938</text:p>
          </table:table-cell>
          <table:table-cell office:value-type="float" office:value="0.82599999999999996" table:style-name="ce3">
            <text:p>0.826</text:p>
          </table:table-cell>
          <table:table-cell table:number-columns-repeated="1635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-2.2080000000000002" table:style-name="ce3">
            <text:p>-2.208</text:p>
          </table:table-cell>
          <table:table-cell office:value-type="float" office:value="-2.0489999999999999" table:style-name="ce3">
            <text:p>-2.049</text:p>
          </table:table-cell>
          <table:table-cell office:value-type="float" office:value="-1.9630000000000001" table:style-name="ce3">
            <text:p>-1.963</text:p>
          </table:table-cell>
          <table:table-cell office:value-type="float" office:value="-1.9179999999999999" table:style-name="ce3">
            <text:p>-1.918</text:p>
          </table:table-cell>
          <table:table-cell office:value-type="float" office:value="-1.915" table:style-name="ce3">
            <text:p>-1.915</text:p>
          </table:table-cell>
          <table:table-cell office:value-type="float" office:value="-1.944" table:style-name="ce3">
            <text:p>-1.944</text:p>
          </table:table-cell>
          <table:table-cell office:value-type="float" office:value="-2.0859999999999999" table:style-name="ce3">
            <text:p>-2.086</text:p>
          </table:table-cell>
          <table:table-cell office:value-type="float" office:value="-2.391" table:style-name="ce3">
            <text:p>-2.391</text:p>
          </table:table-cell>
          <table:table-cell office:value-type="float" office:value="-2.0369999999999999" table:style-name="ce3">
            <text:p>-2.037</text:p>
          </table:table-cell>
          <table:table-cell office:value-type="float" office:value="-2.145" table:style-name="ce3">
            <text:p>-2.145</text:p>
          </table:table-cell>
          <table:table-cell office:value-type="float" office:value="-2.1429999999999998" table:style-name="ce3">
            <text:p>-2.143</text:p>
          </table:table-cell>
          <table:table-cell office:value-type="float" office:value="-2.1480000000000001" table:style-name="ce3">
            <text:p>-2.148</text:p>
          </table:table-cell>
          <table:table-cell office:value-type="float" office:value="-2.09" table:style-name="ce3">
            <text:p>-2.090</text:p>
          </table:table-cell>
          <table:table-cell office:value-type="float" office:value="-2.044" table:style-name="ce3">
            <text:p>-2.044</text:p>
          </table:table-cell>
          <table:table-cell office:value-type="float" office:value="-2.08" table:style-name="ce3">
            <text:p>-2.080</text:p>
          </table:table-cell>
          <table:table-cell office:value-type="float" office:value="-2.0750000000000002" table:style-name="ce3">
            <text:p>-2.075</text:p>
          </table:table-cell>
          <table:table-cell office:value-type="float" office:value="-2.0960000000000001" table:style-name="ce3">
            <text:p>-2.096</text:p>
          </table:table-cell>
          <table:table-cell office:value-type="float" office:value="-2.16" table:style-name="ce3">
            <text:p>-2.160</text:p>
          </table:table-cell>
          <table:table-cell office:value-type="float" office:value="-2.33" table:style-name="ce3">
            <text:p>-2.330</text:p>
          </table:table-cell>
          <table:table-cell office:value-type="float" office:value="-2.39" table:style-name="ce3">
            <text:p>-2.390</text:p>
          </table:table-cell>
          <table:table-cell office:value-type="float" office:value="-2.3839999999999999" table:style-name="ce3">
            <text:p>-2.384</text:p>
          </table:table-cell>
          <table:table-cell office:value-type="float" office:value="-2.282" table:style-name="ce3">
            <text:p>-2.282</text:p>
          </table:table-cell>
          <table:table-cell office:value-type="float" office:value="-2.8149999999999999" table:style-name="ce3">
            <text:p>-2.815</text:p>
          </table:table-cell>
          <table:table-cell office:value-type="float" office:value="-2.4790000000000001" table:style-name="ce3">
            <text:p>-2.479</text:p>
          </table:table-cell>
          <table:table-cell table:number-columns-repeated="1635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22.077999999999999" table:style-name="ce3">
            <text:p>22.078</text:p>
          </table:table-cell>
          <table:table-cell office:value-type="float" office:value="20.488" table:style-name="ce3">
            <text:p>20.488</text:p>
          </table:table-cell>
          <table:table-cell office:value-type="float" office:value="19.63" table:style-name="ce3">
            <text:p>19.630</text:p>
          </table:table-cell>
          <table:table-cell office:value-type="float" office:value="19.178000000000001" table:style-name="ce3">
            <text:p>19.178</text:p>
          </table:table-cell>
          <table:table-cell office:value-type="float" office:value="19.154" table:style-name="ce3">
            <text:p>19.154</text:p>
          </table:table-cell>
          <table:table-cell office:value-type="float" office:value="19.439" table:style-name="ce3">
            <text:p>19.439</text:p>
          </table:table-cell>
          <table:table-cell office:value-type="float" office:value="20.856000000000002" table:style-name="ce3">
            <text:p>20.856</text:p>
          </table:table-cell>
          <table:table-cell office:value-type="float" office:value="23.908000000000001" table:style-name="ce3">
            <text:p>23.908</text:p>
          </table:table-cell>
          <table:table-cell office:value-type="float" office:value="30.640999999999998" table:style-name="ce3">
            <text:p>30.641</text:p>
          </table:table-cell>
          <table:table-cell office:value-type="float" office:value="32.279000000000003" table:style-name="ce3">
            <text:p>32.279</text:p>
          </table:table-cell>
          <table:table-cell office:value-type="float" office:value="32.234999999999999" table:style-name="ce3">
            <text:p>32.235</text:p>
          </table:table-cell>
          <table:table-cell office:value-type="float" office:value="32.32" table:style-name="ce3">
            <text:p>32.320</text:p>
          </table:table-cell>
          <table:table-cell office:value-type="float" office:value="31.443999999999999" table:style-name="ce3">
            <text:p>31.444</text:p>
          </table:table-cell>
          <table:table-cell office:value-type="float" office:value="30.75" table:style-name="ce3">
            <text:p>30.750</text:p>
          </table:table-cell>
          <table:table-cell office:value-type="float" office:value="31.292000000000002" table:style-name="ce3">
            <text:p>31.292</text:p>
          </table:table-cell>
          <table:table-cell office:value-type="float" office:value="31.215" table:style-name="ce3">
            <text:p>31.215</text:p>
          </table:table-cell>
          <table:table-cell office:value-type="float" office:value="31.541" table:style-name="ce3">
            <text:p>31.541</text:p>
          </table:table-cell>
          <table:table-cell office:value-type="float" office:value="32.491999999999997" table:style-name="ce3">
            <text:p>32.492</text:p>
          </table:table-cell>
          <table:table-cell office:value-type="float" office:value="35.055999999999997" table:style-name="ce3">
            <text:p>35.056</text:p>
          </table:table-cell>
          <table:table-cell office:value-type="float" office:value="35.954999999999998" table:style-name="ce3">
            <text:p>35.955</text:p>
          </table:table-cell>
          <table:table-cell office:value-type="float" office:value="35.875" table:style-name="ce3">
            <text:p>35.875</text:p>
          </table:table-cell>
          <table:table-cell office:value-type="float" office:value="34.341000000000001" table:style-name="ce3">
            <text:p>34.341</text:p>
          </table:table-cell>
          <table:table-cell office:value-type="float" office:value="28.155000000000001" table:style-name="ce3">
            <text:p>28.155</text:p>
          </table:table-cell>
          <table:table-cell office:value-type="float" office:value="24.792999999999999" table:style-name="ce3">
            <text:p>24.793</text:p>
          </table:table-cell>
          <table:table-cell table:number-columns-repeated="1635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2.3919999999999999" table:style-name="ce3">
            <text:p>2.392</text:p>
          </table:table-cell>
          <table:table-cell office:value-type="float" office:value="2.2200000000000002" table:style-name="ce3">
            <text:p>2.220</text:p>
          </table:table-cell>
          <table:table-cell office:value-type="float" office:value="2.1269999999999998" table:style-name="ce3">
            <text:p>2.127</text:p>
          </table:table-cell>
          <table:table-cell office:value-type="float" office:value="2.0779999999999998" table:style-name="ce3">
            <text:p>2.07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2.1059999999999999" table:style-name="ce3">
            <text:p>2.106</text:p>
          </table:table-cell>
          <table:table-cell office:value-type="float" office:value="2.2589999999999999" table:style-name="ce3">
            <text:p>2.259</text:p>
          </table:table-cell>
          <table:table-cell office:value-type="float" office:value="2.59" table:style-name="ce3">
            <text:p>2.590</text:p>
          </table:table-cell>
          <table:table-cell office:value-type="float" office:value="6.9429999999999996" table:style-name="ce3">
            <text:p>6.943</text:p>
          </table:table-cell>
          <table:table-cell office:value-type="float" office:value="7.3140000000000001" table:style-name="ce3">
            <text:p>7.314</text:p>
          </table:table-cell>
          <table:table-cell office:value-type="float" office:value="7.3040000000000003" table:style-name="ce3">
            <text:p>7.304</text:p>
          </table:table-cell>
          <table:table-cell office:value-type="float" office:value="7.3230000000000004" table:style-name="ce3">
            <text:p>7.323</text:p>
          </table:table-cell>
          <table:table-cell office:value-type="float" office:value="7.125" table:style-name="ce3">
            <text:p>7.125</text:p>
          </table:table-cell>
          <table:table-cell office:value-type="float" office:value="6.968" table:style-name="ce3">
            <text:p>6.968</text:p>
          </table:table-cell>
          <table:table-cell office:value-type="float" office:value="7.09" table:style-name="ce3">
            <text:p>7.090</text:p>
          </table:table-cell>
          <table:table-cell office:value-type="float" office:value="7.0730000000000004" table:style-name="ce3">
            <text:p>7.073</text:p>
          </table:table-cell>
          <table:table-cell office:value-type="float" office:value="7.1470000000000002" table:style-name="ce3">
            <text:p>7.147</text:p>
          </table:table-cell>
          <table:table-cell office:value-type="float" office:value="7.3620000000000001" table:style-name="ce3">
            <text:p>7.362</text:p>
          </table:table-cell>
          <table:table-cell office:value-type="float" office:value="7.9429999999999996" table:style-name="ce3">
            <text:p>7.943</text:p>
          </table:table-cell>
          <table:table-cell office:value-type="float" office:value="8.1470000000000002" table:style-name="ce3">
            <text:p>8.147</text:p>
          </table:table-cell>
          <table:table-cell office:value-type="float" office:value="8.1289999999999996" table:style-name="ce3">
            <text:p>8.129</text:p>
          </table:table-cell>
          <table:table-cell office:value-type="float" office:value="7.7809999999999997" table:style-name="ce3">
            <text:p>7.781</text:p>
          </table:table-cell>
          <table:table-cell office:value-type="float" office:value="3.05" table:style-name="ce3">
            <text:p>3.050</text:p>
          </table:table-cell>
          <table:table-cell office:value-type="float" office:value="2.6859999999999999" table:style-name="ce3">
            <text:p>2.686</text:p>
          </table:table-cell>
          <table:table-cell table:number-columns-repeated="1635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4.2320000000000002" table:style-name="ce3">
            <text:p>4.232</text:p>
          </table:table-cell>
          <table:table-cell office:value-type="float" office:value="3.927" table:style-name="ce3">
            <text:p>3.927</text:p>
          </table:table-cell>
          <table:table-cell office:value-type="float" office:value="3.762" table:style-name="ce3">
            <text:p>3.762</text:p>
          </table:table-cell>
          <table:table-cell office:value-type="float" office:value="3.6760000000000002" table:style-name="ce3">
            <text:p>3.676</text:p>
          </table:table-cell>
          <table:table-cell office:value-type="float" office:value="3.6709999999999998" table:style-name="ce3">
            <text:p>3.671</text:p>
          </table:table-cell>
          <table:table-cell office:value-type="float" office:value="3.726" table:style-name="ce3">
            <text:p>3.726</text:p>
          </table:table-cell>
          <table:table-cell office:value-type="float" office:value="3.9969999999999999" table:style-name="ce3">
            <text:p>3.997</text:p>
          </table:table-cell>
          <table:table-cell office:value-type="float" office:value="4.5819999999999999" table:style-name="ce3">
            <text:p>4.582</text:p>
          </table:table-cell>
          <table:table-cell office:value-type="float" office:value="3.3330000000000002" table:style-name="ce3">
            <text:p>3.333</text:p>
          </table:table-cell>
          <table:table-cell office:value-type="float" office:value="3.5110000000000001" table:style-name="ce3">
            <text:p>3.511</text:p>
          </table:table-cell>
          <table:table-cell office:value-type="float" office:value="3.5059999999999998" table:style-name="ce3">
            <text:p>3.506</text:p>
          </table:table-cell>
          <table:table-cell office:value-type="float" office:value="3.5150000000000001" table:style-name="ce3">
            <text:p>3.515</text:p>
          </table:table-cell>
          <table:table-cell office:value-type="float" office:value="3.42" table:style-name="ce3">
            <text:p>3.420</text:p>
          </table:table-cell>
          <table:table-cell office:value-type="float" office:value="3.3439999999999999" table:style-name="ce3">
            <text:p>3.344</text:p>
          </table:table-cell>
          <table:table-cell office:value-type="float" office:value="3.403" table:style-name="ce3">
            <text:p>3.403</text:p>
          </table:table-cell>
          <table:table-cell office:value-type="float" office:value="3.395" table:style-name="ce3">
            <text:p>3.395</text:p>
          </table:table-cell>
          <table:table-cell office:value-type="float" office:value="3.43" table:style-name="ce3">
            <text:p>3.430</text:p>
          </table:table-cell>
          <table:table-cell office:value-type="float" office:value="3.5339999999999998" table:style-name="ce3">
            <text:p>3.534</text:p>
          </table:table-cell>
          <table:table-cell office:value-type="float" office:value="3.8130000000000002" table:style-name="ce3">
            <text:p>3.813</text:p>
          </table:table-cell>
          <table:table-cell office:value-type="float" office:value="3.911" table:style-name="ce3">
            <text:p>3.911</text:p>
          </table:table-cell>
          <table:table-cell office:value-type="float" office:value="3.9020000000000001" table:style-name="ce3">
            <text:p>3.902</text:p>
          </table:table-cell>
          <table:table-cell office:value-type="float" office:value="3.7349999999999999" table:style-name="ce3">
            <text:p>3.735</text:p>
          </table:table-cell>
          <table:table-cell office:value-type="float" office:value="5.3959999999999999" table:style-name="ce3">
            <text:p>5.396</text:p>
          </table:table-cell>
          <table:table-cell office:value-type="float" office:value="4.7519999999999998" table:style-name="ce3">
            <text:p>4.752</text:p>
          </table:table-cell>
          <table:table-cell table:number-columns-repeated="16359"/>
        </table:table-row>
        <table:table-row table:number-rows-repeated="1048485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nt</text:p>
          </table:table-cell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45" table:style-name="ce5">
            <text:p>45</text:p>
          </table:table-cell>
          <table:table-cell office:value-type="float" office:value="63" table:style-name="ce5">
            <text:p>63</text:p>
          </table:table-cell>
          <table:table-cell table:number-columns-repeated="1638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45" table:style-name="ce5">
            <text:p>45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45" table:style-name="ce5">
            <text:p>45</text:p>
          </table:table-cell>
          <table:table-cell office:value-type="float" office:value="212" table:style-name="ce5">
            <text:p>212</text:p>
          </table:table-cell>
          <table:table-cell table:number-columns-repeated="1638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45" table:style-name="ce5">
            <text:p>45</text:p>
          </table:table-cell>
          <table:table-cell office:value-type="float" office:value="49" table:style-name="ce5">
            <text:p>49</text:p>
          </table:table-cell>
          <table:table-cell table:number-columns-repeated="1638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46" table:style-name="ce5">
            <text:p>46</text:p>
          </table:table-cell>
          <table:table-cell office:value-type="float" office:value="56" table:style-name="ce5">
            <text:p>56</text:p>
          </table:table-cell>
          <table:table-cell table:number-columns-repeated="1638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46" table:style-name="ce5">
            <text:p>46</text:p>
          </table:table-cell>
          <table:table-cell office:value-type="float" office:value="73" table:style-name="ce5">
            <text:p>73</text:p>
          </table:table-cell>
          <table:table-cell table:number-columns-repeated="1638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46" table:style-name="ce5">
            <text:p>46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46" table:style-name="ce5">
            <text:p>46</text:p>
          </table:table-cell>
          <table:table-cell office:value-type="float" office:value="207" table:style-name="ce5">
            <text:p>207</text:p>
          </table:table-cell>
          <table:table-cell table:number-columns-repeated="1638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46" table:style-name="ce5">
            <text:p>46</text:p>
          </table:table-cell>
          <table:table-cell office:value-type="float" office:value="65" table:style-name="ce5">
            <text:p>65</text:p>
          </table:table-cell>
          <table:table-cell table:number-columns-repeated="1638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47" table:style-name="ce5">
            <text:p>47</text:p>
          </table:table-cell>
          <table:table-cell office:value-type="float" office:value="68" table:style-name="ce5">
            <text:p>68</text:p>
          </table:table-cell>
          <table:table-cell table:number-columns-repeated="1638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65" table:style-name="ce5">
            <text:p>165</text:p>
          </table:table-cell>
          <table:table-cell office:value-type="float" office:value="288" table:style-name="ce5">
            <text:p>288</text:p>
          </table:table-cell>
          <table:table-cell table:number-columns-repeated="1638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70" table:style-name="ce5">
            <text:p>170</text:p>
          </table:table-cell>
          <table:table-cell office:value-type="float" office:value="295" table:style-name="ce5">
            <text:p>295</text:p>
          </table:table-cell>
          <table:table-cell table:number-columns-repeated="1638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171" table:style-name="ce5">
            <text:p>171</text:p>
          </table:table-cell>
          <table:table-cell office:value-type="float" office:value="172" table:style-name="ce5">
            <text:p>172</text:p>
          </table:table-cell>
          <table:table-cell table:number-columns-repeated="1638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90" table:style-name="ce5">
            <text:p>190</text:p>
          </table:table-cell>
          <table:table-cell office:value-type="float" office:value="216" table:style-name="ce5">
            <text:p>216</text:p>
          </table:table-cell>
          <table:table-cell table:number-columns-repeated="1638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92" table:style-name="ce5">
            <text:p>192</text:p>
          </table:table-cell>
          <table:table-cell office:value-type="float" office:value="249" table:style-name="ce5">
            <text:p>249</text:p>
          </table:table-cell>
          <table:table-cell table:number-columns-repeated="16381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204" table:style-name="ce5">
            <text:p>204</text:p>
          </table:table-cell>
          <table:table-cell office:value-type="float" office:value="206" table:style-name="ce5">
            <text:p>206</text:p>
          </table:table-cell>
          <table:table-cell table:number-columns-repeated="16381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297" table:style-name="ce5">
            <text:p>297</text:p>
          </table:table-cell>
          <table:table-cell office:value-type="float" office:value="298" table:style-name="ce5">
            <text:p>298</text:p>
          </table:table-cell>
          <table:table-cell table:number-columns-repeated="16381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301" table:style-name="ce5">
            <text:p>301</text:p>
          </table:table-cell>
          <table:table-cell office:value-type="float" office:value="309" table:style-name="ce5">
            <text:p>309</text:p>
          </table:table-cell>
          <table:table-cell table:number-columns-repeated="16381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304" table:style-name="ce5">
            <text:p>304</text:p>
          </table:table-cell>
          <table:table-cell office:value-type="float" office:value="307" table:style-name="ce5">
            <text:p>307</text:p>
          </table:table-cell>
          <table:table-cell table:number-columns-repeated="16381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304" table:style-name="ce5">
            <text:p>304</text:p>
          </table:table-cell>
          <table:table-cell office:value-type="float" office:value="306" table:style-name="ce5">
            <text:p>306</text:p>
          </table:table-cell>
          <table:table-cell table:number-columns-repeated="16381"/>
        </table:table-row>
        <table:table-row table:style-name="ro1">
          <table:table-cell table:number-columns-repeated="3" table:style-name="ce5"/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13" table:style-name="ce6">
            <text:p>11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23" table:style-name="ce6">
            <text:p>12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33" table:style-name="ce6">
            <text:p>13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43" table:style-name="ce6">
            <text:p>14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53" table:style-name="ce6">
            <text:p>15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8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36" table:style-name="ce9">
            <text:p>36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109" table:style-name="ce9">
            <text:p>109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9" table:style-name="ce9">
            <text:p>9</text:p>
          </table:table-cell>
          <table:table-cell office:value-type="float" office:value="112" table:style-name="ce9">
            <text:p>112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112" table:style-name="ce9">
            <text:p>112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" table:style-name="ce9">
            <text:p>10</text:p>
          </table:table-cell>
          <table:table-cell office:value-type="float" office:value="80" table:style-name="ce9">
            <text:p>80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13" table:style-name="ce9">
            <text:p>11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13" table:style-name="ce9">
            <text:p>11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13" table:style-name="ce9">
            <text:p>11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117" table:style-name="ce9">
            <text:p>11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117" table:style-name="ce9">
            <text:p>11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2" table:style-name="ce9">
            <text:p>12</text:p>
          </table:table-cell>
          <table:table-cell office:value-type="float" office:value="121" table:style-name="ce9">
            <text:p>12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21" table:style-name="ce9">
            <text:p>12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21" table:style-name="ce9">
            <text:p>12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84" table:style-name="ce9">
            <text:p>84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123" table:style-name="ce9">
            <text:p>12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123" table:style-name="ce9">
            <text:p>12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123" table:style-name="ce9">
            <text:p>12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123" table:style-name="ce9">
            <text:p>12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4" table:style-name="ce9">
            <text:p>14</text:p>
          </table:table-cell>
          <table:table-cell office:value-type="float" office:value="86" table:style-name="ce9">
            <text:p>8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87" table:style-name="ce9">
            <text:p>8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87" table:style-name="ce9">
            <text:p>8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126" table:style-name="ce9">
            <text:p>126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126" table:style-name="ce9">
            <text:p>12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126" table:style-name="ce9">
            <text:p>12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47" table:style-name="ce9">
            <text:p>4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" table:style-name="ce9">
            <text:p>17</text:p>
          </table:table-cell>
          <table:table-cell office:value-type="float" office:value="88" table:style-name="ce9">
            <text:p>88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" table:style-name="ce9">
            <text:p>17</text:p>
          </table:table-cell>
          <table:table-cell office:value-type="float" office:value="128" table:style-name="ce9">
            <text:p>12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float" office:value="133" table:style-name="ce9">
            <text:p>1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8" table:style-name="ce9">
            <text:p>18</text:p>
          </table:table-cell>
          <table:table-cell office:value-type="float" office:value="133" table:style-name="ce9">
            <text:p>1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140" table:style-name="ce9">
            <text:p>14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140" table:style-name="ce9">
            <text:p>14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0" table:style-name="ce9">
            <text:p>20</text:p>
          </table:table-cell>
          <table:table-cell office:value-type="float" office:value="141" table:style-name="ce9">
            <text:p>14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142" table:style-name="ce9">
            <text:p>14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142" table:style-name="ce9">
            <text:p>14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2" table:style-name="ce9">
            <text:p>22</text:p>
          </table:table-cell>
          <table:table-cell office:value-type="float" office:value="146" table:style-name="ce9">
            <text:p>146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149" table:style-name="ce9">
            <text:p>149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149" table:style-name="ce9">
            <text:p>149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149" table:style-name="ce9">
            <text:p>149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98" table:style-name="ce9">
            <text:p>9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98" table:style-name="ce9">
            <text:p>9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150" table:style-name="ce9">
            <text:p>150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150" table:style-name="ce9">
            <text:p>150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150" table:style-name="ce9">
            <text:p>150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151" table:style-name="ce9">
            <text:p>15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151" table:style-name="ce9">
            <text:p>15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151" table:style-name="ce9">
            <text:p>15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float" office:value="102" table:style-name="ce9">
            <text:p>102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9" table:style-name="ce9">
            <text:p>29</text:p>
          </table:table-cell>
          <table:table-cell office:value-type="float" office:value="159" table:style-name="ce9">
            <text:p>159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72" table:style-name="ce9">
            <text:p>7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72" table:style-name="ce9">
            <text:p>72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162" table:style-name="ce9">
            <text:p>162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162" table:style-name="ce9">
            <text:p>162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2" table:style-name="ce9">
            <text:p>32</text:p>
          </table:table-cell>
          <table:table-cell office:value-type="float" office:value="104" table:style-name="ce9">
            <text:p>104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table:number-columns-repeated="16358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float" office:value="108" table:style-name="ce9">
            <text:p>108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float" office:value="163" table:style-name="ce9">
            <text:p>16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float" office:value="163" table:style-name="ce9">
            <text:p>16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float" office:value="107" table:style-name="ce9">
            <text:p>10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float" office:value="107" table:style-name="ce9">
            <text:p>10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4" table:style-name="ce9">
            <text:p>34</text:p>
          </table:table-cell>
          <table:table-cell office:value-type="float" office:value="169" table:style-name="ce9">
            <text:p>16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float" office:value="109" table:style-name="ce9">
            <text:p>10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float" office:value="109" table:style-name="ce9">
            <text:p>10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float" office:value="110" table:style-name="ce9">
            <text:p>11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float" office:value="110" table:style-name="ce9">
            <text:p>11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float" office:value="110" table:style-name="ce9">
            <text:p>11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38" table:style-name="ce9">
            <text:p>38</text:p>
          </table:table-cell>
          <table:table-cell office:value-type="float" office:value="111" table:style-name="ce9">
            <text:p>11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9" table:style-name="ce9">
            <text:p>39</text:p>
          </table:table-cell>
          <table:table-cell office:value-type="float" office:value="114" table:style-name="ce9">
            <text:p>11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float" office:value="114" table:style-name="ce9">
            <text:p>114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0" table:style-name="ce9">
            <text:p>40</text:p>
          </table:table-cell>
          <table:table-cell office:value-type="float" office:value="115" table:style-name="ce9">
            <text:p>11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40" table:style-name="ce9">
            <text:p>40</text:p>
          </table:table-cell>
          <table:table-cell office:value-type="float" office:value="115" table:style-name="ce9">
            <text:p>11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1" table:style-name="ce9">
            <text:p>41</text:p>
          </table:table-cell>
          <table:table-cell office:value-type="float" office:value="81" table:style-name="ce9">
            <text:p>8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1" table:style-name="ce9">
            <text:p>41</text:p>
          </table:table-cell>
          <table:table-cell office:value-type="float" office:value="116" table:style-name="ce9">
            <text:p>116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2" table:style-name="ce9">
            <text:p>42</text:p>
          </table:table-cell>
          <table:table-cell office:value-type="float" office:value="118" table:style-name="ce9">
            <text:p>118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42" table:style-name="ce9">
            <text:p>42</text:p>
          </table:table-cell>
          <table:table-cell office:value-type="float" office:value="118" table:style-name="ce9">
            <text:p>118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3" table:style-name="ce9">
            <text:p>43</text:p>
          </table:table-cell>
          <table:table-cell office:value-type="float" office:value="82" table:style-name="ce9">
            <text:p>82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43" table:style-name="ce9">
            <text:p>43</text:p>
          </table:table-cell>
          <table:table-cell office:value-type="float" office:value="82" table:style-name="ce9">
            <text:p>82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43" table:style-name="ce9">
            <text:p>43</text:p>
          </table:table-cell>
          <table:table-cell office:value-type="float" office:value="119" table:style-name="ce9">
            <text:p>119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table:number-columns-repeated="16358"/>
        </table:table-row>
        <table:table-row table:style-name="ro1"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5" table:style-name="ce9">
            <text:p>45</text:p>
          </table:table-cell>
          <table:table-cell office:value-type="float" office:value="85" table:style-name="ce9">
            <text:p>8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float" office:value="124" table:style-name="ce9">
            <text:p>124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float" office:value="124" table:style-name="ce9">
            <text:p>12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float" office:value="124" table:style-name="ce9">
            <text:p>124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46" table:style-name="ce9">
            <text:p>46</text:p>
          </table:table-cell>
          <table:table-cell office:value-type="float" office:value="125" table:style-name="ce9">
            <text:p>125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47" table:style-name="ce9">
            <text:p>47</text:p>
          </table:table-cell>
          <table:table-cell office:value-type="float" office:value="127" table:style-name="ce9">
            <text:p>12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float" office:value="129" table:style-name="ce9">
            <text:p>12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float" office:value="129" table:style-name="ce9">
            <text:p>12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float" office:value="129" table:style-name="ce9">
            <text:p>129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float" office:value="89" table:style-name="ce9">
            <text:p>89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float" office:value="89" table:style-name="ce9">
            <text:p>89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table:number-columns-repeated="16358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float" office:value="89" table:style-name="ce9">
            <text:p>89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51" table:style-name="ce9">
            <text:p>51</text:p>
          </table:table-cell>
          <table:table-cell office:value-type="float" office:value="90" table:style-name="ce9">
            <text:p>90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52" table:style-name="ce9">
            <text:p>52</text:p>
          </table:table-cell>
          <table:table-cell office:value-type="float" office:value="132" table:style-name="ce9">
            <text:p>13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53" table:style-name="ce9">
            <text:p>53</text:p>
          </table:table-cell>
          <table:table-cell office:value-type="float" office:value="134" table:style-name="ce9">
            <text:p>13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3" table:style-name="ce9">
            <text:p>53</text:p>
          </table:table-cell>
          <table:table-cell office:value-type="float" office:value="134" table:style-name="ce9">
            <text:p>13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3" table:style-name="ce9">
            <text:p>53</text:p>
          </table:table-cell>
          <table:table-cell office:value-type="float" office:value="134" table:style-name="ce9">
            <text:p>13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135" table:style-name="ce9">
            <text:p>13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135" table:style-name="ce9">
            <text:p>13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135" table:style-name="ce9">
            <text:p>13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135" table:style-name="ce9">
            <text:p>13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56" table:style-name="ce9">
            <text:p>56</text:p>
          </table:table-cell>
          <table:table-cell office:value-type="float" office:value="136" table:style-name="ce9">
            <text:p>136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56" table:style-name="ce9">
            <text:p>56</text:p>
          </table:table-cell>
          <table:table-cell office:value-type="float" office:value="136" table:style-name="ce9">
            <text:p>136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56" table:style-name="ce9">
            <text:p>56</text:p>
          </table:table-cell>
          <table:table-cell office:value-type="float" office:value="136" table:style-name="ce9">
            <text:p>136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57" table:style-name="ce9">
            <text:p>57</text:p>
          </table:table-cell>
          <table:table-cell office:value-type="float" office:value="93" table:style-name="ce9">
            <text:p>9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57" table:style-name="ce9">
            <text:p>57</text:p>
          </table:table-cell>
          <table:table-cell office:value-type="float" office:value="138" table:style-name="ce9">
            <text:p>13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57" table:style-name="ce9">
            <text:p>57</text:p>
          </table:table-cell>
          <table:table-cell office:value-type="float" office:value="138" table:style-name="ce9">
            <text:p>13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57" table:style-name="ce9">
            <text:p>57</text:p>
          </table:table-cell>
          <table:table-cell office:value-type="float" office:value="138" table:style-name="ce9">
            <text:p>13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58" table:style-name="ce9">
            <text:p>58</text:p>
          </table:table-cell>
          <table:table-cell office:value-type="float" office:value="139" table:style-name="ce9">
            <text:p>139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8" table:style-name="ce9">
            <text:p>58</text:p>
          </table:table-cell>
          <table:table-cell office:value-type="float" office:value="139" table:style-name="ce9">
            <text:p>139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8" table:style-name="ce9">
            <text:p>58</text:p>
          </table:table-cell>
          <table:table-cell office:value-type="float" office:value="139" table:style-name="ce9">
            <text:p>139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9" table:style-name="ce9">
            <text:p>59</text:p>
          </table:table-cell>
          <table:table-cell office:value-type="float" office:value="143" table:style-name="ce9">
            <text:p>14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59" table:style-name="ce9">
            <text:p>59</text:p>
          </table:table-cell>
          <table:table-cell office:value-type="float" office:value="143" table:style-name="ce9">
            <text:p>14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60" table:style-name="ce9">
            <text:p>60</text:p>
          </table:table-cell>
          <table:table-cell office:value-type="float" office:value="144" table:style-name="ce9">
            <text:p>144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0" table:style-name="ce9">
            <text:p>60</text:p>
          </table:table-cell>
          <table:table-cell office:value-type="float" office:value="144" table:style-name="ce9">
            <text:p>144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float" office:value="152" table:style-name="ce9">
            <text:p>15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float" office:value="152" table:style-name="ce9">
            <text:p>15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float" office:value="152" table:style-name="ce9">
            <text:p>15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3" table:style-name="ce9">
            <text:p>63</text:p>
          </table:table-cell>
          <table:table-cell office:value-type="float" office:value="153" table:style-name="ce9">
            <text:p>15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63" table:style-name="ce9">
            <text:p>63</text:p>
          </table:table-cell>
          <table:table-cell office:value-type="float" office:value="153" table:style-name="ce9">
            <text:p>15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64" table:style-name="ce9">
            <text:p>64</text:p>
          </table:table-cell>
          <table:table-cell office:value-type="float" office:value="154" table:style-name="ce9">
            <text:p>154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64" table:style-name="ce9">
            <text:p>64</text:p>
          </table:table-cell>
          <table:table-cell office:value-type="float" office:value="154" table:style-name="ce9">
            <text:p>154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65" table:style-name="ce9">
            <text:p>65</text:p>
          </table:table-cell>
          <table:table-cell office:value-type="float" office:value="155" table:style-name="ce9">
            <text:p>155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65" table:style-name="ce9">
            <text:p>65</text:p>
          </table:table-cell>
          <table:table-cell office:value-type="float" office:value="155" table:style-name="ce9">
            <text:p>155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66" table:style-name="ce9">
            <text:p>66</text:p>
          </table:table-cell>
          <table:table-cell office:value-type="float" office:value="156" table:style-name="ce9">
            <text:p>156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6" table:style-name="ce9">
            <text:p>66</text:p>
          </table:table-cell>
          <table:table-cell office:value-type="float" office:value="156" table:style-name="ce9">
            <text:p>156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8" table:style-name="ce9">
            <text:p>68</text:p>
          </table:table-cell>
          <table:table-cell office:value-type="float" office:value="157" table:style-name="ce9">
            <text:p>15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68" table:style-name="ce9">
            <text:p>68</text:p>
          </table:table-cell>
          <table:table-cell office:value-type="float" office:value="157" table:style-name="ce9">
            <text:p>15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69" table:style-name="ce9">
            <text:p>69</text:p>
          </table:table-cell>
          <table:table-cell office:value-type="float" office:value="101" table:style-name="ce9">
            <text:p>10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71" table:style-name="ce9">
            <text:p>71</text:p>
          </table:table-cell>
          <table:table-cell office:value-type="float" office:value="161" table:style-name="ce9">
            <text:p>16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1" table:style-name="ce9">
            <text:p>71</text:p>
          </table:table-cell>
          <table:table-cell office:value-type="float" office:value="161" table:style-name="ce9">
            <text:p>16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3" table:style-name="ce9">
            <text:p>73</text:p>
          </table:table-cell>
          <table:table-cell office:value-type="float" office:value="165" table:style-name="ce9">
            <text:p>16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74" table:style-name="ce9">
            <text:p>74</text:p>
          </table:table-cell>
          <table:table-cell office:value-type="float" office:value="166" table:style-name="ce9">
            <text:p>16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74" table:style-name="ce9">
            <text:p>74</text:p>
          </table:table-cell>
          <table:table-cell office:value-type="float" office:value="166" table:style-name="ce9">
            <text:p>16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5" table:style-name="ce9">
            <text:p>75</text:p>
          </table:table-cell>
          <table:table-cell office:value-type="float" office:value="167" table:style-name="ce9">
            <text:p>1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75" table:style-name="ce9">
            <text:p>75</text:p>
          </table:table-cell>
          <table:table-cell office:value-type="float" office:value="167" table:style-name="ce9">
            <text:p>1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6" table:style-name="ce9">
            <text:p>76</text:p>
          </table:table-cell>
          <table:table-cell office:value-type="float" office:value="168" table:style-name="ce9">
            <text:p>168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76" table:style-name="ce9">
            <text:p>76</text:p>
          </table:table-cell>
          <table:table-cell office:value-type="float" office:value="168" table:style-name="ce9">
            <text:p>168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77" table:style-name="ce9">
            <text:p>77</text:p>
          </table:table-cell>
          <table:table-cell office:value-type="float" office:value="106" table:style-name="ce9">
            <text:p>106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78" table:style-name="ce9">
            <text:p>78</text:p>
          </table:table-cell>
          <table:table-cell office:value-type="float" office:value="170" table:style-name="ce9">
            <text:p>170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8" table:style-name="ce9">
            <text:p>78</text:p>
          </table:table-cell>
          <table:table-cell office:value-type="float" office:value="170" table:style-name="ce9">
            <text:p>170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9" table:style-name="ce9">
            <text:p>79</text:p>
          </table:table-cell>
          <table:table-cell office:value-type="float" office:value="172" table:style-name="ce9">
            <text:p>172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79" table:style-name="ce9">
            <text:p>79</text:p>
          </table:table-cell>
          <table:table-cell office:value-type="float" office:value="172" table:style-name="ce9">
            <text:p>172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81" table:style-name="ce9">
            <text:p>81</text:p>
          </table:table-cell>
          <table:table-cell office:value-type="float" office:value="116" table:style-name="ce9">
            <text:p>116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81" table:style-name="ce9">
            <text:p>81</text:p>
          </table:table-cell>
          <table:table-cell office:value-type="float" office:value="116" table:style-name="ce9">
            <text:p>116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2" table:style-name="ce9">
            <text:p>82</text:p>
          </table:table-cell>
          <table:table-cell office:value-type="float" office:value="119" table:style-name="ce9">
            <text:p>119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82" table:style-name="ce9">
            <text:p>82</text:p>
          </table:table-cell>
          <table:table-cell office:value-type="float" office:value="119" table:style-name="ce9">
            <text:p>119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83" table:style-name="ce9">
            <text:p>83</text:p>
          </table:table-cell>
          <table:table-cell office:value-type="float" office:value="122" table:style-name="ce9">
            <text:p>122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3" table:style-name="ce9">
            <text:p>83</text:p>
          </table:table-cell>
          <table:table-cell office:value-type="float" office:value="122" table:style-name="ce9">
            <text:p>122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8" table:style-name="ce9">
            <text:p>88</text:p>
          </table:table-cell>
          <table:table-cell office:value-type="float" office:value="128" table:style-name="ce9">
            <text:p>128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89" table:style-name="ce9">
            <text:p>89</text:p>
          </table:table-cell>
          <table:table-cell office:value-type="float" office:value="131" table:style-name="ce9">
            <text:p>13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89" table:style-name="ce9">
            <text:p>89</text:p>
          </table:table-cell>
          <table:table-cell office:value-type="float" office:value="131" table:style-name="ce9">
            <text:p>13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89" table:style-name="ce9">
            <text:p>89</text:p>
          </table:table-cell>
          <table:table-cell office:value-type="float" office:value="131" table:style-name="ce9">
            <text:p>13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92" table:style-name="ce9">
            <text:p>92</text:p>
          </table:table-cell>
          <table:table-cell office:value-type="float" office:value="137" table:style-name="ce9">
            <text:p>13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94" table:style-name="ce9">
            <text:p>94</text:p>
          </table:table-cell>
          <table:table-cell office:value-type="float" office:value="319" table:style-name="ce9">
            <text:p>319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float" office:value="145" table:style-name="ce9">
            <text:p>14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91666666666668" table:style-name="ce9">
            <text:p>1.029166667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table:number-columns-repeated="16358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float" office:value="145" table:style-name="ce9">
            <text:p>14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float" office:value="145" table:style-name="ce9">
            <text:p>14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97" table:style-name="ce9">
            <text:p>97</text:p>
          </table:table-cell>
          <table:table-cell office:value-type="float" office:value="147" table:style-name="ce9">
            <text:p>14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1" table:style-name="ce9">
            <text:p>101</text:p>
          </table:table-cell>
          <table:table-cell office:value-type="float" office:value="158" table:style-name="ce9">
            <text:p>158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3" table:style-name="ce9">
            <text:p>103</text:p>
          </table:table-cell>
          <table:table-cell office:value-type="float" office:value="160" table:style-name="ce9">
            <text:p>160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5" table:style-name="ce9">
            <text:p>105</text:p>
          </table:table-cell>
          <table:table-cell office:value-type="float" office:value="164" table:style-name="ce9">
            <text:p>164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1" table:style-name="ce9">
            <text:p>171</text:p>
          </table:table-cell>
          <table:table-cell office:value-type="float" office:value="316" table:style-name="ce9">
            <text:p>316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306" table:style-name="ce9">
            <text:p>306</text:p>
          </table:table-cell>
          <table:table-cell office:value-type="float" office:value="312" table:style-name="ce9">
            <text:p>312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309" table:style-name="ce9">
            <text:p>309</text:p>
          </table:table-cell>
          <table:table-cell office:value-type="float" office:value="318" table:style-name="ce9">
            <text:p>318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13" table:style-name="ce9">
            <text:p>313</text:p>
          </table:table-cell>
          <table:table-cell office:value-type="float" office:value="320" table:style-name="ce9">
            <text:p>320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315" table:style-name="ce9">
            <text:p>315</text:p>
          </table:table-cell>
          <table:table-cell office:value-type="float" office:value="321" table:style-name="ce9">
            <text:p>321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number-rows-repeated="10483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3-07T16:12:38Z</meta:creation-date>
    <dc:date>2022-08-30T08:13:18Z</dc:date>
    <meta:editing-cycles>124</meta:editing-cycles>
  </office:meta>
</office:document-meta>
</file>